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Object 0-0/content.xml"/>
  <manifest:file-entry manifest:media-type="text/xml" manifest:full-path="Object 0-0/styles.xml"/>
  <manifest:file-entry manifest:media-type="text/xml" manifest:full-path="Object 0-0/meta.xml"/>
  <manifest:file-entry manifest:media-type="application/vnd.oasis.opendocument.chart" manifest:full-path="Object 0-0"/>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6770833333333334in"/>
    </style:style>
    <style:style style:name="co3" style:family="table-column">
      <style:table-column-properties fo:break-before="auto" style:column-width="0.8958333333333334in"/>
    </style:style>
    <style:style style:name="co4" style:family="table-column">
      <style:table-column-properties fo:break-before="auto" style:column-width="1.5625in"/>
    </style:style>
    <style:style style:name="co5" style:family="table-column">
      <style:table-column-properties fo:break-before="auto" style:column-width="1.1041666666666667in"/>
    </style:style>
    <style:style style:name="co6" style:family="table-column">
      <style:table-column-properties fo:break-before="auto" style:column-width="0.7708333333333334in"/>
    </style:style>
    <style:style style:name="co7" style:family="table-column">
      <style:table-column-properties fo:break-before="auto" style:column-width="0.8854166666666666in"/>
    </style:style>
    <style:style style:name="co8" style:family="table-column">
      <style:table-column-properties fo:break-before="auto" style:column-width="1.0520833730697632in"/>
    </style:style>
    <style:style style:name="co9" style:family="table-column">
      <style:table-column-properties fo:break-before="auto" style:column-width="0.53125in"/>
    </style:style>
    <style:style style:name="co10" style:family="table-column">
      <style:table-column-properties fo:break-before="auto" style:column-width="0.875in"/>
    </style:style>
    <style:style style:name="co11" style:family="table-column">
      <style:table-column-properties fo:break-before="auto" style:column-width="1.4791666666666667in"/>
    </style:style>
    <style:style style:name="co12" style:family="table-column">
      <style:table-column-properties fo:break-before="auto" style:column-width="2.7604166666666665in"/>
    </style:style>
    <style:style style:name="co13" style:family="table-column">
      <style:table-column-properties fo:break-before="auto" style:column-width="1.0416666666666667in"/>
    </style:style>
    <style:style style:name="co14" style:family="table-column">
      <style:table-column-properties fo:break-before="auto" style:column-width="1.0520833730697632in"/>
    </style:style>
    <style:style style:name="co15" style:family="table-column">
      <style:table-column-properties fo:break-before="auto" style:column-width="0.9791666666666666in"/>
    </style:style>
    <style:style style:name="co16"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ta1" style:family="table" style:master-page-name="PageStyle_5f_Testing Chart">
      <style:table-properties table:display="true" style:writing-mode="lr-tb"/>
    </style:style>
    <style:style style:name="ta2" style:family="table" style:master-page-name="PageStyle_5f_Template">
      <style:table-properties table:display="true" style:writing-mode="lr-tb"/>
    </style:style>
    <style:style style:name="ta3" style:family="table" style:master-page-name="PageStyle_5f_20151105">
      <style:table-properties table:display="true" style:writing-mode="lr-tb"/>
    </style:style>
    <style:style style:name="ta4" style:family="table" style:master-page-name="PageStyle_5f_20151104">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top"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fo:background-color="#FFFFFF"/>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bottom" fo:background-color="#FFFF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fo:background-color="#579D1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bottom" fo:background-color="#FF00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fo:background-color="#FFFF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vertical-align="bottom" fo:background-color="#EFEFE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data-style-name="N14">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FF" style:text-underline-style="none"/>
    </style:style>
    <style:style style:name="ce39"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fo:wrap-option="wrap" style:vertical-align="top" fo:background-color="#CCCC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41"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wrap-option="wrap" style:vertical-align="top" fo:background-color="#CCFF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fo:border-left="1.0pt solid #000000" fo:border-right="1.0pt solid #000000" fo:border-top="1.0pt solid #000000" fo:border-bottom="1.0pt solid #000000" fo:wrap-option="wrap" style:vertical-align="top" fo:background-color="#CCCC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45" style:family="table-cell" style:parent-style-name="Default">
      <style:table-cell-properties fo:wrap-option="wrap"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able-cell-properties fo:border-left="1.0pt solid #000000" fo:border-top="1.0pt solid #000000" fo:border-bottom="1.0pt solid #000000" fo:wrap-option="wrap" style:vertical-align="top" fo:background-color="#FFFF99"/>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9"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table-cell-properties fo:border-lef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left="1.0pt solid #000000" fo:border-top="1.0pt solid #000000" fo:border-bottom="1.0pt solid #000000" fo:wrap-option="wrap" style:vertical-align="top" fo:background-color="#CCCC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55" style:family="table-cell" style:parent-style-name="Default">
      <style:table-cell-properties fo:wrap-option="wrap" style:vertical-align="top"/>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FF" style:text-underline-style="none"/>
    </style:style>
    <style:style style:name="ce5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fo:wrap-option="wrap" style:vertical-align="top" fo:background-color="#CCCC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58" style:family="table-cell" style:parent-style-name="Default">
      <style:table-cell-properties fo:border-left="1.0pt solid #000000" fo:border-top="1.0pt solid #000000" fo:wrap-option="wrap"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fo:border-top="1.0pt solid #000000" style:vertical-align="top"/>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fo:border-right="1.0pt solid #000000" fo:border-top="1.0pt solid #00000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2" style:family="table-cell" style:parent-style-name="Default">
      <style:table-cell-properties fo:border-lef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3" style:family="table-cell" style:parent-style-name="Default">
      <style:table-cell-properties fo:wrap-option="wrap" style:vertical-align="top" fo:background-color="#579D1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4" style:family="table-cell" style:parent-style-name="Default">
      <style:table-cell-properties fo:border-right="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6" style:family="table-cell" style:parent-style-name="Default">
      <style:table-cell-properties fo:border-left="1.0pt solid #000000"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7" style:family="table-cell" style:parent-style-name="Default">
      <style:table-cell-properties fo:wrap-option="wrap" style:vertical-align="top"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table-cell-properties fo:border-left="1.0pt solid #000000" fo:border-right="1.0pt solid #000000" fo:border-top="1.0pt solid #000000" fo:border-bottom="1.0pt solid #000000" fo:wrap-option="wrap" style:vertical-align="top" fo:background-color="#CCCC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69" style:family="table-cell" style:parent-style-name="Default">
      <style:table-cell-properties fo:wrap-option="wrap" style:vertical-align="top" fo:background-color="#FF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0" style:family="table-cell" style:parent-style-name="Default">
      <style:table-cell-properties fo:border-left="1.0pt solid #000000" fo:border-right="1.0pt solid #000000" fo:border-top="1.0pt solid #000000" fo:border-bottom="1.0pt solid #000000" fo:wrap-option="wrap" style:vertical-align="top" fo:background-color="#FFFF99"/>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1" style:family="table-cell" style:parent-style-name="Default">
      <style:table-cell-properties fo:border-left="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2" style:family="table-cell" style:parent-style-name="Default">
      <style:table-cell-properties fo:border-bottom="1.0pt solid #000000" fo:wrap-option="wrap" style:vertical-align="top" fo:background-color="#EFEFE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3" style:family="table-cell" style:parent-style-name="Default">
      <style:table-cell-properties fo:border-right="1.0pt solid #000000" fo:border-bottom="1.0pt solid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4"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5" style:family="table-cell" style:parent-style-name="Default">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fo:border-left="1.0pt solid #000000" fo:border-right="1.0pt solid #000000" fo:border-top="1.0pt solid #000000" fo:border-bottom="1.0pt solid #000000" fo:wrap-option="wrap" style:vertical-align="top" fo:background-color="#579D1C"/>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7" style:family="table-cell" style:parent-style-name="Default">
      <style:table-cell-properties fo:border-left="1.0pt solid #000000" fo:border-right="1.0pt solid #000000" fo:border-top="1.0pt solid #000000" fo:border-bottom="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8"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79" style:family="table-cell" style:parent-style-name="Default">
      <style:table-cell-properties fo:border-left="1.0pt solid #000000" fo:border-right="1.0pt solid #000000" fo:border-top="1.0pt solid #000000" fo:border-bottom="1.0pt solid #000000" fo:wrap-option="wrap" style:vertical-align="top" fo:background-color="#FF0000"/>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0" style:family="table-cell" style:parent-style-name="Default">
      <style:table-cell-properties fo:border-left="1.0pt solid #000000" fo:border-right="1.0pt solid #000000" fo:border-top="1.0pt solid #000000" fo:border-bottom="1.0pt solid #000000" style:vertical-align="top" fo:background-color="#FFFF99"/>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1" style:family="table-cell" style:parent-style-name="Default">
      <style:table-cell-properties fo:border-left="1.0pt solid #000000" fo:border-top="1.0pt solid #000000" fo:border-bottom="1.0pt solid #000000" style:vertical-align="top" fo:background-color="#FFFF99"/>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3"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5" style:family="table-cell" style:parent-style-name="Default">
      <style:table-cell-properties fo:wrap-option="wrap" style:vertical-align="top" fo:background-color="#579D1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6" style:family="table-cell" style:parent-style-name="Default">
      <style:table-cell-properties fo:border-left="1.0pt solid #000000" fo:border-right="1.0pt solid #000000" fo:border-top="1.0pt solid #000000" fo:border-bottom="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7" style:family="table-cell" style:parent-style-name="Default">
      <style:table-cell-properties fo:wrap-option="wrap" style:vertical-align="top"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8" style:family="table-cell" style:parent-style-name="Default">
      <style:table-cell-properties fo:border-lef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89" style:family="table-cell" style:parent-style-name="Default">
      <style:table-cell-properties fo:border-left="1.0pt solid #000000" fo:border-right="1.0pt solid #000000" fo:border-top="1.0pt solid #000000" fo:border-bottom="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0" style:family="table-cell" style:parent-style-name="Default">
      <style:table-cell-properties fo:border-left="1.0pt solid #000000" fo:border-right="1.0pt solid #000000" fo:border-top="1.0pt solid #000000" fo:border-bottom="1.0pt solid #000000" fo:wrap-option="wrap" style:vertical-align="top" fo:background-color="#579D1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1" style:family="table-cell" style:parent-style-name="Default">
      <style:table-cell-properties fo:border-left="1.0pt solid #000000" fo:border-top="1.0pt solid #000000" fo:border-bottom="1.0pt solid #000000" fo:wrap-option="wrap" style:vertical-align="top" fo:background-color="#CCCC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92"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93" style:family="table-cell" style:parent-style-name="Default">
      <style:table-cell-properties fo:border-left="1.0pt solid #000000" fo:border-right="1.0pt solid #000000" fo:border-top="1.0pt solid #000000" fo:border-bottom="1.0pt solid #000000" fo:wrap-option="wrap" style:vertical-align="top" fo:background-color="#FFFF99"/>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4pt" style:font-size-asian="14pt" style:font-size-complex="14pt" fo:color="#0000FF"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S1" style:family="graphic">
      <style:graphic-properties fo:wrap-option="wrap" draw:textarea-vertical-align="top" draw:textarea-horizontal-align="left" draw:stroke="solid" svg:stroke-width="0.0208in" svg:stroke-color="#000000" svg:stroke-opacity="100%"/>
      <style:paragraph-properties fo:text-align="start" fo:margin-left="0cm"/>
    </style:style>
  </office:automatic-styles>
  <office:body>
    <office:spreadsheet>
      <table:table table:name="Testing Chart" table:style-name="ta1" table:print="false">
        <office:forms form:automatic-focus="false" form:apply-design-mode="false"/>
        <table:table-column table:style-name="co2" table:default-cell-style-name="ce15"/>
        <table:table-column table:style-name="co3" table:default-cell-style-name="ce15"/>
        <table:table-column table:style-name="co2"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1" table:default-cell-style-name="ce15" table:number-columns-repeated="249"/>
        <table:table-row table:style-name="ro2">
          <table:table-cell table:style-name="ce21">
            <draw:frame table:end-cell-address="Testing Chart.I18" svg:x="0.26cm" svg:y="0.16cm" svg:width="20.08cm" svg:height="9.82cm" draw:z-index="0" draw:name="Chart 1" draw:style-name="gr1">
              <draw:object draw:notify-on-update-of-ranges="'Testing Chart'.B21:'Testing Chart'.B73 'Testing Chart'.C21:'Testing Chart'.C73 'Testing Chart'.D21:'Testing Chart'.D73 'Testing Chart'.E21:'Testing Chart'.E73 " xlink:href="./Object 0-0" xlink:type="simple" xlink:show="embed" xlink:actuate="onLoad"/>
              <draw:image xlink:href="./ObjectReplacements/Object 0-0" xlink:show="embed" xlink:actuate="onLoad"/>
            </draw:frame>
          </table:table-cell>
        </table:table-row>
        <table:table-row table:number-rows-repeated="4" table:style-name="ro1"/>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3"/>
          <table:table-cell table:style-name="ce24"/>
          <table:table-cell table:style-name="ce25"/>
        </table:table-row>
        <table:table-row table:style-name="ro2">
          <table:table-cell table:style-name="ce26"/>
          <table:table-cell table:style-name="ce27"/>
          <table:table-cell table:style-name="ce28"/>
        </table:table-row>
        <table:table-row table:number-rows-repeated="5" table:style-name="ro1"/>
        <table:table-row table:style-name="ro2">
          <table:table-cell table:style-name="ce29" office:value-type="string">
            <text:p>Date</text:p>
          </table:table-cell>
          <table:table-cell table:style-name="ce30" office:value-type="string">
            <text:p>Pass</text:p>
          </table:table-cell>
          <table:table-cell table:style-name="ce31" office:value-type="string">
            <text:p>Fail</text:p>
          </table:table-cell>
          <table:table-cell table:style-name="ce32" office:value-type="string">
            <text:p>Wrong Reason</text:p>
          </table:table-cell>
          <table:table-cell table:style-name="ce33" office:value-type="string">
            <text:p>Unknown</text:p>
          </table:table-cell>
          <table:table-cell table:style-name="ce29" office:value-type="string">
            <text:p>Total</text:p>
          </table:table-cell>
          <table:table-cell table:style-name="ce29" office:value-type="string">
            <text:p>Pass / Total</text:p>
          </table:table-cell>
          <table:table-cell table:style-name="ce21"/>
          <table:table-cell table:style-name="ce34" office:value-type="string">
            <text:p/>
          </table:table-cell>
          <table:table-cell table:number-columns-repeated="17" table:style-name="ce21"/>
        </table:table-row>
        <table:table-row table:style-name="ro2">
          <table:table-cell table:style-name="ce35" office:value-type="date" office:date-value="2015-11-05T00:00:00">
            <text:p>11/5/2015</text:p>
          </table:table-cell>
          <table:table-cell table:style-name="ce36" office:value-type="float" office:value="385">
            <text:p>385</text:p>
          </table:table-cell>
          <table:table-cell table:style-name="ce36" office:value-type="float" office:value="2">
            <text:p>2</text:p>
          </table:table-cell>
          <table:table-cell table:style-name="ce36" office:value-type="float" office:value="0">
            <text:p>0</text:p>
          </table:table-cell>
          <table:table-cell table:style-name="ce36" office:value-type="float" office:value="0">
            <text:p>0</text:p>
          </table:table-cell>
          <table:table-cell table:style-name="ce36" table:formula="of:=SUM([.B21:.E21])" office:value-type="string">
            <text:p>387</text:p>
          </table:table-cell>
          <table:table-cell table:style-name="ce37" table:formula="of:=[.B21]/[.F21]" office:value-type="string">
            <text:p>99%</text:p>
          </table:table-cell>
        </table:table-row>
        <table:table-row table:style-name="ro2">
          <table:table-cell table:style-name="ce35" office:value-type="date" office:date-value="2015-11-04T00:00:00">
            <text:p>11/4/2015</text:p>
          </table:table-cell>
          <table:table-cell table:style-name="ce36" office:value-type="float" office:value="384">
            <text:p>384</text:p>
          </table:table-cell>
          <table:table-cell table:style-name="ce36" office:value-type="float" office:value="3">
            <text:p>3</text:p>
          </table:table-cell>
          <table:table-cell table:style-name="ce36" office:value-type="float" office:value="0">
            <text:p>0</text:p>
          </table:table-cell>
          <table:table-cell table:style-name="ce36" office:value-type="float" office:value="0">
            <text:p>0</text:p>
          </table:table-cell>
          <table:table-cell table:style-name="ce36" table:formula="of:=SUM([.B22:.E22])" office:value-type="string">
            <text:p>387</text:p>
          </table:table-cell>
          <table:table-cell table:style-name="ce37" table:formula="of:=[.B22]/[.F22]" office:value-type="string">
            <text:p>99%</text:p>
          </table:table-cell>
        </table:table-row>
        <table:table-row table:style-name="ro2">
          <table:table-cell table:style-name="ce35" office:value-type="date" office:date-value="2015-10-28T00:00:00">
            <text:p>10/28/2015</text:p>
          </table:table-cell>
          <table:table-cell table:style-name="ce36" office:value-type="float" office:value="384">
            <text:p>384</text:p>
          </table:table-cell>
          <table:table-cell table:style-name="ce36" office:value-type="float" office:value="3">
            <text:p>3</text:p>
          </table:table-cell>
          <table:table-cell table:style-name="ce36" office:value-type="float" office:value="0">
            <text:p>0</text:p>
          </table:table-cell>
          <table:table-cell table:style-name="ce36" office:value-type="float" office:value="0">
            <text:p>0</text:p>
          </table:table-cell>
          <table:table-cell table:style-name="ce36" table:formula="of:=SUM([.B23:.E23])" office:value-type="string">
            <text:p>387</text:p>
          </table:table-cell>
          <table:table-cell table:style-name="ce37" table:formula="of:=[.B23]/[.F23]" office:value-type="string">
            <text:p>99%</text:p>
          </table:table-cell>
        </table:table-row>
        <table:table-row table:style-name="ro2">
          <table:table-cell table:style-name="ce35" office:value-type="date" office:date-value="2015-09-29T00:00:00">
            <text:p>9/29/2015</text:p>
          </table:table-cell>
          <table:table-cell table:style-name="ce36" office:value-type="float" office:value="372">
            <text:p>372</text:p>
          </table:table-cell>
          <table:table-cell table:style-name="ce36" office:value-type="float" office:value="3">
            <text:p>3</text:p>
          </table:table-cell>
          <table:table-cell table:style-name="ce36" office:value-type="float" office:value="1">
            <text:p>1</text:p>
          </table:table-cell>
          <table:table-cell table:style-name="ce36" office:value-type="float" office:value="0">
            <text:p>0</text:p>
          </table:table-cell>
          <table:table-cell table:style-name="ce36" table:formula="of:=SUM([.B24:.E24])" office:value-type="string">
            <text:p>376</text:p>
          </table:table-cell>
          <table:table-cell table:style-name="ce37" table:formula="of:=[.B24]/[.F24]" office:value-type="string">
            <text:p>99%</text:p>
          </table:table-cell>
        </table:table-row>
        <table:table-row table:style-name="ro2">
          <table:table-cell table:style-name="ce35" office:value-type="date" office:date-value="2015-09-28T00:00:00">
            <text:p>9/28/2015</text:p>
          </table:table-cell>
          <table:table-cell table:style-name="ce36" office:value-type="float" office:value="374">
            <text:p>374</text:p>
          </table:table-cell>
          <table:table-cell table:style-name="ce36" office:value-type="float" office:value="3">
            <text:p>3</text:p>
          </table:table-cell>
          <table:table-cell table:style-name="ce36" office:value-type="float" office:value="1">
            <text:p>1</text:p>
          </table:table-cell>
          <table:table-cell table:style-name="ce36" office:value-type="float" office:value="0">
            <text:p>0</text:p>
          </table:table-cell>
          <table:table-cell table:style-name="ce36" table:formula="of:=SUM([.B25:.E25])" office:value-type="string">
            <text:p>378</text:p>
          </table:table-cell>
          <table:table-cell table:style-name="ce37" table:formula="of:=[.B25]/[.F25]" office:value-type="string">
            <text:p>99%</text:p>
          </table:table-cell>
        </table:table-row>
        <table:table-row table:style-name="ro2">
          <table:table-cell table:style-name="ce35" office:value-type="date" office:date-value="2015-09-23T00:00:00">
            <text:p>9/23/2015</text:p>
          </table:table-cell>
          <table:table-cell table:style-name="ce36" office:value-type="float" office:value="376">
            <text:p>376</text:p>
          </table:table-cell>
          <table:table-cell table:style-name="ce36" office:value-type="float" office:value="2">
            <text:p>2</text:p>
          </table:table-cell>
          <table:table-cell table:style-name="ce36" office:value-type="float" office:value="0">
            <text:p>0</text:p>
          </table:table-cell>
          <table:table-cell table:style-name="ce36" office:value-type="float" office:value="0">
            <text:p>0</text:p>
          </table:table-cell>
          <table:table-cell table:style-name="ce36" table:formula="of:=SUM([.B26:.E26])" office:value-type="string">
            <text:p>378</text:p>
          </table:table-cell>
          <table:table-cell table:style-name="ce37" table:formula="of:=[.B26]/[.F26]" office:value-type="string">
            <text:p>99%</text:p>
          </table:table-cell>
        </table:table-row>
        <table:table-row table:style-name="ro2">
          <table:table-cell table:style-name="ce35" office:value-type="date" office:date-value="2015-09-09T00:00:00">
            <text:p>9/9/2015</text:p>
          </table:table-cell>
          <table:table-cell table:style-name="ce36" office:value-type="float" office:value="376">
            <text:p>376</text:p>
          </table:table-cell>
          <table:table-cell table:style-name="ce36" office:value-type="float" office:value="2">
            <text:p>2</text:p>
          </table:table-cell>
          <table:table-cell table:style-name="ce36" office:value-type="float" office:value="0">
            <text:p>0</text:p>
          </table:table-cell>
          <table:table-cell table:style-name="ce36" office:value-type="float" office:value="0">
            <text:p>0</text:p>
          </table:table-cell>
          <table:table-cell table:style-name="ce36" table:formula="of:=SUM([.B27:.E27])" office:value-type="string">
            <text:p>378</text:p>
          </table:table-cell>
          <table:table-cell table:style-name="ce37" table:formula="of:=[.B27]/[.F27]" office:value-type="string">
            <text:p>99%</text:p>
          </table:table-cell>
        </table:table-row>
        <table:table-row table:style-name="ro2">
          <table:table-cell table:style-name="ce35" office:value-type="date" office:date-value="2015-09-08T00:00:00">
            <text:p>9/8/2015</text:p>
          </table:table-cell>
          <table:table-cell table:style-name="ce36" office:value-type="float" office:value="298">
            <text:p>298</text:p>
          </table:table-cell>
          <table:table-cell table:style-name="ce36" office:value-type="float" office:value="2">
            <text:p>2</text:p>
          </table:table-cell>
          <table:table-cell table:style-name="ce36" office:value-type="float" office:value="0">
            <text:p>0</text:p>
          </table:table-cell>
          <table:table-cell table:style-name="ce36" office:value-type="float" office:value="0">
            <text:p>0</text:p>
          </table:table-cell>
          <table:table-cell table:style-name="ce36" table:formula="of:=SUM([.B28:.E28])" office:value-type="string">
            <text:p>300</text:p>
          </table:table-cell>
          <table:table-cell table:style-name="ce37" table:formula="of:=[.B28]/[.F28]" office:value-type="string">
            <text:p>99%</text:p>
          </table:table-cell>
        </table:table-row>
        <table:table-row table:style-name="ro2">
          <table:table-cell table:style-name="ce35" office:value-type="date" office:date-value="2015-09-04T00:00:00">
            <text:p>9/4/2015</text:p>
          </table:table-cell>
          <table:table-cell table:style-name="ce36" office:value-type="float" office:value="291">
            <text:p>291</text:p>
          </table:table-cell>
          <table:table-cell table:style-name="ce36" office:value-type="float" office:value="1">
            <text:p>1</text:p>
          </table:table-cell>
          <table:table-cell table:style-name="ce36" office:value-type="float" office:value="0">
            <text:p>0</text:p>
          </table:table-cell>
          <table:table-cell table:style-name="ce36" office:value-type="float" office:value="0">
            <text:p>0</text:p>
          </table:table-cell>
          <table:table-cell table:style-name="ce36" table:formula="of:=SUM([.B29:.E29])" office:value-type="string">
            <text:p>292</text:p>
          </table:table-cell>
          <table:table-cell table:style-name="ce37" table:formula="of:=[.B29]/[.F29]" office:value-type="string">
            <text:p>100%</text:p>
          </table:table-cell>
        </table:table-row>
        <table:table-row table:style-name="ro2">
          <table:table-cell table:style-name="ce35" office:value-type="date" office:date-value="2015-08-31T00:00:00">
            <text:p>8/31/2015</text:p>
          </table:table-cell>
          <table:table-cell table:style-name="ce36" office:value-type="float" office:value="286">
            <text:p>286</text:p>
          </table:table-cell>
          <table:table-cell table:style-name="ce36" office:value-type="float" office:value="3">
            <text:p>3</text:p>
          </table:table-cell>
          <table:table-cell table:style-name="ce36" office:value-type="float" office:value="2">
            <text:p>2</text:p>
          </table:table-cell>
          <table:table-cell table:style-name="ce36" office:value-type="float" office:value="0">
            <text:p>0</text:p>
          </table:table-cell>
          <table:table-cell table:style-name="ce36" table:formula="of:=SUM([.B30:.E30])" office:value-type="string">
            <text:p>291</text:p>
          </table:table-cell>
          <table:table-cell table:style-name="ce37" table:formula="of:=[.B30]/[.F30]" office:value-type="string">
            <text:p>98%</text:p>
          </table:table-cell>
        </table:table-row>
        <table:table-row table:style-name="ro2">
          <table:table-cell table:style-name="ce35" office:value-type="date" office:date-value="2015-08-28T00:00:00">
            <text:p>8/28/2015</text:p>
          </table:table-cell>
          <table:table-cell table:style-name="ce36" office:value-type="float" office:value="224">
            <text:p>224</text:p>
          </table:table-cell>
          <table:table-cell table:style-name="ce36" office:value-type="float" office:value="3">
            <text:p>3</text:p>
          </table:table-cell>
          <table:table-cell table:style-name="ce36" office:value-type="float" office:value="2">
            <text:p>2</text:p>
          </table:table-cell>
          <table:table-cell table:style-name="ce36" office:value-type="float" office:value="0">
            <text:p>0</text:p>
          </table:table-cell>
          <table:table-cell table:style-name="ce36" table:formula="of:=SUM([.B31:.E31])" office:value-type="string">
            <text:p>229</text:p>
          </table:table-cell>
          <table:table-cell table:style-name="ce37" table:formula="of:=[.B31]/[.F31]" office:value-type="string">
            <text:p>98%</text:p>
          </table:table-cell>
        </table:table-row>
        <table:table-row table:style-name="ro2">
          <table:table-cell table:style-name="ce35" office:value-type="date" office:date-value="2015-08-27T00:00:00">
            <text:p>8/27/2015</text:p>
          </table:table-cell>
          <table:table-cell table:style-name="ce36" office:value-type="float" office:value="222">
            <text:p>222</text:p>
          </table:table-cell>
          <table:table-cell table:style-name="ce36" office:value-type="float" office:value="5">
            <text:p>5</text:p>
          </table:table-cell>
          <table:table-cell table:style-name="ce36" office:value-type="float" office:value="2">
            <text:p>2</text:p>
          </table:table-cell>
          <table:table-cell table:style-name="ce36" office:value-type="float" office:value="0">
            <text:p>0</text:p>
          </table:table-cell>
          <table:table-cell table:style-name="ce36" table:formula="of:=SUM([.B32:.E32])" office:value-type="string">
            <text:p>229</text:p>
          </table:table-cell>
          <table:table-cell table:style-name="ce37" table:formula="of:=[.B32]/[.F32]" office:value-type="string">
            <text:p>97%</text:p>
          </table:table-cell>
        </table:table-row>
        <table:table-row table:style-name="ro2">
          <table:table-cell table:style-name="ce35" office:value-type="date" office:date-value="2015-08-26T00:00:00">
            <text:p>8/26/2015</text:p>
          </table:table-cell>
          <table:table-cell table:style-name="ce36" office:value-type="float" office:value="221">
            <text:p>221</text:p>
          </table:table-cell>
          <table:table-cell table:style-name="ce36" office:value-type="float" office:value="6">
            <text:p>6</text:p>
          </table:table-cell>
          <table:table-cell table:style-name="ce36" office:value-type="float" office:value="2">
            <text:p>2</text:p>
          </table:table-cell>
          <table:table-cell table:style-name="ce36" office:value-type="float" office:value="0">
            <text:p>0</text:p>
          </table:table-cell>
          <table:table-cell table:style-name="ce36" table:formula="of:=SUM([.B33:.E33])" office:value-type="string">
            <text:p>229</text:p>
          </table:table-cell>
          <table:table-cell table:style-name="ce37" table:formula="of:=[.B33]/[.F33]" office:value-type="string">
            <text:p>97%</text:p>
          </table:table-cell>
        </table:table-row>
        <table:table-row table:style-name="ro2">
          <table:table-cell table:style-name="ce35" office:value-type="date" office:date-value="2015-08-25T00:00:00">
            <text:p>8/25/2015</text:p>
          </table:table-cell>
          <table:table-cell table:style-name="ce36" office:value-type="float" office:value="215">
            <text:p>215</text:p>
          </table:table-cell>
          <table:table-cell table:style-name="ce36" office:value-type="float" office:value="9">
            <text:p>9</text:p>
          </table:table-cell>
          <table:table-cell table:style-name="ce36" office:value-type="float" office:value="3">
            <text:p>3</text:p>
          </table:table-cell>
          <table:table-cell table:style-name="ce36" office:value-type="float" office:value="0">
            <text:p>0</text:p>
          </table:table-cell>
          <table:table-cell table:style-name="ce36" table:formula="of:=SUM([.B34:.E34])" office:value-type="string">
            <text:p>227</text:p>
          </table:table-cell>
          <table:table-cell table:style-name="ce37" table:formula="of:=[.B34]/[.F34]" office:value-type="string">
            <text:p>95%</text:p>
          </table:table-cell>
        </table:table-row>
        <table:table-row table:style-name="ro2">
          <table:table-cell table:style-name="ce35" office:value-type="date" office:date-value="2015-08-17T00:00:00">
            <text:p>8/17/2015</text:p>
          </table:table-cell>
          <table:table-cell table:style-name="ce36" office:value-type="float" office:value="215">
            <text:p>215</text:p>
          </table:table-cell>
          <table:table-cell table:style-name="ce36" office:value-type="float" office:value="8">
            <text:p>8</text:p>
          </table:table-cell>
          <table:table-cell table:style-name="ce36" office:value-type="float" office:value="4">
            <text:p>4</text:p>
          </table:table-cell>
          <table:table-cell table:style-name="ce36" office:value-type="float" office:value="0">
            <text:p>0</text:p>
          </table:table-cell>
          <table:table-cell table:style-name="ce36" table:formula="of:=SUM([.B35:.E35])" office:value-type="string">
            <text:p>227</text:p>
          </table:table-cell>
          <table:table-cell table:style-name="ce37" table:formula="of:=[.B35]/[.F35]" office:value-type="string">
            <text:p>95%</text:p>
          </table:table-cell>
        </table:table-row>
        <table:table-row table:style-name="ro2">
          <table:table-cell table:style-name="ce35" office:value-type="date" office:date-value="2015-08-14T00:00:00">
            <text:p>8/14/2015</text:p>
          </table:table-cell>
          <table:table-cell table:style-name="ce36" office:value-type="float" office:value="215">
            <text:p>215</text:p>
          </table:table-cell>
          <table:table-cell table:style-name="ce36" office:value-type="float" office:value="8">
            <text:p>8</text:p>
          </table:table-cell>
          <table:table-cell table:style-name="ce36" office:value-type="float" office:value="4">
            <text:p>4</text:p>
          </table:table-cell>
          <table:table-cell table:style-name="ce36" office:value-type="float" office:value="1">
            <text:p>1</text:p>
          </table:table-cell>
          <table:table-cell table:style-name="ce36" table:formula="of:=SUM([.B36:.E36])" office:value-type="string">
            <text:p>228</text:p>
          </table:table-cell>
          <table:table-cell table:style-name="ce37" table:formula="of:=[.B36]/[.F36]" office:value-type="string">
            <text:p>94%</text:p>
          </table:table-cell>
        </table:table-row>
        <table:table-row table:style-name="ro2">
          <table:table-cell table:style-name="ce35" office:value-type="date" office:date-value="2015-08-12T00:00:00">
            <text:p>8/12/2015</text:p>
          </table:table-cell>
          <table:table-cell table:style-name="ce36" office:value-type="float" office:value="214">
            <text:p>214</text:p>
          </table:table-cell>
          <table:table-cell table:style-name="ce36" office:value-type="float" office:value="9">
            <text:p>9</text:p>
          </table:table-cell>
          <table:table-cell table:style-name="ce36" office:value-type="float" office:value="4">
            <text:p>4</text:p>
          </table:table-cell>
          <table:table-cell table:style-name="ce36" office:value-type="float" office:value="1">
            <text:p>1</text:p>
          </table:table-cell>
          <table:table-cell table:style-name="ce36" table:formula="of:=SUM([.B37:.E37])" office:value-type="string">
            <text:p>228</text:p>
          </table:table-cell>
          <table:table-cell table:style-name="ce37" table:formula="of:=[.B37]/[.F37]" office:value-type="string">
            <text:p>94%</text:p>
          </table:table-cell>
        </table:table-row>
        <table:table-row table:style-name="ro2">
          <table:table-cell table:style-name="ce35" office:value-type="date" office:date-value="2015-08-11T00:00:00">
            <text:p>8/11/2015</text:p>
          </table:table-cell>
          <table:table-cell table:style-name="ce36" office:value-type="float" office:value="219">
            <text:p>219</text:p>
          </table:table-cell>
          <table:table-cell table:style-name="ce36" office:value-type="float" office:value="9">
            <text:p>9</text:p>
          </table:table-cell>
          <table:table-cell table:style-name="ce36" office:value-type="float" office:value="4">
            <text:p>4</text:p>
          </table:table-cell>
          <table:table-cell table:style-name="ce36" office:value-type="float" office:value="1">
            <text:p>1</text:p>
          </table:table-cell>
          <table:table-cell table:style-name="ce36" table:formula="of:=SUM([.B38:.E38])" office:value-type="string">
            <text:p>233</text:p>
          </table:table-cell>
          <table:table-cell table:style-name="ce37" table:formula="of:=[.B38]/[.F38]" office:value-type="string">
            <text:p>94%</text:p>
          </table:table-cell>
        </table:table-row>
        <table:table-row table:style-name="ro2">
          <table:table-cell table:style-name="ce35" office:value-type="date" office:date-value="2015-08-10T00:00:00">
            <text:p>8/10/2015</text:p>
          </table:table-cell>
          <table:table-cell table:style-name="ce36" office:value-type="float" office:value="212">
            <text:p>212</text:p>
          </table:table-cell>
          <table:table-cell table:style-name="ce36" office:value-type="float" office:value="8">
            <text:p>8</text:p>
          </table:table-cell>
          <table:table-cell table:style-name="ce36" office:value-type="float" office:value="4">
            <text:p>4</text:p>
          </table:table-cell>
          <table:table-cell table:style-name="ce36" office:value-type="float" office:value="0">
            <text:p>0</text:p>
          </table:table-cell>
          <table:table-cell table:style-name="ce36" table:formula="of:=SUM([.B39:.E39])" office:value-type="string">
            <text:p>224</text:p>
          </table:table-cell>
          <table:table-cell table:style-name="ce37" table:formula="of:=[.B39]/[.F39]" office:value-type="string">
            <text:p>95%</text:p>
          </table:table-cell>
        </table:table-row>
        <table:table-row table:style-name="ro2">
          <table:table-cell table:style-name="ce35" office:value-type="date" office:date-value="2015-08-07T00:00:00">
            <text:p>8/7/2015</text:p>
          </table:table-cell>
          <table:table-cell table:style-name="ce36" office:value-type="float" office:value="205">
            <text:p>205</text:p>
          </table:table-cell>
          <table:table-cell table:style-name="ce36" office:value-type="float" office:value="8">
            <text:p>8</text:p>
          </table:table-cell>
          <table:table-cell table:style-name="ce36" office:value-type="float" office:value="2">
            <text:p>2</text:p>
          </table:table-cell>
          <table:table-cell table:style-name="ce36" office:value-type="float" office:value="0">
            <text:p>0</text:p>
          </table:table-cell>
          <table:table-cell table:style-name="ce36" table:formula="of:=SUM([.B40:.E40])" office:value-type="string">
            <text:p>215</text:p>
          </table:table-cell>
          <table:table-cell table:style-name="ce37" table:formula="of:=[.B40]/[.F40]" office:value-type="string">
            <text:p>95%</text:p>
          </table:table-cell>
        </table:table-row>
        <table:table-row table:style-name="ro2">
          <table:table-cell table:style-name="ce35" office:value-type="date" office:date-value="2015-08-06T00:00:00">
            <text:p>8/6/2015</text:p>
          </table:table-cell>
          <table:table-cell table:style-name="ce36" office:value-type="float" office:value="205">
            <text:p>205</text:p>
          </table:table-cell>
          <table:table-cell table:style-name="ce36" office:value-type="float" office:value="8">
            <text:p>8</text:p>
          </table:table-cell>
          <table:table-cell table:style-name="ce36" office:value-type="float" office:value="2">
            <text:p>2</text:p>
          </table:table-cell>
          <table:table-cell table:style-name="ce36" office:value-type="float" office:value="0">
            <text:p>0</text:p>
          </table:table-cell>
          <table:table-cell table:style-name="ce36" table:formula="of:=SUM([.B41:.E41])" office:value-type="string">
            <text:p>215</text:p>
          </table:table-cell>
          <table:table-cell table:style-name="ce37" table:formula="of:=[.B41]/[.F41]" office:value-type="string">
            <text:p>95%</text:p>
          </table:table-cell>
        </table:table-row>
        <table:table-row table:style-name="ro2">
          <table:table-cell table:style-name="ce35" office:value-type="date" office:date-value="2015-08-05T00:00:00">
            <text:p>8/5/2015</text:p>
          </table:table-cell>
          <table:table-cell table:style-name="ce36" office:value-type="float" office:value="204">
            <text:p>204</text:p>
          </table:table-cell>
          <table:table-cell table:style-name="ce36" office:value-type="float" office:value="9">
            <text:p>9</text:p>
          </table:table-cell>
          <table:table-cell table:style-name="ce36" office:value-type="float" office:value="2">
            <text:p>2</text:p>
          </table:table-cell>
          <table:table-cell table:style-name="ce36" office:value-type="float" office:value="0">
            <text:p>0</text:p>
          </table:table-cell>
          <table:table-cell table:style-name="ce36" table:formula="of:=SUM([.B42:.E42])" office:value-type="string">
            <text:p>215</text:p>
          </table:table-cell>
          <table:table-cell table:style-name="ce37" table:formula="of:=[.B42]/[.F42]" office:value-type="string">
            <text:p>95%</text:p>
          </table:table-cell>
        </table:table-row>
        <table:table-row table:style-name="ro2">
          <table:table-cell table:style-name="ce35" office:value-type="date" office:date-value="2015-08-04T00:00:00">
            <text:p>8/4/2015</text:p>
          </table:table-cell>
          <table:table-cell table:style-name="ce36" office:value-type="float" office:value="203">
            <text:p>203</text:p>
          </table:table-cell>
          <table:table-cell table:style-name="ce36" office:value-type="float" office:value="10">
            <text:p>10</text:p>
          </table:table-cell>
          <table:table-cell table:style-name="ce36" office:value-type="float" office:value="2">
            <text:p>2</text:p>
          </table:table-cell>
          <table:table-cell table:style-name="ce36" office:value-type="float" office:value="0">
            <text:p>0</text:p>
          </table:table-cell>
          <table:table-cell table:style-name="ce36" table:formula="of:=SUM([.B43:.E43])" office:value-type="string">
            <text:p>215</text:p>
          </table:table-cell>
          <table:table-cell table:style-name="ce37" table:formula="of:=[.B43]/[.F43]" office:value-type="string">
            <text:p>94%</text:p>
          </table:table-cell>
        </table:table-row>
        <table:table-row table:style-name="ro2">
          <table:table-cell table:style-name="ce35" office:value-type="date" office:date-value="2015-08-03T00:00:00">
            <text:p>8/3/2015</text:p>
          </table:table-cell>
          <table:table-cell table:style-name="ce36" office:value-type="float" office:value="192">
            <text:p>192</text:p>
          </table:table-cell>
          <table:table-cell table:style-name="ce36" office:value-type="float" office:value="7">
            <text:p>7</text:p>
          </table:table-cell>
          <table:table-cell table:style-name="ce36" office:value-type="float" office:value="2">
            <text:p>2</text:p>
          </table:table-cell>
          <table:table-cell table:style-name="ce36" office:value-type="float" office:value="0">
            <text:p>0</text:p>
          </table:table-cell>
          <table:table-cell table:style-name="ce36" table:formula="of:=SUM([.B44:.E44])" office:value-type="string">
            <text:p>201</text:p>
          </table:table-cell>
          <table:table-cell table:style-name="ce37" table:formula="of:=[.B44]/[.F44]" office:value-type="string">
            <text:p>96%</text:p>
          </table:table-cell>
        </table:table-row>
        <table:table-row table:style-name="ro2">
          <table:table-cell table:style-name="ce35" office:value-type="date" office:date-value="2015-07-31T00:00:00">
            <text:p>7/31/2015</text:p>
          </table:table-cell>
          <table:table-cell table:style-name="ce36" office:value-type="float" office:value="187">
            <text:p>187</text:p>
          </table:table-cell>
          <table:table-cell table:style-name="ce36" office:value-type="float" office:value="8">
            <text:p>8</text:p>
          </table:table-cell>
          <table:table-cell table:style-name="ce36" office:value-type="float" office:value="2">
            <text:p>2</text:p>
          </table:table-cell>
          <table:table-cell table:style-name="ce36" office:value-type="float" office:value="0">
            <text:p>0</text:p>
          </table:table-cell>
          <table:table-cell table:style-name="ce36" table:formula="of:=SUM([.B45:.E45])" office:value-type="string">
            <text:p>197</text:p>
          </table:table-cell>
          <table:table-cell table:style-name="ce37" table:formula="of:=[.B45]/[.F45]" office:value-type="string">
            <text:p>95%</text:p>
          </table:table-cell>
        </table:table-row>
        <table:table-row table:style-name="ro2">
          <table:table-cell table:style-name="ce35" office:value-type="date" office:date-value="2015-07-30T00:00:00">
            <text:p>7/30/2015</text:p>
          </table:table-cell>
          <table:table-cell table:style-name="ce36" office:value-type="float" office:value="187">
            <text:p>187</text:p>
          </table:table-cell>
          <table:table-cell table:style-name="ce36" office:value-type="float" office:value="8">
            <text:p>8</text:p>
          </table:table-cell>
          <table:table-cell table:style-name="ce36" office:value-type="float" office:value="2">
            <text:p>2</text:p>
          </table:table-cell>
          <table:table-cell table:style-name="ce36" office:value-type="float" office:value="0">
            <text:p>0</text:p>
          </table:table-cell>
          <table:table-cell table:style-name="ce36" table:formula="of:=SUM([.B46:.E46])" office:value-type="string">
            <text:p>197</text:p>
          </table:table-cell>
          <table:table-cell table:style-name="ce37" table:formula="of:=[.B46]/[.F46]" office:value-type="string">
            <text:p>95%</text:p>
          </table:table-cell>
        </table:table-row>
        <table:table-row table:style-name="ro2">
          <table:table-cell table:style-name="ce35" office:value-type="date" office:date-value="2015-07-29T00:00:00">
            <text:p>7/29/2015</text:p>
          </table:table-cell>
          <table:table-cell table:style-name="ce36" office:value-type="float" office:value="179">
            <text:p>179</text:p>
          </table:table-cell>
          <table:table-cell table:style-name="ce36" office:value-type="float" office:value="8">
            <text:p>8</text:p>
          </table:table-cell>
          <table:table-cell table:style-name="ce36" office:value-type="float" office:value="2">
            <text:p>2</text:p>
          </table:table-cell>
          <table:table-cell table:style-name="ce36" office:value-type="float" office:value="0">
            <text:p>0</text:p>
          </table:table-cell>
          <table:table-cell table:style-name="ce36" table:formula="of:=SUM([.B47:.E47])" office:value-type="string">
            <text:p>189</text:p>
          </table:table-cell>
          <table:table-cell table:style-name="ce37" table:formula="of:=[.B47]/[.F47]" office:value-type="string">
            <text:p>95%</text:p>
          </table:table-cell>
        </table:table-row>
        <table:table-row table:style-name="ro2">
          <table:table-cell table:style-name="ce35" office:value-type="date" office:date-value="2015-07-28T00:00:00">
            <text:p>7/28/2015</text:p>
          </table:table-cell>
          <table:table-cell table:style-name="ce36" office:value-type="float" office:value="180">
            <text:p>180</text:p>
          </table:table-cell>
          <table:table-cell table:style-name="ce36" office:value-type="float" office:value="3">
            <text:p>3</text:p>
          </table:table-cell>
          <table:table-cell table:style-name="ce36" office:value-type="float" office:value="2">
            <text:p>2</text:p>
          </table:table-cell>
          <table:table-cell table:style-name="ce36" office:value-type="float" office:value="0">
            <text:p>0</text:p>
          </table:table-cell>
          <table:table-cell table:style-name="ce36" table:formula="of:=SUM([.B48:.E48])" office:value-type="string">
            <text:p>185</text:p>
          </table:table-cell>
          <table:table-cell table:style-name="ce37" table:formula="of:=[.B48]/[.F48]" office:value-type="string">
            <text:p>97%</text:p>
          </table:table-cell>
        </table:table-row>
        <table:table-row table:style-name="ro2">
          <table:table-cell table:style-name="ce35" office:value-type="date" office:date-value="2015-07-27T00:00:00">
            <text:p>7/27/2015</text:p>
          </table:table-cell>
          <table:table-cell table:style-name="ce36" office:value-type="float" office:value="181">
            <text:p>181</text:p>
          </table:table-cell>
          <table:table-cell table:style-name="ce36" office:value-type="float" office:value="2">
            <text:p>2</text:p>
          </table:table-cell>
          <table:table-cell table:style-name="ce36" office:value-type="float" office:value="2">
            <text:p>2</text:p>
          </table:table-cell>
          <table:table-cell table:style-name="ce36" office:value-type="float" office:value="0">
            <text:p>0</text:p>
          </table:table-cell>
          <table:table-cell table:style-name="ce36" table:formula="of:=SUM([.B49:.E49])" office:value-type="string">
            <text:p>185</text:p>
          </table:table-cell>
          <table:table-cell table:style-name="ce37" table:formula="of:=[.B49]/[.F49]" office:value-type="string">
            <text:p>98%</text:p>
          </table:table-cell>
        </table:table-row>
        <table:table-row table:style-name="ro2">
          <table:table-cell table:style-name="ce35" office:value-type="date" office:date-value="2015-07-24T00:00:00">
            <text:p>7/24/2015</text:p>
          </table:table-cell>
          <table:table-cell table:style-name="ce36" office:value-type="float" office:value="186">
            <text:p>186</text:p>
          </table:table-cell>
          <table:table-cell table:style-name="ce36" office:value-type="float" office:value="2">
            <text:p>2</text:p>
          </table:table-cell>
          <table:table-cell table:style-name="ce36" office:value-type="float" office:value="2">
            <text:p>2</text:p>
          </table:table-cell>
          <table:table-cell table:style-name="ce36" office:value-type="float" office:value="0">
            <text:p>0</text:p>
          </table:table-cell>
          <table:table-cell table:style-name="ce36" table:formula="of:=SUM([.B50:.E50])" office:value-type="string">
            <text:p>190</text:p>
          </table:table-cell>
          <table:table-cell table:style-name="ce37" table:formula="of:=[.B50]/[.F50]" office:value-type="string">
            <text:p>98%</text:p>
          </table:table-cell>
        </table:table-row>
        <table:table-row table:style-name="ro2">
          <table:table-cell table:style-name="ce35" office:value-type="date" office:date-value="2015-07-23T00:00:00">
            <text:p>7/23/2015</text:p>
          </table:table-cell>
          <table:table-cell table:style-name="ce36" office:value-type="float" office:value="174">
            <text:p>174</text:p>
          </table:table-cell>
          <table:table-cell table:style-name="ce36" office:value-type="float" office:value="2">
            <text:p>2</text:p>
          </table:table-cell>
          <table:table-cell table:style-name="ce36" office:value-type="float" office:value="2">
            <text:p>2</text:p>
          </table:table-cell>
          <table:table-cell table:style-name="ce36" office:value-type="float" office:value="0">
            <text:p>0</text:p>
          </table:table-cell>
          <table:table-cell table:style-name="ce36" table:formula="of:=SUM([.B51:.E51])" office:value-type="string">
            <text:p>178</text:p>
          </table:table-cell>
          <table:table-cell table:style-name="ce37" table:formula="of:=[.B51]/[.F51]" office:value-type="string">
            <text:p>98%</text:p>
          </table:table-cell>
        </table:table-row>
        <table:table-row table:style-name="ro2">
          <table:table-cell table:style-name="ce35" office:value-type="date" office:date-value="2015-07-22T00:00:00">
            <text:p>7/22/2015</text:p>
          </table:table-cell>
          <table:table-cell table:style-name="ce36" office:value-type="float" office:value="170">
            <text:p>170</text:p>
          </table:table-cell>
          <table:table-cell table:style-name="ce36" office:value-type="float" office:value="7">
            <text:p>7</text:p>
          </table:table-cell>
          <table:table-cell table:style-name="ce36" office:value-type="float" office:value="2">
            <text:p>2</text:p>
          </table:table-cell>
          <table:table-cell table:style-name="ce36" office:value-type="float" office:value="0">
            <text:p>0</text:p>
          </table:table-cell>
          <table:table-cell table:style-name="ce36" table:formula="of:=SUM([.B52:.E52])" office:value-type="string">
            <text:p>179</text:p>
          </table:table-cell>
          <table:table-cell table:style-name="ce37" table:formula="of:=[.B52]/[.F52]" office:value-type="string">
            <text:p>95%</text:p>
          </table:table-cell>
        </table:table-row>
        <table:table-row table:style-name="ro2">
          <table:table-cell table:style-name="ce35" office:value-type="date" office:date-value="2015-07-21T00:00:00">
            <text:p>7/21/2015</text:p>
          </table:table-cell>
          <table:table-cell table:style-name="ce36" office:value-type="float" office:value="171">
            <text:p>171</text:p>
          </table:table-cell>
          <table:table-cell table:style-name="ce36" office:value-type="float" office:value="3">
            <text:p>3</text:p>
          </table:table-cell>
          <table:table-cell table:style-name="ce36" office:value-type="float" office:value="2">
            <text:p>2</text:p>
          </table:table-cell>
          <table:table-cell table:style-name="ce36" office:value-type="float" office:value="0">
            <text:p>0</text:p>
          </table:table-cell>
          <table:table-cell table:style-name="ce36" table:formula="of:=SUM([.B53:.E53])" office:value-type="string">
            <text:p>176</text:p>
          </table:table-cell>
          <table:table-cell table:style-name="ce37" table:formula="of:=[.B53]/[.F53]" office:value-type="string">
            <text:p>97%</text:p>
          </table:table-cell>
        </table:table-row>
        <table:table-row table:style-name="ro2">
          <table:table-cell table:style-name="ce35" office:value-type="date" office:date-value="2015-07-20T00:00:00">
            <text:p>7/20/2015</text:p>
          </table:table-cell>
          <table:table-cell table:style-name="ce36" office:value-type="float" office:value="170">
            <text:p>170</text:p>
          </table:table-cell>
          <table:table-cell table:style-name="ce36" office:value-type="float" office:value="3">
            <text:p>3</text:p>
          </table:table-cell>
          <table:table-cell table:style-name="ce36" office:value-type="float" office:value="2">
            <text:p>2</text:p>
          </table:table-cell>
          <table:table-cell table:style-name="ce36" office:value-type="float" office:value="0">
            <text:p>0</text:p>
          </table:table-cell>
          <table:table-cell table:style-name="ce36" table:formula="of:=SUM([.B54:.E54])" office:value-type="string">
            <text:p>175</text:p>
          </table:table-cell>
          <table:table-cell table:style-name="ce37" table:formula="of:=[.B54]/[.F54]" office:value-type="string">
            <text:p>97%</text:p>
          </table:table-cell>
        </table:table-row>
        <table:table-row table:style-name="ro2">
          <table:table-cell table:style-name="ce35" office:value-type="date" office:date-value="2015-07-16T00:00:00">
            <text:p>7/16/2015</text:p>
          </table:table-cell>
          <table:table-cell table:style-name="ce36" office:value-type="float" office:value="148">
            <text:p>148</text:p>
          </table:table-cell>
          <table:table-cell table:style-name="ce36" office:value-type="float" office:value="3">
            <text:p>3</text:p>
          </table:table-cell>
          <table:table-cell table:style-name="ce36" office:value-type="float" office:value="1">
            <text:p>1</text:p>
          </table:table-cell>
          <table:table-cell table:style-name="ce36" office:value-type="float" office:value="0">
            <text:p>0</text:p>
          </table:table-cell>
          <table:table-cell table:style-name="ce36" table:formula="of:=SUM([.B55:.E55])" office:value-type="string">
            <text:p>152</text:p>
          </table:table-cell>
          <table:table-cell table:style-name="ce37" table:formula="of:=[.B55]/[.F55]" office:value-type="string">
            <text:p>97%</text:p>
          </table:table-cell>
        </table:table-row>
        <table:table-row table:style-name="ro2">
          <table:table-cell table:style-name="ce35" office:value-type="date" office:date-value="2015-07-15T00:00:00">
            <text:p>7/15/2015</text:p>
          </table:table-cell>
          <table:table-cell table:style-name="ce36" office:value-type="float" office:value="143">
            <text:p>143</text:p>
          </table:table-cell>
          <table:table-cell table:style-name="ce36" office:value-type="float" office:value="6">
            <text:p>6</text:p>
          </table:table-cell>
          <table:table-cell table:style-name="ce36" office:value-type="float" office:value="1">
            <text:p>1</text:p>
          </table:table-cell>
          <table:table-cell table:style-name="ce36" office:value-type="float" office:value="3">
            <text:p>3</text:p>
          </table:table-cell>
          <table:table-cell table:style-name="ce36" table:formula="of:=SUM([.B56:.E56])" office:value-type="string">
            <text:p>153</text:p>
          </table:table-cell>
          <table:table-cell table:style-name="ce37" table:formula="of:=[.B56]/[.F56]" office:value-type="string">
            <text:p>93%</text:p>
          </table:table-cell>
        </table:table-row>
        <table:table-row table:style-name="ro2">
          <table:table-cell table:style-name="ce35" office:value-type="date" office:date-value="2015-07-14T00:00:00">
            <text:p>7/14/2015</text:p>
          </table:table-cell>
          <table:table-cell table:style-name="ce36" office:value-type="float" office:value="138">
            <text:p>138</text:p>
          </table:table-cell>
          <table:table-cell table:style-name="ce36" office:value-type="float" office:value="12">
            <text:p>12</text:p>
          </table:table-cell>
          <table:table-cell table:style-name="ce36" office:value-type="float" office:value="1">
            <text:p>1</text:p>
          </table:table-cell>
          <table:table-cell table:style-name="ce36" office:value-type="float" office:value="4">
            <text:p>4</text:p>
          </table:table-cell>
          <table:table-cell table:style-name="ce36" table:formula="of:=SUM([.B57:.E57])" office:value-type="string">
            <text:p>155</text:p>
          </table:table-cell>
          <table:table-cell table:style-name="ce37" table:formula="of:=[.B57]/[.F57]" office:value-type="string">
            <text:p>89%</text:p>
          </table:table-cell>
        </table:table-row>
        <table:table-row table:style-name="ro2">
          <table:table-cell table:style-name="ce35" office:value-type="date" office:date-value="2015-07-13T00:00:00">
            <text:p>7/13/2015</text:p>
          </table:table-cell>
          <table:table-cell table:style-name="ce36" office:value-type="float" office:value="133">
            <text:p>133</text:p>
          </table:table-cell>
          <table:table-cell table:style-name="ce36" office:value-type="float" office:value="13">
            <text:p>13</text:p>
          </table:table-cell>
          <table:table-cell table:style-name="ce36" office:value-type="float" office:value="1">
            <text:p>1</text:p>
          </table:table-cell>
          <table:table-cell table:style-name="ce36" office:value-type="float" office:value="4">
            <text:p>4</text:p>
          </table:table-cell>
          <table:table-cell table:style-name="ce36" table:formula="of:=SUM([.B58:.E58])" office:value-type="string">
            <text:p>151</text:p>
          </table:table-cell>
          <table:table-cell table:style-name="ce37" table:formula="of:=[.B58]/[.F58]" office:value-type="string">
            <text:p>88%</text:p>
          </table:table-cell>
        </table:table-row>
        <table:table-row table:style-name="ro2">
          <table:table-cell table:style-name="ce35" office:value-type="date" office:date-value="2015-07-10T00:00:00">
            <text:p>7/10/2015</text:p>
          </table:table-cell>
          <table:table-cell table:style-name="ce36" office:value-type="float" office:value="121">
            <text:p>121</text:p>
          </table:table-cell>
          <table:table-cell table:style-name="ce36" office:value-type="float" office:value="13">
            <text:p>13</text:p>
          </table:table-cell>
          <table:table-cell table:style-name="ce36" office:value-type="float" office:value="3">
            <text:p>3</text:p>
          </table:table-cell>
          <table:table-cell table:style-name="ce36" office:value-type="float" office:value="4">
            <text:p>4</text:p>
          </table:table-cell>
          <table:table-cell table:style-name="ce36" table:formula="of:=SUM([.B59:.E59])" office:value-type="string">
            <text:p>141</text:p>
          </table:table-cell>
          <table:table-cell table:style-name="ce37" table:formula="of:=[.B59]/[.F59]" office:value-type="string">
            <text:p>86%</text:p>
          </table:table-cell>
        </table:table-row>
        <table:table-row table:style-name="ro2">
          <table:table-cell table:style-name="ce35" office:value-type="date" office:date-value="2015-07-09T00:00:00">
            <text:p>7/9/2015</text:p>
          </table:table-cell>
          <table:table-cell table:style-name="ce36" office:value-type="float" office:value="116">
            <text:p>116</text:p>
          </table:table-cell>
          <table:table-cell table:style-name="ce36" office:value-type="float" office:value="5">
            <text:p>5</text:p>
          </table:table-cell>
          <table:table-cell table:style-name="ce36" office:value-type="float" office:value="2">
            <text:p>2</text:p>
          </table:table-cell>
          <table:table-cell table:style-name="ce36" office:value-type="float" office:value="17">
            <text:p>17</text:p>
          </table:table-cell>
          <table:table-cell table:style-name="ce36" table:formula="of:=SUM([.B60:.E60])" office:value-type="string">
            <text:p>140</text:p>
          </table:table-cell>
          <table:table-cell table:style-name="ce37" table:formula="of:=[.B60]/[.F60]" office:value-type="string">
            <text:p>83%</text:p>
          </table:table-cell>
        </table:table-row>
        <table:table-row table:style-name="ro2">
          <table:table-cell table:style-name="ce35" office:value-type="date" office:date-value="2015-07-08T00:00:00">
            <text:p>7/8/2015</text:p>
          </table:table-cell>
          <table:table-cell table:style-name="ce36" office:value-type="float" office:value="113">
            <text:p>113</text:p>
          </table:table-cell>
          <table:table-cell table:style-name="ce36" office:value-type="float" office:value="7">
            <text:p>7</text:p>
          </table:table-cell>
          <table:table-cell table:style-name="ce36" office:value-type="float" office:value="4">
            <text:p>4</text:p>
          </table:table-cell>
          <table:table-cell table:style-name="ce36" office:value-type="float" office:value="12">
            <text:p>12</text:p>
          </table:table-cell>
          <table:table-cell table:style-name="ce36" table:formula="of:=SUM([.B61:.E61])" office:value-type="string">
            <text:p>136</text:p>
          </table:table-cell>
          <table:table-cell table:style-name="ce37" table:formula="of:=[.B61]/[.F61]" office:value-type="string">
            <text:p>83%</text:p>
          </table:table-cell>
        </table:table-row>
        <table:table-row table:style-name="ro2">
          <table:table-cell table:style-name="ce35" office:value-type="date" office:date-value="2015-07-07T00:00:00">
            <text:p>7/7/2015</text:p>
          </table:table-cell>
          <table:table-cell table:style-name="ce36" office:value-type="float" office:value="92">
            <text:p>92</text:p>
          </table:table-cell>
          <table:table-cell table:style-name="ce36" office:value-type="float" office:value="15">
            <text:p>15</text:p>
          </table:table-cell>
          <table:table-cell table:style-name="ce36" office:value-type="float" office:value="12">
            <text:p>12</text:p>
          </table:table-cell>
          <table:table-cell table:style-name="ce36" office:value-type="float" office:value="13">
            <text:p>13</text:p>
          </table:table-cell>
          <table:table-cell table:style-name="ce36" table:formula="of:=SUM([.B62:.E62])" office:value-type="string">
            <text:p>132</text:p>
          </table:table-cell>
          <table:table-cell table:style-name="ce37" table:formula="of:=[.B62]/[.F62]" office:value-type="string">
            <text:p>70%</text:p>
          </table:table-cell>
        </table:table-row>
        <table:table-row table:style-name="ro2">
          <table:table-cell table:style-name="ce35" office:value-type="date" office:date-value="2015-07-06T00:00:00">
            <text:p>7/6/2015</text:p>
          </table:table-cell>
          <table:table-cell table:style-name="ce36" office:value-type="float" office:value="83">
            <text:p>83</text:p>
          </table:table-cell>
          <table:table-cell table:style-name="ce36" office:value-type="float" office:value="18">
            <text:p>18</text:p>
          </table:table-cell>
          <table:table-cell table:style-name="ce36" office:value-type="float" office:value="2">
            <text:p>2</text:p>
          </table:table-cell>
          <table:table-cell table:style-name="ce36" office:value-type="float" office:value="17">
            <text:p>17</text:p>
          </table:table-cell>
          <table:table-cell table:style-name="ce36" table:formula="of:=SUM([.B63:.E63])" office:value-type="string">
            <text:p>120</text:p>
          </table:table-cell>
          <table:table-cell table:style-name="ce37" table:formula="of:=[.B63]/[.F63]" office:value-type="string">
            <text:p>69%</text:p>
          </table:table-cell>
        </table:table-row>
        <table:table-row table:style-name="ro2">
          <table:table-cell table:style-name="ce35" office:value-type="date" office:date-value="2015-07-02T00:00:00">
            <text:p>7/2/2015</text:p>
          </table:table-cell>
          <table:table-cell table:style-name="ce36" office:value-type="float" office:value="59">
            <text:p>59</text:p>
          </table:table-cell>
          <table:table-cell table:style-name="ce36" office:value-type="float" office:value="16">
            <text:p>16</text:p>
          </table:table-cell>
          <table:table-cell table:style-name="ce36" office:value-type="float" office:value="1">
            <text:p>1</text:p>
          </table:table-cell>
          <table:table-cell table:style-name="ce36" office:value-type="float" office:value="17">
            <text:p>17</text:p>
          </table:table-cell>
          <table:table-cell table:style-name="ce36" table:formula="of:=SUM([.B64:.E64])" office:value-type="string">
            <text:p>93</text:p>
          </table:table-cell>
          <table:table-cell table:style-name="ce37" table:formula="of:=[.B64]/[.F64]" office:value-type="string">
            <text:p>63%</text:p>
          </table:table-cell>
        </table:table-row>
        <table:table-row table:style-name="ro2">
          <table:table-cell table:style-name="ce35" office:value-type="date" office:date-value="2015-07-01T00:00:00">
            <text:p>7/1/2015</text:p>
          </table:table-cell>
          <table:table-cell table:style-name="ce36" office:value-type="float" office:value="57">
            <text:p>57</text:p>
          </table:table-cell>
          <table:table-cell table:style-name="ce36" office:value-type="float" office:value="7">
            <text:p>7</text:p>
          </table:table-cell>
          <table:table-cell table:style-name="ce36" office:value-type="float" office:value="1">
            <text:p>1</text:p>
          </table:table-cell>
          <table:table-cell table:style-name="ce36" office:value-type="float" office:value="18">
            <text:p>18</text:p>
          </table:table-cell>
          <table:table-cell table:style-name="ce36" table:formula="of:=SUM([.B65:.E65])" office:value-type="string">
            <text:p>83</text:p>
          </table:table-cell>
          <table:table-cell table:style-name="ce37" table:formula="of:=[.B65]/[.F65]" office:value-type="string">
            <text:p>69%</text:p>
          </table:table-cell>
        </table:table-row>
        <table:table-row table:style-name="ro2">
          <table:table-cell table:style-name="ce35" office:value-type="date" office:date-value="2015-06-30T00:00:00">
            <text:p>6/30/2015</text:p>
          </table:table-cell>
          <table:table-cell table:style-name="ce36" office:value-type="float" office:value="38">
            <text:p>38</text:p>
          </table:table-cell>
          <table:table-cell table:style-name="ce36" office:value-type="float" office:value="6">
            <text:p>6</text:p>
          </table:table-cell>
          <table:table-cell table:style-name="ce36" office:value-type="float" office:value="0">
            <text:p>0</text:p>
          </table:table-cell>
          <table:table-cell table:style-name="ce36" office:value-type="float" office:value="39">
            <text:p>39</text:p>
          </table:table-cell>
          <table:table-cell table:style-name="ce36" table:formula="of:=SUM([.B66:.E66])" office:value-type="string">
            <text:p>83</text:p>
          </table:table-cell>
          <table:table-cell table:style-name="ce37" table:formula="of:=[.B66]/[.F66]" office:value-type="string">
            <text:p>46%</text:p>
          </table:table-cell>
        </table:table-row>
        <table:table-row table:style-name="ro2">
          <table:table-cell table:style-name="ce35" office:value-type="date" office:date-value="2015-06-29T00:00:00">
            <text:p>6/29/2015</text:p>
          </table:table-cell>
          <table:table-cell table:style-name="ce36" office:value-type="float" office:value="8">
            <text:p>8</text:p>
          </table:table-cell>
          <table:table-cell table:style-name="ce36" office:value-type="float" office:value="15">
            <text:p>15</text:p>
          </table:table-cell>
          <table:table-cell table:style-name="ce36" office:value-type="float" office:value="0">
            <text:p>0</text:p>
          </table:table-cell>
          <table:table-cell table:style-name="ce36" office:value-type="float" office:value="32">
            <text:p>32</text:p>
          </table:table-cell>
          <table:table-cell table:style-name="ce36" table:formula="of:=SUM([.B67:.E67])" office:value-type="string">
            <text:p>55</text:p>
          </table:table-cell>
          <table:table-cell table:style-name="ce37" table:formula="of:=[.B67]/[.F67]" office:value-type="string">
            <text:p>15%</text:p>
          </table:table-cell>
        </table:table-row>
        <table:table-row table:style-name="ro2">
          <table:table-cell table:style-name="ce35" office:value-type="date" office:date-value="2015-06-26T00:00:00">
            <text:p>6/26/2015</text:p>
          </table:table-cell>
          <table:table-cell table:style-name="ce36" office:value-type="float" office:value="9">
            <text:p>9</text:p>
          </table:table-cell>
          <table:table-cell table:style-name="ce36" office:value-type="float" office:value="12">
            <text:p>12</text:p>
          </table:table-cell>
          <table:table-cell table:style-name="ce36" office:value-type="float" office:value="3">
            <text:p>3</text:p>
          </table:table-cell>
          <table:table-cell table:style-name="ce36" office:value-type="float" office:value="24">
            <text:p>24</text:p>
          </table:table-cell>
          <table:table-cell table:style-name="ce36" table:formula="of:=SUM([.B68:.E68])" office:value-type="string">
            <text:p>48</text:p>
          </table:table-cell>
          <table:table-cell table:style-name="ce37" table:formula="of:=[.B68]/[.F68]" office:value-type="string">
            <text:p>19%</text:p>
          </table:table-cell>
        </table:table-row>
        <table:table-row table:style-name="ro2">
          <table:table-cell table:style-name="ce35" office:value-type="date" office:date-value="2015-06-25T00:00:00">
            <text:p>6/25/2015</text:p>
          </table:table-cell>
          <table:table-cell table:style-name="ce36" office:value-type="float" office:value="9">
            <text:p>9</text:p>
          </table:table-cell>
          <table:table-cell table:style-name="ce36" office:value-type="float" office:value="11">
            <text:p>11</text:p>
          </table:table-cell>
          <table:table-cell table:style-name="ce36" office:value-type="float" office:value="3">
            <text:p>3</text:p>
          </table:table-cell>
          <table:table-cell table:style-name="ce36" office:value-type="float" office:value="14">
            <text:p>14</text:p>
          </table:table-cell>
          <table:table-cell table:style-name="ce36" table:formula="of:=SUM([.B69:.E69])" office:value-type="string">
            <text:p>37</text:p>
          </table:table-cell>
          <table:table-cell table:style-name="ce37" table:formula="of:=[.B69]/[.F69]" office:value-type="string">
            <text:p>24%</text:p>
          </table:table-cell>
        </table:table-row>
        <table:table-row table:style-name="ro2">
          <table:table-cell table:style-name="ce35" office:value-type="date" office:date-value="2015-06-24T00:00:00">
            <text:p>6/24/2015</text:p>
          </table:table-cell>
          <table:table-cell table:style-name="ce36" office:value-type="float" office:value="15">
            <text:p>15</text:p>
          </table:table-cell>
          <table:table-cell table:style-name="ce36" office:value-type="float" office:value="10">
            <text:p>10</text:p>
          </table:table-cell>
          <table:table-cell table:style-name="ce36" office:value-type="float" office:value="2">
            <text:p>2</text:p>
          </table:table-cell>
          <table:table-cell table:style-name="ce36" office:value-type="float" office:value="11">
            <text:p>11</text:p>
          </table:table-cell>
          <table:table-cell table:style-name="ce36" table:formula="of:=SUM([.B70:.E70])" office:value-type="string">
            <text:p>38</text:p>
          </table:table-cell>
          <table:table-cell table:style-name="ce37" table:formula="of:=[.B70]/[.F70]" office:value-type="string">
            <text:p>39%</text:p>
          </table:table-cell>
        </table:table-row>
        <table:table-row table:style-name="ro2">
          <table:table-cell table:style-name="ce35" office:value-type="date" office:date-value="2015-06-23T00:00:00">
            <text:p>6/23/2015</text:p>
          </table:table-cell>
          <table:table-cell table:style-name="ce36" office:value-type="float" office:value="17">
            <text:p>17</text:p>
          </table:table-cell>
          <table:table-cell table:style-name="ce36" office:value-type="float" office:value="7">
            <text:p>7</text:p>
          </table:table-cell>
          <table:table-cell table:style-name="ce36" office:value-type="float" office:value="1">
            <text:p>1</text:p>
          </table:table-cell>
          <table:table-cell table:style-name="ce36" office:value-type="float" office:value="8">
            <text:p>8</text:p>
          </table:table-cell>
          <table:table-cell table:style-name="ce36" table:formula="of:=SUM([.B71:.E71])" office:value-type="string">
            <text:p>33</text:p>
          </table:table-cell>
          <table:table-cell table:style-name="ce37" table:formula="of:=[.B71]/[.F71]" office:value-type="string">
            <text:p>52%</text:p>
          </table:table-cell>
        </table:table-row>
        <table:table-row table:style-name="ro2">
          <table:table-cell table:style-name="ce35" office:value-type="date" office:date-value="2015-06-22T00:00:00">
            <text:p>6/22/2015</text:p>
          </table:table-cell>
          <table:table-cell table:style-name="ce36" office:value-type="float" office:value="15">
            <text:p>15</text:p>
          </table:table-cell>
          <table:table-cell table:style-name="ce36" office:value-type="float" office:value="7">
            <text:p>7</text:p>
          </table:table-cell>
          <table:table-cell table:style-name="ce36" office:value-type="float" office:value="1">
            <text:p>1</text:p>
          </table:table-cell>
          <table:table-cell table:style-name="ce36" office:value-type="float" office:value="9">
            <text:p>9</text:p>
          </table:table-cell>
          <table:table-cell table:style-name="ce36" table:formula="of:=SUM([.B72:.E72])" office:value-type="string">
            <text:p>32</text:p>
          </table:table-cell>
          <table:table-cell table:style-name="ce37" table:formula="of:=[.B72]/[.F72]" office:value-type="string">
            <text:p>47%</text:p>
          </table:table-cell>
        </table:table-row>
        <table:table-row table:style-name="ro2">
          <table:table-cell table:style-name="ce35" office:value-type="date" office:date-value="2015-06-19T00:00:00">
            <text:p>6/19/2015</text:p>
          </table:table-cell>
          <table:table-cell table:style-name="ce36" office:value-type="float" office:value="12">
            <text:p>12</text:p>
          </table:table-cell>
          <table:table-cell table:style-name="ce36" office:value-type="float" office:value="10">
            <text:p>10</text:p>
          </table:table-cell>
          <table:table-cell table:style-name="ce36" office:value-type="float" office:value="1">
            <text:p>1</text:p>
          </table:table-cell>
          <table:table-cell table:style-name="ce36" office:value-type="float" office:value="9">
            <text:p>9</text:p>
          </table:table-cell>
          <table:table-cell table:style-name="ce36" table:formula="of:=SUM([.B73:.E73])" office:value-type="string">
            <text:p>32</text:p>
          </table:table-cell>
          <table:table-cell table:style-name="ce37" table:formula="of:=[.B73]/[.F73]" office:value-type="string">
            <text:p>38%</text:p>
          </table:table-cell>
        </table:table-row>
        <table:table-row table:number-rows-repeated="4" table:style-name="ro1"/>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row table:style-name="ro2">
          <table:table-cell table:style-name="ce22"/>
        </table:table-row>
      </table:table>
      <table:table table:name="Template" table:style-name="ta2" table:print="false">
        <office:forms form:automatic-focus="false" form:apply-design-mode="false"/>
        <table:table-column table:style-name="co9" table:default-cell-style-name="ce15"/>
        <table:table-column table:style-name="co10" table:default-cell-style-name="ce15"/>
        <table:table-column table:style-name="co11" table:default-cell-style-name="ce15"/>
        <table:table-column table:style-name="co12" table:number-columns-repeated="2" table:default-cell-style-name="ce15"/>
        <table:table-column table:style-name="co13" table:default-cell-style-name="ce15"/>
        <table:table-column table:style-name="co8" table:default-cell-style-name="ce15" table:number-columns-repeated="250"/>
        <table:table-row table:style-name="ro2">
          <table:table-cell table:style-name="ce38" table:number-columns-spanned="6" table:number-rows-spanned="1" office:value-type="string">
            <text:p>TEST FOR full API</text:p>
          </table:table-cell>
          <table:covered-table-cell table:number-columns-repeated="5"/>
          <table:table-cell table:number-columns-repeated="21" table:style-name="ce39"/>
        </table:table-row>
        <table:table-row table:style-name="ro2">
          <table:table-cell table:style-name="ce40" table:number-columns-spanned="6" table:number-rows-spanned="1" office:value-type="string">
            <text:p>ENTRY CONDITIONS</text:p>
          </table:table-cell>
          <table:covered-table-cell table:number-columns-repeated="5"/>
          <table:table-cell table:number-columns-repeated="21" table:style-name="ce39"/>
        </table:table-row>
        <table:table-row table:style-name="ro2">
          <table:table-cell table:style-name="ce41" table:number-columns-spanned="6" table:number-rows-spanned="1" office:value-type="string">
            <text:p>The wallet file may or may not already exist, but will be overwritten by these steps</text:p>
          </table:table-cell>
          <table:covered-table-cell table:number-columns-repeated="5"/>
          <table:table-cell table:number-columns-repeated="21" table:style-name="ce39"/>
        </table:table-row>
        <table:table-row table:style-name="ro2">
          <table:table-cell table:style-name="ce41" table:number-columns-spanned="6" table:number-rows-spanned="1" office:value-type="string">
            <text:p>The default wallet if no -w parameter is specified is ~/.factom/ecwallet</text:p>
          </table:table-cell>
          <table:covered-table-cell table:number-columns-repeated="5"/>
          <table:table-cell table:number-columns-repeated="21" table:style-name="ce39"/>
        </table:table-row>
        <table:table-row table:style-name="ro2">
          <table:table-cell table:style-name="ce41" table:number-columns-spanned="6" table:number-rows-spanned="1" office:value-type="string">
            <text:p>~/testing/ecwallet is a non-default wallet file which can be used to hold the entry credit key</text:p>
          </table:table-cell>
          <table:covered-table-cell table:number-columns-repeated="5"/>
          <table:table-cell table:number-columns-repeated="21" table:style-name="ce39"/>
        </table:table-row>
        <table:table-row table:style-name="ro2">
          <table:table-cell table:style-name="ce41" table:number-columns-spanned="6" table:number-rows-spanned="1" office:value-type="string">
            <text:p>~/testing/txbin is a non-existent file</text:p>
          </table:table-cell>
          <table:covered-table-cell table:number-columns-repeated="5"/>
          <table:table-cell table:number-columns-repeated="21" table:style-name="ce39"/>
        </table:table-row>
        <table:table-row table:style-name="ro2">
          <table:table-cell table:style-name="ce41" table:number-columns-spanned="6" table:number-rows-spanned="1" office:value-type="string">
            <text:p>~/testing/non-wallet-file is a file that contains something other than 128 hexadecimal digits</text:p>
          </table:table-cell>
          <table:covered-table-cell table:number-columns-repeated="5"/>
          <table:table-cell table:number-columns-repeated="21" table:style-name="ce39"/>
        </table:table-row>
        <table:table-row table:style-name="ro2">
          <table:table-cell table:style-name="ce41" table:number-columns-spanned="6" table:number-rows-spanned="1" office:value-type="string">
            <text:p>~/testing/test-plans-and-scripts/chain/1st-entry contains the text of the 1st entry to be put in a created chain</text:p>
          </table:table-cell>
          <table:covered-table-cell table:number-columns-repeated="5"/>
          <table:table-cell table:number-columns-repeated="21" table:style-name="ce39"/>
        </table:table-row>
        <table:table-row table:style-name="ro2">
          <table:table-cell table:style-name="ce41" table:number-columns-spanned="6" table:number-rows-spanned="1" office:value-type="string">
            <text:p>~/testing/test-plans-and-scripts/entry/another-entry contains the text of an entry to be added to an existing chain</text:p>
          </table:table-cell>
          <table:covered-table-cell table:number-columns-repeated="5"/>
          <table:table-cell table:number-columns-repeated="21" table:style-name="ce39"/>
        </table:table-row>
        <table:table-row table:style-name="ro2">
          <table:table-cell table:style-name="ce42" table:number-columns-spanned="6" table:number-rows-spanned="1" office:value-type="string">
            <text:p>Note: CHAINID, DIRECTORYKEYMERKELROOT, PREVIOUSDIRECTORYKEYMERKELROOT, ENTRYBLOCKKEYMERKELROOT, and PREVIOUSENTRYBLOCKKEYMERKELROOT are all 64 hexadecimal digits 
DIRECTORYTIMESTAMP is an integer representing the UNIX version of the time the directory block was created 
ENTRYBLOCKTIMESTAMP is an integer representing the UNIX version of the time the entry block was created 
ENTRYTIMESTAMP is an integer representing the UNIX version of the time the entry block was created 
DIRECTORYSEQUENCENUMBER is the number of previous directory blocks. The genesis block is 0 
ENTRYSEQUENCENUMBER is the number of previous entry blocks. The genesis block is 0</text:p>
          </table:table-cell>
          <table:covered-table-cell table:number-columns-repeated="5"/>
          <table:table-cell table:number-columns-repeated="21" table:style-name="ce39"/>
        </table:table-row>
        <table:table-row table:style-name="ro2">
          <table:table-cell table:style-name="ce43" table:number-columns-spanned="6" table:number-rows-spanned="1" office:value-type="string">
            <text:p>yellow green = deprecated</text:p>
          </table:table-cell>
          <table:covered-table-cell table:number-columns-repeated="5"/>
          <table:table-cell table:number-columns-repeated="21" table:style-name="ce39"/>
        </table:table-row>
        <table:table-row table:style-name="ro2">
          <table:table-cell table:style-name="ce44" office:value-type="string">
            <text:p>STEP</text:p>
          </table:table-cell>
          <table:table-cell table:style-name="ce44" office:value-type="string">
            <text:p>NAME</text:p>
          </table:table-cell>
          <table:table-cell table:style-name="ce44" office:value-type="string">
            <text:p>ACTION TAKEN</text:p>
          </table:table-cell>
          <table:table-cell table:style-name="ce44" office:value-type="string">
            <text:p>EXPECTED RESULT</text:p>
          </table:table-cell>
          <table:table-cell table:style-name="ce44" office:value-type="string">
            <text:p>ACTUAL RESULT</text:p>
          </table:table-cell>
          <table:table-cell table:style-name="ce44" office:value-type="string">
            <text:p>COMMENTS</text:p>
          </table:table-cell>
          <table:table-cell table:number-columns-repeated="21" table:style-name="ce45"/>
        </table:table-row>
        <table:table-row table:style-name="ro2">
          <table:table-cell table:style-name="ce46" office:value-type="float" office:value="1">
            <text:p>1</text:p>
          </table:table-cell>
          <table:table-cell table:style-name="ce47" table:number-columns-spanned="5" table:number-rows-spanned="1" office:value-type="string">
            <text:p>WALLET</text:p>
          </table:table-cell>
          <table:covered-table-cell table:number-columns-repeated="4"/>
          <table:table-cell table:number-columns-repeated="21" table:style-name="ce39"/>
        </table:table-row>
        <table:table-row table:style-name="ro2">
          <table:table-cell table:style-name="ce46" office:value-type="float" office:value="1.1">
            <text:p>1.1</text:p>
          </table:table-cell>
          <table:table-cell table:style-name="ce47" table:number-columns-spanned="5" table:number-rows-spanned="1" office:value-type="string">
            <text:p>DEFAULT WALLET</text:p>
          </table:table-cell>
          <table:covered-table-cell table:number-columns-repeated="4"/>
          <table:table-cell table:number-columns-repeated="21" table:style-name="ce39"/>
        </table:table-row>
        <table:table-row table:style-name="ro2">
          <table:table-cell table:style-name="ce46" office:value-type="string">
            <text:p>1.1.1</text:p>
          </table:table-cell>
          <table:table-cell table:style-name="ce47" table:number-columns-spanned="5" table:number-rows-spanned="1" office:value-type="string">
            <text:p>SETTING UP DEFAULT WALLET</text:p>
          </table:table-cell>
          <table:covered-table-cell table:number-columns-repeated="4"/>
          <table:table-cell table:number-columns-repeated="21" table:style-name="ce39"/>
        </table:table-row>
        <table:table-row table:style-name="ro2">
          <table:table-cell table:style-name="ce46" office:value-type="string">
            <text:p>1.1.1.1</text:p>
          </table:table-cell>
          <table:table-cell table:style-name="ce46" office:value-type="string">
            <text:p>Generate a new entry credit key (wallet)</text:p>
          </table:table-cell>
          <table:table-cell table:style-name="ce46" office:value-type="string">
            <text:p>“factom-cli eckey new &gt;~/.factom/ecwallet”"cat ~/.factom/ecwallet"</text:p>
          </table:table-cell>
          <table:table-cell table:style-name="ce46" office:value-type="string">
            <text:p>new entry credit key (64 digit hexadecimal private key followed immediately by 64 digit hexadecimal public key)</text:p>
          </table:table-cell>
          <table:table-cell table:number-columns-repeated="2" table:style-name="ce46"/>
          <table:table-cell table:number-columns-repeated="21" table:style-name="ce39"/>
        </table:table-row>
        <table:table-row table:style-name="ro2">
          <table:table-cell table:style-name="ce46" office:value-type="string">
            <text:p>1.1.1.2</text:p>
          </table:table-cell>
          <table:table-cell table:style-name="ce46" office:value-type="string">
            <text:p>Return the public key of a wallet file</text:p>
          </table:table-cell>
          <table:table-cell table:style-name="ce46" office:value-type="string">
            <text:p>“factom-cli eckey pub”</text:p>
          </table:table-cell>
          <table:table-cell table:style-name="ce46" office:value-type="string">
            <text:p>public key (64 digit hexadecimal number) of the existing wallet- this must match the last half of the result of STEP 1</text:p>
          </table:table-cell>
          <table:table-cell table:number-columns-repeated="2" table:style-name="ce46"/>
          <table:table-cell table:number-columns-repeated="21" table:style-name="ce39"/>
        </table:table-row>
        <table:table-row table:style-name="ro2">
          <table:table-cell table:style-name="ce46" office:value-type="string">
            <text:p>1.1.2.1</text:p>
          </table:table-cell>
          <table:table-cell table:style-name="ce46" office:value-type="string">
            <text:p>Check initial wallet balance</text:p>
          </table:table-cell>
          <table:table-cell table:style-name="ce46" office:value-type="string">
            <text:p>“factom-cli balance ec”</text:p>
          </table:table-cell>
          <table:table-cell table:style-name="ce46" office:value-type="string">
            <text:p>wallet balance = 0</text:p>
          </table:table-cell>
          <table:table-cell table:number-columns-repeated="2" table:style-name="ce46"/>
          <table:table-cell table:number-columns-repeated="21" table:style-name="ce39"/>
        </table:table-row>
        <table:table-row table:style-name="ro2">
          <table:table-cell table:style-name="ce46" office:value-type="float" office:value="1.2">
            <text:p>1.2</text:p>
          </table:table-cell>
          <table:table-cell table:style-name="ce47" table:number-columns-spanned="5" table:number-rows-spanned="1" office:value-type="string">
            <text:p>NON-DEFAULT WALLET</text:p>
          </table:table-cell>
          <table:covered-table-cell table:number-columns-repeated="4"/>
          <table:table-cell table:number-columns-repeated="21" table:style-name="ce39"/>
        </table:table-row>
        <table:table-row table:style-name="ro2">
          <table:table-cell table:style-name="ce46" office:value-type="string">
            <text:p>1.2.1</text:p>
          </table:table-cell>
          <table:table-cell table:style-name="ce47" table:number-columns-spanned="5" table:number-rows-spanned="1" office:value-type="string">
            <text:p>SETTING UP NON-DEFAULT WALLET</text:p>
          </table:table-cell>
          <table:covered-table-cell table:number-columns-repeated="4"/>
          <table:table-cell table:number-columns-repeated="21" table:style-name="ce39"/>
        </table:table-row>
        <table:table-row table:style-name="ro2">
          <table:table-cell table:style-name="ce46" office:value-type="string">
            <text:p>1.2.1.1</text:p>
          </table:table-cell>
          <table:table-cell table:style-name="ce46" office:value-type="string">
            <text:p>Generate a new entry credit key (wallet)</text:p>
          </table:table-cell>
          <table:table-cell table:style-name="ce46" office:value-type="string">
            <text:p>“factom-cli eckey new &gt;~/testing/ecwallet”"cat ~/testing/ecwallet"</text:p>
          </table:table-cell>
          <table:table-cell table:style-name="ce46" office:value-type="string">
            <text:p>new entry credit key (64 digit hexadecimal private key followed immediately by 64 digit hexadecimal public key)</text:p>
          </table:table-cell>
          <table:table-cell table:number-columns-repeated="2" table:style-name="ce46"/>
          <table:table-cell table:number-columns-repeated="21" table:style-name="ce39"/>
        </table:table-row>
        <table:table-row table:style-name="ro2">
          <table:table-cell table:style-name="ce46" office:value-type="string">
            <text:p>1.2.1.2</text:p>
          </table:table-cell>
          <table:table-cell table:style-name="ce46" office:value-type="string">
            <text:p>Return the public key of a wallet file</text:p>
          </table:table-cell>
          <table:table-cell table:style-name="ce46" office:value-type="string">
            <text:p>“factom-cli -w ~/testing/ecwallet eckey pub”</text:p>
          </table:table-cell>
          <table:table-cell table:style-name="ce46" office:value-type="string">
            <text:p>public key (64 digit hexadecimal number) of the existing wallet- this must match the last half of the result of STEP 1</text:p>
          </table:table-cell>
          <table:table-cell table:number-columns-repeated="2" table:style-name="ce46"/>
          <table:table-cell table:number-columns-repeated="21" table:style-name="ce39"/>
        </table:table-row>
        <table:table-row table:style-name="ro2">
          <table:table-cell table:style-name="ce46" office:value-type="string">
            <text:p>1.2.2.1</text:p>
          </table:table-cell>
          <table:table-cell table:style-name="ce46" office:value-type="string">
            <text:p>Check initial wallet balance</text:p>
          </table:table-cell>
          <table:table-cell table:style-name="ce46" office:value-type="string">
            <text:p>“factom-cli -w ~/testing/ecwallet balance ec”</text:p>
          </table:table-cell>
          <table:table-cell table:style-name="ce46" office:value-type="string">
            <text:p>wallet balance = 0</text:p>
          </table:table-cell>
          <table:table-cell table:number-columns-repeated="2" table:style-name="ce46"/>
          <table:table-cell table:number-columns-repeated="21" table:style-name="ce39"/>
        </table:table-row>
        <table:table-row table:style-name="ro2">
          <table:table-cell table:style-name="ce46" office:value-type="float" office:value="1.3">
            <text:p>1.3</text:p>
          </table:table-cell>
          <table:table-cell table:style-name="ce47" table:number-columns-spanned="5" table:number-rows-spanned="1" office:value-type="string">
            <text:p>NON-EXISTENT WALLET</text:p>
          </table:table-cell>
          <table:covered-table-cell table:number-columns-repeated="4"/>
          <table:table-cell table:number-columns-repeated="21" table:style-name="ce39"/>
        </table:table-row>
        <table:table-row table:style-name="ro2">
          <table:table-cell table:style-name="ce46" office:value-type="string">
            <text:p>1.3.1</text:p>
          </table:table-cell>
          <table:table-cell table:style-name="ce46" office:value-type="string">
            <text:p>Check initial wallet balance</text:p>
          </table:table-cell>
          <table:table-cell table:style-name="ce46" office:value-type="string">
            <text:p>“factom-cli -w ~/testing/tex.bin balance ec”</text:p>
          </table:table-cell>
          <table:table-cell table:style-name="ce46" office:value-type="string">
            <text:p>No such wallet</text:p>
          </table:table-cell>
          <table:table-cell table:number-columns-repeated="2" table:style-name="ce46"/>
          <table:table-cell table:number-columns-repeated="21" table:style-name="ce39"/>
        </table:table-row>
        <table:table-row table:style-name="ro2">
          <table:table-cell table:style-name="ce46" office:value-type="float" office:value="1.4">
            <text:p>1.4</text:p>
          </table:table-cell>
          <table:table-cell table:style-name="ce47" table:number-columns-spanned="5" table:number-rows-spanned="1" office:value-type="string">
            <text:p>NON-WALLET FILE</text:p>
          </table:table-cell>
          <table:covered-table-cell table:number-columns-repeated="4"/>
          <table:table-cell table:number-columns-repeated="21" table:style-name="ce39"/>
        </table:table-row>
        <table:table-row table:style-name="ro2">
          <table:table-cell table:style-name="ce46" office:value-type="string">
            <text:p>1.4.1</text:p>
          </table:table-cell>
          <table:table-cell table:style-name="ce46" office:value-type="string">
            <text:p>Check initial wallet balance</text:p>
          </table:table-cell>
          <table:table-cell table:style-name="ce46" office:value-type="string">
            <text:p>“factom-cli -w ~/testing/non-wallet-file balance ec”</text:p>
          </table:table-cell>
          <table:table-cell table:style-name="ce46" office:value-type="string">
            <text:p>Not a valid wallet</text:p>
          </table:table-cell>
          <table:table-cell table:number-columns-repeated="2" table:style-name="ce46"/>
          <table:table-cell table:number-columns-repeated="21" table:style-name="ce39"/>
        </table:table-row>
        <table:table-row table:style-name="ro2">
          <table:table-cell table:style-name="ce46" office:value-type="float" office:value="3">
            <text:p>3</text:p>
          </table:table-cell>
          <table:table-cell table:style-name="ce47" table:number-columns-spanned="5" table:number-rows-spanned="1" office:value-type="string">
            <text:p>CHAIN</text:p>
          </table:table-cell>
          <table:covered-table-cell table:number-columns-repeated="4"/>
          <table:table-cell table:number-columns-repeated="21" table:style-name="ce39"/>
        </table:table-row>
        <table:table-row table:style-name="ro2">
          <table:table-cell table:style-name="ce46" office:value-type="float" office:value="3.1">
            <text:p>3.1</text:p>
          </table:table-cell>
          <table:table-cell table:style-name="ce47" table:number-columns-spanned="5" table:number-rows-spanned="1" office:value-type="string">
            <text:p>MAKE CHAIN</text:p>
          </table:table-cell>
          <table:covered-table-cell table:number-columns-repeated="4"/>
          <table:table-cell table:number-columns-repeated="21" table:style-name="ce39"/>
        </table:table-row>
        <table:table-row table:style-name="ro2">
          <table:table-cell table:style-name="ce46" office:value-type="string">
            <text:p>3.1.1</text:p>
          </table:table-cell>
          <table:table-cell table:style-name="ce46" office:value-type="string">
            <text:p>Create a chain</text:p>
          </table:table-cell>
          <table:table-cell table:style-name="ce46" office:value-type="string">
            <text:p>“factom-cli mkchain -e level1 -e level2 &lt;~/testing/test-plans-and-scripts/chain/1st-entry”</text:p>
          </table:table-cell>
          <table:table-cell table:style-name="ce46" office:value-type="string">
            <text:p>CHAINID</text:p>
          </table:table-cell>
          <table:table-cell table:number-columns-repeated="2" table:style-name="ce46"/>
          <table:table-cell table:number-columns-repeated="21" table:style-name="ce39"/>
        </table:table-row>
        <table:table-row table:style-name="ro2">
          <table:table-cell table:style-name="ce46" office:value-type="string">
            <text:p>3.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3" table:style-name="ce50"/>
          <table:table-cell table:number-columns-repeated="21" table:style-name="ce39"/>
        </table:table-row>
        <table:table-row table:style-name="ro2">
          <table:table-cell table:style-name="ce46" office:value-type="float" office:value="3.2">
            <text:p>3.2</text:p>
          </table:table-cell>
          <table:table-cell table:style-name="ce47" table:number-columns-spanned="5" table:number-rows-spanned="1" office:value-type="string">
            <text:p>TRACE CHAIN</text:p>
          </table:table-cell>
          <table:covered-table-cell table:number-columns-repeated="4"/>
          <table:table-cell table:number-columns-repeated="21" table:style-name="ce39"/>
        </table:table-row>
        <table:table-row table:style-name="ro2">
          <table:table-cell table:style-name="ce46" office:value-type="string">
            <text:p>3.2.1</text:p>
          </table:table-cell>
          <table:table-cell table:style-name="ce46" office:value-type="string">
            <text:p>Get last closed directory block head</text:p>
          </table:table-cell>
          <table:table-cell table:style-name="ce46" office:value-type="string">
            <text:p>“factom-cli get head”</text:p>
          </table:table-cell>
          <table:table-cell table:style-name="ce46" office:value-type="string">
            <text:p>DIRECTORYKEYMERKELROOT</text:p>
          </table:table-cell>
          <table:table-cell table:number-columns-repeated="2" table:style-name="ce46"/>
          <table:table-cell table:number-columns-repeated="21" table:style-name="ce39"/>
        </table:table-row>
        <table:table-row table:style-name="ro2">
          <table:table-cell table:style-name="ce46" office:value-type="string">
            <text:p>3.2.2</text:p>
          </table:table-cell>
          <table:table-cell table:style-name="ce46" office:value-type="string">
            <text:p>Get directory block by merkel root</text:p>
          </table:table-cell>
          <table:table-cell table:style-name="ce46" office:value-type="string">
            <text:p>“factom-cli get dblock “DIRECTORYKEYMERKELROOT</text:p>
          </table:table-cell>
          <table:table-cell table:style-name="ce46" office:value-type="string">
            <text:p>PREVIOUSDIRECTORYBLOCKKEYMERKELROOTDIRECTORYTIMESTAMPDIRECTORYSEQUENCENUMBERFor each entry block referenced in the directory block:CHAINIDENTRYKEYMERKELROOT</text:p>
          </table:table-cell>
          <table:table-cell table:number-columns-repeated="2" table:style-name="ce46"/>
          <table:table-cell table:number-columns-repeated="21" table:style-name="ce39"/>
        </table:table-row>
        <table:table-row table:style-name="ro2">
          <table:table-cell table:style-name="ce46" office:value-type="string">
            <text:p>3.2.3</text:p>
          </table:table-cell>
          <table:table-cell table:style-name="ce46" office:value-type="string">
            <text:p>Get previous directory block by merkel root</text:p>
          </table:table-cell>
          <table:table-cell table:style-name="ce46" office:value-type="string">
            <text:p>“factom-cli get dblock “PREVIOUSDIRECTORYBLOCKKEYMERKELROOT</text:p>
          </table:table-cell>
          <table:table-cell table:style-name="ce46" office:value-type="string">
            <text:p>PREVIOUSDIRECTORYBLOCKKEYMERKELROOTDIRECTORYTIMESTAMPDIRECTORYSEQUENCENUMBERFor each entry block referenced in the directory block:CHAINIDENTRYKEYMERKELROOT</text:p>
          </table:table-cell>
          <table:table-cell table:number-columns-repeated="2" table:style-name="ce50"/>
          <table:table-cell table:number-columns-repeated="21" table:style-name="ce39"/>
        </table:table-row>
        <table:table-row table:style-name="ro2">
          <table:table-cell table:style-name="ce51" table:number-columns-spanned="6" table:number-rows-spanned="1" office:value-type="string">
            <text:p>Repeat STEP 3.2.3 Get previous directory block by merkel root until DIRECTORYSEQUENCENUMBER = 0 meaning that the genesis (1st) block is reached</text:p>
          </table:table-cell>
          <table:covered-table-cell table:number-columns-repeated="5"/>
          <table:table-cell table:number-columns-repeated="21" table:style-name="ce39"/>
        </table:table-row>
        <table:table-row table:style-name="ro2">
          <table:table-cell table:number-columns-repeated="6" table:style-name="ce50"/>
          <table:table-cell table:number-columns-repeated="21" table:style-name="ce39"/>
        </table:table-row>
        <table:table-row table:style-name="ro2">
          <table:table-cell table:style-name="ce46" office:value-type="float" office:value="4">
            <text:p>4</text:p>
          </table:table-cell>
          <table:table-cell table:style-name="ce47" table:number-columns-spanned="5" table:number-rows-spanned="1" office:value-type="string">
            <text:p>ENTRY</text:p>
          </table:table-cell>
          <table:covered-table-cell table:number-columns-repeated="4"/>
          <table:table-cell table:number-columns-repeated="21" table:style-name="ce39"/>
        </table:table-row>
        <table:table-row table:style-name="ro2">
          <table:table-cell table:style-name="ce46" office:value-type="float" office:value="4.1">
            <text:p>4.1</text:p>
          </table:table-cell>
          <table:table-cell table:style-name="ce47" table:number-columns-spanned="5" table:number-rows-spanned="1" office:value-type="string">
            <text:p>PUT ENTRY</text:p>
          </table:table-cell>
          <table:covered-table-cell table:number-columns-repeated="4"/>
          <table:table-cell table:number-columns-repeated="21" table:style-name="ce39"/>
        </table:table-row>
        <table:table-row table:style-name="ro2">
          <table:table-cell table:style-name="ce46" office:value-type="string">
            <text:p>4.1.1</text:p>
          </table:table-cell>
          <table:table-cell table:style-name="ce46" office:value-type="string">
            <text:p>Create an entry</text:p>
          </table:table-cell>
          <table:table-cell table:style-name="ce46" office:value-type="string">
            <text:p>"factom-cli put -e 1level1 -e 1level2 -c “CHAINID” &lt;~/testing/test-plans-and-scripts/entry/another-entry”(CHAINID is returned by STEP 3.1.1 Create a chain)</text:p>
          </table:table-cell>
          <table:table-cell table:style-name="ce46" office:value-type="string">
            <text:p>Entry created in Chain identified by CHAINID with:External ID 0 ="1level1"External ID 1 ="1level2"</text:p>
          </table:table-cell>
          <table:table-cell table:number-columns-repeated="2" table:style-name="ce46"/>
          <table:table-cell table:number-columns-repeated="21" table:style-name="ce39"/>
        </table:table-row>
        <table:table-row table:style-name="ro2">
          <table:table-cell table:style-name="ce46" office:value-type="string">
            <text:p>4.1.2</text:p>
          </table:table-cell>
          <table:table-cell table:style-name="ce46" office:value-type="string">
            <text:p>Get entry block head (latest entry block) by chain ID</text:p>
          </table:table-cell>
          <table:table-cell table:style-name="ce46" office:value-type="string">
            <text:p>“factom-cli get chain “CHAINID(CHAINID is returned by STEP 3.1.1 Create a chain)</text:p>
          </table:table-cell>
          <table:table-cell table:style-name="ce46" office:value-type="string">
            <text:p>echo $DIRECTORYKEYMERKELROOT</text:p>
          </table:table-cell>
          <table:table-cell table:number-columns-repeated="2" table:style-name="ce50"/>
          <table:table-cell table:number-columns-repeated="21" table:style-name="ce39"/>
        </table:table-row>
        <table:table-row table:style-name="ro2">
          <table:table-cell table:style-name="ce46" office:value-type="float" office:value="4">
            <text:p>4</text:p>
          </table:table-cell>
          <table:table-cell table:style-name="ce46" office:value-type="string">
            <text:p>Get entry block by merkel root</text:p>
          </table:table-cell>
          <table:table-cell table:style-name="ce46" office:value-type="string">
            <text:p>“factom-cli get eblock”ENTRYBLOCKKEYMERKELROOT (ENTRYBLOCKKEYMERKELROOT is returned by STEP 4.1.2 Get entry block head (latest entry block) by chain ID)</text:p>
          </table:table-cell>
          <table:table-cell table:style-name="ce46" office:value-type="string">
            <text:p>ENTRYBLOCKSEQUENCENUMBERENTRYBLOCKPREVIOUSBLOCKKEYMERKELROOTTIMESTAMPCHAINIDFor each entry referenced in the entry block:TIMESTAMPENTRYHASHENTRYSEQUENCENUMBER</text:p>
          </table:table-cell>
          <table:table-cell table:number-columns-repeated="2" table:style-name="ce50"/>
          <table:table-cell table:number-columns-repeated="21" table:style-name="ce39"/>
        </table:table-row>
        <table:table-row table:style-name="ro2">
          <table:table-cell table:style-name="ce46" office:value-type="float" office:value="5">
            <text:p>5</text:p>
          </table:table-cell>
          <table:table-cell table:style-name="ce46" office:value-type="string">
            <text:p>Get entry by hash</text:p>
          </table:table-cell>
          <table:table-cell table:style-name="ce46" office:value-type="string">
            <text:p>“factom-cli get entry 'hash'”</text:p>
          </table:table-cell>
          <table:table-cell table:number-columns-repeated="3" table:style-name="ce50"/>
          <table:table-cell table:number-columns-repeated="21" table:style-name="ce39"/>
        </table:table-row>
        <table:table-row table:style-name="ro2">
          <table:table-cell table:number-columns-repeated="6" table:style-name="ce50"/>
          <table:table-cell table:number-columns-repeated="21" table:style-name="ce39"/>
        </table:table-row>
        <table:table-row table:style-name="ro2">
          <table:table-cell table:style-name="ce46" office:value-type="float" office:value="5">
            <text:p>5</text:p>
          </table:table-cell>
          <table:table-cell table:style-name="ce47" table:number-columns-spanned="5" table:number-rows-spanned="1" office:value-type="string">
            <text:p>FACTOID WALLET</text:p>
          </table:table-cell>
          <table:covered-table-cell table:number-columns-repeated="4"/>
          <table:table-cell table:number-columns-repeated="21" table:style-name="ce39"/>
        </table:table-row>
        <table:table-row table:style-name="ro2">
          <table:table-cell table:style-name="ce46" office:value-type="float" office:value="5.1">
            <text:p>5.1</text:p>
          </table:table-cell>
          <table:table-cell table:style-name="ce47" table:number-columns-spanned="5" table:number-rows-spanned="1" office:value-type="string">
            <text:p>CREATE ADDRESSES</text:p>
          </table:table-cell>
          <table:covered-table-cell table:number-columns-repeated="4"/>
          <table:table-cell table:number-columns-repeated="21" table:style-name="ce39"/>
        </table:table-row>
        <table:table-row table:style-name="ro2">
          <table:table-cell table:style-name="ce46" office:value-type="string">
            <text:p>5.1.1</text:p>
          </table:table-cell>
          <table:table-cell table:style-name="ce46" office:value-type="string">
            <text:p>Create a factoid wallet address name</text:p>
          </table:table-cell>
          <table:table-cell table:style-name="ce46" office:value-type="string">
            <text:p>“factom-cli genfactoidaddr factoid-wallet-address-name01”</text:p>
          </table:table-cell>
          <table:table-cell table:style-name="ce46" office:value-type="string">
            <text:p>“factoid-wallet-address-name01 = ”FACTOIDWALLETADDRESSKEY01</text:p>
          </table:table-cell>
          <table:table-cell table:number-columns-repeated="2" table:style-name="ce46"/>
          <table:table-cell table:number-columns-repeated="21" table:style-name="ce39"/>
        </table:table-row>
        <table:table-row table:style-name="ro2">
          <table:table-cell table:style-name="ce46" office:value-type="string">
            <text:p>5.1.2</text:p>
          </table:table-cell>
          <table:table-cell table:style-name="ce46" office:value-type="string">
            <text:p>Create 2nd factoid wallet address name</text:p>
          </table:table-cell>
          <table:table-cell table:style-name="ce46" office:value-type="string">
            <text:p>“factom-cli genfactoidaddr factoid-wallet-address-name02”</text:p>
          </table:table-cell>
          <table:table-cell table:style-name="ce46" office:value-type="string">
            <text:p>“factoid-wallet-address-name01 = ”FACTOIDWALLETADDRESSKEY02</text:p>
          </table:table-cell>
          <table:table-cell table:number-columns-repeated="2" table:style-name="ce46"/>
          <table:table-cell table:style-name="ce27"/>
          <table:table-cell table:number-columns-repeated="20" table:style-name="ce39"/>
        </table:table-row>
        <table:table-row table:style-name="ro2">
          <table:table-cell table:style-name="ce46" office:value-type="string">
            <text:p>5.1.3</text:p>
          </table:table-cell>
          <table:table-cell table:style-name="ce46" office:value-type="string">
            <text:p>Create a wallet address name longer than 32 characters</text:p>
          </table:table-cell>
          <table:table-cell table:style-name="ce46" office:value-type="string">
            <text:p>“factom-cli genfactoidaddr factoid-wallet-address-name011111111111111111111111111111111111111111111111111111111”</text:p>
          </table:table-cell>
          <table:table-cell table:style-name="ce46" office:value-type="string">
            <text:p>“Name too long”</text:p>
          </table:table-cell>
          <table:table-cell table:number-columns-repeated="2" table:style-name="ce46"/>
          <table:table-cell table:number-columns-repeated="21" table:style-name="ce39"/>
        </table:table-row>
        <table:table-row table:style-name="ro2">
          <table:table-cell table:style-name="ce46" office:value-type="float" office:value="5.2">
            <text:p>5.2</text:p>
          </table:table-cell>
          <table:table-cell table:style-name="ce47" table:number-columns-spanned="5" table:number-rows-spanned="1" office:value-type="string">
            <text:p>GET ADDRESS BALANCES</text:p>
          </table:table-cell>
          <table:covered-table-cell table:number-columns-repeated="4"/>
          <table:table-cell table:number-columns-repeated="21" table:style-name="ce39"/>
        </table:table-row>
        <table:table-row table:style-name="ro2">
          <table:table-cell table:style-name="ce46" office:value-type="string">
            <text:p>5.2.1</text:p>
          </table:table-cell>
          <table:table-cell table:style-name="ce46" office:value-type="string">
            <text:p>Get factoid wallet address balance by name</text:p>
          </table:table-cell>
          <table:table-cell table:style-name="ce46" office:value-type="string">
            <text:p>“factom-cli balance fct factoid-wallet-address-name01”</text:p>
          </table:table-cell>
          <table:table-cell table:style-name="ce46" office:value-type="float" office:value="200000000000">
            <text:p>2E+11</text:p>
          </table:table-cell>
          <table:table-cell table:number-columns-repeated="2" table:style-name="ce46"/>
          <table:table-cell table:number-columns-repeated="21" table:style-name="ce39"/>
        </table:table-row>
        <table:table-row table:style-name="ro2">
          <table:table-cell table:style-name="ce46" office:value-type="string">
            <text:p>5.2.2</text:p>
          </table:table-cell>
          <table:table-cell table:style-name="ce46" office:value-type="string">
            <text:p>Get 2nd factoid wallet address balance by name</text:p>
          </table:table-cell>
          <table:table-cell table:style-name="ce46" office:value-type="string">
            <text:p>“factom-cli balance fct factoid-wallet-address-name02”</text:p>
          </table:table-cell>
          <table:table-cell table:style-name="ce46" office:value-type="float" office:value="200000000000">
            <text:p>2E+11</text:p>
          </table:table-cell>
          <table:table-cell table:number-columns-repeated="2" table:style-name="ce46"/>
          <table:table-cell table:number-columns-repeated="21" table:style-name="ce39"/>
        </table:table-row>
        <table:table-row table:style-name="ro2">
          <table:table-cell table:style-name="ce46" office:value-type="string">
            <text:p>5.2.3</text:p>
          </table:table-cell>
          <table:table-cell table:style-name="ce46" office:value-type="string">
            <text:p>Get factoid wallet address balance by key</text:p>
          </table:table-cell>
          <table:table-cell table:style-name="ce46" office:value-type="string">
            <text:p>“factom-cli balance fct f3ed2bbb7308139a00c4f4dc5babfeb3be258cdf6af58703c4be629aa524a7e7”</text:p>
          </table:table-cell>
          <table:table-cell table:style-name="ce46" office:value-type="float" office:value="200000000000">
            <text:p>2E+11</text:p>
          </table:table-cell>
          <table:table-cell table:number-columns-repeated="2" table:style-name="ce46"/>
          <table:table-cell table:number-columns-repeated="21" table:style-name="ce39"/>
        </table:table-row>
        <table:table-row table:style-name="ro2">
          <table:table-cell table:style-name="ce46" office:value-type="string">
            <text:p>5.2.4</text:p>
          </table:table-cell>
          <table:table-cell table:style-name="ce46" office:value-type="string">
            <text:p>Get factoid wallet address balance of non-existent key</text:p>
          </table:table-cell>
          <table:table-cell table:style-name="ce46" office:value-type="string">
            <text:p>“factom-cli balance fct 0000000000000000000000000000000000000000000000000000000000000000”</text:p>
          </table:table-cell>
          <table:table-cell table:style-name="ce46" office:value-type="string">
            <text:p>“Balance of 0000000000000000000000000000000000000000000000000000000000000000 = 0”</text:p>
          </table:table-cell>
          <table:table-cell table:number-columns-repeated="2" table:style-name="ce46"/>
          <table:table-cell table:number-columns-repeated="21" table:style-name="ce39"/>
        </table:table-row>
        <table:table-row table:style-name="ro2">
          <table:table-cell table:style-name="ce46" office:value-type="float" office:value="6">
            <text:p>6</text:p>
          </table:table-cell>
          <table:table-cell table:style-name="ce47" table:number-columns-spanned="5" table:number-rows-spanned="1" office:value-type="string">
            <text:p>TRANSACTION</text:p>
          </table:table-cell>
          <table:covered-table-cell table:number-columns-repeated="4"/>
          <table:table-cell table:number-columns-repeated="21" table:style-name="ce39"/>
        </table:table-row>
        <table:table-row table:style-name="ro2">
          <table:table-cell table:style-name="ce46" office:value-type="float" office:value="6.1">
            <text:p>6.1</text:p>
          </table:table-cell>
          <table:table-cell table:style-name="ce46" office:value-type="string">
            <text:p>Ask for current transaction fee</text:p>
          </table:table-cell>
          <table:table-cell table:style-name="ce46" office:value-type="string">
            <text:p>“factom-cli getfee”</text:p>
          </table:table-cell>
          <table:table-cell table:style-name="ce46" office:value-type="string">
            <text:p>value</text:p>
          </table:table-cell>
          <table:table-cell table:number-columns-repeated="2" table:style-name="ce46"/>
          <table:table-cell table:number-columns-repeated="21" table:style-name="ce39"/>
        </table:table-row>
        <table:table-row table:style-name="ro2">
          <table:table-cell table:style-name="ce46" office:value-type="float" office:value="6.2">
            <text:p>6.2</text:p>
          </table:table-cell>
          <table:table-cell table:style-name="ce46" office:value-type="string">
            <text:p>Create transaction</text:p>
          </table:table-cell>
          <table:table-cell table:style-name="ce46" office:value-type="string">
            <text:p>“factom-cli newtransaction 01-to-02”</text:p>
          </table:table-cell>
          <table:table-cell table:style-name="ce46" office:value-type="string">
            <text:p>nothing</text:p>
          </table:table-cell>
          <table:table-cell table:number-columns-repeated="2" table:style-name="ce46"/>
          <table:table-cell table:number-columns-repeated="21" table:style-name="ce39"/>
        </table:table-row>
        <table:table-row table:style-name="ro2">
          <table:table-cell table:style-name="ce46" office:value-type="float" office:value="6.3">
            <text:p>6.3</text:p>
          </table:table-cell>
          <table:table-cell table:style-name="ce46" office:value-type="string">
            <text:p>Add input to transaction</text:p>
          </table:table-cell>
          <table:table-cell table:style-name="ce46" office:value-type="string">
            <text:p>“factom-cli addinput 01-to-02 factoid-wallet-address-name01 100000”</text:p>
          </table:table-cell>
          <table:table-cell table:style-name="ce46" office:value-type="string">
            <text:p>nothing</text:p>
          </table:table-cell>
          <table:table-cell table:number-columns-repeated="2" table:style-name="ce46"/>
          <table:table-cell table:number-columns-repeated="21" table:style-name="ce39"/>
        </table:table-row>
        <table:table-row table:style-name="ro2">
          <table:table-cell table:style-name="ce46" office:value-type="float" office:value="6.4">
            <text:p>6.4</text:p>
          </table:table-cell>
          <table:table-cell table:style-name="ce46" office:value-type="string">
            <text:p>Add a transaction input larger than ???? factoshis</text:p>
          </table:table-cell>
          <table:table-cell table:style-name="ce46" office:value-type="string">
            <text:p>“factom-cli addinput 01-to-02 factoid-wallet-address-name01 5000000000000000000000000000000”</text:p>
          </table:table-cell>
          <table:table-cell table:style-name="ce46" office:value-type="string">
            <text:p>error message</text:p>
          </table:table-cell>
          <table:table-cell table:number-columns-repeated="2" table:style-name="ce46"/>
          <table:table-cell table:number-columns-repeated="21" table:style-name="ce39"/>
        </table:table-row>
        <table:table-row table:style-name="ro2">
          <table:table-cell table:style-name="ce46" office:value-type="float" office:value="6.5">
            <text:p>6.5</text:p>
          </table:table-cell>
          <table:table-cell table:style-name="ce46" office:value-type="string">
            <text:p>Add output to transaction</text:p>
          </table:table-cell>
          <table:table-cell table:style-name="ce46" office:value-type="string">
            <text:p>“factom-cli addoutput 01-to-02 factoid-wallet-address-name02 20000”</text:p>
          </table:table-cell>
          <table:table-cell table:style-name="ce46" office:value-type="string">
            <text:p>nothing</text:p>
          </table:table-cell>
          <table:table-cell table:number-columns-repeated="2" table:style-name="ce46"/>
          <table:table-cell table:number-columns-repeated="21" table:style-name="ce39"/>
        </table:table-row>
        <table:table-row table:style-name="ro2">
          <table:table-cell table:style-name="ce46" office:value-type="float" office:value="6.6">
            <text:p>6.6</text:p>
          </table:table-cell>
          <table:table-cell table:style-name="ce46" office:value-type="string">
            <text:p>Add output to transaction with non-existent receiving address</text:p>
          </table:table-cell>
          <table:table-cell table:style-name="ce46" office:value-type="string">
            <text:p>“factom-cli addoutput 01-to-02 xxx 20000”</text:p>
          </table:table-cell>
          <table:table-cell table:style-name="ce46" office:value-type="string">
            <text:p>error message</text:p>
          </table:table-cell>
          <table:table-cell table:number-columns-repeated="2" table:style-name="ce46"/>
          <table:table-cell table:number-columns-repeated="21" table:style-name="ce39"/>
        </table:table-row>
        <table:table-row table:style-name="ro2">
          <table:table-cell table:style-name="ce52"/>
          <table:table-cell table:number-columns-repeated="5" table:style-name="ce53"/>
          <table:table-cell table:number-columns-repeated="21" table:style-name="ce39"/>
        </table:table-row>
        <table:table-row table:style-name="ro2">
          <table:table-cell table:style-name="ce46" office:value-type="float" office:value="6.7">
            <text:p>6.7</text:p>
          </table:table-cell>
          <table:table-cell table:style-name="ce46" office:value-type="string">
            <text:p>Add purchase of entry credits to transaction</text:p>
          </table:table-cell>
          <table:table-cell table:style-name="ce46" office:value-type="string">
            <text:p>“factom-cli addecoutput 01-to-02 d8a684ffd6de25805b193e0446e052cd2542711d28a2b0cd084e9602b6ed97d0 30000”</text:p>
          </table:table-cell>
          <table:table-cell table:style-name="ce46" office:value-type="string">
            <text:p>nothing</text:p>
          </table:table-cell>
          <table:table-cell table:number-columns-repeated="2" table:style-name="ce46"/>
          <table:table-cell table:number-columns-repeated="21" table:style-name="ce39"/>
        </table:table-row>
        <table:table-row table:style-name="ro2">
          <table:table-cell table:style-name="ce46" office:value-type="float" office:value="6.8">
            <text:p>6.8</text:p>
          </table:table-cell>
          <table:table-cell table:style-name="ce46" office:value-type="string">
            <text:p>Sign transaction</text:p>
          </table:table-cell>
          <table:table-cell table:style-name="ce46" office:value-type="string">
            <text:p>“factom-cli sign 01-to-02”</text:p>
          </table:table-cell>
          <table:table-cell table:style-name="ce46" office:value-type="string">
            <text:p>nothing</text:p>
          </table:table-cell>
          <table:table-cell table:number-columns-repeated="2" table:style-name="ce46"/>
          <table:table-cell table:number-columns-repeated="21" table:style-name="ce39"/>
        </table:table-row>
        <table:table-row table:style-name="ro2">
          <table:table-cell table:style-name="ce46" office:value-type="float" office:value="6.9">
            <text:p>6.9</text:p>
          </table:table-cell>
          <table:table-cell table:style-name="ce46" office:value-type="string">
            <text:p>Submit transaction</text:p>
          </table:table-cell>
          <table:table-cell table:style-name="ce46" office:value-type="string">
            <text:p>“factom-cli submit 01-to-02”</text:p>
          </table:table-cell>
          <table:table-cell table:style-name="ce46" office:value-type="string">
            <text:p>nothing</text:p>
          </table:table-cell>
          <table:table-cell table:number-columns-repeated="2" table:style-name="ce46"/>
          <table:table-cell table:number-columns-repeated="21" table:style-name="ce39"/>
        </table:table-row>
        <table:table-row table:style-name="ro2">
          <table:table-cell table:number-columns-repeated="6" table:style-name="ce44"/>
          <table:table-cell table:number-columns-repeated="21" table:style-name="ce39"/>
        </table:table-row>
        <table:table-row table:style-name="ro2">
          <table:table-cell table:number-columns-repeated="6" table:style-name="ce44"/>
          <table:table-cell table:number-columns-repeated="21" table:style-name="ce39"/>
        </table:table-row>
        <table:table-row table:style-name="ro2">
          <table:table-cell table:number-columns-repeated="6" table:style-name="ce44"/>
          <table:table-cell table:number-columns-repeated="21" table:style-name="ce39"/>
        </table:table-row>
        <table:table-row table:style-name="ro2">
          <table:table-cell table:number-columns-repeated="6" table:style-name="ce44"/>
          <table:table-cell table:number-columns-repeated="21" table:style-name="ce39"/>
        </table:table-row>
        <table:table-row table:style-name="ro2">
          <table:table-cell table:number-columns-repeated="6" table:style-name="ce44"/>
          <table:table-cell table:number-columns-repeated="21" table:style-name="ce39"/>
        </table:table-row>
        <table:table-row table:style-name="ro2">
          <table:table-cell table:number-columns-repeated="6" table:style-name="ce44"/>
          <table:table-cell table:number-columns-repeated="21" table:style-name="ce39"/>
        </table:table-row>
        <table:table-row table:style-name="ro2">
          <table:table-cell table:number-columns-repeated="6" table:style-name="ce44"/>
          <table:table-cell table:number-columns-repeated="21" table:style-name="ce39"/>
        </table:table-row>
        <table:table-row table:style-name="ro2">
          <table:table-cell table:number-columns-repeated="6" table:style-name="ce44"/>
          <table:table-cell table:number-columns-repeated="21" table:style-name="ce39"/>
        </table:table-row>
        <table:table-row table:style-name="ro2">
          <table:table-cell table:style-name="ce54" table:number-columns-spanned="6" table:number-rows-spanned="1" office:value-type="string">
            <text:p>END OF TEST</text:p>
          </table:table-cell>
          <table:covered-table-cell table:number-columns-repeated="5"/>
          <table:table-cell table:number-columns-repeated="21"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row table:style-name="ro2">
          <table:table-cell table:style-name="ce52"/>
          <table:table-cell table:number-columns-repeated="26" table:style-name="ce39"/>
        </table:table-row>
      </table:table>
      <table:table table:name="20151105" table:style-name="ta3" table:print="false">
        <office:forms form:automatic-focus="false" form:apply-design-mode="false"/>
        <table:table-column table:style-name="co9" table:default-cell-style-name="ce15"/>
        <table:table-column table:style-name="co10" table:default-cell-style-name="ce15"/>
        <table:table-column table:style-name="co11" table:default-cell-style-name="ce15"/>
        <table:table-column table:style-name="co12" table:number-columns-repeated="2" table:default-cell-style-name="ce15"/>
        <table:table-column table:style-name="co13" table:default-cell-style-name="ce15"/>
        <table:table-column table:style-name="co14" table:default-cell-style-name="ce15"/>
        <table:table-column table:style-name="co15" table:default-cell-style-name="ce15"/>
        <table:table-column table:style-name="co14" table:default-cell-style-name="ce15" table:number-columns-repeated="248"/>
        <table:table-row table:style-name="ro2">
          <table:table-cell table:style-name="ce55" table:number-columns-spanned="6" table:number-rows-spanned="1" office:value-type="string">
            <text:p>TEST FOR full API 2015-11-04</text:p>
          </table:table-cell>
          <table:covered-table-cell table:number-columns-repeated="5"/>
          <table:table-cell table:number-columns-repeated="2" table:style-name="ce56"/>
          <table:table-cell/>
          <table:table-cell table:number-columns-repeated="18" table:style-name="ce39"/>
        </table:table-row>
        <table:table-row table:style-name="ro2">
          <table:table-cell table:style-name="ce57" table:number-columns-spanned="6" table:number-rows-spanned="1" office:value-type="string">
            <text:p>ENTRY CONDITIONS</text:p>
          </table:table-cell>
          <table:covered-table-cell table:number-columns-repeated="5"/>
          <table:table-cell table:style-name="ce58" office:value-type="string">
            <text:p>Meaning</text:p>
          </table:table-cell>
          <table:table-cell table:style-name="ce59" office:value-type="string">
            <text:p>Color Key</text:p>
          </table:table-cell>
          <table:table-cell table:style-name="ce60" office:value-type="string">
            <text:p>Score</text:p>
          </table:table-cell>
          <table:table-cell table:number-columns-repeated="18" table:style-name="ce39"/>
        </table:table-row>
        <table:table-row table:style-name="ro2">
          <table:table-cell table:style-name="ce61" table:number-columns-spanned="6" table:number-rows-spanned="1" office:value-type="string">
            <text:p>~/robertubuntu/testing/test-plans-and-scripts/Robert-API/entries/1024-8byte-entry contains 1016 bytes (characters)
~/robertubuntu/testing/test-plans-and-scripts/Robert-API/entries/2048-8byte-entry contains 2040 bytes (characters)
~/robertubuntu/testing/test-plans-and-scripts/Robert-API/entries/3072-8byte-entry contains 3064 bytes (characters)
~/robertubuntu/testing/test-plans-and-scripts/Robert-API/entries/4096-8byte-entry contains 40882 bytes (characters)
~/robertubuntu/testing/test-plans-and-scripts/Robert-API/entries/5120-8byte-entry contains 5112 bytes (characters)
~/robertubuntu/testing/test-plans-and-scripts/Robert-API/entries/6144-8byte-entry contains 6136 bytes (characters)
~/robertubuntu/testing/test-plans-and-scripts/Robert-API/entries/7168-8byte-entry contains 7160 bytes (characters)
~/robertubuntu/testing/test-plans-and-scripts/Robert-API/entries/8192-8byte-entry contains 8184 bytes (characters)
~/robertubuntu/testing/test-plans-and-scripts/Robert-API/entries/9216-8byte-entry contains 9208 bytes (characters)
~/robertubuntu/testing/test-plans-and-scripts/Robert-API/entries/10240-8byte-entry contains 10232 bytes (characters</text:p>
          </table:table-cell>
          <table:covered-table-cell table:number-columns-repeated="5"/>
          <table:table-cell table:style-name="ce62" office:value-type="string">
            <text:p>Pass</text:p>
          </table:table-cell>
          <table:table-cell table:style-name="ce63"/>
          <table:table-cell table:style-name="ce64" table:formula="of:=SUM([.G10:.G10311])" office:value-type="string">
            <text:p>385</text:p>
          </table:table-cell>
          <table:table-cell table:number-columns-repeated="18" table:style-name="ce39"/>
        </table:table-row>
        <table:table-row table:style-name="ro2">
          <table:table-cell table:style-name="ce65" table:number-columns-spanned="6" table:number-rows-spanned="1" office:value-type="string">
            <text:p>Note: Fs3E9gV6DXsYzf7Fqx1fVBQPQXV695eP3k5XbmHEZVRLkMdD9qCK is a private key that contains 300 factoids
CHAINID, CHAINIDGOOD, DIRECTORYBLOCKHEADKEYMERKELROOT, DIRECTORYBLOCKKEYMERKELROOT, DIRECTORYBLOCKPREVIOUSKEYMERKELROOT, ENTRYBLOCKHEADKEYMERKELROOT, ENTRYBLOCKKEYMERKELROOT, ENTRYBLOCKPREVIOUSKEYMERKELROOT, ECADDRESS01, ECADDRESS02, ENTRYHASH, are 64 digit hexadecimal numbers
ECWALLETADDRESSKEY01, ECWALLETADDRESSKEY02, FACTOIDWALLETADDRESSKEY01, and FACTOIDWALLETADDRESSKEY02 are 52 character base 58 numbers
DIRECTORYBLOCKTIMESTAMP is an integer representing the UNIX version of the time the Directory Block was created
ENTRYBLOCKTIMESTAMP is an integer representing the UNIX version of the time the Entry Block was created
ENTRYTIMESTAMP is an integer representing the UNIX version of the time the Entry was created
DIRECTORYBLOCKSEQUENCENUMBER is the number of previous Directory Blocks. The genesis block is 0
ENTRYBLOCKSEQUENCENUMBER is the number of previous Entry Blocks. The genesis block is 0
ENTRYSEQUENCENUMBER is the number of previous Entries in the Entry Block
EXTERNALIDs are pieces of data entered when a Chain is created which collectively form the Chain Name
CONTENT is the user data entered into each Entry</text:p>
          </table:table-cell>
          <table:covered-table-cell table:number-columns-repeated="5"/>
          <table:table-cell table:style-name="ce66" office:value-type="string">
            <text:p>Fail</text:p>
          </table:table-cell>
          <table:table-cell table:style-name="ce67"/>
          <table:table-cell table:style-name="ce64" table:formula="of:=SUM([.H10:.H10311])" office:value-type="string">
            <text:p>2</text:p>
          </table:table-cell>
          <table:table-cell table:number-columns-repeated="18" table:style-name="ce39"/>
        </table:table-row>
        <table:table-row table:style-name="ro2">
          <table:table-cell table:style-name="ce68" office:value-type="string">
            <text:p>STEP</text:p>
          </table:table-cell>
          <table:table-cell table:style-name="ce44" office:value-type="string">
            <text:p>NAME</text:p>
          </table:table-cell>
          <table:table-cell table:style-name="ce44" office:value-type="string">
            <text:p>ACTION TAKEN</text:p>
          </table:table-cell>
          <table:table-cell table:style-name="ce44" office:value-type="string">
            <text:p>EXPECTED RESULT</text:p>
          </table:table-cell>
          <table:table-cell table:style-name="ce44" office:value-type="string">
            <text:p>ACTUAL RESULT</text:p>
          </table:table-cell>
          <table:table-cell table:style-name="ce44" office:value-type="string">
            <text:p>COMMENTS</text:p>
          </table:table-cell>
          <table:table-cell table:style-name="ce62" office:value-type="string">
            <text:p>Pass, but needs fix to pass for the right reason
</text:p>
          </table:table-cell>
          <table:table-cell table:style-name="ce69"/>
          <table:table-cell table:style-name="ce64" table:formula="of:=SUM([.I10:.I10311])" office:value-type="string">
            <text:p>0</text:p>
          </table:table-cell>
          <table:table-cell table:number-columns-repeated="18" table:style-name="ce45"/>
        </table:table-row>
        <table:table-row table:style-name="ro2">
          <table:table-cell table:style-name="ce70" office:value-type="string">
            <text:p>1</text:p>
          </table:table-cell>
          <table:table-cell table:style-name="ce47" table:number-columns-spanned="5" table:number-rows-spanned="1" office:value-type="string">
            <text:p>WALLETS</text:p>
          </table:table-cell>
          <table:covered-table-cell table:number-columns-repeated="4"/>
          <table:table-cell table:style-name="ce71" office:value-type="string">
            <text:p>Unknown</text:p>
          </table:table-cell>
          <table:table-cell table:style-name="ce72"/>
          <table:table-cell table:style-name="ce73" table:formula="of:=SUM([.J10:.J10311])" office:value-type="string">
            <text:p>0</text:p>
          </table:table-cell>
          <table:table-cell table:number-columns-repeated="18" table:style-name="ce39"/>
        </table:table-row>
        <table:table-row table:style-name="ro2">
          <table:table-cell table:style-name="ce70" office:value-type="string">
            <text:p>1.1</text:p>
          </table:table-cell>
          <table:table-cell table:style-name="ce47" table:number-columns-spanned="5" table:number-rows-spanned="1" office:value-type="string">
            <text:p>FACTOID WALLET</text:p>
          </table:table-cell>
          <table:covered-table-cell table:number-columns-repeated="4"/>
          <table:table-cell table:style-name="ce74" office:value-type="string">
            <text:p>Tests</text:p>
          </table:table-cell>
          <table:table-cell table:style-name="ce39"/>
          <table:table-cell table:style-name="ce41" table:formula="of:=SUM([.I3:.I6])" office:value-type="string">
            <text:p>387</text:p>
          </table:table-cell>
          <table:table-cell table:number-columns-repeated="18" table:style-name="ce39"/>
        </table:table-row>
        <table:table-row table:style-name="ro2">
          <table:table-cell table:style-name="ce70" office:value-type="string">
            <text:p>1.1.1</text:p>
          </table:table-cell>
          <table:table-cell table:style-name="ce47" table:number-columns-spanned="5" table:number-rows-spanned="1" office:value-type="string">
            <text:p>CREATE FACTOID WALLET ADDRESSES</text:p>
          </table:table-cell>
          <table:covered-table-cell table:number-columns-repeated="4"/>
          <table:table-cell table:number-columns-repeated="21" table:style-name="ce39"/>
        </table:table-row>
        <table:table-row table:style-name="ro2">
          <table:table-cell table:style-name="ce70" office:value-type="string">
            <text:p>1.1.1.1</text:p>
          </table:table-cell>
          <table:table-cell table:style-name="ce47" table:number-columns-spanned="5" table:number-rows-spanned="1" office:value-type="string">
            <text:p>CREATE TWO  LEGITIMATE FACTOID WALLET ADDRESSES</text:p>
          </table:table-cell>
          <table:covered-table-cell table:number-columns-repeated="4"/>
          <table:table-cell table:number-columns-repeated="21" table:style-name="ce39"/>
        </table:table-row>
        <table:table-row table:style-name="ro2">
          <table:table-cell table:style-name="ce75" office:value-type="string">
            <text:p>1.1.1.1.1</text:p>
          </table:table-cell>
          <table:table-cell table:style-name="ce46" office:value-type="string">
            <text:p>Create a factoid wallet address</text:p>
          </table:table-cell>
          <table:table-cell table:style-name="ce46" office:value-type="string">
            <text:p>“factom-cli newaddress fct factoid-wallet-address-name01 Fs3E9gV6DXsYzf7Fqx1fVBQPQXV695eP3k5XbmHEZVRLkMdD9qCK”</text:p>
          </table:table-cell>
          <table:table-cell table:style-name="ce46" office:value-type="string">
            <text:p>FACTOIDWALLETADDRESSKEY01</text:p>
          </table:table-cell>
          <table:table-cell table:style-name="ce46" office:value-type="string">
            <text:p>“FA2jK2HcLnRdS94dEcU27rF3meoJfpUcZPSinpb7AwQvPRY6RL1Q”</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1.1.2</text:p>
          </table:table-cell>
          <table:table-cell table:style-name="ce46" office:value-type="string">
            <text:p>Create 2nd factoid wallet address</text:p>
          </table:table-cell>
          <table:table-cell table:style-name="ce46" office:value-type="string">
            <text:p>“factom-cli generateaddress fct factoid-wallet-address-name02”</text:p>
          </table:table-cell>
          <table:table-cell table:style-name="ce46" office:value-type="string">
            <text:p>FACTOIDWALLETADDRESSKEY02
</text:p>
          </table:table-cell>
          <table:table-cell table:style-name="ce46" office:value-type="string">
            <text:p>“FA2sWb8caqeAQUNFX9cF1UQ8PREV2cfZ13XoUEM82QFgvkKeXCkx”</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1.1.3</text:p>
          </table:table-cell>
          <table:table-cell table:style-name="ce46" office:value-type="string">
            <text:p>Create transfer transaction</text:p>
          </table:table-cell>
          <table:table-cell table:style-name="ce46" office:value-type="string">
            <text:p>“factom-cli newtransaction setup”</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8" office:value-type="float" office:value="1">
            <text:p>1</text:p>
          </table:table-cell>
          <table:table-cell table:number-columns-repeated="20" table:style-name="ce39"/>
        </table:table-row>
        <table:table-row table:style-name="ro2">
          <table:table-cell table:style-name="ce75" office:value-type="string">
            <text:p>1.1.1.1.4</text:p>
          </table:table-cell>
          <table:table-cell table:style-name="ce46" office:value-type="string">
            <text:p>Transfer 150 factoids from 1st factoid wallet address</text:p>
          </table:table-cell>
          <table:table-cell table:style-name="ce46" office:value-type="string">
            <text:p>“factom-cli addinput setuptransaction $FACTOIDWALLETADDRESSKEY 15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1.1.5</text:p>
          </table:table-cell>
          <table:table-cell table:style-name="ce46" office:value-type="string">
            <text:p>Transfer 149 factoids to 2nd factoid wallet address</text:p>
          </table:table-cell>
          <table:table-cell table:style-name="ce46" office:value-type="string">
            <text:p>“factom-cli addoutput setuptransaction factoid-wallet-address-name02 149”</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8" office:value-type="float" office:value="1">
            <text:p>1</text:p>
          </table:table-cell>
          <table:table-cell table:number-columns-repeated="20" table:style-name="ce39"/>
        </table:table-row>
        <table:table-row table:style-name="ro2">
          <table:table-cell table:style-name="ce75" office:value-type="string">
            <text:p>1.1.1.1.6</text:p>
          </table:table-cell>
          <table:table-cell table:style-name="ce46" office:value-type="string">
            <text:p>Sign transaction</text:p>
          </table:table-cell>
          <table:table-cell table:style-name="ce46" office:value-type="string">
            <text:p>“factom-cli sign setuptransaction”</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1.1.7</text:p>
          </table:table-cell>
          <table:table-cell table:style-name="ce46" office:value-type="string">
            <text:p>Submit transaction</text:p>
          </table:table-cell>
          <table:table-cell table:style-name="ce46" office:value-type="string">
            <text:p>"factom-cli submit setuptransaction"</text:p>
          </table:table-cell>
          <table:table-cell table:style-name="ce46" office:value-type="string">
            <text:p>"submission accepted"</text:p>
          </table:table-cell>
          <table:table-cell table:style-name="ce46" office:value-type="string">
            <text:p>"Successfully submitted the transaction"</text:p>
          </table:table-cell>
          <table:table-cell table:style-name="ce76"/>
          <table:table-cell table:style-name="ce74"/>
          <table:table-cell table:number-columns-repeated="20" table:style-name="ce39"/>
        </table:table-row>
        <table:table-row table:style-name="ro2">
          <table:table-cell table:style-name="ce70" office:value-type="string">
            <text:p>1.1.1.2</text:p>
          </table:table-cell>
          <table:table-cell table:style-name="ce47" table:number-columns-spanned="5" table:number-rows-spanned="1" office:value-type="string">
            <text:p>TRY TO CREATE TOO LONG FACTOID WALLET ADDRESS NAME</text:p>
          </table:table-cell>
          <table:covered-table-cell table:number-columns-repeated="4"/>
          <table:table-cell table:number-columns-repeated="21" table:style-name="ce39"/>
        </table:table-row>
        <table:table-row table:style-name="ro2">
          <table:table-cell table:style-name="ce75" office:value-type="string">
            <text:p>1.1.1.2.1</text:p>
          </table:table-cell>
          <table:table-cell table:style-name="ce46" office:value-type="string">
            <text:p>Create a factoid wallet address name longer than 32 characters</text:p>
          </table:table-cell>
          <table:table-cell table:style-name="ce46" office:value-type="string">
            <text:p>“factom-cli generateaddress fct factoid-wallet-address-name890123”</text:p>
          </table:table-cell>
          <table:table-cell table:style-name="ce46" office:value-type="string">
            <text:p>“Length of factom wallet address name limited to 32 characters”</text:p>
          </table:table-cell>
          <table:table-cell table:style-name="ce46" office:value-type="string">
            <text:p>“factom-cli generateaddress fct factoid-wallet-address-name890123
Key is too long.  Keys must be less than or equal to 32 character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3</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3.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4</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4.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5</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5.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6</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6.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factom-cli generateaddress fct "'F02'/home/factom/robertubuntu/testing/test-plans-and-scripts/Robert-API/full/full.sh' "
Key is too long.  Keys must be less than or equal to 32 character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7</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7.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8</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8.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9</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9.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style-name="ce39"/>
          <table:table-cell table:style-name="ce74" office:value-type="string">
            <text:p/>
          </table:table-cell>
          <table:table-cell table:number-columns-repeated="18" table:style-name="ce39"/>
        </table:table-row>
        <table:table-row table:style-name="ro2">
          <table:table-cell table:style-name="ce70" office:value-type="string">
            <text:p>1.1.1.10</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10.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1</text:p>
          </table:table-cell>
          <table:table-cell table:style-name="ce47" table:number-columns-spanned="5" table:number-rows-spanned="1" office:value-type="string">
            <text:p>TRY TO CREATE FACTOID WALLET ADDRESS NAME CONTAINING "&amp;"</text:p>
          </table:table-cell>
          <table:covered-table-cell table:number-columns-repeated="4"/>
          <table:table-cell table:number-columns-repeated="21" table:style-name="ce39"/>
        </table:table-row>
        <table:table-row table:style-name="ro2">
          <table:table-cell table:style-name="ce75" office:value-type="string">
            <text:p>1.1.1.11.1</text:p>
          </table:table-cell>
          <table:table-cell table:style-name="ce46" office:value-type="string">
            <text:p>Create a factoid wallet address name containing "&amp;"</text:p>
          </table:table-cell>
          <table:table-cell table:style-name="ce46" office:value-type="string">
            <text:p>“factom-cli generateaddress fct "'F&amp;02'”"</text:p>
          </table:table-cell>
          <table:table-cell table:style-name="ce46" office:value-type="string">
            <text:p>“Characters in factom wallet address name limited to A-Z,0-9,a-z,-, and _”</text:p>
          </table:table-cell>
          <table:table-cell table:style-name="ce46" office:value-type="string">
            <text:p>“The key or name''F&amp;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2</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12.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3</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13.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4</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14.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5</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15.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6</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16.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7</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17.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8</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18.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9</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19.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0</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20.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1</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21.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2</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22.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3</text:p>
          </table:table-cell>
          <table:table-cell table:style-name="ce47" table:number-columns-spanned="5" table:number-rows-spanned="1" office:value-type="string">
            <text:p>TRY TO CREATE FACTOID WALLET ADDRESS NAME CONTAINING "&lt;"</text:p>
          </table:table-cell>
          <table:covered-table-cell table:number-columns-repeated="4"/>
          <table:table-cell table:number-columns-repeated="21" table:style-name="ce39"/>
        </table:table-row>
        <table:table-row table:style-name="ro2">
          <table:table-cell table:style-name="ce75" office:value-type="string">
            <text:p>1.1.1.23.1</text:p>
          </table:table-cell>
          <table:table-cell table:style-name="ce46" office:value-type="string">
            <text:p>Create a factoid wallet address name containing "&lt;"</text:p>
          </table:table-cell>
          <table:table-cell table:style-name="ce46" office:value-type="string">
            <text:p>“factom-cli generateaddress fct "'F&lt;02'”"</text:p>
          </table:table-cell>
          <table:table-cell table:style-name="ce46" office:value-type="string">
            <text:p>“Characters in factom wallet address name limited to A-Z,0-9,a-z,-, and _”</text:p>
          </table:table-cell>
          <table:table-cell table:style-name="ce46" office:value-type="string">
            <text:p>“The key or name ''F&lt;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4</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24.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5</text:p>
          </table:table-cell>
          <table:table-cell table:style-name="ce47" table:number-columns-spanned="5" table:number-rows-spanned="1" office:value-type="string">
            <text:p>TRY TO CREATE FACTOID WALLET ADDRESS NAME STARTING WITH "&gt;"</text:p>
          </table:table-cell>
          <table:covered-table-cell table:number-columns-repeated="4"/>
          <table:table-cell table:number-columns-repeated="21" table:style-name="ce39"/>
        </table:table-row>
        <table:table-row table:style-name="ro2">
          <table:table-cell table:style-name="ce75" office:value-type="string">
            <text:p>1.1.1.25.1</text:p>
          </table:table-cell>
          <table:table-cell table:style-name="ce46" office:value-type="string">
            <text:p>Create a factoid wallet address name starting with "&gt;"</text:p>
          </table:table-cell>
          <table:table-cell table:style-name="ce46" office:value-type="string">
            <text:p>“factom-cli generateaddress fct "'&gt;F02'”"</text:p>
          </table:table-cell>
          <table:table-cell table:style-name="ce46" office:value-type="string">
            <text:p>“Characters in factom wallet address name limited to A-Z,0-9,a-z,-, and _”</text:p>
          </table:table-cell>
          <table:table-cell table:style-name="ce46" office:value-type="string">
            <text:p>“The key or name ''&gt;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6</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26.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7</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27.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8</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28.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text:p>
          </table:table-cell>
          <table:table-cell table:style-name="ce47" table:number-columns-spanned="5" table:number-rows-spanned="1" office:value-type="string">
            <text:p>GET FACTOID WALLET ADDRESS BALANCES</text:p>
          </table:table-cell>
          <table:covered-table-cell table:number-columns-repeated="4"/>
          <table:table-cell table:number-columns-repeated="21" table:style-name="ce39"/>
        </table:table-row>
        <table:table-row table:style-name="ro2">
          <table:table-cell table:style-name="ce70" office:value-type="string">
            <text:p>1.1.2.1</text:p>
          </table:table-cell>
          <table:table-cell table:style-name="ce47" table:number-columns-spanned="5" table:number-rows-spanned="1" office:value-type="string">
            <text:p>LIST ALL WALLET ADDRESS BALANCES</text:p>
          </table:table-cell>
          <table:covered-table-cell table:number-columns-repeated="4"/>
          <table:table-cell table:number-columns-repeated="21" table:style-name="ce39"/>
        </table:table-row>
        <table:table-row table:style-name="ro2">
          <table:table-cell table:style-name="ce75" office:value-type="string">
            <text:p>1.1.2.1.1</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factoid-wallet-address-name01 = 150.0
 factoid-wallet-address-name02 = 149.0"</text:p>
          </table:table-cell>
          <table:table-cell table:style-name="ce46" office:value-type="string">
            <text:p>"   factoid-wallet-address-name01    FA2jK2HcLnRdS94dEcU27rF3meoJfpUcZPSinpb7AwQvPRY6RL1Q           150.0
    factoid-wallet-address-name02    FA2sWb8caqeAQUNFX9cF1UQ8PREV2cfZ13XoUEM82QFgvkKeXCkx           149.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2</text:p>
          </table:table-cell>
          <table:table-cell table:style-name="ce47" table:number-columns-spanned="5" table:number-rows-spanned="1" office:value-type="string">
            <text:p>LIST FACTOID WALLET ADDRESS BALANCES INDIVIDUALLY</text:p>
          </table:table-cell>
          <table:covered-table-cell table:number-columns-repeated="4"/>
          <table:table-cell table:number-columns-repeated="21" table:style-name="ce39"/>
        </table:table-row>
        <table:table-row table:style-name="ro2">
          <table:table-cell table:style-name="ce75" office:value-type="string">
            <text:p>1.1.2.2.1</text:p>
          </table:table-cell>
          <table:table-cell table:style-name="ce46" office:value-type="string">
            <text:p>Get 1st factoid wallet address balance by name</text:p>
          </table:table-cell>
          <table:table-cell table:style-name="ce46" office:value-type="string">
            <text:p>“factom-cli balance fct factoid-wallet-address-name01”</text:p>
          </table:table-cell>
          <table:table-cell table:style-name="ce75" office:value-type="string">
            <text:p>150.0</text:p>
          </table:table-cell>
          <table:table-cell table:style-name="ce46" office:value-type="string">
            <text:p>"Balance of  factoid-wallet-address-name01  =            150.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2.2.2</text:p>
          </table:table-cell>
          <table:table-cell table:style-name="ce46" office:value-type="string">
            <text:p>Get 1st factoid wallet address balance by key</text:p>
          </table:table-cell>
          <table:table-cell table:style-name="ce46" office:value-type="string">
            <text:p>“factom-cli balance fct "FACTOIDWALLETADDRESSKEY01</text:p>
          </table:table-cell>
          <table:table-cell table:style-name="ce75" office:value-type="string">
            <text:p>150.0</text:p>
          </table:table-cell>
          <table:table-cell table:style-name="ce46" office:value-type="string">
            <text:p>"Balance of  FA2jK2HcLnRdS94dEcU27rF3meoJfpUcZPSinpb7AwQvPRY6RL1Q  =            150.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2.2.3</text:p>
          </table:table-cell>
          <table:table-cell table:style-name="ce46" office:value-type="string">
            <text:p>Get 2nd factoid wallet address balance by name</text:p>
          </table:table-cell>
          <table:table-cell table:style-name="ce46" office:value-type="string">
            <text:p>“factom-cli balance fct factoid-wallet-address-name02”</text:p>
          </table:table-cell>
          <table:table-cell table:style-name="ce75" office:value-type="string">
            <text:p>149.0</text:p>
          </table:table-cell>
          <table:table-cell table:style-name="ce46" office:value-type="string">
            <text:p>"Balance of  factoid-wallet-address-name01  =            149.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2.2.4</text:p>
          </table:table-cell>
          <table:table-cell table:style-name="ce46" office:value-type="string">
            <text:p>Get 2nd factoid wallet address balance by key</text:p>
          </table:table-cell>
          <table:table-cell table:style-name="ce46" office:value-type="string">
            <text:p>“factom-cli balance fct "FACTOIDWALLETADDRESSKEY02</text:p>
          </table:table-cell>
          <table:table-cell table:style-name="ce75" office:value-type="string">
            <text:p>149.0</text:p>
          </table:table-cell>
          <table:table-cell table:style-name="ce46" office:value-type="string">
            <text:p>"Balance of  FA2sWb8caqeAQUNFX9cF1UQ8PREV2cfZ13XoUEM82QFgvkKeXCkx  =  149.0"
</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3</text:p>
          </table:table-cell>
          <table:table-cell table:style-name="ce47" table:number-columns-spanned="5" table:number-rows-spanned="1" office:value-type="string">
            <text:p>REQUEST BALANCE OF NON-EXISTENT FACTOID WALLET ADDRESS</text:p>
          </table:table-cell>
          <table:covered-table-cell table:number-columns-repeated="4"/>
          <table:table-cell table:number-columns-repeated="21" table:style-name="ce39"/>
        </table:table-row>
        <table:table-row table:style-name="ro2">
          <table:table-cell table:style-name="ce75" office:value-type="string">
            <text:p>1.1.2.3.1</text:p>
          </table:table-cell>
          <table:table-cell table:style-name="ce46" office:value-type="string">
            <text:p>Get factoid wallet address balance of non-existent key</text:p>
          </table:table-cell>
          <table:table-cell table:style-name="ce46" office:value-type="string">
            <text:p>“factom-cli balance fct xxx”</text:p>
          </table:table-cell>
          <table:table-cell table:style-name="ce46" office:value-type="string">
            <text:p>"non-existent factoid wallet address"</text:p>
          </table:table-cell>
          <table:table-cell table:style-name="ce46" office:value-type="string">
            <text:p>“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4</text:p>
          </table:table-cell>
          <table:table-cell table:style-name="ce47" table:number-columns-spanned="5" table:number-rows-spanned="1" office:value-type="string">
            <text:p>REQUEST BALANCE OF FACTOID WALLET ADDRESS NAME TOO LONG</text:p>
          </table:table-cell>
          <table:covered-table-cell table:number-columns-repeated="4"/>
          <table:table-cell table:number-columns-repeated="21" table:style-name="ce39"/>
        </table:table-row>
        <table:table-row table:style-name="ro2">
          <table:table-cell table:style-name="ce75" office:value-type="string">
            <text:p>1.1.2.4.1</text:p>
          </table:table-cell>
          <table:table-cell table:style-name="ce46" office:value-type="string">
            <text:p>Get factoid wallet address balance of a name too long</text:p>
          </table:table-cell>
          <table:table-cell table:style-name="ce46" office:value-type="string">
            <text:p>“factom-cli balance fct factoid-wallet-address-name890123”</text:p>
          </table:table-cell>
          <table:table-cell table:style-name="ce46" office:value-type="string">
            <text:p>“Length of factom wallet address name limited to 32 characters”</text:p>
          </table:table-cell>
          <table:table-cell table:style-name="ce77" office:value-type="string">
            <text:p>"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5</text:p>
          </table:table-cell>
          <table:table-cell table:style-name="ce47" table:number-columns-spanned="5" table:number-rows-spanned="1" office:value-type="string">
            <text:p>REQUEST BALANCE OF FACTOID WALLET ADDRESS WITH NO NAME</text:p>
          </table:table-cell>
          <table:covered-table-cell table:number-columns-repeated="4"/>
          <table:table-cell table:number-columns-repeated="21" table:style-name="ce39"/>
        </table:table-row>
        <table:table-row table:style-name="ro2">
          <table:table-cell table:style-name="ce75" office:value-type="string">
            <text:p>1.1.2.5.1</text:p>
          </table:table-cell>
          <table:table-cell table:style-name="ce46" office:value-type="string">
            <text:p>Get factoid wallet address with no name balance</text:p>
          </table:table-cell>
          <table:table-cell table:style-name="ce46" office:value-type="string">
            <text:p>“factom-cli balance fct factoid-wallet-address-name890123”</text:p>
          </table:table-cell>
          <table:table-cell table:style-name="ce46" office:value-type="string">
            <text:p>“No wallet address name given”</text:p>
          </table:table-cell>
          <table:table-cell table:style-name="ce77" office:value-type="string">
            <text:p>"Too few argument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text:p>
          </table:table-cell>
          <table:table-cell table:style-name="ce47" table:number-columns-spanned="5" table:number-rows-spanned="1" office:value-type="string">
            <text:p>ENTRY CREDIT WALLET</text:p>
          </table:table-cell>
          <table:covered-table-cell table:number-columns-repeated="4"/>
          <table:table-cell table:number-columns-repeated="21" table:style-name="ce39"/>
        </table:table-row>
        <table:table-row table:style-name="ro2">
          <table:table-cell table:style-name="ce70" office:value-type="string">
            <text:p>1.2.1</text:p>
          </table:table-cell>
          <table:table-cell table:style-name="ce47" table:number-columns-spanned="5" table:number-rows-spanned="1" office:value-type="string">
            <text:p>CREATE ENTRY CREDIT WALLET ADDRESSES</text:p>
          </table:table-cell>
          <table:covered-table-cell table:number-columns-repeated="4"/>
          <table:table-cell table:number-columns-repeated="21" table:style-name="ce39"/>
        </table:table-row>
        <table:table-row table:style-name="ro2">
          <table:table-cell table:style-name="ce70" office:value-type="string">
            <text:p>1.2.1.1</text:p>
          </table:table-cell>
          <table:table-cell table:style-name="ce47" table:number-columns-spanned="5" table:number-rows-spanned="1" office:value-type="string">
            <text:p>CREATE LEGITIMATE ENTRY CREDIT WALLET ADDRESS NAMES</text:p>
          </table:table-cell>
          <table:covered-table-cell table:number-columns-repeated="4"/>
          <table:table-cell table:number-columns-repeated="21" table:style-name="ce39"/>
        </table:table-row>
        <table:table-row table:style-name="ro2">
          <table:table-cell table:style-name="ce75" office:value-type="string">
            <text:p>1.2.1.1.1</text:p>
          </table:table-cell>
          <table:table-cell table:style-name="ce46" office:value-type="string">
            <text:p>Create 1st entry credit wallet address name</text:p>
          </table:table-cell>
          <table:table-cell table:style-name="ce46" office:value-type="string">
            <text:p>“factom-cli generateaddress ec ec-wallet-address-name01"</text:p>
          </table:table-cell>
          <table:table-cell table:style-name="ce46" office:value-type="string">
            <text:p>ECWALLETADDRESSKEY01</text:p>
          </table:table-cell>
          <table:table-cell table:style-name="ce46" office:value-type="string">
            <text:p>"EC1xdQWYNZT2zYpkAxXigQmAK4eKCsyxvYDMjJfLsqaZ63vLi88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2.1.1.2</text:p>
          </table:table-cell>
          <table:table-cell table:style-name="ce46" office:value-type="string">
            <text:p>Create 2nd entry credit wallet address name</text:p>
          </table:table-cell>
          <table:table-cell table:style-name="ce46" office:value-type="string">
            <text:p>“factom-cli generateaddress ec ec-wallet-address-name02"</text:p>
          </table:table-cell>
          <table:table-cell table:style-name="ce46" office:value-type="string">
            <text:p>ECWALLETADDRESSKEY02</text:p>
          </table:table-cell>
          <table:table-cell table:style-name="ce46" office:value-type="string">
            <text:p>"EC1mDHRwFVEKx98RWnGAoQAQU7zQzAQa3aSZ3R1fJeTy8DTubvmK"</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1.2</text:p>
          </table:table-cell>
          <table:table-cell table:style-name="ce47" table:number-columns-spanned="5" table:number-rows-spanned="1" office:value-type="string">
            <text:p>CREATE ENTRY CREDIT WALLET ADDRESS NAME STARTING WITH "$"</text:p>
          </table:table-cell>
          <table:covered-table-cell table:number-columns-repeated="4"/>
          <table:table-cell table:number-columns-repeated="21" table:style-name="ce39"/>
        </table:table-row>
        <table:table-row table:style-name="ro2">
          <table:table-cell table:style-name="ce75" office:value-type="string">
            <text:p>1.2.1.2.1</text:p>
          </table:table-cell>
          <table:table-cell table:style-name="ce46" office:value-type="string">
            <text:p>Create a entry credit wallet address name starting with "$"</text:p>
          </table:table-cell>
          <table:table-cell table:style-name="ce46" office:value-type="string">
            <text:p>“factom-cli generateaddress fct '$E01'”</text:p>
          </table:table-cell>
          <table:table-cell table:style-name="ce46" office:value-type="string">
            <text:p>“No special characters allowed in factom wallet address name”</text:p>
          </table:table-cell>
          <table:table-cell table:style-name="ce46" office:value-type="string">
            <text:p>The key or name '$E01'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1.3</text:p>
          </table:table-cell>
          <table:table-cell table:style-name="ce47" table:number-columns-spanned="5" table:number-rows-spanned="1" office:value-type="string">
            <text:p>CREATE ENTRY CREDIT WALLET ADDRESS NAME STARTING WITH "/"</text:p>
          </table:table-cell>
          <table:covered-table-cell table:number-columns-repeated="4"/>
          <table:table-cell table:number-columns-repeated="21" table:style-name="ce39"/>
        </table:table-row>
        <table:table-row table:style-name="ro2">
          <table:table-cell table:style-name="ce75" office:value-type="string">
            <text:p>1.2.1.3.1</text:p>
          </table:table-cell>
          <table:table-cell table:style-name="ce46" office:value-type="string">
            <text:p>Create a entry credit wallet address name starting with "/"</text:p>
          </table:table-cell>
          <table:table-cell table:style-name="ce46" office:value-type="string">
            <text:p>“factom-cli generateaddress fct "'/E02'”"</text:p>
          </table:table-cell>
          <table:table-cell table:style-name="ce46" office:value-type="string">
            <text:p>“No special characters allowed in factom wallet address name”</text:p>
          </table:table-cell>
          <table:table-cell table:style-name="ce46" office:value-type="string">
            <text:p>“The key or name ''/E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1.4</text:p>
          </table:table-cell>
          <table:table-cell table:style-name="ce47" table:number-columns-spanned="5" table:number-rows-spanned="1" office:value-type="string">
            <text:p>TRY TO CREATE TOO LONG ENTRY CREDIT WALLET ADDRESS NAME</text:p>
          </table:table-cell>
          <table:covered-table-cell table:number-columns-repeated="4"/>
          <table:table-cell table:number-columns-repeated="21" table:style-name="ce39"/>
        </table:table-row>
        <table:table-row table:style-name="ro2">
          <table:table-cell table:style-name="ce75" office:value-type="string">
            <text:p>1.2.1.4.1</text:p>
          </table:table-cell>
          <table:table-cell table:style-name="ce46" office:value-type="string">
            <text:p>Create an entry credit wallet address name longer than 32 characters</text:p>
          </table:table-cell>
          <table:table-cell table:style-name="ce46" office:value-type="string">
            <text:p>“factom-cli generateaddress ec entry-credit-wallet-address-name01</text:p>
          </table:table-cell>
          <table:table-cell table:style-name="ce46" office:value-type="string">
            <text:p>“Name too long”</text:p>
          </table:table-cell>
          <table:table-cell table:style-name="ce46" office:value-type="string">
            <text:p>“Key is too long.  Keys must be less than or equal to 32 character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text:p>
          </table:table-cell>
          <table:table-cell table:style-name="ce47" table:number-columns-spanned="5" table:number-rows-spanned="1" office:value-type="string">
            <text:p>GET ENTRY CREDIT WALLET ADDRESS BALANCES</text:p>
          </table:table-cell>
          <table:covered-table-cell table:number-columns-repeated="4"/>
          <table:table-cell table:number-columns-repeated="21" table:style-name="ce39"/>
        </table:table-row>
        <table:table-row table:style-name="ro2">
          <table:table-cell table:style-name="ce70" office:value-type="string">
            <text:p>1.2.2.1</text:p>
          </table:table-cell>
          <table:table-cell table:style-name="ce47" table:number-columns-spanned="5" table:number-rows-spanned="1" office:value-type="string">
            <text:p>LIST ALL ENTRY CREDIT WALLET ADDRESS BALANCES</text:p>
          </table:table-cell>
          <table:covered-table-cell table:number-columns-repeated="4"/>
          <table:table-cell table:number-columns-repeated="21" table:style-name="ce39"/>
        </table:table-row>
        <table:table-row table:style-name="ro2">
          <table:table-cell table:style-name="ce75" office:value-type="string">
            <text:p>1.2.2.1.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FACTOIDWALLETADDRESSKEY01" 150.0
factoid-wallet-address-name02 "FACTOIDWALLETADDRESSKEY01" 149.0
ec-wallet-address-name01 "ECWALLETADDRESSKEY01" 0
ec-wallet-address-name02 "ECWALLETADDRESSKEY02" 0"</text:p>
          </table:table-cell>
          <table:table-cell table:style-name="ce75" office:value-type="string">
            <text:p>"  Factoid Addresses

    factoid-wallet-address-name01    FA2jK2HcLnRdS94dEcU27rF3meoJfpUcZPSinpb7AwQvPRY6RL1Q           150.0
    factoid-wallet-address-name02    FA2sWb8caqeAQUNFX9cF1UQ8PREV2cfZ13XoUEM82QFgvkKeXCkx           149.0

  Entry Credit Addresses

         ec-wallet-address-name01    EC1xdQWYNZT2zYpkAxXigQmAK4eKCsyxvYDMjJfLsqaZ63vLi88T              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2</text:p>
          </table:table-cell>
          <table:table-cell table:style-name="ce47" table:number-columns-spanned="5" table:number-rows-spanned="1" office:value-type="string">
            <text:p>LIST ENTRY CREDIT WALLET ADDRESS BALANCES INDIVIDUALLY</text:p>
          </table:table-cell>
          <table:covered-table-cell table:number-columns-repeated="4"/>
          <table:table-cell table:number-columns-repeated="21" table:style-name="ce39"/>
        </table:table-row>
        <table:table-row table:style-name="ro2">
          <table:table-cell table:style-name="ce75" office:value-type="string">
            <text:p>1.2.2.2.1</text:p>
          </table:table-cell>
          <table:table-cell table:style-name="ce46" office:value-type="string">
            <text:p>Get 1st entry credit wallet address balance by name</text:p>
          </table:table-cell>
          <table:table-cell table:style-name="ce46" office:value-type="string">
            <text:p>“factom-cli balance ec ec-wallet-address-name01”</text:p>
          </table:table-cell>
          <table:table-cell table:style-name="ce46" office:value-type="string">
            <text:p>"Balance of  ec-wallet-address-name01  =  0"</text:p>
          </table:table-cell>
          <table:table-cell table:style-name="ce46" office:value-type="string">
            <text:p>"Balance of  ec-wallet-address-name01  =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2.2.2.2</text:p>
          </table:table-cell>
          <table:table-cell table:style-name="ce46" office:value-type="string">
            <text:p>Get 1st entry credit wallet address balance by key</text:p>
          </table:table-cell>
          <table:table-cell table:style-name="ce46" office:value-type="string">
            <text:p>“factom-cli balance ec "ECWALLETADDRESSKEY01</text:p>
          </table:table-cell>
          <table:table-cell table:style-name="ce46" office:value-type="string">
            <text:p>"Balance of "ECWALLETADDRESSKEY01"  =  0"</text:p>
          </table:table-cell>
          <table:table-cell table:style-name="ce46" office:value-type="string">
            <text:p>"Balance of  EC1xdQWYNZT2zYpkAxXigQmAK4eKCsyxvYDMjJfLsqaZ63vLi88T  =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2.2.2.3</text:p>
          </table:table-cell>
          <table:table-cell table:style-name="ce46" office:value-type="string">
            <text:p>Get 2nd entry credit wallet address balance by name</text:p>
          </table:table-cell>
          <table:table-cell table:style-name="ce46" office:value-type="string">
            <text:p>“factom-cli balance ec ec-wallet-address-name02”</text:p>
          </table:table-cell>
          <table:table-cell table:style-name="ce46" office:value-type="string">
            <text:p>"Balance of  ec-wallet-address-name02  =  0"</text:p>
          </table:table-cell>
          <table:table-cell table:style-name="ce46" office:value-type="string">
            <text:p>"Balance of  ec-wallet-address-name02  =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2.2.2.4</text:p>
          </table:table-cell>
          <table:table-cell table:style-name="ce46" office:value-type="string">
            <text:p>Get 2nd entry credit wallet address balance by key</text:p>
          </table:table-cell>
          <table:table-cell table:style-name="ce46" office:value-type="string">
            <text:p>“factom-cli balance ec "ECWALLETADDRESSKEY02</text:p>
          </table:table-cell>
          <table:table-cell table:style-name="ce46" office:value-type="string">
            <text:p>"Balance of "ECWALLETADDRESSKEY02"  =  0"</text:p>
          </table:table-cell>
          <table:table-cell table:style-name="ce46" office:value-type="string">
            <text:p>"Balance of  EC1mDHRwFVEKx98RWnGAoQAQU7zQzAQa3aSZ3R1fJeTy8DTubvmK  =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3</text:p>
          </table:table-cell>
          <table:table-cell table:style-name="ce47" table:number-columns-spanned="5" table:number-rows-spanned="1" office:value-type="string">
            <text:p>REQUEST BALANCE OF NON-EXISTENT ENTRY CREDIT WALLET ADDRESS</text:p>
          </table:table-cell>
          <table:covered-table-cell table:number-columns-repeated="4"/>
          <table:table-cell table:number-columns-repeated="21" table:style-name="ce39"/>
        </table:table-row>
        <table:table-row table:style-name="ro2">
          <table:table-cell table:style-name="ce75" office:value-type="string">
            <text:p>1.2.2.3.1</text:p>
          </table:table-cell>
          <table:table-cell table:style-name="ce46" office:value-type="string">
            <text:p>Get entry credit wallet address balance of non-existent key</text:p>
          </table:table-cell>
          <table:table-cell table:style-name="ce46" office:value-type="string">
            <text:p>“factom-cli balance ec xxx”</text:p>
          </table:table-cell>
          <table:table-cell table:style-name="ce46" office:value-type="string">
            <text:p>"non-existent entry credit wallet address"</text:p>
          </table:table-cell>
          <table:table-cell table:style-name="ce46" office:value-type="string">
            <text:p>“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4</text:p>
          </table:table-cell>
          <table:table-cell table:style-name="ce47" table:number-columns-spanned="5" table:number-rows-spanned="1" office:value-type="string">
            <text:p>REQUEST BALANCE OF ENTRY CREDIT WALLET ADDRESS NAME TOO LONG</text:p>
          </table:table-cell>
          <table:covered-table-cell table:number-columns-repeated="4"/>
          <table:table-cell table:number-columns-repeated="21" table:style-name="ce39"/>
        </table:table-row>
        <table:table-row table:style-name="ro2">
          <table:table-cell table:style-name="ce75" office:value-type="string">
            <text:p>1.2.2.4.1</text:p>
          </table:table-cell>
          <table:table-cell table:style-name="ce46" office:value-type="string">
            <text:p>Get entry credit wallet address balance of a name too long</text:p>
          </table:table-cell>
          <table:table-cell table:style-name="ce46" office:value-type="string">
            <text:p>“factom-cli balance ec hhhhhhhhhhhhhhhhhhhhhhhhhhhhhhhhhhhhhhhhhhhhhhhhhhhhhhhhhhhhhhhhhhhhhhhhhhhhhhhhhhhhhhhhhaaaa”</text:p>
          </table:table-cell>
          <table:table-cell table:style-name="ce46" office:value-type="string">
            <text:p>“Length of entry credit wallet address name limited to 32 characters”</text:p>
          </table:table-cell>
          <table:table-cell table:style-name="ce77" office:value-type="string">
            <text:p>"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5</text:p>
          </table:table-cell>
          <table:table-cell table:style-name="ce47" table:number-columns-spanned="5" table:number-rows-spanned="1" office:value-type="string">
            <text:p>REQUEST ENTRY CREDIT BALANCE OF FACTOID WALLET ADDRESS</text:p>
          </table:table-cell>
          <table:covered-table-cell table:number-columns-repeated="4"/>
          <table:table-cell table:number-columns-repeated="21" table:style-name="ce39"/>
        </table:table-row>
        <table:table-row table:style-name="ro2">
          <table:table-cell table:style-name="ce75" office:value-type="string">
            <text:p>1.2.2.5.1</text:p>
          </table:table-cell>
          <table:table-cell table:style-name="ce46" office:value-type="string">
            <text:p>Get entry credit balance of factoid wallet address </text:p>
          </table:table-cell>
          <table:table-cell table:style-name="ce46" office:value-type="string">
            <text:p>“factom-cli balance ec factoid-wallet-address-name01”</text:p>
          </table:table-cell>
          <table:table-cell table:style-name="ce46" office:value-type="string">
            <text:p>"non-existent entry credit wallet address"</text:p>
          </table:table-cell>
          <table:table-cell table:style-name="ce77" office:value-type="string">
            <text:p>"Address undefined or invalid"</text:p>
          </table:table-cell>
          <table:table-cell table:style-name="ce76" office:value-type="string">
            <text:p>OK</text:p>
          </table:table-cell>
          <table:table-cell table:style-name="ce74" office:value-type="float" office:value="1">
            <text:p>1</text:p>
          </table:table-cell>
          <table:table-cell table:style-name="ce39"/>
          <table:table-cell/>
          <table:table-cell table:number-columns-repeated="18" table:style-name="ce39"/>
        </table:table-row>
        <table:table-row table:style-name="ro2">
          <table:table-cell table:style-name="ce70" office:value-type="string">
            <text:p>1.2.2.6</text:p>
          </table:table-cell>
          <table:table-cell table:style-name="ce47" table:number-columns-spanned="5" table:number-rows-spanned="1" office:value-type="string">
            <text:p>REQUEST FACTOID BALANCE OF ENTRY CREDIT WALLET ADDRESS</text:p>
          </table:table-cell>
          <table:covered-table-cell table:number-columns-repeated="4"/>
          <table:table-cell table:style-name="ce39"/>
          <table:table-cell table:number-columns-repeated="2"/>
          <table:table-cell table:number-columns-repeated="18" table:style-name="ce39"/>
        </table:table-row>
        <table:table-row table:style-name="ro2">
          <table:table-cell table:style-name="ce75" office:value-type="string">
            <text:p>1.2.2.6.1</text:p>
          </table:table-cell>
          <table:table-cell table:style-name="ce46" office:value-type="string">
            <text:p>Get factoid balance of entry credit wallet address </text:p>
          </table:table-cell>
          <table:table-cell table:style-name="ce46" office:value-type="string">
            <text:p>“factom-cli balance fct ec-wallet-address-name01”</text:p>
          </table:table-cell>
          <table:table-cell table:style-name="ce46" office:value-type="string">
            <text:p>"non-existent factoid wallet address"</text:p>
          </table:table-cell>
          <table:table-cell table:style-name="ce46" office:value-type="string">
            <text:p>“Balance of  ec-wallet-address-name01  =              0.0”</text:p>
          </table:table-cell>
          <table:table-cell table:style-name="ce79" office:value-type="string">
            <text:p/>
          </table:table-cell>
          <table:table-cell/>
          <table:table-cell table:style-name="ce74" office:value-type="float" office:value="1">
            <text:p>1</text:p>
          </table:table-cell>
          <table:table-cell/>
          <table:table-cell table:number-columns-repeated="18" table:style-name="ce39"/>
        </table:table-row>
        <table:table-row table:style-name="ro2">
          <table:table-cell table:style-name="ce70" office:value-type="string">
            <text:p>2</text:p>
          </table:table-cell>
          <table:table-cell table:style-name="ce47" table:number-columns-spanned="5" table:number-rows-spanned="1" office:value-type="string">
            <text:p>TRANSACTIONS</text:p>
          </table:table-cell>
          <table:covered-table-cell table:number-columns-repeated="4"/>
          <table:table-cell table:number-columns-repeated="21" table:style-name="ce39"/>
        </table:table-row>
        <table:table-row table:style-name="ro2">
          <table:table-cell table:style-name="ce70" office:value-type="string">
            <text:p>2.1</text:p>
          </table:table-cell>
          <table:table-cell table:style-name="ce47" table:number-columns-spanned="5" table:number-rows-spanned="1" office:value-type="string">
            <text:p>TRANSACTION FEE</text:p>
          </table:table-cell>
          <table:covered-table-cell table:number-columns-repeated="4"/>
          <table:table-cell table:number-columns-repeated="21" table:style-name="ce39"/>
        </table:table-row>
        <table:table-row table:style-name="ro2">
          <table:table-cell table:style-name="ce75" office:value-type="string">
            <text:p>2.1.1</text:p>
          </table:table-cell>
          <table:table-cell table:style-name="ce46" office:value-type="string">
            <text:p>Ask for current transaction fee</text:p>
          </table:table-cell>
          <table:table-cell table:style-name="ce46" office:value-type="string">
            <text:p>“factom-cli getfee”</text:p>
          </table:table-cell>
          <table:table-cell table:style-name="ce46" office:value-type="string">
            <text:p>value of current factom transaction fee</text:p>
          </table:table-cell>
          <table:table-cell table:style-name="ce46" office:value-type="string">
            <text:p>“Currently, Entry Credits are 0.006666 Factoids each"</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text:p>
          </table:table-cell>
          <table:table-cell table:style-name="ce47" table:number-columns-spanned="5" table:number-rows-spanned="1" office:value-type="string">
            <text:p>CREATE TRANSACTION WITH NO INPUTS OUTPUTS OR ENTRY CREDITS</text:p>
          </table:table-cell>
          <table:covered-table-cell table:number-columns-repeated="4"/>
          <table:table-cell table:number-columns-repeated="21" table:style-name="ce39"/>
        </table:table-row>
        <table:table-row table:style-name="ro2">
          <table:table-cell table:style-name="ce70" office:value-type="string">
            <text:p>2.2.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2.1.1</text:p>
          </table:table-cell>
          <table:table-cell table:style-name="ce46" office:value-type="string">
            <text:p>Create transaction</text:p>
          </table:table-cell>
          <table:table-cell table:style-name="ce77" office:value-type="string">
            <text:p>"factom-cli newtransaction transaction01"</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2</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2.2.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0666666</text:p>
          </table:table-cell>
          <table:table-cell table:style-name="ce46" office:value-type="string">
            <text:p>Currently, Entry Credits are 0.0 Factoids eachFee Due: 0.00666666"</text:p>
          </table:table-cell>
          <table:table-cell table:style-name="ce76" office:value-type="string">
            <text:p>OK
fee schedule:
transaction costs 1*fee
input costs 1*fee
output costs 10*fee
ecoutput costs 10*fee</text:p>
          </table:table-cell>
          <table:table-cell table:style-name="ce74" office:value-type="float" office:value="1">
            <text:p>1</text:p>
          </table:table-cell>
          <table:table-cell table:number-columns-repeated="20" table:style-name="ce39"/>
        </table:table-row>
        <table:table-row table:style-name="ro2">
          <table:table-cell table:style-name="ce80" office:value-type="string">
            <text:p>2.2.3</text:p>
          </table:table-cell>
          <table:table-cell table:style-name="ce81" table:number-columns-spanned="5" table:number-rows-spanned="1" office:value-type="string">
            <text:p>SUBMIT UNSIGNED TRANSACTION</text:p>
          </table:table-cell>
          <table:covered-table-cell table:number-columns-repeated="4"/>
          <table:table-cell table:number-columns-repeated="21" table:style-name="ce82"/>
        </table:table-row>
        <table:table-row table:style-name="ro2">
          <table:table-cell table:style-name="ce75" office:value-type="string">
            <text:p>2.2.3.1</text:p>
          </table:table-cell>
          <table:table-cell table:style-name="ce46" office:value-type="string">
            <text:p>Submit unsigned transaction</text:p>
          </table:table-cell>
          <table:table-cell table:style-name="ce77" office:value-type="string">
            <text:p>"factom-cli submit transaction01"</text:p>
          </table:table-cell>
          <table:table-cell table:style-name="ce46" office:value-type="string">
            <text:p>"transaction submission rejected because it's unsigned"</text:p>
          </table:table-cell>
          <table:table-cell table:style-name="ce46"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4</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2.4.1</text:p>
          </table:table-cell>
          <table:table-cell table:style-name="ce46" office:value-type="string">
            <text:p>Sign transaction</text:p>
          </table:table-cell>
          <table:table-cell table:style-name="ce77" office:value-type="string">
            <text:p>"factom-cli sign transaction01"</text:p>
          </table:table-cell>
          <table:table-cell table:style-name="ce46" office:value-type="string">
            <text:p>"transaction not signed because there are no  inputs"</text:p>
          </table:table-cell>
          <table:table-cell table:style-name="ce77"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5</text:p>
          </table:table-cell>
          <table:table-cell table:style-name="ce47" table:number-columns-spanned="5" table:number-rows-spanned="1" office:value-type="string">
            <text:p>ADD JUST ENOUGH INPUT TO COVER TRANSACTION FEE</text:p>
          </table:table-cell>
          <table:covered-table-cell table:number-columns-repeated="4"/>
          <table:table-cell table:number-columns-repeated="21" table:style-name="ce39"/>
        </table:table-row>
        <table:table-row table:style-name="ro2">
          <table:table-cell table:style-name="ce75" office:value-type="string">
            <text:p>2.2.5.1</text:p>
          </table:table-cell>
          <table:table-cell table:style-name="ce46" office:value-type="string">
            <text:p>Add input of 1 to transaction</text:p>
          </table:table-cell>
          <table:table-cell table:style-name="ce46" office:value-type="string">
            <text:p>“factom-cli addinput transaction01 factoid-wallet-address-name01 1”</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6</text:p>
          </table:table-cell>
          <table:table-cell table:style-name="ce47" table:number-columns-spanned="5" table:number-rows-spanned="1" office:value-type="string">
            <text:p>RE-SIGN TRANSACTION</text:p>
          </table:table-cell>
          <table:covered-table-cell table:number-columns-repeated="4"/>
          <table:table-cell table:number-columns-repeated="21" table:style-name="ce39"/>
        </table:table-row>
        <table:table-row table:style-name="ro2">
          <table:table-cell table:style-name="ce75" office:value-type="string">
            <text:p>2.2.6.1</text:p>
          </table:table-cell>
          <table:table-cell table:style-name="ce46" office:value-type="string">
            <text:p>Re-sign transaction</text:p>
          </table:table-cell>
          <table:table-cell table:style-name="ce77" office:value-type="string">
            <text:p>"factom-cli sign transaction01"</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7</text:p>
          </table:table-cell>
          <table:table-cell table:style-name="ce47" table:number-columns-spanned="5" table:number-rows-spanned="1" office:value-type="string">
            <text:p>TRY TO RECREATE TRANSACTION THAT HASN'T BEEN ACCEPTED</text:p>
          </table:table-cell>
          <table:covered-table-cell table:number-columns-repeated="4"/>
          <table:table-cell table:number-columns-repeated="21" table:style-name="ce39"/>
        </table:table-row>
        <table:table-row table:style-name="ro2">
          <table:table-cell table:style-name="ce75" office:value-type="string">
            <text:p>2.2.7.1</text:p>
          </table:table-cell>
          <table:table-cell table:style-name="ce46" office:value-type="string">
            <text:p>Create transaction</text:p>
          </table:table-cell>
          <table:table-cell table:style-name="ce77" office:value-type="string">
            <text:p>"factom-cli newtransaction transaction01"</text:p>
          </table:table-cell>
          <table:table-cell table:style-name="ce46" office:value-type="string">
            <text:p>"transaction not created because it already exists"</text:p>
          </table:table-cell>
          <table:table-cell table:style-name="ce46" office:value-type="string">
            <text:p>"Duplicate key: 'transaction01'</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8</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2.8.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1333332</text:p>
          </table:table-cell>
          <table:table-cell table:style-name="ce46" office:value-type="string">
            <text:p>“Fee Due: 0.0133333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9</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2.9.1</text:p>
          </table:table-cell>
          <table:table-cell table:style-name="ce46" office:value-type="string">
            <text:p>Submit transaction</text:p>
          </table:table-cell>
          <table:table-cell table:style-name="ce77" office:value-type="string">
            <text:p>"factom-cli submit transaction01"</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0</text:p>
          </table:table-cell>
          <table:table-cell table:style-name="ce47" table:number-columns-spanned="5" table:number-rows-spanned="1" office:value-type="string">
            <text:p>RECREATE TRANSACTION THAT HAS BEEN ACCEPTED</text:p>
          </table:table-cell>
          <table:covered-table-cell table:number-columns-repeated="4"/>
          <table:table-cell table:number-columns-repeated="21" table:style-name="ce39"/>
        </table:table-row>
        <table:table-row table:style-name="ro2">
          <table:table-cell table:style-name="ce75" office:value-type="string">
            <text:p>2.2.10.1</text:p>
          </table:table-cell>
          <table:table-cell table:style-name="ce46" office:value-type="string">
            <text:p>Create transaction</text:p>
          </table:table-cell>
          <table:table-cell table:style-name="ce77" office:value-type="string">
            <text:p>"factom-cli newtransaction transaction01"</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1</text:p>
          </table:table-cell>
          <table:table-cell table:style-name="ce47" table:number-columns-spanned="5" table:number-rows-spanned="1" office:value-type="string">
            <text:p>ADD INPUT</text:p>
          </table:table-cell>
          <table:covered-table-cell table:number-columns-repeated="4"/>
          <table:table-cell table:number-columns-repeated="21" table:style-name="ce39"/>
        </table:table-row>
        <table:table-row table:style-name="ro2">
          <table:table-cell table:style-name="ce75" office:value-type="string">
            <text:p>2.2.11.1</text:p>
          </table:table-cell>
          <table:table-cell table:style-name="ce46" office:value-type="string">
            <text:p>Add input to transaction</text:p>
          </table:table-cell>
          <table:table-cell table:style-name="ce77" office:value-type="string">
            <text:p>"factom-cli addinput transaction01 factoid-wallet-address-name01 1"</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2</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2.12.1</text:p>
          </table:table-cell>
          <table:table-cell table:style-name="ce46" office:value-type="string">
            <text:p>Sign transaction</text:p>
          </table:table-cell>
          <table:table-cell table:style-name="ce77" office:value-type="string">
            <text:p>"factom-cli sign transaction01"</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3</text:p>
          </table:table-cell>
          <table:table-cell table:style-name="ce47" table:number-columns-spanned="5" table:number-rows-spanned="1" office:value-type="string">
            <text:p>TRY TO ADD FEE TO TRANSACTION</text:p>
          </table:table-cell>
          <table:covered-table-cell table:number-columns-repeated="4"/>
          <table:table-cell table:number-columns-repeated="21" table:style-name="ce39"/>
        </table:table-row>
        <table:table-row table:style-name="ro2">
          <table:table-cell table:style-name="ce75" office:value-type="string">
            <text:p>2.2.13.1</text:p>
          </table:table-cell>
          <table:table-cell table:style-name="ce46" office:value-type="string">
            <text:p>Try to add fee to transaction</text:p>
          </table:table-cell>
          <table:table-cell table:style-name="ce77" office:value-type="string">
            <text:p>"factom-cli addfee transaction01 factoid-wallet-address-name01"</text:p>
          </table:table-cell>
          <table:table-cell table:style-name="ce46" office:value-type="string">
            <text:p>"inputs must equal ouputs plus entry credit outputs"</text:p>
          </table:table-cell>
          <table:table-cell table:style-name="ce77" office:value-type="string">
            <text:p>"Addfee requires that all the inputs balance the outputs.
The total inputs of your transaction are                          1.0
The total outputs + ecoutputs of your transaction are             0.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4</text:p>
          </table:table-cell>
          <table:table-cell table:style-name="ce47" table:number-columns-spanned="5" table:number-rows-spanned="1" office:value-type="string">
            <text:p>ADD EQUAL OUTPUT</text:p>
          </table:table-cell>
          <table:covered-table-cell table:number-columns-repeated="4"/>
          <table:table-cell table:number-columns-repeated="21" table:style-name="ce39"/>
        </table:table-row>
        <table:table-row table:style-name="ro2">
          <table:table-cell table:style-name="ce75" office:value-type="string">
            <text:p>2.2.14.1</text:p>
          </table:table-cell>
          <table:table-cell table:style-name="ce46" office:value-type="string">
            <text:p>Add output to transaction</text:p>
          </table:table-cell>
          <table:table-cell table:style-name="ce77" office:value-type="string">
            <text:p>"factom-cli addoutput transaction01 factoid-wallet-address-name01 1"</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5</text:p>
          </table:table-cell>
          <table:table-cell table:style-name="ce47" table:number-columns-spanned="5" table:number-rows-spanned="1" office:value-type="string">
            <text:p>ADD CORRECT FEE TO TRANSACTION</text:p>
          </table:table-cell>
          <table:covered-table-cell table:number-columns-repeated="4"/>
          <table:table-cell table:number-columns-repeated="21" table:style-name="ce39"/>
        </table:table-row>
        <table:table-row table:style-name="ro2">
          <table:table-cell table:style-name="ce75" office:value-type="string">
            <text:p>2.2.15.1</text:p>
          </table:table-cell>
          <table:table-cell table:style-name="ce46" office:value-type="string">
            <text:p>Add correct fee to transaction</text:p>
          </table:table-cell>
          <table:table-cell table:style-name="ce77" office:value-type="string">
            <text:p>"factom-cli addfee transaction01 factoid-wallet-address-name01"</text:p>
          </table:table-cell>
          <table:table-cell table:style-name="ce46" office:value-type="string">
            <text:p>"0.079992 added to factoid-wallet-address-name01"</text:p>
          </table:table-cell>
          <table:table-cell table:style-name="ce77" office:value-type="string">
            <text:p>"Added             0.079992 to factoid-wallet-address-name01"</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6</text:p>
          </table:table-cell>
          <table:table-cell table:style-name="ce47" table:number-columns-spanned="5" table:number-rows-spanned="1" office:value-type="string">
            <text:p>LIST ALL OPEN TRANSACTIONS</text:p>
          </table:table-cell>
          <table:covered-table-cell table:number-columns-repeated="4"/>
          <table:table-cell table:number-columns-repeated="21" table:style-name="ce39"/>
        </table:table-row>
        <table:table-row table:style-name="ro2">
          <table:table-cell table:style-name="ce75" office:value-type="string">
            <text:p>2.2.16.1</text:p>
          </table:table-cell>
          <table:table-cell table:style-name="ce46" office:value-type="string">
            <text:p>Display transaction</text:p>
          </table:table-cell>
          <table:table-cell table:style-name="ce46" office:value-type="string">
            <text:p>“factom-cli transactions”</text:p>
          </table:table-cell>
          <table:table-cell table:style-name="ce46" office:value-type="string">
            <text:p>“transaction01 exists"</text:p>
          </table:table-cell>
          <table:table-cell table:style-name="ce46" office:value-type="string">
            <text:p>“transaction01:  Fee Due: 0.079992   Currently will pay: 0.079992

Transaction (size 179):
                 Version: 2
          Transaction ID: 7488b49385ba106b07821163f3cde59db8c88e35c24bb2a28a16c3ce9e2f31ff
          MilliTimestamp: 00000150ab69fd46 Tue, 27 Oct 2015 22:27:41 +0000
                # Inputs: 0001
               # Outputs: 0001
   # EntryCredit Outputs: 0000
      input:       1.079992   FA3EPZYqodgyEGXNMbiZKE5TS2x2J9wF8J9MvPZb52iGR78xMgCb
     output:       1.0        FA3EPZYqodgyEGXNMbiZKE5TS2x2J9wF8J9MvPZb52iGR78xMgCb
 RCD 1: 01  f06f190d3307f52ff56e2ea6874250cb8ce0332dcc809b80100493b1ff064c59
 signature: bb8bb7ef79addb13eef4fb8b898a0410b179a182d90c9a69f0daf780469c1dbc
            b329c5f43d3207358c3655de6745b9529d8c05c287d658b579e5539656f34f0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7</text:p>
          </table:table-cell>
          <table:table-cell table:style-name="ce47" table:number-columns-spanned="5" table:number-rows-spanned="1" office:value-type="string">
            <text:p>TRY TO SUBMIT UNSIGNED TRANSACTION</text:p>
          </table:table-cell>
          <table:covered-table-cell table:number-columns-repeated="4"/>
          <table:table-cell table:number-columns-repeated="21" table:style-name="ce39"/>
        </table:table-row>
        <table:table-row table:style-name="ro2">
          <table:table-cell table:style-name="ce75" office:value-type="string">
            <text:p>2.2.17.1</text:p>
          </table:table-cell>
          <table:table-cell table:style-name="ce46" office:value-type="string">
            <text:p>Submit transaction</text:p>
          </table:table-cell>
          <table:table-cell table:style-name="ce77" office:value-type="string">
            <text:p>"factom-cli submit transaction01"</text:p>
          </table:table-cell>
          <table:table-cell table:style-name="ce46" office:value-type="string">
            <text:p>"transaction submission rejected because it's unsigned"</text:p>
          </table:table-cell>
          <table:table-cell table:style-name="ce46" office:value-type="string">
            <text:p>"Missing 1 of 1 signatu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8</text:p>
          </table:table-cell>
          <table:table-cell table:style-name="ce47" table:number-columns-spanned="5" table:number-rows-spanned="1" office:value-type="string">
            <text:p>DELETE TRANSACTION</text:p>
          </table:table-cell>
          <table:covered-table-cell table:number-columns-repeated="4"/>
          <table:table-cell table:number-columns-repeated="21" table:style-name="ce39"/>
        </table:table-row>
        <table:table-row table:style-name="ro2">
          <table:table-cell table:style-name="ce75" office:value-type="string">
            <text:p>2.2.18.1</text:p>
          </table:table-cell>
          <table:table-cell table:style-name="ce46" office:value-type="string">
            <text:p>Delete transaction</text:p>
          </table:table-cell>
          <table:table-cell table:style-name="ce46" office:value-type="string">
            <text:p>"factom-cli deletetransaction transaction01"</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9</text:p>
          </table:table-cell>
          <table:table-cell table:style-name="ce47" table:number-columns-spanned="5" table:number-rows-spanned="1" office:value-type="string">
            <text:p>LIST ALL OPEN TRANSACTIONS</text:p>
          </table:table-cell>
          <table:covered-table-cell table:number-columns-repeated="4"/>
          <table:table-cell table:number-columns-repeated="21" table:style-name="ce39"/>
        </table:table-row>
        <table:table-row table:style-name="ro2">
          <table:table-cell table:style-name="ce75" office:value-type="string">
            <text:p>2.2.19.1</text:p>
          </table:table-cell>
          <table:table-cell table:style-name="ce46" office:value-type="string">
            <text:p>Display transactions</text:p>
          </table:table-cell>
          <table:table-cell table:style-name="ce46" office:value-type="string">
            <text:p>“factom-cli transactions”</text:p>
          </table:table-cell>
          <table:table-cell table:style-name="ce46" office:value-type="string">
            <text:p>“no transactions"</text:p>
          </table:table-cell>
          <table:table-cell table:style-name="ce46"/>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20</text:p>
          </table:table-cell>
          <table:table-cell table:style-name="ce47" table:number-columns-spanned="5" table:number-rows-spanned="1" office:value-type="string">
            <text:p>VERIFY WALLET BALANCE</text:p>
          </table:table-cell>
          <table:covered-table-cell table:number-columns-repeated="4"/>
          <table:table-cell table:number-columns-repeated="21" table:style-name="ce39"/>
        </table:table-row>
        <table:table-row table:style-name="ro2">
          <table:table-cell table:style-name="ce75" office:value-type="string">
            <text:p>2.2.20.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49.0</text:p>
          </table:table-cell>
          <table:table-cell table:style-name="ce75" office:value-type="string">
            <text:p>"  Factoid Addresses

    factoid-wallet-address-name01    FA2jK2HcLnRdS94dEcU27rF3meoJfpUcZPSinpb7AwQvPRY6RL1Q           149.0
    factoid-wallet-address-name02    FA2sWb8caqeAQUNFX9cF1UQ8PREV2cfZ13XoUEM82QFgvkKeXCkx           149.0

  Entry Credit Addresses

         ec-wallet-address-name01    EC1xdQWYNZT2zYpkAxXigQmAK4eKCsyxvYDMjJfLsqaZ63vLi88T              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text:p>
          </table:table-cell>
          <table:table-cell table:style-name="ce47" table:number-columns-spanned="5" table:number-rows-spanned="1" office:value-type="string">
            <text:p>CREATE TRANSACTION WITH NO INPUTS</text:p>
          </table:table-cell>
          <table:covered-table-cell table:number-columns-repeated="4"/>
          <table:table-cell table:number-columns-repeated="21" table:style-name="ce39"/>
        </table:table-row>
        <table:table-row table:style-name="ro2">
          <table:table-cell table:style-name="ce70" office:value-type="string">
            <text:p>2.3.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3.1.1</text:p>
          </table:table-cell>
          <table:table-cell table:style-name="ce46" office:value-type="string">
            <text:p>Create transaction</text:p>
          </table:table-cell>
          <table:table-cell table:style-name="ce77" office:value-type="string">
            <text:p>"factom-cli newtransaction transaction02"</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2</text:p>
          </table:table-cell>
          <table:table-cell table:style-name="ce47" table:number-columns-spanned="5" table:number-rows-spanned="1" office:value-type="string">
            <text:p>ADD OUTPUT TO TRANSACTION</text:p>
          </table:table-cell>
          <table:covered-table-cell table:number-columns-repeated="4"/>
          <table:table-cell table:number-columns-repeated="21" table:style-name="ce39"/>
        </table:table-row>
        <table:table-row table:style-name="ro2">
          <table:table-cell table:style-name="ce75" office:value-type="string">
            <text:p>2.3.2.1</text:p>
          </table:table-cell>
          <table:table-cell table:style-name="ce46" office:value-type="string">
            <text:p>Add output to transaction</text:p>
          </table:table-cell>
          <table:table-cell table:style-name="ce46" office:value-type="string">
            <text:p>“factom-cli addoutput transaction02 factoid-wallet-address-name01 3”</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3</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3.3.1</text:p>
          </table:table-cell>
          <table:table-cell table:style-name="ce46" office:value-type="string">
            <text:p>Sign transaction</text:p>
          </table:table-cell>
          <table:table-cell table:style-name="ce77" office:value-type="string">
            <text:p>"factom-cli sign transaction02"</text:p>
          </table:table-cell>
          <table:table-cell table:style-name="ce46" office:value-type="string">
            <text:p>"transaction not signed because there are not enough inputs to cover outputs plus entry credits plus transaction fee"</text:p>
          </table:table-cell>
          <table:table-cell table:style-name="ce77" office:value-type="string">
            <text:p>"The Inputs of the transaction do not cover the output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4</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3.4.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7333326</text:p>
          </table:table-cell>
          <table:table-cell table:style-name="ce46" office:value-type="string">
            <text:p>“Fee Due: 0.07333326"</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5</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3.5.1</text:p>
          </table:table-cell>
          <table:table-cell table:style-name="ce46" office:value-type="string">
            <text:p>Submit transaction</text:p>
          </table:table-cell>
          <table:table-cell table:style-name="ce77" office:value-type="string">
            <text:p>"factom-cli submit transaction02"</text:p>
          </table:table-cell>
          <table:table-cell table:style-name="ce46" office:value-type="string">
            <text:p>"transaction submission rejected because it's unsigned"</text:p>
          </table:table-cell>
          <table:table-cell table:style-name="ce46" office:value-type="string">
            <text:p>"The Inputs of the transaction do not cover the output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6</text:p>
          </table:table-cell>
          <table:table-cell table:style-name="ce47" table:number-columns-spanned="5" table:number-rows-spanned="1" office:value-type="string">
            <text:p>DELETE TRANSACTION</text:p>
          </table:table-cell>
          <table:covered-table-cell table:number-columns-repeated="4"/>
          <table:table-cell table:number-columns-repeated="21" table:style-name="ce39"/>
        </table:table-row>
        <table:table-row table:style-name="ro2">
          <table:table-cell table:style-name="ce75" office:value-type="string">
            <text:p>2.3.6.1</text:p>
          </table:table-cell>
          <table:table-cell table:style-name="ce46" office:value-type="string">
            <text:p>Delete transaction</text:p>
          </table:table-cell>
          <table:table-cell table:style-name="ce46" office:value-type="string">
            <text:p>"factom-cli deletetransaction transaction02"</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7</text:p>
          </table:table-cell>
          <table:table-cell table:style-name="ce47" table:number-columns-spanned="5" table:number-rows-spanned="1" office:value-type="string">
            <text:p>VERIFY WALLET BALANCE</text:p>
          </table:table-cell>
          <table:covered-table-cell table:number-columns-repeated="4"/>
          <table:table-cell table:number-columns-repeated="21" table:style-name="ce39"/>
        </table:table-row>
        <table:table-row table:style-name="ro2">
          <table:table-cell table:style-name="ce75" office:value-type="string">
            <text:p>2.3.7.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49.0</text:p>
          </table:table-cell>
          <table:table-cell table:style-name="ce75" office:value-type="string">
            <text:p>"  Factoid Addresses

    factoid-wallet-address-name01    FA2jK2HcLnRdS94dEcU27rF3meoJfpUcZPSinpb7AwQvPRY6RL1Q           149.0
    factoid-wallet-address-name02    FA2sWb8caqeAQUNFX9cF1UQ8PREV2cfZ13XoUEM82QFgvkKeXCkx           149.0

  Entry Credit Addresses

         ec-wallet-address-name01    EC1xdQWYNZT2zYpkAxXigQmAK4eKCsyxvYDMjJfLsqaZ63vLi88T              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text:p>
          </table:table-cell>
          <table:table-cell table:style-name="ce47" table:number-columns-spanned="5" table:number-rows-spanned="1" office:value-type="string">
            <text:p>CREATE TRANSACTION WITH NO OUTPUTS OR ENTRY CREDITS</text:p>
          </table:table-cell>
          <table:covered-table-cell table:number-columns-repeated="4"/>
          <table:table-cell table:number-columns-repeated="21" table:style-name="ce39"/>
        </table:table-row>
        <table:table-row table:style-name="ro2">
          <table:table-cell table:style-name="ce70" office:value-type="string">
            <text:p>2.4.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4.1.1</text:p>
          </table:table-cell>
          <table:table-cell table:style-name="ce46" office:value-type="string">
            <text:p>Create transaction</text:p>
          </table:table-cell>
          <table:table-cell table:style-name="ce77" office:value-type="string">
            <text:p>"factom-cli newtransaction transaction03"</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2</text:p>
          </table:table-cell>
          <table:table-cell table:style-name="ce47" table:number-columns-spanned="5" table:number-rows-spanned="1" office:value-type="string">
            <text:p>ADD INPUT TO TRANSACTION</text:p>
          </table:table-cell>
          <table:covered-table-cell table:number-columns-repeated="4"/>
          <table:table-cell table:number-columns-repeated="21" table:style-name="ce39"/>
        </table:table-row>
        <table:table-row table:style-name="ro2">
          <table:table-cell table:style-name="ce75" office:value-type="string">
            <text:p>2.4.2.1</text:p>
          </table:table-cell>
          <table:table-cell table:style-name="ce46" office:value-type="string">
            <text:p>Add input to transaction</text:p>
          </table:table-cell>
          <table:table-cell table:style-name="ce46" office:value-type="string">
            <text:p>“factom-cli addinput transaction03 factoid-wallet-address-name01 1”</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3</text:p>
          </table:table-cell>
          <table:table-cell table:style-name="ce47" table:number-columns-spanned="5" table:number-rows-spanned="1" office:value-type="string">
            <text:p>ADD DUPLICATE INPUT TO TRANSACTION</text:p>
          </table:table-cell>
          <table:covered-table-cell table:number-columns-repeated="4"/>
          <table:table-cell table:number-columns-repeated="21" table:style-name="ce39"/>
        </table:table-row>
        <table:table-row table:style-name="ro2">
          <table:table-cell table:style-name="ce75" office:value-type="string">
            <text:p>2.4.3.1</text:p>
          </table:table-cell>
          <table:table-cell table:style-name="ce46" office:value-type="string">
            <text:p>Add input to transaction</text:p>
          </table:table-cell>
          <table:table-cell table:style-name="ce46" office:value-type="string">
            <text:p>“factom-cli addinput transaction03 factoid-wallet-address-name01 1”</text:p>
          </table:table-cell>
          <table:table-cell table:style-name="ce46" office:value-type="string">
            <text:p>"input added"</text:p>
          </table:table-cell>
          <table:table-cell table:style-name="ce46" office:value-type="string">
            <text:p>"Success adding Input"</text:p>
          </table:table-cell>
          <table:table-cell table:style-name="ce76" office:value-type="string">
            <text:p>OK - new input REPLACES old input</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4</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4.4.1</text:p>
          </table:table-cell>
          <table:table-cell table:style-name="ce46" office:value-type="string">
            <text:p>Sign transaction</text:p>
          </table:table-cell>
          <table:table-cell table:style-name="ce77" office:value-type="string">
            <text:p>"factom-cli sign transaction03"</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5</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4.5.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1333332</text:p>
          </table:table-cell>
          <table:table-cell table:style-name="ce46" office:value-type="string">
            <text:p>“Fee Due: 0.0133333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6</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4.6.1</text:p>
          </table:table-cell>
          <table:table-cell table:style-name="ce46" office:value-type="string">
            <text:p>Submit transaction</text:p>
          </table:table-cell>
          <table:table-cell table:style-name="ce77" office:value-type="string">
            <text:p>"factom-cli submit transaction03"</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7</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4.7.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48.0</text:p>
          </table:table-cell>
          <table:table-cell table:style-name="ce75" office:value-type="string">
            <text:p>" Factoid Addresses

    factoid-wallet-address-name01    FA2jK2HcLnRdS94dEcU27rF3meoJfpUcZPSinpb7AwQvPRY6RL1Q           148.0
    factoid-wallet-address-name02    FA2sWb8caqeAQUNFX9cF1UQ8PREV2cfZ13XoUEM82QFgvkKeXCkx           149.0

  Entry Credit Addresses

         ec-wallet-address-name01    EC1xdQWYNZT2zYpkAxXigQmAK4eKCsyxvYDMjJfLsqaZ63vLi88T              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text:p>
          </table:table-cell>
          <table:table-cell table:style-name="ce47" table:number-columns-spanned="5" table:number-rows-spanned="1" office:value-type="string">
            <text:p>CREATE TRANSACTION WITH INPUT TO ENTRY CREDITS</text:p>
          </table:table-cell>
          <table:covered-table-cell table:number-columns-repeated="4"/>
          <table:table-cell table:number-columns-repeated="21" table:style-name="ce39"/>
        </table:table-row>
        <table:table-row table:style-name="ro2">
          <table:table-cell table:style-name="ce70" office:value-type="string">
            <text:p>2.5.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5.1.1</text:p>
          </table:table-cell>
          <table:table-cell table:style-name="ce46" office:value-type="string">
            <text:p>Create transaction</text:p>
          </table:table-cell>
          <table:table-cell table:style-name="ce77" office:value-type="string">
            <text:p>"factom-cli newtransaction transaction04"</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2</text:p>
          </table:table-cell>
          <table:table-cell table:style-name="ce47" table:number-columns-spanned="5" table:number-rows-spanned="1" office:value-type="string">
            <text:p>ADD INPUT TO TRANSACTION</text:p>
          </table:table-cell>
          <table:covered-table-cell table:number-columns-repeated="4"/>
          <table:table-cell table:number-columns-repeated="21" table:style-name="ce39"/>
        </table:table-row>
        <table:table-row table:style-name="ro2">
          <table:table-cell table:style-name="ce75" office:value-type="string">
            <text:p>2.5.2.1</text:p>
          </table:table-cell>
          <table:table-cell table:style-name="ce46" office:value-type="string">
            <text:p>Add input to transaction</text:p>
          </table:table-cell>
          <table:table-cell table:style-name="ce46" office:value-type="string">
            <text:p>“factom-cli addinput transaction04 factoid-wallet-address-name01 1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3</text:p>
          </table:table-cell>
          <table:table-cell table:style-name="ce47" table:number-columns-spanned="5" table:number-rows-spanned="1" office:value-type="string">
            <text:p>ADD ENTRY CREDITS PURCHASE TO TRANSACTION</text:p>
          </table:table-cell>
          <table:covered-table-cell table:number-columns-repeated="4"/>
          <table:table-cell table:number-columns-repeated="21" table:style-name="ce39"/>
        </table:table-row>
        <table:table-row table:style-name="ro2">
          <table:table-cell table:style-name="ce75" office:value-type="string">
            <text:p>2.5.3.1</text:p>
          </table:table-cell>
          <table:table-cell table:style-name="ce46" office:value-type="string">
            <text:p>Add purchase of entry credits for 1st entry credit wallet address to transaction</text:p>
          </table:table-cell>
          <table:table-cell table:style-name="ce46" office:value-type="string">
            <text:p>“factom-cli addecoutput transaction04 ECWALLETADDRESSKEY01 6”</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4</text:p>
          </table:table-cell>
          <table:table-cell table:style-name="ce47" table:number-columns-spanned="5" table:number-rows-spanned="1" office:value-type="string">
            <text:p>ADD NEGATIVE ENTRY CREDITS PURCHASE TO TRANSACTION</text:p>
          </table:table-cell>
          <table:covered-table-cell table:number-columns-repeated="4"/>
          <table:table-cell table:number-columns-repeated="21" table:style-name="ce39"/>
        </table:table-row>
        <table:table-row table:style-name="ro2">
          <table:table-cell table:style-name="ce75" office:value-type="string">
            <text:p>2.5.4.1</text:p>
          </table:table-cell>
          <table:table-cell table:style-name="ce46" office:value-type="string">
            <text:p>Add negative purchase of entry credits for 1st entry credit wallet address to transaction</text:p>
          </table:table-cell>
          <table:table-cell table:style-name="ce46" office:value-type="string">
            <text:p>“factom-cli addecoutput transaction04 ECWALLETADDRESSKEY01 -3”</text:p>
          </table:table-cell>
          <table:table-cell table:style-name="ce46" office:value-type="string">
            <text:p>"entry credits not added because out of range"</text:p>
          </table:table-cell>
          <table:table-cell table:style-name="ce46" office:value-type="string">
            <text:p>"Amount is out of range"</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5</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5.5.1</text:p>
          </table:table-cell>
          <table:table-cell table:style-name="ce46" office:value-type="string">
            <text:p>Sign transaction</text:p>
          </table:table-cell>
          <table:table-cell table:style-name="ce77" office:value-type="string">
            <text:p>"factom-cli sign transaction04"</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6</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5.6.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7999992</text:p>
          </table:table-cell>
          <table:table-cell table:style-name="ce46" office:value-type="string">
            <text:p>“Fee Due: 0.0799999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7</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5.7.1</text:p>
          </table:table-cell>
          <table:table-cell table:style-name="ce46" office:value-type="string">
            <text:p>Submit transaction</text:p>
          </table:table-cell>
          <table:table-cell table:style-name="ce77" office:value-type="string">
            <text:p>"factom-cli submit transaction04"</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8</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5.8.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38.0
ec-wallet-address-name01 = 900</text:p>
          </table:table-cell>
          <table:table-cell table:style-name="ce75" office:value-type="string">
            <text:p>"Factoid Addresses

    factoid-wallet-address-name01    FA2jK2HcLnRdS94dEcU27rF3meoJfpUcZPSinpb7AwQvPRY6RL1Q           138.0
    factoid-wallet-address-name02    FA2sWb8caqeAQUNFX9cF1UQ8PREV2cfZ13XoUEM82QFgvkKeXCkx           149.0

  Entry Credit Addresses

         ec-wallet-address-name01    EC1xdQWYNZT2zYpkAxXigQmAK4eKCsyxvYDMjJfLsqaZ63vLi88T            90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text:p>
          </table:table-cell>
          <table:table-cell table:style-name="ce47" table:number-columns-spanned="5" table:number-rows-spanned="1" office:value-type="string">
            <text:p>CREATE TRANSACTION WITH INPUT TO OUTPUT</text:p>
          </table:table-cell>
          <table:covered-table-cell table:number-columns-repeated="4"/>
          <table:table-cell table:number-columns-repeated="21" table:style-name="ce39"/>
        </table:table-row>
        <table:table-row table:style-name="ro2">
          <table:table-cell table:style-name="ce70" office:value-type="string">
            <text:p>2.6.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6.1.1</text:p>
          </table:table-cell>
          <table:table-cell table:style-name="ce46" office:value-type="string">
            <text:p>Create transaction</text:p>
          </table:table-cell>
          <table:table-cell table:style-name="ce77" office:value-type="string">
            <text:p>"factom-cli newtransaction transaction05"</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2</text:p>
          </table:table-cell>
          <table:table-cell table:style-name="ce47" table:number-columns-spanned="5" table:number-rows-spanned="1" office:value-type="string">
            <text:p>ADD INPUT TO TRANSACTION</text:p>
          </table:table-cell>
          <table:covered-table-cell table:number-columns-repeated="4"/>
          <table:table-cell table:number-columns-repeated="21" table:style-name="ce39"/>
        </table:table-row>
        <table:table-row table:style-name="ro2">
          <table:table-cell table:style-name="ce75" office:value-type="string">
            <text:p>2.6.2.1</text:p>
          </table:table-cell>
          <table:table-cell table:style-name="ce46" office:value-type="string">
            <text:p>Add input to transaction</text:p>
          </table:table-cell>
          <table:table-cell table:style-name="ce46" office:value-type="string">
            <text:p>“factom-cli addinput transaction05 factoid-wallet-address-name01 1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3</text:p>
          </table:table-cell>
          <table:table-cell table:style-name="ce47" table:number-columns-spanned="5" table:number-rows-spanned="1" office:value-type="string">
            <text:p>ADD OUTPUT TO SAME FACTOID WALLET ADDRESS AS INPUT CAME FROM TO TRANSACTION</text:p>
          </table:table-cell>
          <table:covered-table-cell table:number-columns-repeated="4"/>
          <table:table-cell table:number-columns-repeated="21" table:style-name="ce39"/>
        </table:table-row>
        <table:table-row table:style-name="ro2">
          <table:table-cell table:style-name="ce75" office:value-type="string">
            <text:p>2.6.3.1</text:p>
          </table:table-cell>
          <table:table-cell table:style-name="ce46" office:value-type="string">
            <text:p>Add output to transaction</text:p>
          </table:table-cell>
          <table:table-cell table:style-name="ce46" office:value-type="string">
            <text:p>“factom-cli addoutput transaction05 factoid-wallet-address-name01 3”</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4</text:p>
          </table:table-cell>
          <table:table-cell table:style-name="ce47" table:number-columns-spanned="5" table:number-rows-spanned="1" office:value-type="string">
            <text:p>ADD OUTPUT TO NON-EXISTING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6.4.1</text:p>
          </table:table-cell>
          <table:table-cell table:style-name="ce46" office:value-type="string">
            <text:p>Add output to transaction</text:p>
          </table:table-cell>
          <table:table-cell table:style-name="ce46" office:value-type="string">
            <text:p>“factom-cli addoutput transaction05 xxx 5”</text:p>
          </table:table-cell>
          <table:table-cell table:style-name="ce46" office:value-type="string">
            <text:p>"output not added because no such factoid wallet address"</text:p>
          </table:table-cell>
          <table:table-cell table:style-name="ce46" office:value-type="string">
            <text:p>"The address specified isn't defined or is invalid: xxx"</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5</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6.4.1</text:p>
          </table:table-cell>
          <table:table-cell table:style-name="ce46" office:value-type="string">
            <text:p>Sign transaction</text:p>
          </table:table-cell>
          <table:table-cell table:style-name="ce77" office:value-type="string">
            <text:p>"factom-cli sign transaction05"</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6</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6.6.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7999992</text:p>
          </table:table-cell>
          <table:table-cell table:style-name="ce46" office:value-type="string">
            <text:p>“Fee Due: 0.0799999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7</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6.7.1</text:p>
          </table:table-cell>
          <table:table-cell table:style-name="ce46" office:value-type="string">
            <text:p>Submit transaction</text:p>
          </table:table-cell>
          <table:table-cell table:style-name="ce77" office:value-type="string">
            <text:p>"factom-cli submit transaction05"</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8</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6.8.1</text:p>
          </table:table-cell>
          <table:table-cell table:style-name="ce46" office:value-type="string">
            <text:p>List factoid wallet address balances</text:p>
          </table:table-cell>
          <table:table-cell table:style-name="ce77" office:value-type="string">
            <text:p>"factom-cli getaddresses
factom-cli balance fct xxx"</text:p>
          </table:table-cell>
          <table:table-cell table:style-name="ce75" office:value-type="string">
            <text:p>factoid-wallet-address-name01  =  131.0
"non-existent factoid wallet address"</text:p>
          </table:table-cell>
          <table:table-cell table:style-name="ce75" office:value-type="string">
            <text:p>" Factoid Addresses

    factoid-wallet-address-name01    FA2jK2HcLnRdS94dEcU27rF3meoJfpUcZPSinpb7AwQvPRY6RL1Q           131.0
    factoid-wallet-address-name02    FA2sWb8caqeAQUNFX9cF1UQ8PREV2cfZ13XoUEM82QFgvkKeXCkx           149.0

  Entry Credit Addresses

         ec-wallet-address-name01    EC1xdQWYNZT2zYpkAxXigQmAK4eKCsyxvYDMjJfLsqaZ63vLi88T            900
         ec-wallet-address-name02    EC1mDHRwFVEKx98RWnGAoQAQU7zQzAQa3aSZ3R1fJeTy8DTubvmK              0
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text:p>
          </table:table-cell>
          <table:table-cell table:style-name="ce47" table:number-columns-spanned="5" table:number-rows-spanned="1" office:value-type="string">
            <text:p>CREATE TRANSACTION INPUT TO OUTPUT AND ENTRY CREDITS</text:p>
          </table:table-cell>
          <table:covered-table-cell table:number-columns-repeated="4"/>
          <table:table-cell table:number-columns-repeated="21" table:style-name="ce39"/>
        </table:table-row>
        <table:table-row table:style-name="ro2">
          <table:table-cell table:style-name="ce70" office:value-type="string">
            <text:p>2.7.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7.1.1</text:p>
          </table:table-cell>
          <table:table-cell table:style-name="ce46" office:value-type="string">
            <text:p>Create transaction</text:p>
          </table:table-cell>
          <table:table-cell table:style-name="ce46" office:value-type="string">
            <text:p>“factom-cli newtransaction transaction06”</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2</text:p>
          </table:table-cell>
          <table:table-cell table:style-name="ce47" table:number-columns-spanned="5" table:number-rows-spanned="1" office:value-type="string">
            <text:p>ADD INPUT TO TRANSACTION</text:p>
          </table:table-cell>
          <table:covered-table-cell table:number-columns-repeated="4"/>
          <table:table-cell table:number-columns-repeated="21" table:style-name="ce39"/>
        </table:table-row>
        <table:table-row table:style-name="ro2">
          <table:table-cell table:style-name="ce75" office:value-type="string">
            <text:p>2.7.2.1</text:p>
          </table:table-cell>
          <table:table-cell table:style-name="ce46" office:value-type="string">
            <text:p>Add an input to transaction</text:p>
          </table:table-cell>
          <table:table-cell table:style-name="ce46" office:value-type="string">
            <text:p>“factom-cli addinput transaction06 factoid-wallet-address-name01 1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3</text:p>
          </table:table-cell>
          <table:table-cell table:style-name="ce47" table:number-columns-spanned="5" table:number-rows-spanned="1" office:value-type="string">
            <text:p>ADD OUTPUT TO TRANSACTION</text:p>
          </table:table-cell>
          <table:covered-table-cell table:number-columns-repeated="4"/>
          <table:table-cell table:number-columns-repeated="21" table:style-name="ce39"/>
        </table:table-row>
        <table:table-row table:style-name="ro2">
          <table:table-cell table:style-name="ce75" office:value-type="string">
            <text:p>2.7.3.1</text:p>
          </table:table-cell>
          <table:table-cell table:style-name="ce46" office:value-type="string">
            <text:p>Add output to transaction</text:p>
          </table:table-cell>
          <table:table-cell table:style-name="ce46" office:value-type="string">
            <text:p>“factom-cli addoutput transaction06 factoid-wallet-address-name02 3.33333333”</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4</text:p>
          </table:table-cell>
          <table:table-cell table:style-name="ce47" table:number-columns-spanned="5" table:number-rows-spanned="1" office:value-type="string">
            <text:p>ADD ENTRY CREDITS PURCHASE TO TRANSACTION</text:p>
          </table:table-cell>
          <table:covered-table-cell table:number-columns-repeated="4"/>
          <table:table-cell table:number-columns-repeated="21" table:style-name="ce39"/>
        </table:table-row>
        <table:table-row table:style-name="ro2">
          <table:table-cell table:style-name="ce75" office:value-type="string">
            <text:p>2.7.4.1</text:p>
          </table:table-cell>
          <table:table-cell table:style-name="ce46" office:value-type="string">
            <text:p>Add purchase of entry credits for 1st entry credit wallet address to transaction</text:p>
          </table:table-cell>
          <table:table-cell table:style-name="ce46" office:value-type="string">
            <text:p>“factom-cli addecoutput transaction06" ECWALLETADDRESSKEY01" 6”</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5</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7.5.1</text:p>
          </table:table-cell>
          <table:table-cell table:style-name="ce46" office:value-type="string">
            <text:p>Sign transaction</text:p>
          </table:table-cell>
          <table:table-cell table:style-name="ce46" office:value-type="string">
            <text:p>“factom-cli sign transaction06”</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6</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7.6.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146652</text:p>
          </table:table-cell>
          <table:table-cell table:style-name="ce46" office:value-type="string">
            <text:p>“Fee Due: 0.14665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7</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7.7.1</text:p>
          </table:table-cell>
          <table:table-cell table:style-name="ce46" office:value-type="string">
            <text:p>Submit transaction</text:p>
          </table:table-cell>
          <table:table-cell table:style-name="ce46" office:value-type="string">
            <text:p>“factom-cli submit transaction06”</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8</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7.8.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21.0
factoid-wallet-address-name02  =  152.33333333
ECWALLETADDRESSKEY01 = 1800</text:p>
          </table:table-cell>
          <table:table-cell table:style-name="ce75" office:value-type="string">
            <text:p>" Factoid Addresses

    factoid-wallet-address-name01    FA2jK2HcLnRdS94dEcU27rF3meoJfpUcZPSinpb7AwQvPRY6RL1Q           121.0
    factoid-wallet-address-name02    FA2sWb8caqeAQUNFX9cF1UQ8PREV2cfZ13XoUEM82QFgvkKeXCkx           152.33333333

  Entry Credit Addresses

         ec-wallet-address-name01    EC1xdQWYNZT2zYpkAxXigQmAK4eKCsyxvYDMjJfLsqaZ63vLi88T           180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9</text:p>
          </table:table-cell>
          <table:table-cell table:style-name="ce47" table:number-columns-spanned="5" table:number-rows-spanned="1" office:value-type="string">
            <text:p>LIST ALL COMPLETED TRANSACTIONS OF FACTOID WALLET ADDRESS</text:p>
          </table:table-cell>
          <table:covered-table-cell table:number-columns-repeated="4"/>
          <table:table-cell table:number-columns-repeated="21" table:style-name="ce39"/>
        </table:table-row>
        <table:table-row table:style-name="ro2">
          <table:table-cell table:style-name="ce75" office:value-type="string">
            <text:p>2.7.9.1</text:p>
          </table:table-cell>
          <table:table-cell table:style-name="ce46" office:value-type="string">
            <text:p>List all completed transactions of factoid wallet address</text:p>
          </table:table-cell>
          <table:table-cell table:style-name="ce46" office:value-type="string">
            <text:p>“factom-cli list $FACTOIDWALLETADDRESSKEY01”</text:p>
          </table:table-cell>
          <table:table-cell table:style-name="ce46" office:value-type="string">
            <text:p>initial transaction that distributed all factoids to all addreses in the same block</text:p>
          </table:table-cell>
          <table:table-cell table:style-name="ce46" office:value-type="string">
            <text:p>"      input:  798482.271798   FA2L6Vng4jBMbbDZtYLsxKQbAAin4Rxg2CgvnyzXrwENSK1t2QUx
     output:    4000.0        FA35piDYkZpy8j19W81qN5noCWkF3X1SGzsUoNutP27oLFg6MnLh
     output:       0.5        FA2f1gxPjS9zAtn8pi2Yc5AGDQXdfFo36ZfaESSp9syukqJx5y4f
     output:     400.0        FA3GuDHFUL3WFjFNa91iJMBtykmYihBtKPEkQkEvp8QcThF7WYee
     output:    9172.707377   FA3bWao9ms128Nx9YX94wZLr7p9wbuxWqDsvTZDjvEUgVmcejCUG
...
...
..."</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text:p>
          </table:table-cell>
          <table:table-cell table:style-name="ce47" table:number-columns-spanned="5" table:number-rows-spanned="1" office:value-type="string">
            <text:p>CREATE TRANSACTION WITH MULTIPLE INPUT OUTPUT AND ENTRY CREDITS</text:p>
          </table:table-cell>
          <table:covered-table-cell table:number-columns-repeated="4"/>
          <table:table-cell table:number-columns-repeated="21" table:style-name="ce39"/>
        </table:table-row>
        <table:table-row table:style-name="ro2">
          <table:table-cell table:style-name="ce70" office:value-type="string">
            <text:p>2.8.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8.1.1</text:p>
          </table:table-cell>
          <table:table-cell table:style-name="ce46" office:value-type="string">
            <text:p>Create transaction</text:p>
          </table:table-cell>
          <table:table-cell table:style-name="ce46" office:value-type="string">
            <text:p>“factom-cli newtransaction transaction07”</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2</text:p>
          </table:table-cell>
          <table:table-cell table:style-name="ce47" table:number-columns-spanned="5" table:number-rows-spanned="1" office:value-type="string">
            <text:p>ADD INPUTS TO TRANSACTION</text:p>
          </table:table-cell>
          <table:covered-table-cell table:number-columns-repeated="4"/>
          <table:table-cell table:number-columns-repeated="21" table:style-name="ce39"/>
        </table:table-row>
        <table:table-row table:style-name="ro2">
          <table:table-cell table:style-name="ce70" office:value-type="string">
            <text:p>2.8.2.1</text:p>
          </table:table-cell>
          <table:table-cell table:style-name="ce47" table:number-columns-spanned="5" table:number-rows-spanned="1" office:value-type="string">
            <text:p>ADD 1ST INPUT FROM 1ST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2.1.1</text:p>
          </table:table-cell>
          <table:table-cell table:style-name="ce46" office:value-type="string">
            <text:p>Add 100 input from 1st factoid wallet address to transaction</text:p>
          </table:table-cell>
          <table:table-cell table:style-name="ce46" office:value-type="string">
            <text:p>“factom-cli addinput transaction07 factoid-wallet-address-name01 1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2.2</text:p>
          </table:table-cell>
          <table:table-cell table:style-name="ce47" table:number-columns-spanned="5" table:number-rows-spanned="1" office:value-type="string">
            <text:p>ADD 2ND INPUT FROM 1ST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2.2.1</text:p>
          </table:table-cell>
          <table:table-cell table:style-name="ce46" office:value-type="string">
            <text:p>Add 30 input from 1st factoid wallet address to transaction</text:p>
          </table:table-cell>
          <table:table-cell table:style-name="ce46" office:value-type="string">
            <text:p>“factom-cli addinput transaction07 factoid-wallet-address-name01 30”</text:p>
          </table:table-cell>
          <table:table-cell table:style-name="ce46" office:value-type="string">
            <text:p>"input added"</text:p>
          </table:table-cell>
          <table:table-cell table:style-name="ce46" office:value-type="string">
            <text:p>"Success adding Input"</text:p>
          </table:table-cell>
          <table:table-cell table:style-name="ce76" office:value-type="string">
            <text:p>new input overrides previous input
</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2.3</text:p>
          </table:table-cell>
          <table:table-cell table:style-name="ce47" table:number-columns-spanned="5" table:number-rows-spanned="1" office:value-type="string">
            <text:p>ADD INPUT FROM 2ND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2.3.1</text:p>
          </table:table-cell>
          <table:table-cell table:style-name="ce46" office:value-type="string">
            <text:p>Add 0.77777779 input from small factoid wallet address to transaction</text:p>
          </table:table-cell>
          <table:table-cell table:style-name="ce46" office:value-type="string">
            <text:p>“factom-cli addinput transaction07 factoid-wallet-address-name02 0.77777779”</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3</text:p>
          </table:table-cell>
          <table:table-cell table:style-name="ce47" table:number-columns-spanned="5" table:number-rows-spanned="1" office:value-type="string">
            <text:p>ADD OUTPUTS TO TRANSACTION</text:p>
          </table:table-cell>
          <table:covered-table-cell table:number-columns-repeated="4"/>
          <table:table-cell table:number-columns-repeated="21" table:style-name="ce39"/>
        </table:table-row>
        <table:table-row table:style-name="ro2">
          <table:table-cell table:style-name="ce70" office:value-type="string">
            <text:p>2.8.3.1</text:p>
          </table:table-cell>
          <table:table-cell table:style-name="ce47" table:number-columns-spanned="5" table:number-rows-spanned="1" office:value-type="string">
            <text:p>ADD 1ST OUTPUT TO 1ST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3.1.1</text:p>
          </table:table-cell>
          <table:table-cell table:style-name="ce46" office:value-type="string">
            <text:p>Add 4.44444444 output to 1st factoid wallet address to transaction</text:p>
          </table:table-cell>
          <table:table-cell table:style-name="ce46" office:value-type="string">
            <text:p>“factom-cli addoutput transaction07 factoid-wallet-address-name01 4.44444444”</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3.2</text:p>
          </table:table-cell>
          <table:table-cell table:style-name="ce47" table:number-columns-spanned="5" table:number-rows-spanned="1" office:value-type="string">
            <text:p>ADD 2ND OUTPUT TO 1ST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3.2.1</text:p>
          </table:table-cell>
          <table:table-cell table:style-name="ce46" office:value-type="string">
            <text:p>Add 5.55555555 output to 1st factoid wallet address to transaction</text:p>
          </table:table-cell>
          <table:table-cell table:style-name="ce46" office:value-type="string">
            <text:p>“factom-cli addoutput transaction07 factoid-wallet-address-name01 5.55555555”</text:p>
          </table:table-cell>
          <table:table-cell table:style-name="ce46" office:value-type="string">
            <text:p>"output added"</text:p>
          </table:table-cell>
          <table:table-cell table:style-name="ce46" office:value-type="string">
            <text:p>"Success adding output"</text:p>
          </table:table-cell>
          <table:table-cell table:style-name="ce76" office:value-type="string">
            <text:p>new output overrides previous output
</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3.3</text:p>
          </table:table-cell>
          <table:table-cell table:style-name="ce47" table:number-columns-spanned="5" table:number-rows-spanned="1" office:value-type="string">
            <text:p>ADD OUTPUT TO 2ND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3.3.1</text:p>
          </table:table-cell>
          <table:table-cell table:style-name="ce46" office:value-type="string">
            <text:p>Add 6.66666666 output to small factoid wallet address to transaction</text:p>
          </table:table-cell>
          <table:table-cell table:style-name="ce46" office:value-type="string">
            <text:p>“factom-cli addoutput transaction07 factoid-wallet-address-name02 6.66666666”</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4</text:p>
          </table:table-cell>
          <table:table-cell table:style-name="ce47" table:number-columns-spanned="5" table:number-rows-spanned="1" office:value-type="string">
            <text:p>ADD ENTRY CREDIT PURCHASES TO TRANSACTION</text:p>
          </table:table-cell>
          <table:covered-table-cell table:number-columns-repeated="4"/>
          <table:table-cell table:number-columns-repeated="21" table:style-name="ce39"/>
        </table:table-row>
        <table:table-row table:style-name="ro2">
          <table:table-cell table:style-name="ce70" office:value-type="string">
            <text:p>2.8.4.1</text:p>
          </table:table-cell>
          <table:table-cell table:style-name="ce47" table:number-columns-spanned="5" table:number-rows-spanned="1" office:value-type="string">
            <text:p>ADD 1ST PURCHASE TO 1ST ENTRY CREDIT WALLET ADDRESS TO TRANSACTION</text:p>
          </table:table-cell>
          <table:covered-table-cell table:number-columns-repeated="4"/>
          <table:table-cell table:number-columns-repeated="21" table:style-name="ce39"/>
        </table:table-row>
        <table:table-row table:style-name="ro2">
          <table:table-cell table:style-name="ce75" office:value-type="string">
            <text:p>2.8.4.1.1</text:p>
          </table:table-cell>
          <table:table-cell table:style-name="ce46" office:value-type="string">
            <text:p>Add 7 factoids worth purchase of entry credits to 1st entry credit wallet address to transaction</text:p>
          </table:table-cell>
          <table:table-cell table:style-name="ce46" office:value-type="string">
            <text:p>“factom-cli addecoutput transaction07" ECWALLETADDRESSKEY01" 7”</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4.2</text:p>
          </table:table-cell>
          <table:table-cell table:style-name="ce47" table:number-columns-spanned="5" table:number-rows-spanned="1" office:value-type="string">
            <text:p>ADD 2ND PURCHASE TO 1ST ENTRY CREDIT WALLET ADDRESS TO TRANSACTION</text:p>
          </table:table-cell>
          <table:covered-table-cell table:number-columns-repeated="4"/>
          <table:table-cell table:number-columns-repeated="21" table:style-name="ce39"/>
        </table:table-row>
        <table:table-row table:style-name="ro2">
          <table:table-cell table:style-name="ce75" office:value-type="string">
            <text:p>2.7.4.2.1</text:p>
          </table:table-cell>
          <table:table-cell table:style-name="ce46" office:value-type="string">
            <text:p>Add 8 factoids worth purchase of entry credits to 1st entry credit wallet address to transaction</text:p>
          </table:table-cell>
          <table:table-cell table:style-name="ce46" office:value-type="string">
            <text:p>“factom-cli addecoutput transaction07" ECWALLETADDRESSKEY01" 8”</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new entry credit purchase overrides previous entry credit purchase</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4.3</text:p>
          </table:table-cell>
          <table:table-cell table:style-name="ce47" table:number-columns-spanned="5" table:number-rows-spanned="1" office:value-type="string">
            <text:p>ADD 2ND PURCHASE TO 1ST ENTRY CREDIT WALLET ADDRESS TO TRANSACTION</text:p>
          </table:table-cell>
          <table:covered-table-cell table:number-columns-repeated="4"/>
          <table:table-cell table:number-columns-repeated="21" table:style-name="ce39"/>
        </table:table-row>
        <table:table-row table:style-name="ro2">
          <table:table-cell table:style-name="ce75" office:value-type="string">
            <text:p>2.8.4.3.1</text:p>
          </table:table-cell>
          <table:table-cell table:style-name="ce46" office:value-type="string">
            <text:p>Add 9 factoids worth purchase of entry credits to small entry credit wallet address to transaction</text:p>
          </table:table-cell>
          <table:table-cell table:style-name="ce46" office:value-type="string">
            <text:p>“factom-cli addecoutput transaction07" ECWALLETADDRESSKEY02" 9”</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5</text:p>
          </table:table-cell>
          <table:table-cell table:style-name="ce47" table:number-columns-spanned="5" table:number-rows-spanned="1" office:value-type="string">
            <text:p>ADD CORRECT FEE TO TRANSACTION</text:p>
          </table:table-cell>
          <table:covered-table-cell table:number-columns-repeated="4"/>
          <table:table-cell table:number-columns-repeated="21" table:style-name="ce39"/>
        </table:table-row>
        <table:table-row table:style-name="ro2">
          <table:table-cell table:style-name="ce75" office:value-type="string">
            <text:p>2.8.5.1</text:p>
          </table:table-cell>
          <table:table-cell table:style-name="ce46" office:value-type="string">
            <text:p>Add correct fee to transaction</text:p>
          </table:table-cell>
          <table:table-cell table:style-name="ce77" office:value-type="string">
            <text:p>"factom-cli addfee transaction07 factoid-wallet-address-name02"</text:p>
          </table:table-cell>
          <table:table-cell table:style-name="ce46" office:value-type="string">
            <text:p>"inputs must equal ouputs plus entry credit outputs"</text:p>
          </table:table-cell>
          <table:table-cell table:style-name="ce77" office:value-type="string">
            <text:p>"Addfee requires that all the inputs balance the outputs.
The total inputs of your transaction are                          30.77777779
The total outputs + ecoutputs of your transaction are             29.22222221"</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6</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8.6.1</text:p>
          </table:table-cell>
          <table:table-cell table:style-name="ce46" office:value-type="string">
            <text:p>Sign transaction</text:p>
          </table:table-cell>
          <table:table-cell table:style-name="ce46" office:value-type="string">
            <text:p>“factom-cli sign transaction07”</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7</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8.7.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286638</text:p>
          </table:table-cell>
          <table:table-cell table:style-name="ce46" office:value-type="string">
            <text:p>“Fee Due: 0.286638"</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8</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8.8.1</text:p>
          </table:table-cell>
          <table:table-cell table:style-name="ce46" office:value-type="string">
            <text:p>Submit transaction</text:p>
          </table:table-cell>
          <table:table-cell table:style-name="ce46" office:value-type="string">
            <text:p>“factom-cli submit transaction07”</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9</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8.9.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96.55555555
factoid-wallet-address-name02  =  138.99999999
ECWALLETADDRESSKEY01 = 3000
ECWALLETADDRESSKEY02 = 1350</text:p>
          </table:table-cell>
          <table:table-cell table:style-name="ce75" office:value-type="string">
            <text:p>"  Factoid Addresses

    factoid-wallet-address-name01    FA2jK2HcLnRdS94dEcU27rF3meoJfpUcZPSinpb7AwQvPRY6RL1Q            96.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text:p>
          </table:table-cell>
          <table:table-cell table:style-name="ce47" table:number-columns-spanned="5" table:number-rows-spanned="1" office:value-type="string">
            <text:p>TEST TRANSACTION PARAMETER LIMITS</text:p>
          </table:table-cell>
          <table:covered-table-cell table:number-columns-repeated="4"/>
          <table:table-cell table:number-columns-repeated="21" table:style-name="ce39"/>
        </table:table-row>
        <table:table-row table:style-name="ro2">
          <table:table-cell table:style-name="ce70" office:value-type="string">
            <text:p>2.9.1</text:p>
          </table:table-cell>
          <table:table-cell table:style-name="ce47" table:number-columns-spanned="5" table:number-rows-spanned="1" office:value-type="string">
            <text:p>ADD INPUT OF -1 FACTOIDS TO TRANSACTION</text:p>
          </table:table-cell>
          <table:covered-table-cell table:number-columns-repeated="4"/>
          <table:table-cell table:number-columns-repeated="21" table:style-name="ce39"/>
        </table:table-row>
        <table:table-row table:style-name="ro2">
          <table:table-cell table:style-name="ce75" office:value-type="string">
            <text:p>2.9.1.1</text:p>
          </table:table-cell>
          <table:table-cell table:style-name="ce46" office:value-type="string">
            <text:p>Create transaction</text:p>
          </table:table-cell>
          <table:table-cell table:style-name="ce77" office:value-type="string">
            <text:p>"factom-cli newtransaction transaction08"</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2</text:p>
          </table:table-cell>
          <table:table-cell table:style-name="ce46" office:value-type="string">
            <text:p>Add -1 input to transaction</text:p>
          </table:table-cell>
          <table:table-cell table:style-name="ce46" office:value-type="string">
            <text:p>“factom-cli addinput transaction08 factoid-wallet-address-name01 -1”</text:p>
          </table:table-cell>
          <table:table-cell table:style-name="ce46" office:value-type="string">
            <text:p>"input not added because out of range"</text:p>
          </table:table-cell>
          <table:table-cell table:style-name="ce46" office:value-type="string">
            <text:p>"Amount is out of range"</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3</text:p>
          </table:table-cell>
          <table:table-cell table:style-name="ce46" office:value-type="string">
            <text:p>Add -1 output to transaction</text:p>
          </table:table-cell>
          <table:table-cell table:style-name="ce46" office:value-type="string">
            <text:p>“factom-cli addioutput transaction08 factoid-wallet-address-name01 -1”</text:p>
          </table:table-cell>
          <table:table-cell table:style-name="ce46" office:value-type="string">
            <text:p>"output not added because out of range"</text:p>
          </table:table-cell>
          <table:table-cell table:style-name="ce46" office:value-type="string">
            <text:p>"Amount is out of range"</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4</text:p>
          </table:table-cell>
          <table:table-cell table:style-name="ce46" office:value-type="string">
            <text:p>Sign transaction</text:p>
          </table:table-cell>
          <table:table-cell table:style-name="ce46" office:value-type="string">
            <text:p>“factom-cli sign transaction08”</text:p>
          </table:table-cell>
          <table:table-cell table:style-name="ce46" office:value-type="string">
            <text:p>"transaction not signed because there are no  inputs"</text:p>
          </table:table-cell>
          <table:table-cell table:style-name="ce77"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5</text:p>
          </table:table-cell>
          <table:table-cell table:style-name="ce46" office:value-type="string">
            <text:p>Submit transaction</text:p>
          </table:table-cell>
          <table:table-cell table:style-name="ce46" office:value-type="string">
            <text:p>“factom-cli submit transaction08”</text:p>
          </table:table-cell>
          <table:table-cell table:style-name="ce46" office:value-type="string">
            <text:p>"transaction submission rejected because it's unsigned"</text:p>
          </table:table-cell>
          <table:table-cell table:style-name="ce46"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6</text:p>
          </table:table-cell>
          <table:table-cell table:style-name="ce46" office:value-type="string">
            <text:p>Delete transaction</text:p>
          </table:table-cell>
          <table:table-cell table:style-name="ce46" office:value-type="string">
            <text:p>"factom-cli deletetransaction transaction08"</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7</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6.55555555"</text:p>
          </table:table-cell>
          <table:table-cell table:style-name="ce46" office:value-type="string">
            <text:p>" Factoid Addresses

    factoid-wallet-address-name01    FA2jK2HcLnRdS94dEcU27rF3meoJfpUcZPSinpb7AwQvPRY6RL1Q            96.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2</text:p>
          </table:table-cell>
          <table:table-cell table:style-name="ce47" table:number-columns-spanned="5" table:number-rows-spanned="1" office:value-type="string">
            <text:p>ADD INPUT OF 0 FACTOIDS TO TRANSACTION</text:p>
          </table:table-cell>
          <table:covered-table-cell table:number-columns-repeated="4"/>
          <table:table-cell table:number-columns-repeated="21" table:style-name="ce39"/>
        </table:table-row>
        <table:table-row table:style-name="ro2">
          <table:table-cell table:style-name="ce75" office:value-type="string">
            <text:p>2.9.2.1</text:p>
          </table:table-cell>
          <table:table-cell table:style-name="ce46" office:value-type="string">
            <text:p>Create transaction</text:p>
          </table:table-cell>
          <table:table-cell table:style-name="ce77" office:value-type="string">
            <text:p>"factom-cli newtransaction transaction09"</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2</text:p>
          </table:table-cell>
          <table:table-cell table:style-name="ce46" office:value-type="string">
            <text:p>Add 0 input to transaction</text:p>
          </table:table-cell>
          <table:table-cell table:style-name="ce46" office:value-type="string">
            <text:p>“factom-cli addinput transaction09 factoid-wallet-address-name01 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3</text:p>
          </table:table-cell>
          <table:table-cell table:style-name="ce46" office:value-type="string">
            <text:p>Sign transaction</text:p>
          </table:table-cell>
          <table:table-cell table:style-name="ce46" office:value-type="string">
            <text:p>“factom-cli sign transaction09”</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 - because fee amount is unknown when transaction signing is done</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4</text:p>
          </table:table-cell>
          <table:table-cell table:style-name="ce46" office:value-type="string">
            <text:p>Submit transaction</text:p>
          </table:table-cell>
          <table:table-cell table:style-name="ce46" office:value-type="string">
            <text:p>“factom-cli submit transaction09”</text:p>
          </table:table-cell>
          <table:table-cell table:style-name="ce46" office:value-type="string">
            <text:p>"transaction submission rejected because inputs do not cover outputs, entry credits, and transaction fee"</text:p>
          </table:table-cell>
          <table:table-cell table:style-name="ce46" office:value-type="string">
            <text:p>"The inputs 0.0 do not cover the outputs 0.0,
the Entry Credit outputs 0.0, and the required fee 0.0133333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5</text:p>
          </table:table-cell>
          <table:table-cell table:style-name="ce46" office:value-type="string">
            <text:p>Delete transaction</text:p>
          </table:table-cell>
          <table:table-cell table:style-name="ce46" office:value-type="string">
            <text:p>"factom-cli deletetransaction transaction09"</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6.55555555"</text:p>
          </table:table-cell>
          <table:table-cell table:style-name="ce46" office:value-type="string">
            <text:p>"Factoid Addresses

    factoid-wallet-address-name01    FA2jK2HcLnRdS94dEcU27rF3meoJfpUcZPSinpb7AwQvPRY6RL1Q            96.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3</text:p>
          </table:table-cell>
          <table:table-cell table:style-name="ce47" table:number-columns-spanned="5" table:number-rows-spanned="1" office:value-type="string">
            <text:p>ADD TOO SMALL INPUT OF 0.000000009 FACTOIDS TO TRANSACTION</text:p>
          </table:table-cell>
          <table:covered-table-cell table:number-columns-repeated="4"/>
          <table:table-cell table:style-name="ce83"/>
          <table:table-cell table:style-name="ce74"/>
          <table:table-cell table:number-columns-repeated="19" table:style-name="ce39"/>
        </table:table-row>
        <table:table-row table:style-name="ro2">
          <table:table-cell table:style-name="ce75" office:value-type="string">
            <text:p>2.9.3.1</text:p>
          </table:table-cell>
          <table:table-cell table:style-name="ce46" office:value-type="string">
            <text:p>Create transaction</text:p>
          </table:table-cell>
          <table:table-cell table:style-name="ce77" office:value-type="string">
            <text:p>"factom-cli newtransaction transaction10"</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3.2</text:p>
          </table:table-cell>
          <table:table-cell table:style-name="ce46" office:value-type="string">
            <text:p>Add 0.000000009 input to transaction</text:p>
          </table:table-cell>
          <table:table-cell table:style-name="ce46" office:value-type="string">
            <text:p>“factom-cli addinput transaction10 factoid-wallet-address-name01 0.000000009”</text:p>
          </table:table-cell>
          <table:table-cell table:style-name="ce46" office:value-type="string">
            <text:p>"input not added because amount is too small</text:p>
          </table:table-cell>
          <table:table-cell table:style-name="ce46" office:value-type="string">
            <text:p>"Format Error in amount"</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3.3</text:p>
          </table:table-cell>
          <table:table-cell table:style-name="ce46" office:value-type="string">
            <text:p>Sign transaction</text:p>
          </table:table-cell>
          <table:table-cell table:style-name="ce46" office:value-type="string">
            <text:p>“factom-cli sign transaction10”</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 - because fee amount is unknown when transaction signing is done</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3.4</text:p>
          </table:table-cell>
          <table:table-cell table:style-name="ce46" office:value-type="string">
            <text:p>Submit transaction</text:p>
          </table:table-cell>
          <table:table-cell table:style-name="ce46" office:value-type="string">
            <text:p>“factom-cli submit transaction10”</text:p>
          </table:table-cell>
          <table:table-cell table:style-name="ce46" office:value-type="string">
            <text:p>"transaction submission rejected because inputs do not cover outputs, entry credits, and transaction fee"</text:p>
          </table:table-cell>
          <table:table-cell table:style-name="ce46" office:value-type="string">
            <text:p>"The inputs 0.0 do not cover the outputs 0.0,
the Entry Credit outputs 0.0, and the required fee 0.0013333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3.5</text:p>
          </table:table-cell>
          <table:table-cell table:style-name="ce46" office:value-type="string">
            <text:p>Delete transaction</text:p>
          </table:table-cell>
          <table:table-cell table:style-name="ce46" office:value-type="string">
            <text:p>"factom-cli deletetransaction transaction10"</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3.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6.55555555"</text:p>
          </table:table-cell>
          <table:table-cell table:style-name="ce46" office:value-type="string">
            <text:p>"Factoid Addresses

    factoid-wallet-address-name01    FA2jK2HcLnRdS94dEcU27rF3meoJfpUcZPSinpb7AwQvPRY6RL1Q            96.55555555
    factoid-wallet-address-name02    FA2sWb8caqeAQUNFX9cF1UQ8PREV2cfZ13XoUEM82QFgvkKeXCkx           138.99999999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4</text:p>
          </table:table-cell>
          <table:table-cell table:style-name="ce47" table:number-columns-spanned="5" table:number-rows-spanned="1" office:value-type="string">
            <text:p>ADD FRACTIONAL INPUT OF FACTOIDS TO TRANSACTION</text:p>
          </table:table-cell>
          <table:covered-table-cell table:number-columns-repeated="4"/>
          <table:table-cell table:style-name="ce83"/>
          <table:table-cell table:style-name="ce74"/>
          <table:table-cell table:number-columns-repeated="19" table:style-name="ce39"/>
        </table:table-row>
        <table:table-row table:style-name="ro2">
          <table:table-cell table:style-name="ce75" office:value-type="string">
            <text:p>2.9.4.1</text:p>
          </table:table-cell>
          <table:table-cell table:style-name="ce46" office:value-type="string">
            <text:p>Create transaction</text:p>
          </table:table-cell>
          <table:table-cell table:style-name="ce77" office:value-type="string">
            <text:p>"factom-cli newtransaction transaction11"</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4.2</text:p>
          </table:table-cell>
          <table:table-cell table:style-name="ce46" office:value-type="string">
            <text:p>Add 0.5 input to transaction</text:p>
          </table:table-cell>
          <table:table-cell table:style-name="ce46" office:value-type="string">
            <text:p>“factom-cli addinput transaction11 factoid-wallet-address-name01 0.5”</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4.3</text:p>
          </table:table-cell>
          <table:table-cell table:style-name="ce46" office:value-type="string">
            <text:p>Sign transaction</text:p>
          </table:table-cell>
          <table:table-cell table:style-name="ce46" office:value-type="string">
            <text:p>“factom-cli sign transaction11”</text:p>
          </table:table-cell>
          <table:table-cell table:style-name="ce46" office:value-type="string">
            <text:p>"transaction signed"</text:p>
          </table:table-cell>
          <table:table-cell table:style-name="ce77"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4.4</text:p>
          </table:table-cell>
          <table:table-cell table:style-name="ce46" office:value-type="string">
            <text:p>Submit transaction</text:p>
          </table:table-cell>
          <table:table-cell table:style-name="ce46" office:value-type="string">
            <text:p>“factom-cli submit transaction11”</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4.5</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6.05555555"</text:p>
          </table:table-cell>
          <table:table-cell table:style-name="ce46" office:value-type="string">
            <text:p>"factoid-wallet-address-name01    FA2jK2HcLnRdS94dEcU27rF3meoJfpUcZPSinpb7AwQvPRY6RL1Q            96.0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5</text:p>
          </table:table-cell>
          <table:table-cell table:style-name="ce47" table:number-columns-spanned="5" table:number-rows-spanned="1" office:value-type="string">
            <text:p>ADD FRACTIONAL INPUT OF FACTOIDS WITHOUT LEADING 0 TO TRANSACTION</text:p>
          </table:table-cell>
          <table:covered-table-cell table:number-columns-repeated="4"/>
          <table:table-cell table:style-name="ce83"/>
          <table:table-cell table:style-name="ce74"/>
          <table:table-cell table:number-columns-repeated="19" table:style-name="ce39"/>
        </table:table-row>
        <table:table-row table:style-name="ro2">
          <table:table-cell table:style-name="ce75" office:value-type="string">
            <text:p>2.9.5.1</text:p>
          </table:table-cell>
          <table:table-cell table:style-name="ce46" office:value-type="string">
            <text:p>Create transaction</text:p>
          </table:table-cell>
          <table:table-cell table:style-name="ce77" office:value-type="string">
            <text:p>"factom-cli newtransaction transaction12"</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5.2</text:p>
          </table:table-cell>
          <table:table-cell table:style-name="ce46" office:value-type="string">
            <text:p>Add .5 input to transaction</text:p>
          </table:table-cell>
          <table:table-cell table:style-name="ce46" office:value-type="string">
            <text:p>“factom-cli addinput transaction12 factoid-wallet-address-name01 .5”</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style-name="ce39"/>
          <table:table-cell table:style-name="ce74" office:value-type="string">
            <text:p/>
          </table:table-cell>
          <table:table-cell table:number-columns-repeated="18" table:style-name="ce39"/>
        </table:table-row>
        <table:table-row table:style-name="ro2">
          <table:table-cell table:style-name="ce75" office:value-type="string">
            <text:p>2.9.5.3</text:p>
          </table:table-cell>
          <table:table-cell table:style-name="ce46" office:value-type="string">
            <text:p>Sign transaction</text:p>
          </table:table-cell>
          <table:table-cell table:style-name="ce46" office:value-type="string">
            <text:p>“factom-cli sign transaction12”</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5.4</text:p>
          </table:table-cell>
          <table:table-cell table:style-name="ce46" office:value-type="string">
            <text:p>Submit transaction</text:p>
          </table:table-cell>
          <table:table-cell table:style-name="ce46" office:value-type="string">
            <text:p>“factom-cli submit transaction12”</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5.5</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5.55555555"</text:p>
          </table:table-cell>
          <table:table-cell table:style-name="ce46" office:value-type="string">
            <text:p>"Factoid Addresses

    factoid-wallet-address-name01    FA2jK2HcLnRdS94dEcU27rF3meoJfpUcZPSinpb7AwQvPRY6RL1Q            95.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6</text:p>
          </table:table-cell>
          <table:table-cell table:style-name="ce47" table:number-columns-spanned="5" table:number-rows-spanned="1" office:value-type="string">
            <text:p>ADD INPUT LARGER THAN FACTOID BALANCE TO TRANSACTION</text:p>
          </table:table-cell>
          <table:covered-table-cell table:number-columns-repeated="4"/>
          <table:table-cell table:number-columns-repeated="2" table:style-name="ce74"/>
          <table:table-cell table:number-columns-repeated="19" table:style-name="ce39"/>
        </table:table-row>
        <table:table-row table:style-name="ro2">
          <table:table-cell table:style-name="ce75" office:value-type="string">
            <text:p>2.9.6.1</text:p>
          </table:table-cell>
          <table:table-cell table:style-name="ce46" office:value-type="string">
            <text:p>Create transaction</text:p>
          </table:table-cell>
          <table:table-cell table:style-name="ce77" office:value-type="string">
            <text:p>"factom-cli newtransaction transaction13"</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2</text:p>
          </table:table-cell>
          <table:table-cell table:style-name="ce46" office:value-type="string">
            <text:p>Add input larger than balance to transaction</text:p>
          </table:table-cell>
          <table:table-cell table:style-name="ce46" office:value-type="string">
            <text:p>“factom-cli addinput transaction13 factoid-wallet-address-name01 100”</text:p>
          </table:table-cell>
          <table:table-cell table:style-name="ce46" office:value-type="string">
            <text:p>"transaction input rejected because it's larger than the balance of the factoid wallet address"</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3</text:p>
          </table:table-cell>
          <table:table-cell table:style-name="ce46" office:value-type="string">
            <text:p>Sign transaction</text:p>
          </table:table-cell>
          <table:table-cell table:style-name="ce46" office:value-type="string">
            <text:p>“factom-cli sign transaction13”</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4</text:p>
          </table:table-cell>
          <table:table-cell table:style-name="ce46" office:value-type="string">
            <text:p>Submit transaction</text:p>
          </table:table-cell>
          <table:table-cell table:style-name="ce46" office:value-type="string">
            <text:p>“factom-cli submit transaction13”</text:p>
          </table:table-cell>
          <table:table-cell table:style-name="ce46" office:value-type="string">
            <text:p>"submission rejected because insufficient factoids in factoid wallet addresses"</text:p>
          </table:table-cell>
          <table:table-cell table:style-name="ce46" office:value-type="string">
            <text:p>"Not enough funds in input addresses for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5</text:p>
          </table:table-cell>
          <table:table-cell table:style-name="ce46" office:value-type="string">
            <text:p>Delete transaction</text:p>
          </table:table-cell>
          <table:table-cell table:style-name="ce46" office:value-type="string">
            <text:p>"factom-cli deletetransaction transaction13"</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5.55555555"</text:p>
          </table:table-cell>
          <table:table-cell table:style-name="ce46" office:value-type="string">
            <text:p>"Factoid Addresses

    factoid-wallet-address-name01    FA2jK2HcLnRdS94dEcU27rF3meoJfpUcZPSinpb7AwQvPRY6RL1Q            95.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7</text:p>
          </table:table-cell>
          <table:table-cell table:style-name="ce47" table:number-columns-spanned="5" table:number-rows-spanned="1" office:value-type="string">
            <text:p>ADD LARGEST ALLOWABLE INPUT OF 92233720368.54775806 FACTOIDS TO TRANSACTION</text:p>
          </table:table-cell>
          <table:covered-table-cell table:number-columns-repeated="4"/>
          <table:table-cell table:number-columns-repeated="2" table:style-name="ce74"/>
          <table:table-cell table:number-columns-repeated="19" table:style-name="ce39"/>
        </table:table-row>
        <table:table-row table:style-name="ro2">
          <table:table-cell table:style-name="ce75" office:value-type="string">
            <text:p>2.9.7.1</text:p>
          </table:table-cell>
          <table:table-cell table:style-name="ce46" office:value-type="string">
            <text:p>Create transaction</text:p>
          </table:table-cell>
          <table:table-cell table:style-name="ce77" office:value-type="string">
            <text:p>"factom-cli newtransaction transaction14"</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7.2</text:p>
          </table:table-cell>
          <table:table-cell table:style-name="ce46" office:value-type="string">
            <text:p>Add largest allowable input to transaction</text:p>
          </table:table-cell>
          <table:table-cell table:style-name="ce46" office:value-type="string">
            <text:p>"factom-cli addinput transaction14 factoid-wallet-address-name01 92233720368.54775806"</text:p>
          </table:table-cell>
          <table:table-cell table:style-name="ce46" office:value-type="string">
            <text:p>"input added"</text:p>
          </table:table-cell>
          <table:table-cell table:style-name="ce46" office:value-type="string">
            <text:p>"Success adding Input"</text:p>
          </table:table-cell>
          <table:table-cell table:style-name="ce76"/>
          <table:table-cell table:number-columns-repeated="2" table:style-name="ce74"/>
          <table:table-cell table:number-columns-repeated="19" table:style-name="ce39"/>
        </table:table-row>
        <table:table-row table:style-name="ro2">
          <table:table-cell table:style-name="ce75" office:value-type="string">
            <text:p>2.9.7.3</text:p>
          </table:table-cell>
          <table:table-cell table:style-name="ce46" office:value-type="string">
            <text:p>Sign transaction</text:p>
          </table:table-cell>
          <table:table-cell table:style-name="ce46" office:value-type="string">
            <text:p>“factom-cli sign transaction14”</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7.4</text:p>
          </table:table-cell>
          <table:table-cell table:style-name="ce46" office:value-type="string">
            <text:p>Submit transaction</text:p>
          </table:table-cell>
          <table:table-cell table:style-name="ce46" office:value-type="string">
            <text:p>“factom-cli submit transaction14”</text:p>
          </table:table-cell>
          <table:table-cell table:style-name="ce46" office:value-type="string">
            <text:p>"submission rejected because insufficient factoids in factoid wallet addresses"</text:p>
          </table:table-cell>
          <table:table-cell table:style-name="ce46" office:value-type="string">
            <text:p>"Not enough funds in input addresses for the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7.5</text:p>
          </table:table-cell>
          <table:table-cell table:style-name="ce46" office:value-type="string">
            <text:p>Delete transaction</text:p>
          </table:table-cell>
          <table:table-cell table:style-name="ce46" office:value-type="string">
            <text:p>"factom-cli deletetransaction transaction14"</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84" office:value-type="string">
            <text:p>2.9.7.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3  =           95.55555555"</text:p>
          </table:table-cell>
          <table:table-cell table:style-name="ce46" office:value-type="string">
            <text:p>"Factoid Addresses

    factoid-wallet-address-name01    FA2jK2HcLnRdS94dEcU27rF3meoJfpUcZPSinpb7AwQvPRY6RL1Q            95.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0" office:value-type="string">
            <text:p>2.9.8</text:p>
          </table:table-cell>
          <table:table-cell table:style-name="ce47" table:number-columns-spanned="5" table:number-rows-spanned="1" office:value-type="string">
            <text:p>ADD TOO LARGE INPUT OF 92233720369 FACTOIDS TO TRANSACTION</text:p>
          </table:table-cell>
          <table:covered-table-cell table:number-columns-repeated="4"/>
          <table:table-cell table:number-columns-repeated="2" table:style-name="ce65"/>
          <table:table-cell table:number-columns-repeated="19" table:style-name="ce39"/>
        </table:table-row>
        <table:table-row table:style-name="ro2">
          <table:table-cell table:style-name="ce75" office:value-type="string">
            <text:p>2.9.8.1</text:p>
          </table:table-cell>
          <table:table-cell table:style-name="ce46" office:value-type="string">
            <text:p>Create transaction</text:p>
          </table:table-cell>
          <table:table-cell table:style-name="ce77" office:value-type="string">
            <text:p>"factom-cli newtransaction transaction15"</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8.2</text:p>
          </table:table-cell>
          <table:table-cell table:style-name="ce46" office:value-type="string">
            <text:p>Add 92233720369 input to transaction</text:p>
          </table:table-cell>
          <table:table-cell table:style-name="ce46" office:value-type="string">
            <text:p>“factom-cli addinput transaction15 factoid-wallet-address-name01 92233720369”</text:p>
          </table:table-cell>
          <table:table-cell table:style-name="ce46" office:value-type="string">
            <text:p>"Transaction input out of range"</text:p>
          </table:table-cell>
          <table:table-cell table:style-name="ce46" office:value-type="string">
            <text:p>"Amount is out of range"</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8.3</text:p>
          </table:table-cell>
          <table:table-cell table:style-name="ce46" office:value-type="string">
            <text:p>Sign transaction</text:p>
          </table:table-cell>
          <table:table-cell table:style-name="ce46" office:value-type="string">
            <text:p>“factom-cli sign transaction15”</text:p>
          </table:table-cell>
          <table:table-cell table:style-name="ce46" office:value-type="string">
            <text:p>"transaction not signed because there are no  inputs"</text:p>
          </table:table-cell>
          <table:table-cell table:style-name="ce46"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8.4</text:p>
          </table:table-cell>
          <table:table-cell table:style-name="ce46" office:value-type="string">
            <text:p>Submit transaction</text:p>
          </table:table-cell>
          <table:table-cell table:style-name="ce46" office:value-type="string">
            <text:p>“factom-cli submit transaction15”</text:p>
          </table:table-cell>
          <table:table-cell table:style-name="ce46" office:value-type="string">
            <text:p>"transaction submission rejected because it's unsigned"</text:p>
          </table:table-cell>
          <table:table-cell table:style-name="ce46"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8.5</text:p>
          </table:table-cell>
          <table:table-cell table:style-name="ce46" office:value-type="string">
            <text:p>Delete transaction</text:p>
          </table:table-cell>
          <table:table-cell table:style-name="ce46" office:value-type="string">
            <text:p>"factom-cli deletetransaction transaction15"</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8.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5.55555555"</text:p>
          </table:table-cell>
          <table:table-cell table:style-name="ce46" office:value-type="string">
            <text:p>"Factoid Addresses

    factoid-wallet-address-name01    FA2jK2HcLnRdS94dEcU27rF3meoJfpUcZPSinpb7AwQvPRY6RL1Q            95.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2.9.9</text:p>
          </table:table-cell>
          <table:table-cell table:style-name="ce47" table:number-columns-spanned="5" table:number-rows-spanned="1" office:value-type="string">
            <text:p>CREATE LARGEST ALLOWABLE TRANSACTION (10KB)</text:p>
          </table:table-cell>
          <table:covered-table-cell table:number-columns-repeated="4"/>
          <table:table-cell table:number-columns-repeated="2" table:style-name="ce65"/>
          <table:table-cell table:number-columns-repeated="19" table:style-name="ce39"/>
        </table:table-row>
        <table:table-row table:style-name="ro2">
          <table:table-cell table:style-name="ce75" office:value-type="string">
            <text:p>2.9.9.1</text:p>
          </table:table-cell>
          <table:table-cell table:style-name="ce46" office:value-type="string">
            <text:p>Create transaction</text:p>
          </table:table-cell>
          <table:table-cell table:style-name="ce77" office:value-type="string">
            <text:p>"factom-cli newtransaction transaction16"</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9.2</text:p>
          </table:table-cell>
          <table:table-cell table:style-name="ce46" office:value-type="string">
            <text:p>Add 76 inputs to transaction</text:p>
          </table:table-cell>
          <table:table-cell table:style-name="ce46" office:value-type="string">
            <text:p>“for ((i=0; i &lt; 76; i++)); do
    factom-cli newtransaction transfertransaction$i
    factom-cli addinput transfertransaction$i factoid-wallet-address-name01 1
    factom-cli generateaddress fct input-address-name$i
    factom-cli addoutput transfertransaction$i input-address-name$i 0.9
    factom-cli sign transfertransaction$i
    factom-cli submit transfertransaction$i
    j=`echo "scale=8;$i/100" | bc`
    factom-cli addinput transaction16 input-address-name$i $j
done”</text:p>
          </table:table-cell>
          <table:table-cell table:style-name="ce46" office:value-type="string">
            <text:p>"Success building a transaction
Success adding Input
fct  = "TEMPINPUTWALLETADDRESS
"Success adding output
Success signing transaction
Successfully submitted the transaction
Success adding Input"
.
.
.
</text:p>
          </table:table-cell>
          <table:table-cell table:style-name="ce46" office:value-type="string">
            <text:p>"Success building a transaction
Success adding Input
fct  =  FA2dSGPHVYSwCcVsLbGwSbcmnwVY7eH1MgTPmmavVqdUHma8Aesz
Success adding output
Success signing transaction
Successfully submitted the transaction
Success adding Input"
.
.
.
</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9.3</text:p>
          </table:table-cell>
          <table:table-cell table:style-name="ce46" office:value-type="string">
            <text:p>Sign transaction</text:p>
          </table:table-cell>
          <table:table-cell table:style-name="ce46" office:value-type="string">
            <text:p>“factom-cli sign transaction16”</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9.4</text:p>
          </table:table-cell>
          <table:table-cell table:style-name="ce46" office:value-type="string">
            <text:p>Submit transaction</text:p>
          </table:table-cell>
          <table:table-cell table:style-name="ce46" office:value-type="string">
            <text:p>“factom-cli submit transaction16”</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9.5</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19.55555555"</text:p>
          </table:table-cell>
          <table:table-cell table:style-name="ce46" office:value-type="string">
            <text:p>" Factoid Addresses

    factoid-wallet-address-name01    FA2jK2HcLnRdS94dEcU27rF3meoJfpUcZPSinpb7AwQvPRY6RL1Q            19.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0" office:value-type="string">
            <text:p>2.9.10</text:p>
          </table:table-cell>
          <table:table-cell table:style-name="ce47" table:number-columns-spanned="5" table:number-rows-spanned="1" office:value-type="string">
            <text:p>TRY TO CREATE TRANSACTION LARGER THAN ALLOWABLE (&gt;10KB)</text:p>
          </table:table-cell>
          <table:covered-table-cell table:number-columns-repeated="4"/>
          <table:table-cell table:number-columns-repeated="2" table:style-name="ce65"/>
          <table:table-cell table:number-columns-repeated="19" table:style-name="ce39"/>
        </table:table-row>
        <table:table-row table:style-name="ro2">
          <table:table-cell table:style-name="ce75" office:value-type="string">
            <text:p>2.9.10.1</text:p>
          </table:table-cell>
          <table:table-cell table:style-name="ce46" office:value-type="string">
            <text:p>Create transaction</text:p>
          </table:table-cell>
          <table:table-cell table:style-name="ce77" office:value-type="string">
            <text:p>"factom-cli newtransaction transaction17"</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10.2</text:p>
          </table:table-cell>
          <table:table-cell table:style-name="ce46" office:value-type="string">
            <text:p>Add 77 inputs to transaction</text:p>
          </table:table-cell>
          <table:table-cell table:style-name="ce46" office:value-type="string">
            <text:p>“factom-cli newtransaction transfertransaction76
factom-cli addinput transfertransaction76 factoid-wallet-address-name01 1
factom-cli generateaddress fct input-address-name76
factom-cli addoutput transfertransaction76 input-address-name76 0.9
factom-cli sign transfertransaction76
factom-cli submit transfertransaction76
for ((i=0; i &lt; 77; i++)); do
    j=`echo "scale=8;$i/100" | bc`
    factom-cli addinput transaction17 input-address-name$i $j
done”</text:p>
          </table:table-cell>
          <table:table-cell table:style-name="ce46" office:value-type="string">
            <text:p>"input added"</text:p>
          </table:table-cell>
          <table:table-cell table:style-name="ce46" office:value-type="string">
            <text:p>"Success adding Input
Success adding Input
              .
              .
              .
"</text:p>
          </table:table-cell>
          <table:table-cell table:style-name="ce76" office:value-type="string">
            <text:p>OK</text:p>
          </table:table-cell>
          <table:table-cell table:style-name="ce74" office:value-type="float" office:value="1">
            <text:p>1</text:p>
          </table:table-cell>
          <table:table-cell table:style-name="ce84"/>
          <table:table-cell table:number-columns-repeated="19" table:style-name="ce39"/>
        </table:table-row>
        <table:table-row table:style-name="ro2">
          <table:table-cell table:style-name="ce75" office:value-type="string">
            <text:p>2.9.10.3</text:p>
          </table:table-cell>
          <table:table-cell table:style-name="ce46" office:value-type="string">
            <text:p>Sign transaction</text:p>
          </table:table-cell>
          <table:table-cell table:style-name="ce46" office:value-type="string">
            <text:p>“factom-cli sign transaction17”</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10.4</text:p>
          </table:table-cell>
          <table:table-cell table:style-name="ce46" office:value-type="string">
            <text:p>Submit transaction</text:p>
          </table:table-cell>
          <table:table-cell table:style-name="ce46" office:value-type="string">
            <text:p>“factom-cli submit transaction17”</text:p>
          </table:table-cell>
          <table:table-cell table:style-name="ce46" office:value-type="string">
            <text:p>"transaction rejected because too large"</text:p>
          </table:table-cell>
          <table:table-cell table:style-name="ce46" office:value-type="string">
            <text:p>"Transaction is greater than the max transaction size"</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10.5</text:p>
          </table:table-cell>
          <table:table-cell table:style-name="ce46" office:value-type="string">
            <text:p>Delete transaction</text:p>
          </table:table-cell>
          <table:table-cell table:style-name="ce46" office:value-type="string">
            <text:p>"factom-cli deletetransaction transaction15"</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0.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18.55555555"</text:p>
          </table:table-cell>
          <table:table-cell table:style-name="ce46" office:value-type="string">
            <text:p>" Factoid Addresses

    factoid-wallet-address-name01    FA2jK2HcLnRdS94dEcU27rF3meoJfpUcZPSinpb7AwQvPRY6RL1Q            18.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0" office:value-type="string">
            <text:p>3</text:p>
          </table:table-cell>
          <table:table-cell table:style-name="ce47" table:number-columns-spanned="5" table:number-rows-spanned="1" office:value-type="string">
            <text:p>CHAINS</text:p>
          </table:table-cell>
          <table:covered-table-cell table:number-columns-repeated="4"/>
          <table:table-cell table:number-columns-repeated="21" table:style-name="ce39"/>
        </table:table-row>
        <table:table-row table:style-name="ro2">
          <table:table-cell table:style-name="ce70" office:value-type="string">
            <text:p>3.1</text:p>
          </table:table-cell>
          <table:table-cell table:style-name="ce47" table:number-columns-spanned="5" table:number-rows-spanned="1" office:value-type="string">
            <text:p>MAKE CHAIN</text:p>
          </table:table-cell>
          <table:covered-table-cell table:number-columns-repeated="4"/>
          <table:table-cell table:number-columns-repeated="21" table:style-name="ce39"/>
        </table:table-row>
        <table:table-row table:style-name="ro2">
          <table:table-cell table:style-name="ce70" office:value-type="string">
            <text:p>3.1.1</text:p>
          </table:table-cell>
          <table:table-cell table:style-name="ce47" table:number-columns-spanned="5" table:number-rows-spanned="1" office:value-type="string">
            <text:p>TRY TO MAKE CHAIN USING NON-EXISTENT ENTRY CREDIT ADDRESS</text:p>
          </table:table-cell>
          <table:covered-table-cell table:number-columns-repeated="4"/>
          <table:table-cell table:number-columns-repeated="21" table:style-name="ce39"/>
        </table:table-row>
        <table:table-row table:style-name="ro2">
          <table:table-cell table:style-name="ce75" office:value-type="string">
            <text:p>3.1.1.1</text:p>
          </table:table-cell>
          <table:table-cell table:style-name="ce46" office:value-type="string">
            <text:p>Create a Chain using non-existent entry credit wallet address</text:p>
          </table:table-cell>
          <table:table-cell table:style-name="ce46" office:value-type="string">
            <text:p>“factom-cli mkchain -e 1 -e 1 xxx &lt;~/robertubuntu/testing/test-plans-and-scripts/Robert-API/entries/1024-8byte-entry”</text:p>
          </table:table-cell>
          <table:table-cell table:style-name="ce46" office:value-type="string">
            <text:p>"Chain not created because not enough entry credits"</text:p>
          </table:table-cell>
          <table:table-cell table:style-name="ce77" office:value-type="string">
            <text:p>“Proposed New Chain ID

CHAINID=488ad59efeafae6af0be932803b65470b908c33377f4ff99aad1fd8c68c4f463”</text:p>
          </table:table-cell>
          <table:table-cell table:style-name="ce85" office:value-type="string">
            <text:p>Rejection of command not possible until server comes back with result</text:p>
          </table:table-cell>
          <table:table-cell table:style-name="ce74" office:value-type="float" office:value="1">
            <text:p>1</text:p>
          </table:table-cell>
          <table:table-cell table:number-columns-repeated="2" table:style-name="ce74"/>
          <table:table-cell table:number-columns-repeated="18" table:style-name="ce39"/>
        </table:table-row>
        <table:table-row table:style-name="ro2">
          <table:table-cell table:style-name="ce75" office:value-type="string">
            <text:p>3.1.1.2</text:p>
          </table:table-cell>
          <table:table-cell table:style-name="ce46" office:value-type="string">
            <text:p>Wait for 1 minute for current Directory Block to close</text:p>
          </table:table-cell>
          <table:table-cell table:style-name="ce46" office:value-type="string">
            <text:p>“sleep 60”</text:p>
          </table:table-cell>
          <table:table-cell table:style-name="ce50"/>
          <table:table-cell table:style-name="ce86"/>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3</text:p>
          </table:table-cell>
          <table:table-cell table:style-name="ce46" office:value-type="string">
            <text:p>If CHAINID returned in STEP 3.1.1.1 (Create a Chain using non-existent entry credit wallet address): Get Entry Block head (latest Entry Block) by Chain ID</text:p>
          </table:table-cell>
          <table:table-cell table:style-name="ce46" office:value-type="string">
            <text:p>“factom-cli get chain “CHAINID
(CHAINID is returned by STEP 3.1.1.1 Create a Chain using non-existent entry credit wallet address)</text:p>
          </table:table-cell>
          <table:table-cell table:style-name="ce46" office:value-type="string">
            <text:p>"Chain not gotten because no such chain"</text:p>
          </table:table-cell>
          <table:table-cell table:style-name="ce46" office:value-type="string">
            <text:p>"Chain not found'"</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4</text:p>
          </table:table-cell>
          <table:table-cell table:style-name="ce46" office:value-type="string">
            <text:p>Check that cost of creating chain was not deducted from non-existent entry credit wallet address</text:p>
          </table:table-cell>
          <table:table-cell table:style-name="ce46" office:value-type="string">
            <text:p>“factom-cli balance ec xxx"</text:p>
          </table:table-cell>
          <table:table-cell table:style-name="ce46" office:value-type="string">
            <text:p>"No such entry credit wallet address"</text:p>
          </table:table-cell>
          <table:table-cell table:style-name="ce46" office:value-type="string">
            <text:p>"Address undefined or invalid"</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text:p>
          </table:table-cell>
          <table:table-cell table:style-name="ce47" table:number-columns-spanned="5" table:number-rows-spanned="1" office:value-type="string">
            <text:p>TRY TO MAKE CHAIN USING FACTOID WALLET ADDRESS RATHER THAN ENTRY CREDIT WALLET ADDRESS</text:p>
          </table:table-cell>
          <table:covered-table-cell table:number-columns-repeated="4"/>
          <table:table-cell table:number-columns-repeated="21" table:style-name="ce39"/>
        </table:table-row>
        <table:table-row table:style-name="ro2">
          <table:table-cell table:style-name="ce75" office:value-type="string">
            <text:p>3.1.2.1</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18.55555555"</text:p>
          </table:table-cell>
          <table:table-cell table:style-name="ce46" office:value-type="string">
            <text:p>"Balance of  factoid-wallet-address-name01  =  18.55555555"</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2</text:p>
          </table:table-cell>
          <table:table-cell table:style-name="ce46" office:value-type="string">
            <text:p>Create a Chain</text:p>
          </table:table-cell>
          <table:table-cell table:style-name="ce46" office:value-type="string">
            <text:p>“factom-cli mkchain -e 2 -e 2 xxx &lt;~/robertubuntu/testing/test-plans-and-scripts/Robert-API/entries/1024-8byte-entry”</text:p>
          </table:table-cell>
          <table:table-cell table:style-name="ce46" office:value-type="string">
            <text:p>"Chain not created because no such entry credit wallet address"</text:p>
          </table:table-cell>
          <table:table-cell table:style-name="ce77" office:value-type="string">
            <text:p>“Proposed New Chain ID
2d372ad42e9a803c3231c5f90e311faa0a6bf19ac728eba6691fa221472ef62c”</text:p>
          </table:table-cell>
          <table:table-cell table:style-name="ce85" office:value-type="string">
            <text:p>Rejection of command not possible until server comes back with result</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3</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2.4</text:p>
          </table:table-cell>
          <table:table-cell table:style-name="ce46" office:value-type="string">
            <text:p>Get Entry Block head (latest Entry Block) by Chain ID</text:p>
          </table:table-cell>
          <table:table-cell table:style-name="ce46" office:value-type="string">
            <text:p>“factom-cli get chain “CHAINID
(CHAINID is returned by STEP 3.1.2.2 Create a Chain)</text:p>
          </table:table-cell>
          <table:table-cell table:style-name="ce46" office:value-type="string">
            <text:p>"Chain not gotten because no such chain"</text:p>
          </table:table-cell>
          <table:table-cell table:style-name="ce46" office:value-type="string">
            <text:p>"Chain not found'"</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5</text:p>
          </table:table-cell>
          <table:table-cell table:style-name="ce46" office:value-type="string">
            <text:p>Check that cost of creating Chain was NOT deducted from factoid wallet address</text:p>
          </table:table-cell>
          <table:table-cell table:style-name="ce46" office:value-type="string">
            <text:p>“factom-cli getaddresses”</text:p>
          </table:table-cell>
          <table:table-cell table:style-name="ce46" office:value-type="string">
            <text:p>"Balance of  factoid-wallet-address-name01  =           18.55555555
Balance of  ec-wallet-address-name01  =  3000"</text:p>
          </table:table-cell>
          <table:table-cell table:style-name="ce46" office:value-type="string">
            <text:p>"Balance of  factoid-wallet-address-name01  =           18.55555555
Balance of  ec-wallet-address-name01  =  300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3</text:p>
          </table:table-cell>
          <table:table-cell table:style-name="ce47" table:number-columns-spanned="5" table:number-rows-spanned="1" office:value-type="string">
            <text:p>MAKE CHAIN WITH ENTRY (INCLUDING EXTERNAL IDs) = 1 byte</text:p>
          </table:table-cell>
          <table:covered-table-cell table:number-columns-repeated="4"/>
          <table:table-cell table:number-columns-repeated="21" table:style-name="ce39"/>
        </table:table-row>
        <table:table-row table:style-name="ro2">
          <table:table-cell table:style-name="ce75" office:value-type="string">
            <text:p>3.1.3.1</text:p>
          </table:table-cell>
          <table:table-cell table:style-name="ce46" office:value-type="string">
            <text:p>Create a Chain</text:p>
          </table:table-cell>
          <table:table-cell table:style-name="ce46" office:value-type="string">
            <text:p>“echo 1 | factom-cli mkchain ec-wallet-address-name01 | awk '{print $3}'”</text:p>
          </table:table-cell>
          <table:table-cell table:style-name="ce46" office:value-type="string">
            <text:p>CHAINIDGOO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3.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3.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3.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89">
            <text:p>2989</text:p>
          </table:table-cell>
          <table:table-cell table:style-name="ce46" office:value-type="string">
            <text:p>"Balance of  EC3QeegGid2C7gbpbeYoseX2gSkiYsSamsX46RXqY6v8ewfwR7hK  =  2989"</text:p>
          </table:table-cell>
          <table:table-cell table:style-name="ce76" office:value-type="string">
            <text:p>10 entry credits for the chain,
1 entry credit for entry &lt;=102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4</text:p>
          </table:table-cell>
          <table:table-cell table:style-name="ce47" table:number-columns-spanned="5" table:number-rows-spanned="1" office:value-type="string">
            <text:p>MAKE CHAIN WITH ENTRY (INCLUDING EXTERNAL IDs)  = 1024 BYTES</text:p>
          </table:table-cell>
          <table:covered-table-cell table:number-columns-repeated="4"/>
          <table:table-cell table:number-columns-repeated="21" table:style-name="ce39"/>
        </table:table-row>
        <table:table-row table:style-name="ro2">
          <table:table-cell table:style-name="ce75" office:value-type="string">
            <text:p>3.1.4.1</text:p>
          </table:table-cell>
          <table:table-cell table:style-name="ce46" office:value-type="string">
            <text:p>Create a Chain</text:p>
          </table:table-cell>
          <table:table-cell table:style-name="ce46" office:value-type="string">
            <text:p>“factom-cli mkchain -e 00 -e 00 ec-wallet-address-name01 &lt;~/robertubuntu/testing/test-plans-and-scripts/Robert-API/entries/1024-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4.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4.3</text:p>
          </table:table-cell>
          <table:table-cell table:style-name="ce46" office:value-type="string">
            <text:p>Get Entry Block head (latest Entry Block) by Chain ID</text:p>
          </table:table-cell>
          <table:table-cell table:style-name="ce46" office:value-type="string">
            <text:p>“factom-cli get chain “CHAINID
(CHAINID is returned by STEP 3.1.4.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4.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78">
            <text:p>2978</text:p>
          </table:table-cell>
          <table:table-cell table:style-name="ce46" office:value-type="string">
            <text:p>"Balance of  ec-wallet-address-name01  =  2978"</text:p>
          </table:table-cell>
          <table:table-cell table:style-name="ce76" office:value-type="string">
            <text:p>10 entry credits for the chain,
1 entry credit for entry &lt;=102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5</text:p>
          </table:table-cell>
          <table:table-cell table:style-name="ce47" table:number-columns-spanned="5" table:number-rows-spanned="1" office:value-type="string">
            <text:p>MAKE CHAIN WITH ENTRY (INCLUDING EXTERNAL IDs)  = 1025 BYTES</text:p>
          </table:table-cell>
          <table:covered-table-cell table:number-columns-repeated="4"/>
          <table:table-cell table:number-columns-repeated="21" table:style-name="ce39"/>
        </table:table-row>
        <table:table-row table:style-name="ro2">
          <table:table-cell table:style-name="ce75" office:value-type="string">
            <text:p>3.1.5.1</text:p>
          </table:table-cell>
          <table:table-cell table:style-name="ce46" office:value-type="string">
            <text:p>Create a Chain</text:p>
          </table:table-cell>
          <table:table-cell table:style-name="ce46" office:value-type="string">
            <text:p>“factom-cli mkchain -e 010 -e 10 ec-wallet-address-name01 
&lt;~/robertubuntu/testing/test-plans-and-scripts/Robert-API/entries/1024-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5.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5.3</text:p>
          </table:table-cell>
          <table:table-cell table:style-name="ce46" office:value-type="string">
            <text:p>Get Entry Block head (latest Entry Block) by Chain ID</text:p>
          </table:table-cell>
          <table:table-cell table:style-name="ce46" office:value-type="string">
            <text:p>“factom-cli get chain “CHAINID
(CHAINID is returned by STEP 3.1.5.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5.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66">
            <text:p>2966</text:p>
          </table:table-cell>
          <table:table-cell table:style-name="ce46" office:value-type="string">
            <text:p>"Balance of  ec-wallet-address-name01  =  2966"</text:p>
          </table:table-cell>
          <table:table-cell table:style-name="ce76" office:value-type="string">
            <text:p>10 entry credits for the chain,
2 entry credits for 1025&lt;= bytes entry &lt;=204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6</text:p>
          </table:table-cell>
          <table:table-cell table:style-name="ce47" table:number-columns-spanned="5" table:number-rows-spanned="1" office:value-type="string">
            <text:p>MAKE CHAIN WITH ENTRY (INCLUDING EXTERNAL IDs)  = 2048 BYTES</text:p>
          </table:table-cell>
          <table:covered-table-cell table:number-columns-repeated="4"/>
          <table:table-cell table:number-columns-repeated="21" table:style-name="ce39"/>
        </table:table-row>
        <table:table-row table:style-name="ro2">
          <table:table-cell table:style-name="ce75" office:value-type="string">
            <text:p>3.1.6.1</text:p>
          </table:table-cell>
          <table:table-cell table:style-name="ce46" office:value-type="string">
            <text:p>Create a Chain</text:p>
          </table:table-cell>
          <table:table-cell table:style-name="ce46" office:value-type="string">
            <text:p>“factom-cli mkchain -e 01 -e 01 ec-wallet-address-name01 
&lt;~/robertubuntu/testing/test-plans-and-scripts/Robert-API/entries/2048-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6.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6.3</text:p>
          </table:table-cell>
          <table:table-cell table:style-name="ce46" office:value-type="string">
            <text:p>Get Entry Block head (latest Entry Block) by Chain ID</text:p>
          </table:table-cell>
          <table:table-cell table:style-name="ce46" office:value-type="string">
            <text:p>“factom-cli get chain “CHAINID
(CHAINID is returned by STEP 3.1.6.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6.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54">
            <text:p>2954</text:p>
          </table:table-cell>
          <table:table-cell table:style-name="ce46" office:value-type="string">
            <text:p>"Balance of  ec-wallet-address-name01  =  2954"</text:p>
          </table:table-cell>
          <table:table-cell table:style-name="ce76" office:value-type="string">
            <text:p>10 entry credits for the chain,
2 entry credits for 1025&lt;= bytes entry &lt;=204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7</text:p>
          </table:table-cell>
          <table:table-cell table:style-name="ce47" table:number-columns-spanned="5" table:number-rows-spanned="1" office:value-type="string">
            <text:p>MAKE CHAIN WITH ENTRY (INCLUDING EXTERNAL IDs)  = 2049 BYTES</text:p>
          </table:table-cell>
          <table:covered-table-cell table:number-columns-repeated="4"/>
          <table:table-cell table:number-columns-repeated="21" table:style-name="ce39"/>
        </table:table-row>
        <table:table-row table:style-name="ro2">
          <table:table-cell table:style-name="ce75" office:value-type="string">
            <text:p>3.1.7.1</text:p>
          </table:table-cell>
          <table:table-cell table:style-name="ce46" office:value-type="string">
            <text:p>Create a Chain</text:p>
          </table:table-cell>
          <table:table-cell table:style-name="ce46" office:value-type="string">
            <text:p>“factom-cli mkchain -e 011 -e 11 ec-wallet-address-name01 
&lt;~/robertubuntu/testing/test-plans-and-scripts/Robert-API/entries/2048-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7.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7.3</text:p>
          </table:table-cell>
          <table:table-cell table:style-name="ce46" office:value-type="string">
            <text:p>Get Entry Block head (latest Entry Block) by Chain ID</text:p>
          </table:table-cell>
          <table:table-cell table:style-name="ce46" office:value-type="string">
            <text:p>“factom-cli get chain “CHAINID
(CHAINID is returned by STEP 3.1.7.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7.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41">
            <text:p>2941</text:p>
          </table:table-cell>
          <table:table-cell table:style-name="ce46" office:value-type="string">
            <text:p>"Balance of  ec-wallet-address-name01  =  2941"</text:p>
          </table:table-cell>
          <table:table-cell table:style-name="ce76" office:value-type="string">
            <text:p>10 entry credits for the chain,
3 entry credits for 2049&lt;= bytes entry &lt;=307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8</text:p>
          </table:table-cell>
          <table:table-cell table:style-name="ce47" table:number-columns-spanned="5" table:number-rows-spanned="1" office:value-type="string">
            <text:p>MAKE CHAIN WITH ENTRY (INCLUDING EXTERNAL IDs)  = 3072 BYTES</text:p>
          </table:table-cell>
          <table:covered-table-cell table:number-columns-repeated="4"/>
          <table:table-cell table:number-columns-repeated="21" table:style-name="ce39"/>
        </table:table-row>
        <table:table-row table:style-name="ro2">
          <table:table-cell table:style-name="ce75" office:value-type="string">
            <text:p>3.1.8.1</text:p>
          </table:table-cell>
          <table:table-cell table:style-name="ce46" office:value-type="string">
            <text:p>Create a Chain</text:p>
          </table:table-cell>
          <table:table-cell table:style-name="ce46" office:value-type="string">
            <text:p>“factom-cli mkchain -e 02 -e 02 ec-wallet-address-name01 
&lt;~/robertubuntu/testing/test-plans-and-scripts/Robert-API/entries/3072-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8.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8.3</text:p>
          </table:table-cell>
          <table:table-cell table:style-name="ce46" office:value-type="string">
            <text:p>Get Entry Block head (latest Entry Block) by Chain ID</text:p>
          </table:table-cell>
          <table:table-cell table:style-name="ce46" office:value-type="string">
            <text:p>“factom-cli get chain “CHAINID
(CHAINID is returned by STEP 3.1.8.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8.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28">
            <text:p>2928</text:p>
          </table:table-cell>
          <table:table-cell table:style-name="ce46" office:value-type="string">
            <text:p>"Balance of  ec-wallet-address-name01  =  2928"</text:p>
          </table:table-cell>
          <table:table-cell table:style-name="ce76" office:value-type="string">
            <text:p>10 entry credits for the chain,
3 entry credits for 2049&lt;= bytes entry &lt;=307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9</text:p>
          </table:table-cell>
          <table:table-cell table:style-name="ce47" table:number-columns-spanned="5" table:number-rows-spanned="1" office:value-type="string">
            <text:p>MAKE CHAIN WITH ENTRY (INCLUDING EXTERNAL IDs)  = 3073 BYTES</text:p>
          </table:table-cell>
          <table:covered-table-cell table:number-columns-repeated="4"/>
          <table:table-cell table:number-columns-repeated="21" table:style-name="ce39"/>
        </table:table-row>
        <table:table-row table:style-name="ro2">
          <table:table-cell table:style-name="ce75" office:value-type="string">
            <text:p>3.1.9.1</text:p>
          </table:table-cell>
          <table:table-cell table:style-name="ce46" office:value-type="string">
            <text:p>Create a Chain</text:p>
          </table:table-cell>
          <table:table-cell table:style-name="ce46" office:value-type="string">
            <text:p>“factom-cli mkchain -e 012 -e 12 ec-wallet-address-name01 
&lt;~/robertubuntu/testing/test-plans-and-scripts/Robert-API/entries/3072-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9.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9.3</text:p>
          </table:table-cell>
          <table:table-cell table:style-name="ce46" office:value-type="string">
            <text:p>Get Entry Block head (latest Entry Block) by Chain ID</text:p>
          </table:table-cell>
          <table:table-cell table:style-name="ce46" office:value-type="string">
            <text:p>“factom-cli get chain “CHAINID
(CHAINID is returned by STEP 3.1.9.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9.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14">
            <text:p>2914</text:p>
          </table:table-cell>
          <table:table-cell table:style-name="ce46" office:value-type="string">
            <text:p>"Balance of  ec-wallet-address-name01  =  2914"</text:p>
          </table:table-cell>
          <table:table-cell table:style-name="ce76" office:value-type="string">
            <text:p>10 entry credits for the chain,
4 entry credits for 3073&lt;= bytes entry &lt;=409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0</text:p>
          </table:table-cell>
          <table:table-cell table:style-name="ce47" table:number-columns-spanned="5" table:number-rows-spanned="1" office:value-type="string">
            <text:p>MAKE CHAIN WITH ENTRY (INCLUDING EXTERNAL IDs)  = 4096 BYTES</text:p>
          </table:table-cell>
          <table:covered-table-cell table:number-columns-repeated="4"/>
          <table:table-cell table:number-columns-repeated="21" table:style-name="ce39"/>
        </table:table-row>
        <table:table-row table:style-name="ro2">
          <table:table-cell table:style-name="ce75" office:value-type="string">
            <text:p>3.1.10.1</text:p>
          </table:table-cell>
          <table:table-cell table:style-name="ce46" office:value-type="string">
            <text:p>Create a Chain</text:p>
          </table:table-cell>
          <table:table-cell table:style-name="ce46" office:value-type="string">
            <text:p>“factom-cli mkchain -e 03 -e 03 ec-wallet-address-name01 
&lt;~/robertubuntu/testing/test-plans-and-scripts/Robert-API/entries/4096-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0.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0.3</text:p>
          </table:table-cell>
          <table:table-cell table:style-name="ce46" office:value-type="string">
            <text:p>Get Entry Block head (latest Entry Block) by Chain ID</text:p>
          </table:table-cell>
          <table:table-cell table:style-name="ce46" office:value-type="string">
            <text:p>“factom-cli get chain “CHAINID
(CHAINID is returned by STEP 3.1.10.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0.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00">
            <text:p>2900</text:p>
          </table:table-cell>
          <table:table-cell table:style-name="ce46" office:value-type="string">
            <text:p>"Balance of  ec-wallet-address-name01  =  2900"</text:p>
          </table:table-cell>
          <table:table-cell table:style-name="ce76" office:value-type="string">
            <text:p>10 entry credits for the chain,
4 entry credits for 3073&lt;= bytes entry &lt;=409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1</text:p>
          </table:table-cell>
          <table:table-cell table:style-name="ce47" table:number-columns-spanned="5" table:number-rows-spanned="1" office:value-type="string">
            <text:p>MAKE CHAIN WITH ENTRY (INCLUDING EXTERNAL IDs)  = 4097 BYTES</text:p>
          </table:table-cell>
          <table:covered-table-cell table:number-columns-repeated="4"/>
          <table:table-cell table:number-columns-repeated="21" table:style-name="ce39"/>
        </table:table-row>
        <table:table-row table:style-name="ro2">
          <table:table-cell table:style-name="ce75" office:value-type="string">
            <text:p>3.1.11.1</text:p>
          </table:table-cell>
          <table:table-cell table:style-name="ce46" office:value-type="string">
            <text:p>Create a Chain</text:p>
          </table:table-cell>
          <table:table-cell table:style-name="ce46" office:value-type="string">
            <text:p>“factom-cli mkchain -e 013 -e 13 ec-wallet-address-name01 
&lt;~/robertubuntu/testing/test-plans-and-scripts/Robert-API/entries/4096-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1.3</text:p>
          </table:table-cell>
          <table:table-cell table:style-name="ce46" office:value-type="string">
            <text:p>Get Entry Block head (latest Entry Block) by Chain ID</text:p>
          </table:table-cell>
          <table:table-cell table:style-name="ce46" office:value-type="string">
            <text:p>“factom-cli get chain “CHAINID
(CHAINID is returned by STEP 3.1.11.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1.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85">
            <text:p>2885</text:p>
          </table:table-cell>
          <table:table-cell table:style-name="ce46" office:value-type="string">
            <text:p>"Balance of  ec-wallet-address-name01  =  2885"</text:p>
          </table:table-cell>
          <table:table-cell table:style-name="ce76" office:value-type="string">
            <text:p>10 entry credits for the chain,
5 entry credits for 4097&lt;= bytes entry &lt;=512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2</text:p>
          </table:table-cell>
          <table:table-cell table:style-name="ce47" table:number-columns-spanned="5" table:number-rows-spanned="1" office:value-type="string">
            <text:p>MAKE CHAIN WITH ENTRY (INCLUDING EXTERNAL IDs)  = 5120 BYTES</text:p>
          </table:table-cell>
          <table:covered-table-cell table:number-columns-repeated="4"/>
          <table:table-cell table:number-columns-repeated="21" table:style-name="ce39"/>
        </table:table-row>
        <table:table-row table:style-name="ro2">
          <table:table-cell table:style-name="ce75" office:value-type="string">
            <text:p>3.1.12.1</text:p>
          </table:table-cell>
          <table:table-cell table:style-name="ce46" office:value-type="string">
            <text:p>Create a Chain</text:p>
          </table:table-cell>
          <table:table-cell table:style-name="ce46" office:value-type="string">
            <text:p>“factom-cli mkchain -e 04 -e 04 ec-wallet-address-name01 
&lt;~/robertubuntu/testing/test-plans-and-scripts/Robert-API/entries/5120-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2.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2.3</text:p>
          </table:table-cell>
          <table:table-cell table:style-name="ce46" office:value-type="string">
            <text:p>Get Entry Block head (latest Entry Block) by Chain ID</text:p>
          </table:table-cell>
          <table:table-cell table:style-name="ce46" office:value-type="string">
            <text:p>“factom-cli get chain “CHAINID
(CHAINID is returned by STEP 3.1.12.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2.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70">
            <text:p>2870</text:p>
          </table:table-cell>
          <table:table-cell table:style-name="ce46" office:value-type="string">
            <text:p>"Balance of  ec-wallet-address-name01  =  2870"</text:p>
          </table:table-cell>
          <table:table-cell table:style-name="ce76" office:value-type="string">
            <text:p>10 entry credits for the chain,
5 entry credits for 4097&lt;= bytes entry &lt;=512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3</text:p>
          </table:table-cell>
          <table:table-cell table:style-name="ce47" table:number-columns-spanned="5" table:number-rows-spanned="1" office:value-type="string">
            <text:p>MAKE CHAIN WITH ENTRY (INCLUDING EXTERNAL IDs)  = 5121 BYTES</text:p>
          </table:table-cell>
          <table:covered-table-cell table:number-columns-repeated="4"/>
          <table:table-cell table:number-columns-repeated="21" table:style-name="ce39"/>
        </table:table-row>
        <table:table-row table:style-name="ro2">
          <table:table-cell table:style-name="ce75" office:value-type="string">
            <text:p>3.1.13.1</text:p>
          </table:table-cell>
          <table:table-cell table:style-name="ce46" office:value-type="string">
            <text:p>Create a Chain</text:p>
          </table:table-cell>
          <table:table-cell table:style-name="ce46" office:value-type="string">
            <text:p>“factom-cli mkchain -e 014 -e 14 ec-wallet-address-name01 
&lt;~/robertubuntu/testing/test-plans-and-scripts/Robert-API/entries/5120-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3.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3.3</text:p>
          </table:table-cell>
          <table:table-cell table:style-name="ce46" office:value-type="string">
            <text:p>Get Entry Block head (latest Entry Block) by Chain ID</text:p>
          </table:table-cell>
          <table:table-cell table:style-name="ce46" office:value-type="string">
            <text:p>“factom-cli get chain “CHAINID
(CHAINID is returned by STEP 3.1.13.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3.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54">
            <text:p>2854</text:p>
          </table:table-cell>
          <table:table-cell table:style-name="ce46" office:value-type="string">
            <text:p>"Balance of  ec-wallet-address-name01  =  2854"</text:p>
          </table:table-cell>
          <table:table-cell table:style-name="ce76" office:value-type="string">
            <text:p>10 entry credits for the chain,
6 entry credits for 5121&lt;= bytes entry &lt;=614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4</text:p>
          </table:table-cell>
          <table:table-cell table:style-name="ce47" table:number-columns-spanned="5" table:number-rows-spanned="1" office:value-type="string">
            <text:p>MAKE CHAIN WITH ENTRY (INCLUDING EXTERNAL IDs)  = 6144 BYTES</text:p>
          </table:table-cell>
          <table:covered-table-cell table:number-columns-repeated="4"/>
          <table:table-cell table:number-columns-repeated="21" table:style-name="ce39"/>
        </table:table-row>
        <table:table-row table:style-name="ro2">
          <table:table-cell table:style-name="ce75" office:value-type="string">
            <text:p>3.1.14.1</text:p>
          </table:table-cell>
          <table:table-cell table:style-name="ce46" office:value-type="string">
            <text:p>Create a Chain</text:p>
          </table:table-cell>
          <table:table-cell table:style-name="ce46" office:value-type="string">
            <text:p>“factom-cli mkchain -e 05 -e 05 ec-wallet-address-name01 
&lt;~/robertubuntu/testing/test-plans-and-scripts/Robert-API/entries/6144-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4.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4.3</text:p>
          </table:table-cell>
          <table:table-cell table:style-name="ce46" office:value-type="string">
            <text:p>Get Entry Block head (latest Entry Block) by Chain ID</text:p>
          </table:table-cell>
          <table:table-cell table:style-name="ce46" office:value-type="string">
            <text:p>“factom-cli get chain “CHAINID
(CHAINID is returned by STEP 3.1.14.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4.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38">
            <text:p>2838</text:p>
          </table:table-cell>
          <table:table-cell table:style-name="ce46" office:value-type="string">
            <text:p>"Balance of  ec-wallet-address-name01  =  2838"</text:p>
          </table:table-cell>
          <table:table-cell table:style-name="ce76" office:value-type="string">
            <text:p>10 entry credits for the chain,
6 entry credits for 5121&lt;= bytes entry &lt;=614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5</text:p>
          </table:table-cell>
          <table:table-cell table:style-name="ce47" table:number-columns-spanned="5" table:number-rows-spanned="1" office:value-type="string">
            <text:p>MAKE CHAIN WITH ENTRY (INCLUDING EXTERNAL IDs)  = 6145 BYTES</text:p>
          </table:table-cell>
          <table:covered-table-cell table:number-columns-repeated="4"/>
          <table:table-cell table:number-columns-repeated="21" table:style-name="ce39"/>
        </table:table-row>
        <table:table-row table:style-name="ro2">
          <table:table-cell table:style-name="ce75" office:value-type="string">
            <text:p>3.1.15.1</text:p>
          </table:table-cell>
          <table:table-cell table:style-name="ce46" office:value-type="string">
            <text:p>Create a Chain</text:p>
          </table:table-cell>
          <table:table-cell table:style-name="ce46" office:value-type="string">
            <text:p>“factom-cli mkchain -e 015 -e 15 ec-wallet-address-name01 
&lt;~/robertubuntu/testing/test-plans-and-scripts/Robert-API/entries/6144-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5.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5.3</text:p>
          </table:table-cell>
          <table:table-cell table:style-name="ce46" office:value-type="string">
            <text:p>Get Entry Block head (latest Entry Block) by Chain ID</text:p>
          </table:table-cell>
          <table:table-cell table:style-name="ce46" office:value-type="string">
            <text:p>“factom-cli get chain “CHAINID
(CHAINID is returned by STEP 3.1.15.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5.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21">
            <text:p>2821</text:p>
          </table:table-cell>
          <table:table-cell table:style-name="ce46" office:value-type="string">
            <text:p>"Balance of  ec-wallet-address-name01  =  2821"</text:p>
          </table:table-cell>
          <table:table-cell table:style-name="ce76" office:value-type="string">
            <text:p>10 entry credits for the chain,
7 entry credits for 6145&lt;= bytes entry &lt;=716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6</text:p>
          </table:table-cell>
          <table:table-cell table:style-name="ce47" table:number-columns-spanned="5" table:number-rows-spanned="1" office:value-type="string">
            <text:p>MAKE CHAIN WITH ENTRY (INCLUDING EXTERNAL IDs)  = 7168 BYTES</text:p>
          </table:table-cell>
          <table:covered-table-cell table:number-columns-repeated="4"/>
          <table:table-cell table:number-columns-repeated="21" table:style-name="ce39"/>
        </table:table-row>
        <table:table-row table:style-name="ro2">
          <table:table-cell table:style-name="ce75" office:value-type="string">
            <text:p>3.1.16.1</text:p>
          </table:table-cell>
          <table:table-cell table:style-name="ce46" office:value-type="string">
            <text:p>Create a Chain</text:p>
          </table:table-cell>
          <table:table-cell table:style-name="ce46" office:value-type="string">
            <text:p>“factom-cli mkchain -e 06 -e 06 ec-wallet-address-name01 
&lt;~/robertubuntu/testing/test-plans-and-scripts/Robert-API/entries/7168-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6.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6.3</text:p>
          </table:table-cell>
          <table:table-cell table:style-name="ce46" office:value-type="string">
            <text:p>Get Entry Block head (latest Entry Block) by Chain ID</text:p>
          </table:table-cell>
          <table:table-cell table:style-name="ce46" office:value-type="string">
            <text:p>“factom-cli get chain “CHAINID
(CHAINID is returned by STEP 3.1.16.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6.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04">
            <text:p>2804</text:p>
          </table:table-cell>
          <table:table-cell table:style-name="ce46" office:value-type="string">
            <text:p>"Balance of  ec-wallet-address-name01  =  2804"</text:p>
          </table:table-cell>
          <table:table-cell table:style-name="ce76" office:value-type="string">
            <text:p>10 entry credits for the chain,
7 entry credits for 6145&lt;= bytes entry &lt;=716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7</text:p>
          </table:table-cell>
          <table:table-cell table:style-name="ce47" table:number-columns-spanned="5" table:number-rows-spanned="1" office:value-type="string">
            <text:p>MAKE CHAIN WITH ENTRY (INCLUDING EXTERNAL IDs)  = 7169 BYTES</text:p>
          </table:table-cell>
          <table:covered-table-cell table:number-columns-repeated="4"/>
          <table:table-cell table:number-columns-repeated="21" table:style-name="ce39"/>
        </table:table-row>
        <table:table-row table:style-name="ro2">
          <table:table-cell table:style-name="ce75" office:value-type="string">
            <text:p>3.1.17.1</text:p>
          </table:table-cell>
          <table:table-cell table:style-name="ce46" office:value-type="string">
            <text:p>Create a Chain</text:p>
          </table:table-cell>
          <table:table-cell table:style-name="ce46" office:value-type="string">
            <text:p>“factom-cli mkchain -e 016 -e 16 ec-wallet-address-name01 
&lt;~/robertubuntu/testing/test-plans-and-scripts/Robert-API/entries/7168-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7.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7.3</text:p>
          </table:table-cell>
          <table:table-cell table:style-name="ce46" office:value-type="string">
            <text:p>Get Entry Block head (latest Entry Block) by Chain ID</text:p>
          </table:table-cell>
          <table:table-cell table:style-name="ce46" office:value-type="string">
            <text:p>“factom-cli get chain “CHAINID
(CHAINID is returned by STEP 3.1.17.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7.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86">
            <text:p>2786</text:p>
          </table:table-cell>
          <table:table-cell table:style-name="ce46" office:value-type="string">
            <text:p>"Balance of  ec-wallet-address-name01  =  2786"</text:p>
          </table:table-cell>
          <table:table-cell table:style-name="ce76" office:value-type="string">
            <text:p>10 entry credits for the chain,
8 entry credits for 7169&lt;= bytes entry &lt;=819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8</text:p>
          </table:table-cell>
          <table:table-cell table:style-name="ce47" table:number-columns-spanned="5" table:number-rows-spanned="1" office:value-type="string">
            <text:p>MAKE CHAIN WITH ENTRY (INCLUDING EXTERNAL IDs)  = 8192 BYTES</text:p>
          </table:table-cell>
          <table:covered-table-cell table:number-columns-repeated="4"/>
          <table:table-cell table:number-columns-repeated="21" table:style-name="ce39"/>
        </table:table-row>
        <table:table-row table:style-name="ro2">
          <table:table-cell table:style-name="ce75" office:value-type="string">
            <text:p>3.1.18.1</text:p>
          </table:table-cell>
          <table:table-cell table:style-name="ce46" office:value-type="string">
            <text:p>Create a Chain</text:p>
          </table:table-cell>
          <table:table-cell table:style-name="ce46" office:value-type="string">
            <text:p>“factom-cli mkchain -e 07 -e 07 ec-wallet-address-name01 
&lt;~/robertubuntu/testing/test-plans-and-scripts/Robert-API/entries/8192-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8.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8.3</text:p>
          </table:table-cell>
          <table:table-cell table:style-name="ce46" office:value-type="string">
            <text:p>Get Entry Block head (latest Entry Block) by Chain ID</text:p>
          </table:table-cell>
          <table:table-cell table:style-name="ce46" office:value-type="string">
            <text:p>“factom-cli get chain “CHAINID
(CHAINID is returned by STEP 3.1.18.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8.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68">
            <text:p>2768</text:p>
          </table:table-cell>
          <table:table-cell table:style-name="ce46" office:value-type="string">
            <text:p>"Balance of  ec-wallet-address-name01  =  2768"</text:p>
          </table:table-cell>
          <table:table-cell table:style-name="ce76" office:value-type="string">
            <text:p>10 entry credits for the chain,
8 entry credits for 7169&lt;= bytes entry &lt;=819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9</text:p>
          </table:table-cell>
          <table:table-cell table:style-name="ce47" table:number-columns-spanned="5" table:number-rows-spanned="1" office:value-type="string">
            <text:p>MAKE CHAIN WITH ENTRY (INCLUDING EXTERNAL IDs)  = 8193 BYTES</text:p>
          </table:table-cell>
          <table:covered-table-cell table:number-columns-repeated="4"/>
          <table:table-cell table:number-columns-repeated="21" table:style-name="ce39"/>
        </table:table-row>
        <table:table-row table:style-name="ro2">
          <table:table-cell table:style-name="ce75" office:value-type="string">
            <text:p>3.1.19.1</text:p>
          </table:table-cell>
          <table:table-cell table:style-name="ce46" office:value-type="string">
            <text:p>Create a Chain</text:p>
          </table:table-cell>
          <table:table-cell table:style-name="ce46" office:value-type="string">
            <text:p>“factom-cli mkchain -e 017 -e 17 ec-wallet-address-name01 
&lt;~/robertubuntu/testing/test-plans-and-scripts/Robert-API/entries/8192-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9.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9.3</text:p>
          </table:table-cell>
          <table:table-cell table:style-name="ce46" office:value-type="string">
            <text:p>Get Entry Block head (latest Entry Block) by Chain ID</text:p>
          </table:table-cell>
          <table:table-cell table:style-name="ce46" office:value-type="string">
            <text:p>“factom-cli get chain “CHAINID
(CHAINID is returned by STEP 3.1.19.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9.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49">
            <text:p>2749</text:p>
          </table:table-cell>
          <table:table-cell table:style-name="ce46" office:value-type="string">
            <text:p>"Balance of  ec-wallet-address-name01  =  2749"</text:p>
          </table:table-cell>
          <table:table-cell table:style-name="ce76" office:value-type="string">
            <text:p>10 entry credits for the chain,
9 entry credits for 8193&lt;= bytes entry &lt;=921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0</text:p>
          </table:table-cell>
          <table:table-cell table:style-name="ce47" table:number-columns-spanned="5" table:number-rows-spanned="1" office:value-type="string">
            <text:p>MAKE CHAIN WITH ENTRY (INCLUDING EXTERNAL IDs)  = 9216 BYTES</text:p>
          </table:table-cell>
          <table:covered-table-cell table:number-columns-repeated="4"/>
          <table:table-cell table:number-columns-repeated="21" table:style-name="ce39"/>
        </table:table-row>
        <table:table-row table:style-name="ro2">
          <table:table-cell table:style-name="ce75" office:value-type="string">
            <text:p>3.1.20.1</text:p>
          </table:table-cell>
          <table:table-cell table:style-name="ce46" office:value-type="string">
            <text:p>Create a Chain</text:p>
          </table:table-cell>
          <table:table-cell table:style-name="ce46" office:value-type="string">
            <text:p>“factom-cli mkchain -e 08 -e 08 ec-wallet-address-name01 
&lt;~/robertubuntu/testing/test-plans-and-scripts/Robert-API/entries/9216-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0.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20.3</text:p>
          </table:table-cell>
          <table:table-cell table:style-name="ce46" office:value-type="string">
            <text:p>Get Entry Block head (latest Entry Block) by Chain ID</text:p>
          </table:table-cell>
          <table:table-cell table:style-name="ce46" office:value-type="string">
            <text:p>“factom-cli get chain “CHAINID
(CHAINID is returned by STEP 3.1.20.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0.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30">
            <text:p>2730</text:p>
          </table:table-cell>
          <table:table-cell table:style-name="ce46" office:value-type="string">
            <text:p>"Balance of  ec-wallet-address-name01  =  2730"</text:p>
          </table:table-cell>
          <table:table-cell table:style-name="ce76" office:value-type="string">
            <text:p>10 entry credits for the chain,
9 entry credits for 8193&lt;= bytes entry &lt;=921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1</text:p>
          </table:table-cell>
          <table:table-cell table:style-name="ce47" table:number-columns-spanned="5" table:number-rows-spanned="1" office:value-type="string">
            <text:p>MAKE CHAIN WITH ENTRY (INCLUDING EXTERNAL IDs)  = 9217 BYTES</text:p>
          </table:table-cell>
          <table:covered-table-cell table:number-columns-repeated="4"/>
          <table:table-cell table:number-columns-repeated="21" table:style-name="ce39"/>
        </table:table-row>
        <table:table-row table:style-name="ro2">
          <table:table-cell table:style-name="ce75" office:value-type="string">
            <text:p>3.1.21.1</text:p>
          </table:table-cell>
          <table:table-cell table:style-name="ce46" office:value-type="string">
            <text:p>Create a Chain</text:p>
          </table:table-cell>
          <table:table-cell table:style-name="ce46" office:value-type="string">
            <text:p>“factom-cli mkchain -e 018 -e 18 ec-wallet-address-name01 
&lt;~/robertubuntu/testing/test-plans-and-scripts/Robert-API/entries/9216-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21.3</text:p>
          </table:table-cell>
          <table:table-cell table:style-name="ce46" office:value-type="string">
            <text:p>Get Entry Block head (latest Entry Block) by Chain ID</text:p>
          </table:table-cell>
          <table:table-cell table:style-name="ce46" office:value-type="string">
            <text:p>“factom-cli get chain “CHAINID
(CHAINID is returned by STEP 3.1.21.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1.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10">
            <text:p>2710</text:p>
          </table:table-cell>
          <table:table-cell table:style-name="ce46" office:value-type="string">
            <text:p>"Balance of  ec-wallet-address-name01  =  2710"</text:p>
          </table:table-cell>
          <table:table-cell table:style-name="ce76" office:value-type="string">
            <text:p>10 entry credits for the chain,
10 entry credits for 9217&lt;= bytes entry &lt;=1024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2</text:p>
          </table:table-cell>
          <table:table-cell table:style-name="ce47" table:number-columns-spanned="5" table:number-rows-spanned="1" office:value-type="string">
            <text:p>MAKE CHAIN WITH ENTRY (INCLUDING EXTERNAL IDs)  = 10240 BYTES</text:p>
          </table:table-cell>
          <table:covered-table-cell table:number-columns-repeated="4"/>
          <table:table-cell table:number-columns-repeated="21" table:style-name="ce39"/>
        </table:table-row>
        <table:table-row table:style-name="ro2">
          <table:table-cell table:style-name="ce75" office:value-type="string">
            <text:p>3.1.22.1</text:p>
          </table:table-cell>
          <table:table-cell table:style-name="ce46" office:value-type="string">
            <text:p>Create a Chain</text:p>
          </table:table-cell>
          <table:table-cell table:style-name="ce46" office:value-type="string">
            <text:p>“factom-cli mkchain -e 09 -e 09 ec-wallet-address-name01 
&lt;~/robertubuntu/testing/test-plans-and-scripts/Robert-API/entries/10240-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2.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22.3</text:p>
          </table:table-cell>
          <table:table-cell table:style-name="ce46" office:value-type="string">
            <text:p>Get Entry Block head (latest Entry Block) by Chain ID</text:p>
          </table:table-cell>
          <table:table-cell table:style-name="ce46" office:value-type="string">
            <text:p>“factom-cli get chain “CHAINID
(CHAINID is returned by STEP 3.1.22.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2.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690">
            <text:p>2690</text:p>
          </table:table-cell>
          <table:table-cell table:style-name="ce46" office:value-type="string">
            <text:p>"Balance of  ec-wallet-address-name01  =  269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3</text:p>
          </table:table-cell>
          <table:table-cell table:style-name="ce47" table:number-columns-spanned="5" table:number-rows-spanned="1" office:value-type="string">
            <text:p>MAKE CHAIN WITH ENTRY (INCLUDING EXTERNAL IDs)  = 10241 BYTES</text:p>
          </table:table-cell>
          <table:covered-table-cell table:number-columns-repeated="4"/>
          <table:table-cell table:number-columns-repeated="21" table:style-name="ce39"/>
        </table:table-row>
        <table:table-row table:style-name="ro2">
          <table:table-cell table:style-name="ce75" office:value-type="string">
            <text:p>3.1.23.1</text:p>
          </table:table-cell>
          <table:table-cell table:style-name="ce46" office:value-type="string">
            <text:p>Create a Chain</text:p>
          </table:table-cell>
          <table:table-cell table:style-name="ce46" office:value-type="string">
            <text:p>“factom-cli mkchain -e 019 -e 19 ec-wallet-address-name01 
&lt;~/robertubuntu/testing/test-plans-and-scripts/Robert-API/entries/10240-8byte-entry”</text:p>
          </table:table-cell>
          <table:table-cell table:style-name="ce46" office:value-type="string">
            <text:p>"Entry too large"</text:p>
          </table:table-cell>
          <table:table-cell table:style-name="ce46" office:value-type="string">
            <text:p>"Entry cannot be larger than 10KB"</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3.4</text:p>
          </table:table-cell>
          <table:table-cell table:style-name="ce46" office:value-type="string">
            <text:p>Check that correct cost of creating Chain was NOT deducted from entry credit wallet address</text:p>
          </table:table-cell>
          <table:table-cell table:style-name="ce46" office:value-type="string">
            <text:p>“factom-cli getaddresses”</text:p>
          </table:table-cell>
          <table:table-cell table:style-name="ce46" office:value-type="float" office:value="2690">
            <text:p>2690</text:p>
          </table:table-cell>
          <table:table-cell table:style-name="ce46" office:value-type="string">
            <text:p>"Balance of  ec-wallet-address-name01  =  269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4</text:p>
          </table:table-cell>
          <table:table-cell table:style-name="ce47" table:number-columns-spanned="5" table:number-rows-spanned="1" office:value-type="string">
            <text:p>MAKE CHAIN THAT ALREADY EXISTS</text:p>
          </table:table-cell>
          <table:covered-table-cell table:number-columns-repeated="4"/>
          <table:table-cell table:number-columns-repeated="21" table:style-name="ce39"/>
        </table:table-row>
        <table:table-row table:style-name="ro2">
          <table:table-cell table:style-name="ce75" office:value-type="string">
            <text:p>3.1.24.1</text:p>
          </table:table-cell>
          <table:table-cell table:style-name="ce46" office:value-type="string">
            <text:p>Create a Chain</text:p>
          </table:table-cell>
          <table:table-cell table:style-name="ce46" office:value-type="string">
            <text:p>“factom-cli mkchain ec-wallet-address-name01 ~/robertubuntu/testing/test-plans-and-scripts/Robert-API/entries/1-byte-entry”</text:p>
          </table:table-cell>
          <table:table-cell table:style-name="ce46" office:value-type="string">
            <text:p>"Chain already exists"</text:p>
          </table:table-cell>
          <table:table-cell table:style-name="ce46" office:value-type="string">
            <text:p>“Chain 7fe93ad4bb48c6d99173590a427442ae8c23e814a19cc0c40a6b567a737aa361 already exists”</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4.2</text:p>
          </table:table-cell>
          <table:table-cell table:style-name="ce46" office:value-type="string">
            <text:p>Check that cost of creating Chain was NOT deducted from entry credit wallet address</text:p>
          </table:table-cell>
          <table:table-cell table:style-name="ce46" office:value-type="string">
            <text:p>“factom-cli getaddresses”</text:p>
          </table:table-cell>
          <table:table-cell table:style-name="ce46" office:value-type="float" office:value="2690">
            <text:p>2690</text:p>
          </table:table-cell>
          <table:table-cell table:style-name="ce46" office:value-type="string">
            <text:p>"Balance of  ec-wallet-address-name01  =  269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5</text:p>
          </table:table-cell>
          <table:table-cell table:style-name="ce47" table:number-columns-spanned="5" table:number-rows-spanned="1" office:value-type="string">
            <text:p>TRY TO MAKE SAME CHAIN USING DIFFERENT INITIAL ENTRY</text:p>
          </table:table-cell>
          <table:covered-table-cell table:number-columns-repeated="4"/>
          <table:table-cell table:number-columns-repeated="21" table:style-name="ce39"/>
        </table:table-row>
        <table:table-row table:style-name="ro2">
          <table:table-cell table:style-name="ce75" office:value-type="string">
            <text:p>3.1.25.1</text:p>
          </table:table-cell>
          <table:table-cell table:style-name="ce46" office:value-type="string">
            <text:p>Create a Chain</text:p>
          </table:table-cell>
          <table:table-cell table:style-name="ce46" office:value-type="string">
            <text:p>“factom-cli mkchain $ECWALLETADDRESSKEY01 ~/robertubuntu/testing/test-plans-and-scripts/Robert-API/entries/1024-8byte-entry”</text:p>
          </table:table-cell>
          <table:table-cell table:style-name="ce46" office:value-type="string">
            <text:p>CHAINID</text:p>
          </table:table-cell>
          <table:table-cell table:style-name="ce77" office:value-type="string">
            <text:p>Chain 7fe93ad4bb48c6d99173590a427442ae8c23e814a19cc0c40a6b567a737aa361 already exists”</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8.2</text:p>
          </table:table-cell>
          <table:table-cell table:style-name="ce46" office:value-type="string">
            <text:p>Check that cost of creating Chain was NOT deducted from entry credit wallet address</text:p>
          </table:table-cell>
          <table:table-cell table:style-name="ce46" office:value-type="string">
            <text:p>“factom-cli getaddresses”</text:p>
          </table:table-cell>
          <table:table-cell table:style-name="ce46" office:value-type="float" office:value="2690">
            <text:p>2690</text:p>
          </table:table-cell>
          <table:table-cell table:style-name="ce46" office:value-type="string">
            <text:p>"Balance of  ec-wallet-address-name01  =  269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text:p>
          </table:table-cell>
          <table:table-cell table:style-name="ce47" table:number-columns-spanned="5" table:number-rows-spanned="1" office:value-type="string">
            <text:p>ENTRY BLOCK CHAIN</text:p>
          </table:table-cell>
          <table:covered-table-cell table:number-columns-repeated="4"/>
          <table:table-cell table:style-name="ce74"/>
          <table:table-cell/>
          <table:table-cell table:number-columns-repeated="19" table:style-name="ce39"/>
        </table:table-row>
        <table:table-row table:style-name="ro2">
          <table:table-cell table:style-name="ce70" office:value-type="string">
            <text:p>3.2.1</text:p>
          </table:table-cell>
          <table:table-cell table:style-name="ce47" table:number-columns-spanned="5" table:number-rows-spanned="1" office:value-type="string">
            <text:p>SHOW ENTRY BLOCK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1.1</text:p>
          </table:table-cell>
          <table:table-cell table:style-name="ce46" office:value-type="string">
            <text:p>Get Entry Block by merkel root</text:p>
          </table:table-cell>
          <table:table-cell table:style-name="ce46" office:value-type="string">
            <text:p>“factom-cli get eblock ”ENTRYBLOCKHEADKEYMERKELROOT 
(ENTRYBLOCKHEADKEYMERKELROOT is returned by STEP 3.1.3.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text:p>
          </table:table-cell>
          <table:table-cell table:style-name="ce46" office:value-type="string">
            <text:p>"ENTRY BLOCK
-----------
Sequence Number - Time Stamp
0 1438639620
Chain ID
ad88f6375d55f0d5839f873f632bef974c9b20d5e764069042b1deefc9fe3b30
Previous Entry Block Key Merkel Root
0000000000000000000000000000000000000000000000000000000000000000

    ENTRY
    -----
    Entry Time Stamp
    1438639620
    Entry Hash
    1e39624f39c6cd48ddfe6982841157e631af6d1298d66016f63a9198594cd788"</text:p>
          </table:table-cell>
          <table:table-cell table:style-name="ce76" office:value-type="string">
            <text:p>OK ENTRYBLOCKSEQUENCENUMBER = 0</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2</text:p>
          </table:table-cell>
          <table:table-cell table:style-name="ce46" office:value-type="string">
            <text:p>Get Entry by hash for each Entry referenced in the Entry Block of 3.2.1.1</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 3.1.3.2 Create a chain
If found, the test succeeds
If not found, the test fails</text:p>
          </table:table-cell>
          <table:table-cell table:style-name="ce46" office:value-type="string">
            <text:p>"ChainID: ad88f6375d55f0d5839f873f632bef974c9b20d5e764069042b1deefc9fe3b30
ExtID: 33
ExtID: 33
Content:
32 0a
                   |                           || "2\n""</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text:p>
          </table:table-cell>
          <table:table-cell table:style-name="ce47" table:number-columns-spanned="5" table:number-rows-spanned="1" office:value-type="string">
            <text:p>TRY TO ADD ENTRY TO CHAIN USING FACTOID WALLET ADDRESS RATHER THAN ENTRY CREDIT WALLET ADDRESS</text:p>
          </table:table-cell>
          <table:covered-table-cell table:number-columns-repeated="4"/>
          <table:table-cell table:number-columns-repeated="21" table:style-name="ce39"/>
        </table:table-row>
        <table:table-row table:style-name="ro2">
          <table:table-cell table:style-name="ce70" office:value-type="string">
            <text:p>3.2.2.1</text:p>
          </table:table-cell>
          <table:table-cell table:style-name="ce47" table:number-columns-spanned="5" table:number-rows-spanned="1" office:value-type="string">
            <text:p>ADD ENTRY TO CHAIN</text:p>
          </table:table-cell>
          <table:covered-table-cell table:number-columns-repeated="4"/>
          <table:table-cell table:number-columns-repeated="21" table:style-name="ce39"/>
        </table:table-row>
        <table:table-row table:style-name="ro2">
          <table:table-cell table:style-name="ce75" office:value-type="string">
            <text:p>3.2.2.1.1</text:p>
          </table:table-cell>
          <table:table-cell table:style-name="ce46" office:value-type="string">
            <text:p>Create an Entry</text:p>
          </table:table-cell>
          <table:table-cell table:style-name="ce46" office:value-type="string">
            <text:p>“factom-cli mkchain -e 03 -e 03 ec-wallet-address-name01 &lt;~/robertubuntu/testing/test-plans-and-scripts/Robert-API/entries/1024-4byte-entry”</text:p>
          </table:table-cell>
          <table:table-cell table:style-name="ce46" office:value-type="string">
            <text:p>"Entry not created because no such entry credit wallet address"</text:p>
          </table:table-cell>
          <table:table-cell table:style-name="ce79" office:value-type="string">
            <text:p>“Creating Entry: 52ec71700c3d67cb422781c473093b9b2147890bc822f25c869695db7ebce678
Server Error”</text:p>
          </table:table-cell>
          <table:table-cell table:style-name="ce87" office:value-type="string">
            <text:p/>
          </table:table-cell>
          <table:table-cell table:style-name="ce39"/>
          <table:table-cell table:style-name="ce74" office:value-type="float" office:value="1">
            <text:p>1</text:p>
          </table:table-cell>
          <table:table-cell table:style-name="ce39"/>
          <table:table-cell table:style-name="ce74"/>
          <table:table-cell table:number-columns-repeated="17" table:style-name="ce39"/>
        </table:table-row>
        <table:table-row table:style-name="ro2">
          <table:table-cell table:style-name="ce75" office:value-type="string">
            <text:p>3.2.2.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2.1.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7a4e0da8c1bd9fecce1a8a7706e3117ea0d0a3115a88516f209b3b80d405edf4"</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2.1.4</text:p>
          </table:table-cell>
          <table:table-cell table:style-name="ce46" office:value-type="string">
            <text:p>Check that cost of creating Chain was NOT deducted from factoid wallet address</text:p>
          </table:table-cell>
          <table:table-cell table:style-name="ce46" office:value-type="string">
            <text:p>“factom-cli getaddresses”</text:p>
          </table:table-cell>
          <table:table-cell table:style-name="ce46" office:value-type="string">
            <text:p>"Balance of  factoid-wallet-address-name01  =           18.55555555"</text:p>
          </table:table-cell>
          <table:table-cell table:style-name="ce46" office:value-type="string">
            <text:p>"Balance of  factoid-wallet-address-name01  =  18.55555555"</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2</text:p>
          </table:table-cell>
          <table:table-cell table:style-name="ce47" table:number-columns-spanned="5" table:number-rows-spanned="1" office:value-type="string">
            <text:p>TRACE ENTRY BLOCK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2.2.1</text:p>
          </table:table-cell>
          <table:table-cell table:style-name="ce46" office:value-type="string">
            <text:p>Get Entry Block by merkel root</text:p>
          </table:table-cell>
          <table:table-cell table:style-name="ce46" office:value-type="string">
            <text:p>“factom-cli get eblock ”ENTRYBLOCKHEADKEYMERKELROOT 
(ENTRYBLOCKHEADKEYMERKELROOT is returned by STEP 3.2.2.1.3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
To succeed, the test must show the same as (no change from) the results of 3.2.1.1 Get Entry Block by merkel root</text:p>
          </table:table-cell>
          <table:table-cell table:style-name="ce46" office:value-type="string">
            <text:p>"ENTRY BLOCK
-----------
Sequence Number - Time Stamp
0 1438639620
Chain ID
ad88f6375d55f0d5839f873f632bef974c9b20d5e764069042b1deefc9fe3b30
Previous Entry Block Key Merkel Root
0000000000000000000000000000000000000000000000000000000000000000

    ENTRY
    -----
    Entry Time Stamp
    1438639620
    Entry Hash
    1e39624f39c6cd48ddfe6982841157e631af6d1298d66016f63a9198594cd788"</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2.2</text:p>
          </table:table-cell>
          <table:table-cell table:style-name="ce46" office:value-type="string">
            <text:p>Get Entry by hash for each Entry referenced in the Entry Block of 3.2.2.2.1</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 3.1.2.2 Create a chain
To succeed, the test must show the same as (no change from) the results of 3.2.1.2 Get Entry by hash for each Entry referenced in the Entry Block of 3.2.1.1</text:p>
          </table:table-cell>
          <table:table-cell table:style-name="ce46" office:value-type="string">
            <text:p>"ChainID: ad88f6375d55f0d5839f873f632bef974c9b20d5e764069042b1deefc9fe3b30
ExtID: 33
ExtID: 33
Content:
32 0a
                   |                           || "2\n""</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3</text:p>
          </table:table-cell>
          <table:table-cell table:style-name="ce47" table:number-columns-spanned="5" table:number-rows-spanned="1" office:value-type="string">
            <text:p>MAKE ENTRY (INCLUDING EXTERNAL IDs) = 1 byte</text:p>
          </table:table-cell>
          <table:covered-table-cell table:number-columns-repeated="4"/>
          <table:table-cell table:number-columns-repeated="21" table:style-name="ce39"/>
        </table:table-row>
        <table:table-row table:style-name="ro2">
          <table:table-cell table:style-name="ce75" office:value-type="string">
            <text:p>3.2.3.1</text:p>
          </table:table-cell>
          <table:table-cell table:style-name="ce46" office:value-type="string">
            <text:p>Create an Entry</text:p>
          </table:table-cell>
          <table:table-cell table:style-name="ce46" office:value-type="string">
            <text:p>“echo 3 | factom-cli put $CHAINIDGOOD ec-wallet-address-name01”
(CHAINIDGOOD is returned by STEP 3.1.3.1 Create a Chain)'”</text:p>
          </table:table-cell>
          <table:table-cell table:style-name="ce46" office:value-type="string">
            <text:p>CHAINIDGOOD</text:p>
          </table:table-cell>
          <table:table-cell table:style-name="ce77" office:value-type="string">
            <text:p>“Creating Entry: 856bcecaf0e16a0aa868abeaec97a7aca1d934cd8149163b27084ea084cfee94”</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3.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3.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3.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89">
            <text:p>2689</text:p>
          </table:table-cell>
          <table:table-cell table:style-name="ce46" office:value-type="string">
            <text:p>"Balance of  EC3QeegGid2C7gbpbeYoseX2gSkiYsSamsX46RXqY6v8ewfwR7hK  =  2689"</text:p>
          </table:table-cell>
          <table:table-cell table:style-name="ce76" office:value-type="string">
            <text:p>1 entry credit for entry &lt;=102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4</text:p>
          </table:table-cell>
          <table:table-cell table:style-name="ce47" table:number-columns-spanned="5" table:number-rows-spanned="1" office:value-type="string">
            <text:p>ADD ENTRY 1024 bytes (INCLUDING EXTERNAL IDs) TO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4.1</text:p>
          </table:table-cell>
          <table:table-cell table:style-name="ce46" office:value-type="string">
            <text:p>Create an Entry</text:p>
          </table:table-cell>
          <table:table-cell table:style-name="ce46" office:value-type="string">
            <text:p>"factom-cli put -e 00 -e 00 -c $CHAINIDGOOD ec-wallet-address-name01 &lt;~/robertubuntu/testing/test-plans-and-scripts/Robert-API/entries/1024-8byte-entry”
(CHAINIDGOOD is returned by STEP 3.1.3.1 Create a Chain)</text:p>
          </table:table-cell>
          <table:table-cell table:style-name="ce46" office:value-type="string">
            <text:p>Entry created in Chain identified by CHAINIDGOOD with:
External ID 0 ="00"
External ID 1 ="00"</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4.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4.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6b790e043e9e7cc354a43d493c1b53940f698cb225fc3cf0f32dd7e11fb1f964"</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4.4</text:p>
          </table:table-cell>
          <table:table-cell table:style-name="ce46" office:value-type="string">
            <text:p>Check that correct cost of creating Entry was deducted from entry credit wallet address</text:p>
          </table:table-cell>
          <table:table-cell table:style-name="ce46" office:value-type="string">
            <text:p>“factom-cli balance ec ec-wallet-address-name01"</text:p>
          </table:table-cell>
          <table:table-cell table:style-name="ce46" office:value-type="float" office:value="2688">
            <text:p>2688</text:p>
          </table:table-cell>
          <table:table-cell table:style-name="ce46" office:value-type="string">
            <text:p>"Balance of  ec-wallet-address-name01  =  2688"</text:p>
          </table:table-cell>
          <table:table-cell table:style-name="ce76" office:value-type="string">
            <text:p>1 entry credit for entry &lt;=102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5</text:p>
          </table:table-cell>
          <table:table-cell table:style-name="ce47" table:number-columns-spanned="5" table:number-rows-spanned="1" office:value-type="string">
            <text:p>ADD ENTRY 1025 bytes (INCLUDING EXTERNAL IDs) TO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5.1</text:p>
          </table:table-cell>
          <table:table-cell table:style-name="ce46" office:value-type="string">
            <text:p>Create an Entry</text:p>
          </table:table-cell>
          <table:table-cell table:style-name="ce46" office:value-type="string">
            <text:p>"factom-cli put -e 010 -e 10 -c $CHAINIDGOOD ec-wallet-address-name01 &lt;~/robertubuntu/testing/test-plans-and-scripts/Robert-API/entries/1024-8byte-entry”
(CHAINIDGOOD is returned by STEP 3.1.3.1 Create a Chain)</text:p>
          </table:table-cell>
          <table:table-cell table:style-name="ce46" office:value-type="string">
            <text:p>Entry created in Chain identified by CHAINIDGOOD with:
External ID 0 ="010"
External ID 1 ="10"</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5.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5.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6b790e043e9e7cc354a43d493c1b53940f698cb225fc3cf0f32dd7e11fb1f964"</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5.4</text:p>
          </table:table-cell>
          <table:table-cell table:style-name="ce46" office:value-type="string">
            <text:p>Check that correct cost of creating Entry was deducted from entry credit wallet address</text:p>
          </table:table-cell>
          <table:table-cell table:style-name="ce46" office:value-type="string">
            <text:p>“factom-cli balance ec ec-wallet-address-name01"</text:p>
          </table:table-cell>
          <table:table-cell table:style-name="ce46" office:value-type="float" office:value="2686">
            <text:p>2686</text:p>
          </table:table-cell>
          <table:table-cell table:style-name="ce46" office:value-type="string">
            <text:p>"Balance of  ec-wallet-address-name01  =  2686"</text:p>
          </table:table-cell>
          <table:table-cell table:style-name="ce76" office:value-type="string">
            <text:p>2 entry credits for 1025&lt;= bytes entry &lt;=204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6</text:p>
          </table:table-cell>
          <table:table-cell table:style-name="ce47" table:number-columns-spanned="5" table:number-rows-spanned="1" office:value-type="string">
            <text:p>ADD ENTRY (INCLUDING EXTERNAL IDs)  = 2048 BYTES</text:p>
          </table:table-cell>
          <table:covered-table-cell table:number-columns-repeated="4"/>
          <table:table-cell table:number-columns-repeated="21" table:style-name="ce39"/>
        </table:table-row>
        <table:table-row table:style-name="ro2">
          <table:table-cell table:style-name="ce75" office:value-type="string">
            <text:p>3.2.6.1</text:p>
          </table:table-cell>
          <table:table-cell table:style-name="ce46" office:value-type="string">
            <text:p>Create an Entry</text:p>
          </table:table-cell>
          <table:table-cell table:style-name="ce46" office:value-type="string">
            <text:p>"factom-cli put -e 01 -e 01 -c $CHAINIDGOOD ec-wallet-address-name01 &lt;~/robertubuntu/testing/test-plans-and-scripts/Robert-API/entries/2048-8byte-entry”
(CHAINIDGOOD is returned by STEP 3.1.3.1 Create a Chain)</text:p>
          </table:table-cell>
          <table:table-cell table:style-name="ce46" office:value-type="string">
            <text:p>Entry created in Chain identified by CHAINIDGOOD with:
External ID 0 ="01"
External ID 1 ="01"</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6.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6.3</text:p>
          </table:table-cell>
          <table:table-cell table:style-name="ce46" office:value-type="string">
            <text:p>Get Entry Block head (latest Entry Block) by Chain ID</text:p>
          </table:table-cell>
          <table:table-cell table:style-name="ce46" office:value-type="string">
            <text:p>“factom-cli get chain “CHAINID
(CHAINID is returned by STEP 3.1.6.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6.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84">
            <text:p>2684</text:p>
          </table:table-cell>
          <table:table-cell table:style-name="ce46" office:value-type="string">
            <text:p>"Balance of  ec-wallet-address-name01  =  2684"</text:p>
          </table:table-cell>
          <table:table-cell table:style-name="ce76" office:value-type="string">
            <text:p>2 entry credits for 1025&lt;= bytes entry &lt;=204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7</text:p>
          </table:table-cell>
          <table:table-cell table:style-name="ce47" table:number-columns-spanned="5" table:number-rows-spanned="1" office:value-type="string">
            <text:p>MAKE ENTRY (INCLUDING EXTERNAL IDs)  = 2049 BYTES</text:p>
          </table:table-cell>
          <table:covered-table-cell table:number-columns-repeated="4"/>
          <table:table-cell table:number-columns-repeated="21" table:style-name="ce39"/>
        </table:table-row>
        <table:table-row table:style-name="ro2">
          <table:table-cell table:style-name="ce75" office:value-type="string">
            <text:p>3.2.7.1</text:p>
          </table:table-cell>
          <table:table-cell table:style-name="ce46" office:value-type="string">
            <text:p>Create an Entry</text:p>
          </table:table-cell>
          <table:table-cell table:style-name="ce46" office:value-type="string">
            <text:p>"factom-cli put -e 011 -e 11 -c $CHAINIDGOOD ec-wallet-address-name01 &lt;~/robertubuntu/testing/test-plans-and-scripts/Robert-API/entries/2048-8byte-entry”
(CHAINIDGOOD is returned by STEP 3.1.3.1 Create a Chain)</text:p>
          </table:table-cell>
          <table:table-cell table:style-name="ce46" office:value-type="string">
            <text:p>Entry created in Chain identified by CHAINIDGOOD with:
External ID 0 ="010"
External ID 1 ="10"</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7.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7.3</text:p>
          </table:table-cell>
          <table:table-cell table:style-name="ce46" office:value-type="string">
            <text:p>Get Entry Block head (latest Entry Block) by Chain ID</text:p>
          </table:table-cell>
          <table:table-cell table:style-name="ce46" office:value-type="string">
            <text:p>“factom-cli get chain “CHAINID
(CHAINID is returned by STEP 3.1.7.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7.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81">
            <text:p>2681</text:p>
          </table:table-cell>
          <table:table-cell table:style-name="ce46" office:value-type="string">
            <text:p>"Balance of  ec-wallet-address-name01  =  2681"</text:p>
          </table:table-cell>
          <table:table-cell table:style-name="ce76" office:value-type="string">
            <text:p>3 entry credits for 2049&lt;= bytes entry &lt;=307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8</text:p>
          </table:table-cell>
          <table:table-cell table:style-name="ce47" table:number-columns-spanned="5" table:number-rows-spanned="1" office:value-type="string">
            <text:p>MAKE ENTRY (INCLUDING EXTERNAL IDs)  = 3072 BYTES</text:p>
          </table:table-cell>
          <table:covered-table-cell table:number-columns-repeated="4"/>
          <table:table-cell table:number-columns-repeated="21" table:style-name="ce39"/>
        </table:table-row>
        <table:table-row table:style-name="ro2">
          <table:table-cell table:style-name="ce75" office:value-type="string">
            <text:p>3.2.8.1</text:p>
          </table:table-cell>
          <table:table-cell table:style-name="ce46" office:value-type="string">
            <text:p>Create an Entry</text:p>
          </table:table-cell>
          <table:table-cell table:style-name="ce46" office:value-type="string">
            <text:p>"factom-cli put -e 02 -e 02 -c $CHAINIDGOOD ec-wallet-address-name01 &lt;~/robertubuntu/testing/test-plans-and-scripts/Robert-API/entries/3072-8byte-entry”
(CHAINIDGOOD is returned by STEP 3.1.3.1 Create a Chain)</text:p>
          </table:table-cell>
          <table:table-cell table:style-name="ce46" office:value-type="string">
            <text:p>Entry created in Chain identified by CHAINIDGOOD with:
External ID 0 ="02"
External ID 1 ="02"</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8.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8.3</text:p>
          </table:table-cell>
          <table:table-cell table:style-name="ce46" office:value-type="string">
            <text:p>Get Entry Block head (latest Entry Block) by Chain ID</text:p>
          </table:table-cell>
          <table:table-cell table:style-name="ce46" office:value-type="string">
            <text:p>“factom-cli get chain “CHAINID
(CHAINID is returned by STEP 3.1.8.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8.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78">
            <text:p>2678</text:p>
          </table:table-cell>
          <table:table-cell table:style-name="ce46" office:value-type="string">
            <text:p>"Balance of  ec-wallet-address-name01  =  2678"</text:p>
          </table:table-cell>
          <table:table-cell table:style-name="ce76" office:value-type="string">
            <text:p>3 entry credits for 2049&lt;= bytes entry &lt;=307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9</text:p>
          </table:table-cell>
          <table:table-cell table:style-name="ce47" table:number-columns-spanned="5" table:number-rows-spanned="1" office:value-type="string">
            <text:p>MAKE  ENTRY (INCLUDING EXTERNAL IDs)  = 3073 BYTES</text:p>
          </table:table-cell>
          <table:covered-table-cell table:number-columns-repeated="4"/>
          <table:table-cell table:number-columns-repeated="21" table:style-name="ce39"/>
        </table:table-row>
        <table:table-row table:style-name="ro2">
          <table:table-cell table:style-name="ce75" office:value-type="string">
            <text:p>3.2.9.1</text:p>
          </table:table-cell>
          <table:table-cell table:style-name="ce46" office:value-type="string">
            <text:p>Create an Entry</text:p>
          </table:table-cell>
          <table:table-cell table:style-name="ce46" office:value-type="string">
            <text:p>"factom-cli put -e 012 -e 12 -c $CHAINIDGOOD ec-wallet-address-name01 &lt;~/robertubuntu/testing/test-plans-and-scripts/Robert-API/entries/3072-8byte-entry”
(CHAINIDGOOD is returned by STEP 3.1.3.1 Create a Chain)</text:p>
          </table:table-cell>
          <table:table-cell table:style-name="ce46" office:value-type="string">
            <text:p>Entry created in Chain identified by CHAINIDGOOD with:
External ID 0 ="012"
External ID 1 ="12"</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9.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9.3</text:p>
          </table:table-cell>
          <table:table-cell table:style-name="ce46" office:value-type="string">
            <text:p>Get Entry Block head (latest Entry Block) by Chain ID</text:p>
          </table:table-cell>
          <table:table-cell table:style-name="ce46" office:value-type="string">
            <text:p>“factom-cli get chain “CHAINID
(CHAINID is returned by STEP 3.1.9.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9.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74">
            <text:p>2674</text:p>
          </table:table-cell>
          <table:table-cell table:style-name="ce46" office:value-type="string">
            <text:p>"Balance of  ec-wallet-address-name01  =  2674"</text:p>
          </table:table-cell>
          <table:table-cell table:style-name="ce76" office:value-type="string">
            <text:p>4 entry credits for 3073&lt;= bytes entry &lt;=409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0</text:p>
          </table:table-cell>
          <table:table-cell table:style-name="ce47" table:number-columns-spanned="5" table:number-rows-spanned="1" office:value-type="string">
            <text:p>MAKE ENTRY (INCLUDING EXTERNAL IDs)  = 4096 BYTES</text:p>
          </table:table-cell>
          <table:covered-table-cell table:number-columns-repeated="4"/>
          <table:table-cell table:number-columns-repeated="21" table:style-name="ce39"/>
        </table:table-row>
        <table:table-row table:style-name="ro2">
          <table:table-cell table:style-name="ce75" office:value-type="string">
            <text:p>3.2.10.1</text:p>
          </table:table-cell>
          <table:table-cell table:style-name="ce46" office:value-type="string">
            <text:p>Create an Entry</text:p>
          </table:table-cell>
          <table:table-cell table:style-name="ce46" office:value-type="string">
            <text:p>"factom-cli put -e 03 -e 03 -c $CHAINIDGOOD ec-wallet-address-name01 &lt;~/robertubuntu/testing/test-plans-and-scripts/Robert-API/entries/4096-8byte-entry”
(CHAINIDGOOD is returned by STEP 3.1.3.1 Create a Chain)</text:p>
          </table:table-cell>
          <table:table-cell table:style-name="ce46" office:value-type="string">
            <text:p>Entry created in Chain identified by CHAINIDGOOD with:
External ID 0 ="03"
External ID 1 ="03"</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0.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0.3</text:p>
          </table:table-cell>
          <table:table-cell table:style-name="ce46" office:value-type="string">
            <text:p>Get Entry Block head (latest Entry Block) by Chain ID</text:p>
          </table:table-cell>
          <table:table-cell table:style-name="ce46" office:value-type="string">
            <text:p>“factom-cli get chain “CHAINID
(CHAINID is returned by STEP 3.1.10.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0.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70">
            <text:p>2670</text:p>
          </table:table-cell>
          <table:table-cell table:style-name="ce46" office:value-type="string">
            <text:p>"Balance of  ec-wallet-address-name01  =  2670"</text:p>
          </table:table-cell>
          <table:table-cell table:style-name="ce76" office:value-type="string">
            <text:p>4 entry credits for 3073&lt;= bytes entry &lt;=409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1</text:p>
          </table:table-cell>
          <table:table-cell table:style-name="ce47" table:number-columns-spanned="5" table:number-rows-spanned="1" office:value-type="string">
            <text:p>MAKE ENTRY (INCLUDING EXTERNAL IDs)  = 4097 BYTES</text:p>
          </table:table-cell>
          <table:covered-table-cell table:number-columns-repeated="4"/>
          <table:table-cell table:number-columns-repeated="21" table:style-name="ce39"/>
        </table:table-row>
        <table:table-row table:style-name="ro2">
          <table:table-cell table:style-name="ce75" office:value-type="string">
            <text:p>3.2.11.1</text:p>
          </table:table-cell>
          <table:table-cell table:style-name="ce46" office:value-type="string">
            <text:p>Create an Entry</text:p>
          </table:table-cell>
          <table:table-cell table:style-name="ce46" office:value-type="string">
            <text:p>"factom-cli put -e 013 -e 13 -c $CHAINIDGOOD ec-wallet-address-name01 &lt;~/robertubuntu/testing/test-plans-and-scripts/Robert-API/entries/4096-8byte-entry”
(CHAINIDGOOD is returned by STEP 3.1.3.1 Create a Chain)</text:p>
          </table:table-cell>
          <table:table-cell table:style-name="ce46" office:value-type="string">
            <text:p>Entry created in Chain identified by CHAINIDGOOD with:
External ID 0 ="013"
External ID 1 ="13"</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1.3</text:p>
          </table:table-cell>
          <table:table-cell table:style-name="ce46" office:value-type="string">
            <text:p>Get Entry Block head (latest Entry Block) by Chain ID</text:p>
          </table:table-cell>
          <table:table-cell table:style-name="ce46" office:value-type="string">
            <text:p>“factom-cli get chain “CHAINID
(CHAINID is returned by STEP 3.1.11.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1.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65">
            <text:p>2665</text:p>
          </table:table-cell>
          <table:table-cell table:style-name="ce46" office:value-type="string">
            <text:p>"Balance of  ec-wallet-address-name01  =  2665"</text:p>
          </table:table-cell>
          <table:table-cell table:style-name="ce76" office:value-type="string">
            <text:p>5 entry credits for 4097&lt;= bytes entry &lt;=512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2</text:p>
          </table:table-cell>
          <table:table-cell table:style-name="ce47" table:number-columns-spanned="5" table:number-rows-spanned="1" office:value-type="string">
            <text:p>MAKE ENTRY (INCLUDING EXTERNAL IDs)  = 5120 BYTES</text:p>
          </table:table-cell>
          <table:covered-table-cell table:number-columns-repeated="4"/>
          <table:table-cell table:number-columns-repeated="21" table:style-name="ce39"/>
        </table:table-row>
        <table:table-row table:style-name="ro2">
          <table:table-cell table:style-name="ce75" office:value-type="string">
            <text:p>3.2.12.1</text:p>
          </table:table-cell>
          <table:table-cell table:style-name="ce46" office:value-type="string">
            <text:p>Create an Entry</text:p>
          </table:table-cell>
          <table:table-cell table:style-name="ce46" office:value-type="string">
            <text:p>"factom-cli put -e 04 -e 04 -c $CHAINIDGOOD ec-wallet-address-name01 &lt;~/robertubuntu/testing/test-plans-and-scripts/Robert-API/entries/5120-8byte-entry”
(CHAINIDGOOD is returned by STEP 3.1.3.1 Create a Chain)</text:p>
          </table:table-cell>
          <table:table-cell table:style-name="ce46" office:value-type="string">
            <text:p>Entry created in Chain identified by CHAINIDGOOD with:
External ID 0 ="04"
External ID 1 ="04"</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2.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2.3</text:p>
          </table:table-cell>
          <table:table-cell table:style-name="ce46" office:value-type="string">
            <text:p>Get Entry Block head (latest Entry Block) by Chain ID</text:p>
          </table:table-cell>
          <table:table-cell table:style-name="ce46" office:value-type="string">
            <text:p>“factom-cli get chain “CHAINID
(CHAINID is returned by STEP 3.1.12.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2.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60">
            <text:p>2660</text:p>
          </table:table-cell>
          <table:table-cell table:style-name="ce46" office:value-type="string">
            <text:p>"Balance of  ec-wallet-address-name01  =  2660"</text:p>
          </table:table-cell>
          <table:table-cell table:style-name="ce76" office:value-type="string">
            <text:p>5 entry credits for 4097&lt;= bytes entry &lt;=512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3</text:p>
          </table:table-cell>
          <table:table-cell table:style-name="ce47" table:number-columns-spanned="5" table:number-rows-spanned="1" office:value-type="string">
            <text:p>MAKE ENTRY (INCLUDING EXTERNAL IDs)  = 5121 BYTES</text:p>
          </table:table-cell>
          <table:covered-table-cell table:number-columns-repeated="4"/>
          <table:table-cell table:number-columns-repeated="21" table:style-name="ce39"/>
        </table:table-row>
        <table:table-row table:style-name="ro2">
          <table:table-cell table:style-name="ce75" office:value-type="string">
            <text:p>3.2.13.1</text:p>
          </table:table-cell>
          <table:table-cell table:style-name="ce46" office:value-type="string">
            <text:p>Create an Entry</text:p>
          </table:table-cell>
          <table:table-cell table:style-name="ce46" office:value-type="string">
            <text:p>"factom-cli put -e 014 -e 14 -c $CHAINIDGOOD ec-wallet-address-name01 &lt;~/robertubuntu/testing/test-plans-and-scripts/Robert-API/entries/5120-8byte-entry”
(CHAINIDGOOD is returned by STEP 3.1.3.1 Create a Chain)</text:p>
          </table:table-cell>
          <table:table-cell table:style-name="ce46" office:value-type="string">
            <text:p>Entry created in Chain identified by CHAINIDGOOD with:
External ID 0 ="014"
External ID 1 ="14"</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3.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3.3</text:p>
          </table:table-cell>
          <table:table-cell table:style-name="ce46" office:value-type="string">
            <text:p>Get Entry Block head (latest Entry Block) by Chain ID</text:p>
          </table:table-cell>
          <table:table-cell table:style-name="ce46" office:value-type="string">
            <text:p>“factom-cli get chain “CHAINID
(CHAINID is returned by STEP 3.1.13.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3.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54">
            <text:p>2654</text:p>
          </table:table-cell>
          <table:table-cell table:style-name="ce46" office:value-type="string">
            <text:p>"Balance of  ec-wallet-address-name01  =  2654"</text:p>
          </table:table-cell>
          <table:table-cell table:style-name="ce76" office:value-type="string">
            <text:p>6 entry credits for 5121&lt;= bytes entry &lt;=614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4</text:p>
          </table:table-cell>
          <table:table-cell table:style-name="ce47" table:number-columns-spanned="5" table:number-rows-spanned="1" office:value-type="string">
            <text:p>MAKE ENTRY (INCLUDING EXTERNAL IDs)  = 6144 BYTES</text:p>
          </table:table-cell>
          <table:covered-table-cell table:number-columns-repeated="4"/>
          <table:table-cell table:number-columns-repeated="21" table:style-name="ce39"/>
        </table:table-row>
        <table:table-row table:style-name="ro2">
          <table:table-cell table:style-name="ce75" office:value-type="string">
            <text:p>3.2.14.1</text:p>
          </table:table-cell>
          <table:table-cell table:style-name="ce46" office:value-type="string">
            <text:p>Create an Entry</text:p>
          </table:table-cell>
          <table:table-cell table:style-name="ce46" office:value-type="string">
            <text:p>"factom-cli put -e 05 -e 05 -c $CHAINIDGOOD ec-wallet-address-name01 &lt;~/robertubuntu/testing/test-plans-and-scripts/Robert-API/entries/6144-8byte-entry”
(CHAINIDGOOD is returned by STEP 3.1.3.1 Create a Chain)</text:p>
          </table:table-cell>
          <table:table-cell table:style-name="ce46" office:value-type="string">
            <text:p>Entry created in Chain identified by CHAINIDGOOD with:
External ID 0 ="05"
External ID 1 ="05"</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4.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4.3</text:p>
          </table:table-cell>
          <table:table-cell table:style-name="ce46" office:value-type="string">
            <text:p>Get Entry Block head (latest Entry Block) by Chain ID</text:p>
          </table:table-cell>
          <table:table-cell table:style-name="ce46" office:value-type="string">
            <text:p>“factom-cli get chain “CHAINID
(CHAINID is returned by STEP 3.1.14.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4.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48">
            <text:p>2648</text:p>
          </table:table-cell>
          <table:table-cell table:style-name="ce46" office:value-type="string">
            <text:p>"Balance of  ec-wallet-address-name01  =  2648"</text:p>
          </table:table-cell>
          <table:table-cell table:style-name="ce76" office:value-type="string">
            <text:p>6 entry credits for 5121&lt;= bytes entry &lt;=614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5</text:p>
          </table:table-cell>
          <table:table-cell table:style-name="ce47" table:number-columns-spanned="5" table:number-rows-spanned="1" office:value-type="string">
            <text:p>MAKE ENTRY (INCLUDING EXTERNAL IDs)  = 6145 BYTES</text:p>
          </table:table-cell>
          <table:covered-table-cell table:number-columns-repeated="4"/>
          <table:table-cell table:number-columns-repeated="21" table:style-name="ce39"/>
        </table:table-row>
        <table:table-row table:style-name="ro2">
          <table:table-cell table:style-name="ce75" office:value-type="string">
            <text:p>3.2.15.1</text:p>
          </table:table-cell>
          <table:table-cell table:style-name="ce46" office:value-type="string">
            <text:p>Create an Entry</text:p>
          </table:table-cell>
          <table:table-cell table:style-name="ce46" office:value-type="string">
            <text:p>"factom-cli put -e 015 -e 15 -c $CHAINIDGOOD ec-wallet-address-name01 &lt;~/robertubuntu/testing/test-plans-and-scripts/Robert-API/entries/6144-8byte-entry”
(CHAINIDGOOD is returned by STEP 3.1.3.1 Create a Chain)</text:p>
          </table:table-cell>
          <table:table-cell table:style-name="ce46" office:value-type="string">
            <text:p>Entry created in Chain identified by CHAINIDGOOD with:
External ID 0 ="015"
External ID 1 ="15"</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5.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5.3</text:p>
          </table:table-cell>
          <table:table-cell table:style-name="ce46" office:value-type="string">
            <text:p>Get Entry Block head (latest Entry Block) by Chain ID</text:p>
          </table:table-cell>
          <table:table-cell table:style-name="ce46" office:value-type="string">
            <text:p>“factom-cli get chain “CHAINID
(CHAINID is returned by STEP 3.1.15.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5.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41">
            <text:p>2641</text:p>
          </table:table-cell>
          <table:table-cell table:style-name="ce46" office:value-type="string">
            <text:p>"Balance of  ec-wallet-address-name01  =  2641"</text:p>
          </table:table-cell>
          <table:table-cell table:style-name="ce76" office:value-type="string">
            <text:p>7 entry credits for 6145&lt;= bytes entry &lt;=716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6</text:p>
          </table:table-cell>
          <table:table-cell table:style-name="ce47" table:number-columns-spanned="5" table:number-rows-spanned="1" office:value-type="string">
            <text:p>MAKE ENTRY (INCLUDING EXTERNAL IDs)  = 7168 BYTES</text:p>
          </table:table-cell>
          <table:covered-table-cell table:number-columns-repeated="4"/>
          <table:table-cell table:number-columns-repeated="21" table:style-name="ce39"/>
        </table:table-row>
        <table:table-row table:style-name="ro2">
          <table:table-cell table:style-name="ce75" office:value-type="string">
            <text:p>3.2.16.1</text:p>
          </table:table-cell>
          <table:table-cell table:style-name="ce46" office:value-type="string">
            <text:p>Create an Entry</text:p>
          </table:table-cell>
          <table:table-cell table:style-name="ce46" office:value-type="string">
            <text:p>"factom-cli put -e 06 -e 06 -c $CHAINIDGOOD ec-wallet-address-name01 &lt;~/robertubuntu/testing/test-plans-and-scripts/Robert-API/entries/7168-8byte-entry”
(CHAINIDGOOD is returned by STEP 3.1.3.1 Create a Chain)</text:p>
          </table:table-cell>
          <table:table-cell table:style-name="ce46" office:value-type="string">
            <text:p>Entry created in Chain identified by CHAINIDGOOD with:
External ID 0 ="06"
External ID 1 ="06"</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6.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6.3</text:p>
          </table:table-cell>
          <table:table-cell table:style-name="ce46" office:value-type="string">
            <text:p>Get Entry Block head (latest Entry Block) by Chain ID</text:p>
          </table:table-cell>
          <table:table-cell table:style-name="ce46" office:value-type="string">
            <text:p>“factom-cli get chain “CHAINID
(CHAINID is returned by STEP 3.1.16.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6.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34">
            <text:p>2634</text:p>
          </table:table-cell>
          <table:table-cell table:style-name="ce46" office:value-type="string">
            <text:p>"Balance of  ec-wallet-address-name01  =  2634"</text:p>
          </table:table-cell>
          <table:table-cell table:style-name="ce76" office:value-type="string">
            <text:p>7 entry credits for 6145&lt;= bytes entry &lt;=716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7</text:p>
          </table:table-cell>
          <table:table-cell table:style-name="ce47" table:number-columns-spanned="5" table:number-rows-spanned="1" office:value-type="string">
            <text:p>MAKE ENTRY (INCLUDING EXTERNAL IDs)  = 7169 BYTES</text:p>
          </table:table-cell>
          <table:covered-table-cell table:number-columns-repeated="4"/>
          <table:table-cell table:number-columns-repeated="21" table:style-name="ce39"/>
        </table:table-row>
        <table:table-row table:style-name="ro2">
          <table:table-cell table:style-name="ce75" office:value-type="string">
            <text:p>3.2.17.1</text:p>
          </table:table-cell>
          <table:table-cell table:style-name="ce46" office:value-type="string">
            <text:p>Create an Entry</text:p>
          </table:table-cell>
          <table:table-cell table:style-name="ce46" office:value-type="string">
            <text:p>"factom-cli put -e 016 -e 16 -c $CHAINIDGOOD ec-wallet-address-name01 &lt;~/robertubuntu/testing/test-plans-and-scripts/Robert-API/entries/7168-8byte-entry”
(CHAINIDGOOD is returned by STEP 3.1.3.1 Create a Chain)</text:p>
          </table:table-cell>
          <table:table-cell table:style-name="ce46" office:value-type="string">
            <text:p>Entry created in Chain identified by CHAINIDGOOD with:
External ID 0 ="016"
External ID 1 ="16"</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7.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7.3</text:p>
          </table:table-cell>
          <table:table-cell table:style-name="ce46" office:value-type="string">
            <text:p>Get Entry Block head (latest Entry Block) by Chain ID</text:p>
          </table:table-cell>
          <table:table-cell table:style-name="ce46" office:value-type="string">
            <text:p>“factom-cli get chain “CHAINID
(CHAINID is returned by STEP 3.1.17.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7.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26">
            <text:p>2626</text:p>
          </table:table-cell>
          <table:table-cell table:style-name="ce46" office:value-type="string">
            <text:p>"Balance of  ec-wallet-address-name01  =  2626"</text:p>
          </table:table-cell>
          <table:table-cell table:style-name="ce76" office:value-type="string">
            <text:p>8 entry credits for 7169&lt;= bytes entry &lt;=819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8</text:p>
          </table:table-cell>
          <table:table-cell table:style-name="ce47" table:number-columns-spanned="5" table:number-rows-spanned="1" office:value-type="string">
            <text:p>MAKE ENTRY (INCLUDING EXTERNAL IDs)  = 8192 BYTES</text:p>
          </table:table-cell>
          <table:covered-table-cell table:number-columns-repeated="4"/>
          <table:table-cell table:number-columns-repeated="21" table:style-name="ce39"/>
        </table:table-row>
        <table:table-row table:style-name="ro2">
          <table:table-cell table:style-name="ce75" office:value-type="string">
            <text:p>3.2.18.1</text:p>
          </table:table-cell>
          <table:table-cell table:style-name="ce46" office:value-type="string">
            <text:p>Create an Entry</text:p>
          </table:table-cell>
          <table:table-cell table:style-name="ce46" office:value-type="string">
            <text:p>"factom-cli put -e 07 -e 07 -c $CHAINIDGOOD ec-wallet-address-name01 &lt;~/robertubuntu/testing/test-plans-and-scripts/Robert-API/entries/8192-8byte-entry”
(CHAINIDGOOD is returned by STEP 3.1.3.1 Create a Chain)</text:p>
          </table:table-cell>
          <table:table-cell table:style-name="ce46" office:value-type="string">
            <text:p>Entry created in Chain identified by CHAINIDGOOD with:
External ID 0 ="07"
External ID 1 ="07"</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8.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8.3</text:p>
          </table:table-cell>
          <table:table-cell table:style-name="ce46" office:value-type="string">
            <text:p>Get Entry Block head (latest Entry Block) by Chain ID</text:p>
          </table:table-cell>
          <table:table-cell table:style-name="ce46" office:value-type="string">
            <text:p>“factom-cli get chain “CHAINID
(CHAINID is returned by STEP 3.1.18.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8.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18">
            <text:p>2618</text:p>
          </table:table-cell>
          <table:table-cell table:style-name="ce46" office:value-type="string">
            <text:p>"Balance of  ec-wallet-address-name01  =  2618"</text:p>
          </table:table-cell>
          <table:table-cell table:style-name="ce76" office:value-type="string">
            <text:p>8 entry credits for 7169&lt;= bytes entry &lt;=819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9</text:p>
          </table:table-cell>
          <table:table-cell table:style-name="ce47" table:number-columns-spanned="5" table:number-rows-spanned="1" office:value-type="string">
            <text:p>MAKE ENTRY (INCLUDING EXTERNAL IDs)  = 8193 BYTES</text:p>
          </table:table-cell>
          <table:covered-table-cell table:number-columns-repeated="4"/>
          <table:table-cell table:number-columns-repeated="21" table:style-name="ce39"/>
        </table:table-row>
        <table:table-row table:style-name="ro2">
          <table:table-cell table:style-name="ce75" office:value-type="string">
            <text:p>3.2.19.1</text:p>
          </table:table-cell>
          <table:table-cell table:style-name="ce46" office:value-type="string">
            <text:p>Create an Entry</text:p>
          </table:table-cell>
          <table:table-cell table:style-name="ce46" office:value-type="string">
            <text:p>"factom-cli put -e 017 -e 17 -c $CHAINIDGOOD ec-wallet-address-name01 &lt;~/robertubuntu/testing/test-plans-and-scripts/Robert-API/entries/8192-8byte-entry”
(CHAINIDGOOD is returned by STEP 3.1.3.1 Create a Chain)</text:p>
          </table:table-cell>
          <table:table-cell table:style-name="ce46" office:value-type="string">
            <text:p>Entry created in Chain identified by CHAINIDGOOD with:
External ID 0 ="017"
External ID 1 ="17"</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9.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9.3</text:p>
          </table:table-cell>
          <table:table-cell table:style-name="ce46" office:value-type="string">
            <text:p>Get Entry Block head (latest Entry Block) by Chain ID</text:p>
          </table:table-cell>
          <table:table-cell table:style-name="ce46" office:value-type="string">
            <text:p>“factom-cli get chain “CHAINID
(CHAINID is returned by STEP 3.1.19.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9.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09">
            <text:p>2609</text:p>
          </table:table-cell>
          <table:table-cell table:style-name="ce46" office:value-type="string">
            <text:p>"Balance of  ec-wallet-address-name01  =  2609"</text:p>
          </table:table-cell>
          <table:table-cell table:style-name="ce76" office:value-type="string">
            <text:p>9 entry credits for 8193&lt;= bytes entry &lt;=921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0</text:p>
          </table:table-cell>
          <table:table-cell table:style-name="ce47" table:number-columns-spanned="5" table:number-rows-spanned="1" office:value-type="string">
            <text:p>MAKE ENTRY (INCLUDING EXTERNAL IDs)  = 9216 BYTES</text:p>
          </table:table-cell>
          <table:covered-table-cell table:number-columns-repeated="4"/>
          <table:table-cell table:number-columns-repeated="21" table:style-name="ce39"/>
        </table:table-row>
        <table:table-row table:style-name="ro2">
          <table:table-cell table:style-name="ce75" office:value-type="string">
            <text:p>3.2.20.1</text:p>
          </table:table-cell>
          <table:table-cell table:style-name="ce46" office:value-type="string">
            <text:p>Create an Entry</text:p>
          </table:table-cell>
          <table:table-cell table:style-name="ce46" office:value-type="string">
            <text:p>"factom-cli put -e 08 -e 08 -c $CHAINIDGOOD ec-wallet-address-name01 &lt;~/robertubuntu/testing/test-plans-and-scripts/Robert-API/entries/9216-8byte-entry”
(CHAINIDGOOD is returned by STEP 3.1.3.1 Create a Chain)</text:p>
          </table:table-cell>
          <table:table-cell table:style-name="ce46" office:value-type="string">
            <text:p>Entry created in Chain identified by CHAINIDGOOD with:
External ID 0 ="08"
External ID 1 ="08"</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0.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20.3</text:p>
          </table:table-cell>
          <table:table-cell table:style-name="ce46" office:value-type="string">
            <text:p>Get Entry Block head (latest Entry Block) by Chain ID</text:p>
          </table:table-cell>
          <table:table-cell table:style-name="ce46" office:value-type="string">
            <text:p>“factom-cli get chain “CHAINID
(CHAINID is returned by STEP 3.1.20.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0.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00">
            <text:p>2600</text:p>
          </table:table-cell>
          <table:table-cell table:style-name="ce46" office:value-type="string">
            <text:p>"Balance of  ec-wallet-address-name01  =  2600"</text:p>
          </table:table-cell>
          <table:table-cell table:style-name="ce76" office:value-type="string">
            <text:p>9 entry credits for 8193&lt;= bytes entry &lt;=921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1</text:p>
          </table:table-cell>
          <table:table-cell table:style-name="ce47" table:number-columns-spanned="5" table:number-rows-spanned="1" office:value-type="string">
            <text:p>MAKE ENTRY (INCLUDING EXTERNAL IDs)  = 9217 BYTES</text:p>
          </table:table-cell>
          <table:covered-table-cell table:number-columns-repeated="4"/>
          <table:table-cell table:number-columns-repeated="21" table:style-name="ce39"/>
        </table:table-row>
        <table:table-row table:style-name="ro2">
          <table:table-cell table:style-name="ce75" office:value-type="string">
            <text:p>3.2.21.1</text:p>
          </table:table-cell>
          <table:table-cell table:style-name="ce46" office:value-type="string">
            <text:p>Create an Entry</text:p>
          </table:table-cell>
          <table:table-cell table:style-name="ce46" office:value-type="string">
            <text:p>"factom-cli put -e 018 -e 18 -c $CHAINIDGOOD ec-wallet-address-name01 &lt;~/robertubuntu/testing/test-plans-and-scripts/Robert-API/entries/9216-8byte-entry”
(CHAINIDGOOD is returned by STEP 3.1.3.1 Create a Chain)</text:p>
          </table:table-cell>
          <table:table-cell table:style-name="ce46" office:value-type="string">
            <text:p>Entry created in Chain identified by CHAINIDGOOD with:
External ID 0 ="018"
External ID 1 ="18"</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21.3</text:p>
          </table:table-cell>
          <table:table-cell table:style-name="ce46" office:value-type="string">
            <text:p>Get Entry Block head (latest Entry Block) by Chain ID</text:p>
          </table:table-cell>
          <table:table-cell table:style-name="ce46" office:value-type="string">
            <text:p>“factom-cli get chain “CHAINID
(CHAINID is returned by STEP 3.1.21.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1.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590">
            <text:p>2590</text:p>
          </table:table-cell>
          <table:table-cell table:style-name="ce46" office:value-type="string">
            <text:p>"Balance of  ec-wallet-address-name01  =  2590"</text:p>
          </table:table-cell>
          <table:table-cell table:style-name="ce76" office:value-type="string">
            <text:p>10 entry credits for 9217&lt;= bytes entry &lt;=1024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2</text:p>
          </table:table-cell>
          <table:table-cell table:style-name="ce47" table:number-columns-spanned="5" table:number-rows-spanned="1" office:value-type="string">
            <text:p>MAKE ENTRY (INCLUDING EXTERNAL IDs)  = 10240 BYTES</text:p>
          </table:table-cell>
          <table:covered-table-cell table:number-columns-repeated="4"/>
          <table:table-cell table:number-columns-repeated="21" table:style-name="ce39"/>
        </table:table-row>
        <table:table-row table:style-name="ro2">
          <table:table-cell table:style-name="ce75" office:value-type="string">
            <text:p>3.2.22.1</text:p>
          </table:table-cell>
          <table:table-cell table:style-name="ce46" office:value-type="string">
            <text:p>Create an Entry</text:p>
          </table:table-cell>
          <table:table-cell table:style-name="ce46" office:value-type="string">
            <text:p>"factom-cli put -e 09 -e 09 -c $CHAINIDGOOD ec-wallet-address-name01 &lt;~/robertubuntu/testing/test-plans-and-scripts/Robert-API/entries/10240-8byte-entry”
(CHAINIDGOOD is returned by STEP 3.1.3.1 Create a Chain)</text:p>
          </table:table-cell>
          <table:table-cell table:style-name="ce46" office:value-type="string">
            <text:p>Entry created in Chain identified by CHAINIDGOOD with:
External ID 0 ="09"
External ID 1 ="09"</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2.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22.3</text:p>
          </table:table-cell>
          <table:table-cell table:style-name="ce46" office:value-type="string">
            <text:p>Get Entry Block head (latest Entry Block) by Chain ID</text:p>
          </table:table-cell>
          <table:table-cell table:style-name="ce46" office:value-type="string">
            <text:p>“factom-cli get chain “CHAINID
(CHAINID is returned by STEP 3.1.22.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2.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580">
            <text:p>2580</text:p>
          </table:table-cell>
          <table:table-cell table:style-name="ce46" office:value-type="string">
            <text:p>"Balance of  ec-wallet-address-name01  =  2580"</text:p>
          </table:table-cell>
          <table:table-cell table:style-name="ce76" office:value-type="string">
            <text:p>10 entry credits for 9217&lt;= bytes entry &lt;=1024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3</text:p>
          </table:table-cell>
          <table:table-cell table:style-name="ce47" table:number-columns-spanned="5" table:number-rows-spanned="1" office:value-type="string">
            <text:p>MAKE CHAIN WITH ENTRY (INCLUDING EXTERNAL IDs)  = 10241 BYTES</text:p>
          </table:table-cell>
          <table:covered-table-cell table:number-columns-repeated="4"/>
          <table:table-cell table:number-columns-repeated="21" table:style-name="ce39"/>
        </table:table-row>
        <table:table-row table:style-name="ro2">
          <table:table-cell table:style-name="ce75" office:value-type="string">
            <text:p>3.2.23.1</text:p>
          </table:table-cell>
          <table:table-cell table:style-name="ce46" office:value-type="string">
            <text:p>Create a Chain</text:p>
          </table:table-cell>
          <table:table-cell table:style-name="ce46" office:value-type="string">
            <text:p>“factom-cli mkchain -e 019 -e 19 ec-wallet-address-name01 
&lt;~/robertubuntu/testing/test-plans-and-scripts/Robert-API/entries/10240-8byte-entry”</text:p>
          </table:table-cell>
          <table:table-cell table:style-name="ce46" office:value-type="string">
            <text:p>"Entry too large"</text:p>
          </table:table-cell>
          <table:table-cell table:style-name="ce46" office:value-type="string">
            <text:p>"Entry cannot be larger than 10KB"</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3.2</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580">
            <text:p>2580</text:p>
          </table:table-cell>
          <table:table-cell table:style-name="ce46" office:value-type="string">
            <text:p>"Balance of  ec-wallet-address-name01  =  258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4</text:p>
          </table:table-cell>
          <table:table-cell table:style-name="ce47" table:number-columns-spanned="5" table:number-rows-spanned="1" office:value-type="string">
            <text:p>TRACE ENTRY BLOCK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24.1</text:p>
          </table:table-cell>
          <table:table-cell table:style-name="ce46" office:value-type="string">
            <text:p>Get Entry Block by merkel root</text:p>
          </table:table-cell>
          <table:table-cell table:style-name="ce46" office:value-type="string">
            <text:p>“factom-cli get eblock ”ENTRYBLOCKHEADKEYMERKELROOT 
(ENTRYBLOCKHEADKEYMERKELROOT is returned by STEP 3.2.3.1.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text:p>
          </table:table-cell>
          <table:table-cell table:style-name="ce46" office:value-type="string">
            <text:p>"Sequence Number - Time Stamp
1 1438640040
Chain ID
ad88f6375d55f0d5839f873f632bef974c9b20d5e764069042b1deefc9fe3b30
Previous Entry Block Key Merkel Root
7a4e0da8c1bd9fecce1a8a7706e3117ea0d0a3115a88516f209b3b80d405edf4

    ENTRY
    -----
    Entry Time Stamp
    1438640040
    Entry Hash
    907f2d342ad40498656d18d745203b9eca759c993296dea9a852bd8d5c3057d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4.2</text:p>
          </table:table-cell>
          <table:table-cell table:style-name="ce46" office:value-type="string">
            <text:p>Get Entry by hash for each Entry referenced in the Entry Block of 3.2.24.1</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s 3.2.3-22.2 Create a chain
If found, the test succeeds
If not found, continue looking with STEP 3.2.24.3 Get previous Entry Block by merkel roots</text:p>
          </table:table-cell>
          <table:table-cell table:style-name="ce46" office:value-type="string">
            <text:p>"Chain ID
ad88f6375d55f0d5839f873f632bef974c9b20d5e764069042b1deefc9fe3b30
Previous Entry Block Key Merkel Root
7a4e0da8c1bd9fecce1a8a7706e3117ea0d0a3115a88516f209b3b80d405edf4"</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4.3</text:p>
          </table:table-cell>
          <table:table-cell table:style-name="ce46" office:value-type="string">
            <text:p>Get previous Entry Block by merkel root</text:p>
          </table:table-cell>
          <table:table-cell table:style-name="ce46" office:value-type="string">
            <text:p>“factom-cli get eblock”ENTRYBLOCKKEYPREVIOUSMERKELROOT 
(ENTRYBLOCKKEYPREVIOUSMERKELROOT is returned by STEP 3.2.3.1.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
ENTRYSEQUENCENUMBER</text:p>
          </table:table-cell>
          <table:table-cell table:style-name="ce46" office:value-type="string">
            <text:p>"ENTRY BLOCK
-----------
Sequence Number - Time Stamp
0 1438639620
Chain ID
ad88f6375d55f0d5839f873f632bef974c9b20d5e764069042b1deefc9fe3b30
Previous Entry Block Key Merkel Root
0000000000000000000000000000000000000000000000000000000000000000

    ENTRY
    -----
    Entry Time Stamp
    1438639620
    Entry Hash
    1e39624f39c6cd48ddfe6982841157e631af6d1298d66016f63a9198594cd788"</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4.4</text:p>
          </table:table-cell>
          <table:table-cell table:style-name="ce46" office:value-type="string">
            <text:p>Get entry by hash for each entry referenced in the entry block of 3.2.24.3 </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s 3.2.3-22.2 Create a chain
If found, the test succeeds
If not found,  the test fails</text:p>
          </table:table-cell>
          <table:table-cell table:style-name="ce46" office:value-type="string">
            <text:p>"ChainID: ad88f6375d55f0d5839f873f632bef974c9b20d5e764069042b1deefc9fe3b30
ExtID: 33
ExtID: 33
Content:
32 0a
                   |                           || "2\n""</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88" table:number-columns-spanned="6" table:number-rows-spanned="1" office:value-type="string">
            <text:p>Repeat STEP 3.2.24.3 Get previous Entry Block by merkel root and STEP 3.2.24.4 Get Entry by hash for each Entry referenced in the Entry Block of 3.2.24.3 until ENTRYBLOCKSEQUENCENUMBER = 0 meaning that the genesis (1st) block is reached</text:p>
          </table:table-cell>
          <table:covered-table-cell table:number-columns-repeated="5"/>
          <table:table-cell table:number-columns-repeated="21" table:style-name="ce39"/>
        </table:table-row>
        <table:table-row table:style-name="ro2">
          <table:table-cell table:style-name="ce70" office:value-type="string">
            <text:p>3.2.25</text:p>
          </table:table-cell>
          <table:table-cell table:style-name="ce47" table:number-columns-spanned="5" table:number-rows-spanned="1" office:value-type="string">
            <text:p>ADD MANY ENTRIES TO CHAIN</text:p>
          </table:table-cell>
          <table:covered-table-cell table:number-columns-repeated="4"/>
          <table:table-cell table:number-columns-repeated="21" table:style-name="ce39"/>
        </table:table-row>
        <table:table-row table:style-name="ro2">
          <table:table-cell table:style-name="ce89" office:value-type="string">
            <text:p>3.2.25.1</text:p>
          </table:table-cell>
          <table:table-cell table:style-name="ce77" office:value-type="string">
            <text:p>Make 10 entries</text:p>
          </table:table-cell>
          <table:table-cell table:style-name="ce77" office:value-type="string">
            <text:p>"for ((i=1; i &lt; 11; i++)); do
    echo $i | factom-cli put -e $i -c $CHAINIDGOOD ec-wallet-address-name01 &amp;
    sleep 1
done"</text:p>
          </table:table-cell>
          <table:table-cell table:style-name="ce46" office:value-type="string">
            <text:p>Create 10 entries</text:p>
          </table:table-cell>
          <table:table-cell table:style-name="ce77" office:value-type="string">
            <text:p>"Creating Entry: cfc7e6476d2c7858c9e29e9a1dba9de1a93d28e0a33962f212353b1020e2758d
Creating Entry: 1900ab7b806705f7885a13e89e44ba2d860b1a8bee320b2328ad3c6849fb934d
Creating Entry: cd3f9ebfa5149cd6feb4f906c823e3ed95d2a848e6e2f480968409d325821587
Creating Entry: bc26d89769d1e43bbdcd41ca176641261c46e58a3d64101f0a41f87384c2fcab
Creating Entry: 05d422ff410846b17d41e4ba6423fdebe283234b73099fa8141a932ee8719d8f
Creating Entry: 13e216bbc66c05d8474a31ff97742a1b554846fb84881dcc10cf54dc63572b60
Creating Entry: d1541e158a4194330e27635478f6b0af9131382b31fcf7e97cc4737d6992362c
Creating Entry: c42483ef33c9dc976a65d6db99717f990c6f84e62cb8b91282b6d332299c1a78
Creating Entry: c3bb82cf96fe86d5840a96eb633049ab5ed2279215d324fb7a96ad2a7b06e7ee
Creating Entry: 851a818702d80b0ed5df49a44d56f8c18f5583c577231c3fa5cc207fe90ca67f"</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3.2.26</text:p>
          </table:table-cell>
          <table:table-cell table:style-name="ce47" table:number-columns-spanned="5" table:number-rows-spanned="1" office:value-type="string">
            <text:p>TRACE ENTRY BLOCK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26.1</text:p>
          </table:table-cell>
          <table:table-cell table:style-name="ce46" office:value-type="string">
            <text:p>Get Entry Block by merkel root</text:p>
          </table:table-cell>
          <table:table-cell table:style-name="ce46" office:value-type="string">
            <text:p>“factom-cli get eblock ”ENTRYBLOCKHEADKEYMERKELROOT 
(ENTRYBLOCKHEADKEYMERKELROOT is returned by STEP 3.2.3.1.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text:p>
          </table:table-cell>
          <table:table-cell table:style-name="ce46" office:value-type="string">
            <text:p>"Sequence Number - Time Stamp
1 1438640040
Chain ID
ad88f6375d55f0d5839f873f632bef974c9b20d5e764069042b1deefc9fe3b30
Previous Entry Block Key Merkel Root
7a4e0da8c1bd9fecce1a8a7706e3117ea0d0a3115a88516f209b3b80d405edf4

    ENTRY
    -----
    Entry Time Stamp
    1438640040
    Entry Hash
    907f2d342ad40498656d18d745203b9eca759c993296dea9a852bd8d5c3057d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6.2</text:p>
          </table:table-cell>
          <table:table-cell table:style-name="ce46" office:value-type="string">
            <text:p>Get Entry by hash for each Entry referenced in the Entry Block of 3.2.24.1</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s 3.2.3-22.2 Create a chain and STEP 3.2.25.1 Make 10 entries
If found, the test succeeds
If not found, continue looking with STEP 3.2.26.3 Get previous Entry Block by merkel roots</text:p>
          </table:table-cell>
          <table:table-cell table:style-name="ce46" office:value-type="string">
            <text:p>"Chain ID
ad88f6375d55f0d5839f873f632bef974c9b20d5e764069042b1deefc9fe3b30
Previous Entry Block Key Merkel Root
7a4e0da8c1bd9fecce1a8a7706e3117ea0d0a3115a88516f209b3b80d405edf4"</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6.3</text:p>
          </table:table-cell>
          <table:table-cell table:style-name="ce46" office:value-type="string">
            <text:p>Get previous Entry Block by merkel root</text:p>
          </table:table-cell>
          <table:table-cell table:style-name="ce46" office:value-type="string">
            <text:p>“factom-cli get eblock”ENTRYBLOCKKEYPREVIOUSMERKELROOT 
(ENTRYBLOCKKEYPREVIOUSMERKELROOT is returned by STEP 3.2.3.1.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
ENTRYSEQUENCENUMBER</text:p>
          </table:table-cell>
          <table:table-cell table:style-name="ce46" office:value-type="string">
            <text:p>"ENTRY BLOCK
-----------
Sequence Number - Time Stamp
0 1438639620
Chain ID
ad88f6375d55f0d5839f873f632bef974c9b20d5e764069042b1deefc9fe3b30
Previous Entry Block Key Merkel Root
0000000000000000000000000000000000000000000000000000000000000000

    ENTRY
    -----
    Entry Time Stamp
    1438639620
    Entry Hash
    1e39624f39c6cd48ddfe6982841157e631af6d1298d66016f63a9198594cd788"</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6.4</text:p>
          </table:table-cell>
          <table:table-cell table:style-name="ce46" office:value-type="string">
            <text:p>Get entry by hash for each entry referenced in the entry block of 3.2.26.3 </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s 3.2.3-22.2 Create a chain and STEP 3.2.25.1 Make 10 entries
If found, the test succeeds
If not found,  the test fails</text:p>
          </table:table-cell>
          <table:table-cell table:style-name="ce46" office:value-type="string">
            <text:p>"ChainID: ad88f6375d55f0d5839f873f632bef974c9b20d5e764069042b1deefc9fe3b30
ExtID: 33
ExtID: 33
Content:
32 0a
                   |                           || "2\n""</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88" table:number-columns-spanned="6" table:number-rows-spanned="1" office:value-type="string">
            <text:p>Repeat STEP 3.2.26.3 Get previous Entry Block by merkel root and STEP 3.2.26.4 Get Entry by hash for each Entry referenced in the Entry Block of 3.2.26.3 until ENTRYBLOCKSEQUENCENUMBER = 0 meaning that the genesis (1st) block is reached</text:p>
          </table:table-cell>
          <table:covered-table-cell table:number-columns-repeated="5"/>
          <table:table-cell table:number-columns-repeated="21" table:style-name="ce39"/>
        </table:table-row>
        <table:table-row table:style-name="ro2">
          <table:table-cell table:style-name="ce70" office:value-type="string">
            <text:p>3.2.26.5</text:p>
          </table:table-cell>
          <table:table-cell table:style-name="ce47" table:number-columns-spanned="5" table:number-rows-spanned="1" office:value-type="string">
            <text:p>CHECK THAT ENTRY CREDIT TIMESTAMPS ARE DIFFERENT FROM ENTRY BLOCK TIMESTAMP AND FROM EACH OTHER</text:p>
          </table:table-cell>
          <table:covered-table-cell table:number-columns-repeated="4"/>
          <table:table-cell table:number-columns-repeated="21" table:style-name="ce39"/>
        </table:table-row>
        <table:table-row table:style-name="ro2">
          <table:table-cell table:style-name="ce89" office:value-type="string">
            <text:p>3.2.26.5.1</text:p>
          </table:table-cell>
          <table:table-cell table:style-name="ce77" office:value-type="string">
            <text:p>Compare timestamps of entries and entry block</text:p>
          </table:table-cell>
          <table:table-cell table:style-name="ce77"/>
          <table:table-cell table:style-name="ce77" office:value-type="string">
            <text:p>Timestamps of entry block and various entries should show some variation</text:p>
          </table:table-cell>
          <table:table-cell table:style-name="ce77" office:value-type="string">
            <text:p>Timestamps of entry block and various entries show variation</text:p>
          </table:table-cell>
          <table:table-cell table:style-name="ce90"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3.3</text:p>
          </table:table-cell>
          <table:table-cell table:style-name="ce47" table:number-columns-spanned="5" table:number-rows-spanned="1" office:value-type="string">
            <text:p>DIRECTORY BLOCK CHAIN</text:p>
          </table:table-cell>
          <table:covered-table-cell table:number-columns-repeated="4"/>
          <table:table-cell table:number-columns-repeated="21" table:style-name="ce39"/>
        </table:table-row>
        <table:table-row table:style-name="ro2">
          <table:table-cell table:style-name="ce70" office:value-type="string">
            <text:p>3.3.1</text:p>
          </table:table-cell>
          <table:table-cell table:style-name="ce47" table:number-columns-spanned="5" table:number-rows-spanned="1" office:value-type="string">
            <text:p>TRACE DIRECTORY BLOCK CHAIN</text:p>
          </table:table-cell>
          <table:covered-table-cell table:number-columns-repeated="4"/>
          <table:table-cell table:number-columns-repeated="21" table:style-name="ce39"/>
        </table:table-row>
        <table:table-row table:style-name="ro2">
          <table:table-cell table:style-name="ce75" office:value-type="string">
            <text:p>3.3.1.1</text:p>
          </table:table-cell>
          <table:table-cell table:style-name="ce46" office:value-type="string">
            <text:p>Get last closed Directory Block head</text:p>
          </table:table-cell>
          <table:table-cell table:style-name="ce46" office:value-type="string">
            <text:p>“factom-cli get head”</text:p>
          </table:table-cell>
          <table:table-cell table:style-name="ce46" office:value-type="string">
            <text:p>DIRECTORYBLOCKHEADKEYMERKELROOT</text:p>
          </table:table-cell>
          <table:table-cell table:style-name="ce46" office:value-type="string">
            <text:p>"2d7b2f0ca56df0414582b2de322321bc179510353afb3cddb7526c0dd114056f"</text:p>
          </table:table-cell>
          <table:table-cell table:style-name="ce90"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3.1.2</text:p>
          </table:table-cell>
          <table:table-cell table:style-name="ce46" office:value-type="string">
            <text:p>Get Directory Block by merkel root</text:p>
          </table:table-cell>
          <table:table-cell table:style-name="ce46" office:value-type="string">
            <text:p>“factom-cli get dblock “DIRECTORYBLOCKHEADKEYMERKELROOT
(DIRECTORYBLOCKHEADKEYMERKELROOT is returned by STEP 3.3.1.1 Get last closed Directory Block head)</text:p>
          </table:table-cell>
          <table:table-cell table:style-name="ce46" office:value-type="string">
            <text:p>DIRECTORYBLOCKPREVIOUSKEYMERKELROOT
DIRECTORYBLOCKTIMESTAMP
DIRECTORYBLOCKSEQUENCENUMBER
And for each Entry Block referenced in the Directory Block:
CHAINID
ENTRYBLOCKKEYMERKELROOT</text:p>
          </table:table-cell>
          <table:table-cell table:style-name="ce46" office:value-type="string">
            <text:p>"Previous Directory Block Key Merkel Root - Time Stamp - Sequence Number
2786ef8049a75347bbc825bd45f3a5956794f246fe49ab1a2b7063f2f1d8f321 1437679200 8

    ENTRY BLOCK
    -----------
    Entry Block Chain ID
    000000000000000000000000000000000000000000000000000000000000000a
    Entry Block Key Merkel Root
    7bb9b7a186ace987326ad8251fbb9045122ad193735fe9b0fe1dcc76cc1ebfe5

    ENTRY BLOCK
    -----------
    Entry Block Chain ID
    000000000000000000000000000000000000000000000000000000000000000c
    Entry Block Key Merkel Root
    64d21d127c827e18ca4d07f3f13fe17e475c401b4c2c60bc040b3df250cf9b66

    ENTRY BLOCK
    -----------
    Entry Block Chain ID
    000000000000000000000000000000000000000000000000000000000000000f
    Entry Block Key Merkel Root
    0513173ff80341bbfc54707eb72edd8fadde0e0de93756b39c3da0156a2305ba

    ENTRY BLOCK
    -----------
    Entry Block Chain ID
    7fe93ad4bb48c6d99173590a427442ae8c23e814a19cc0c40a6b567a737aa361
    Entry Block Key Merkel Root
    6b790e043e9e7cc354a43d493c1b53940f698cb225fc3cf0f32dd7e11fb1f964"</text:p>
          </table:table-cell>
          <table:table-cell table:style-name="ce90"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3.1.3</text:p>
          </table:table-cell>
          <table:table-cell table:style-name="ce46" office:value-type="string">
            <text:p>Get previous Directory Block by merkel root</text:p>
          </table:table-cell>
          <table:table-cell table:style-name="ce46" office:value-type="string">
            <text:p>“factom-cli get dblock “DIRECTORYBLOCKPREVIOUSKEYMERKELROOT
(DIRECTORYBLOCKPREVIOUSKEYMERKELROOT is returned by STEP 3.3.1.2 Get Directory Block by merkel root)</text:p>
          </table:table-cell>
          <table:table-cell table:style-name="ce46" office:value-type="string">
            <text:p>DIRECTORYBLOCKPREVIOUSKEYMERKELROOT
DIRECTORYBLOCKTIMESTAMP
DIRECTORYBLOCKSEQUENCENUMBER
And for each Entry Block referenced in the Directory Block:
CHAINID
ENTRYBLOCKKEYMERKELROOT</text:p>
          </table:table-cell>
          <table:table-cell table:style-name="ce46" office:value-type="string">
            <text:p>"Previous Directory Block Key Merkel Root - Time Stamp - Sequence Number
0000000000000000000000000000000000000000000000000000000000000000 0 0

Entry Block Chain ID
Entry Block Key Merkel Root
000000000000000000000000000000000000000000000000000000000000000a
0a9aa1efbe7d0e8d9c1d460d1c78e3e7b50f984e65a3f3ee7b73100a94189dbf

000000000000000000000000000000000000000000000000000000000000000c
a566023a9d7b824e4a12121ee38bc4d3c4987988f04eb8cfecc63570936d7c56

000000000000000000000000000000000000000000000000000000000000000f
0e2c42c4d0235ee7e7fdce96e5493c7d17b5d45e174ee9a1a27429a4f1203b05"</text:p>
          </table:table-cell>
          <table:table-cell table:style-name="ce90"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88" table:number-columns-spanned="6" table:number-rows-spanned="1" office:value-type="string">
            <text:p>Repeat STEP 3.3.1.3 Get previous Directory Block by merkel root until DIRECTORYBLOCKSEQUENCENUMBER = 0 meaning that the genesis (1st) block is reached</text:p>
          </table:table-cell>
          <table:covered-table-cell table:number-columns-repeated="5"/>
          <table:table-cell table:number-columns-repeated="21" table:style-name="ce39"/>
        </table:table-row>
        <table:table-row table:style-name="ro2">
          <table:table-cell table:style-name="ce70" office:value-type="string">
            <text:p>4</text:p>
          </table:table-cell>
          <table:table-cell table:style-name="ce47" table:number-columns-spanned="5" table:number-rows-spanned="1" office:value-type="string">
            <text:p>SYSTEM</text:p>
          </table:table-cell>
          <table:covered-table-cell table:number-columns-repeated="4"/>
          <table:table-cell table:number-columns-repeated="21" table:style-name="ce39"/>
        </table:table-row>
        <table:table-row table:style-name="ro2">
          <table:table-cell table:style-name="ce70" office:value-type="string">
            <text:p>4.1</text:p>
          </table:table-cell>
          <table:table-cell table:style-name="ce47" table:number-columns-spanned="5" table:number-rows-spanned="1" office:value-type="string">
            <text:p>SYSTEM PROPERTIES</text:p>
          </table:table-cell>
          <table:covered-table-cell table:number-columns-repeated="4"/>
          <table:table-cell table:number-columns-repeated="21" table:style-name="ce39"/>
        </table:table-row>
        <table:table-row table:style-name="ro2">
          <table:table-cell table:style-name="ce75" office:value-type="string">
            <text:p>4.1.1</text:p>
          </table:table-cell>
          <table:table-cell table:style-name="ce46" office:value-type="string">
            <text:p>List system properties</text:p>
          </table:table-cell>
          <table:table-cell table:style-name="ce46" office:value-type="string">
            <text:p>“factom-cli properties”</text:p>
          </table:table-cell>
          <table:table-cell table:style-name="ce75" office:value-type="string">
            <text:p>list:
Protocol Version
factomd Version
fctwallet Version
factom-cli Version</text:p>
          </table:table-cell>
          <table:table-cell table:style-name="ce75" office:value-type="string">
            <text:p>"Protocol Version:   0.1.5
factomd Version:    0.3.4
fctwallet Version:  0.1.4
factom-cli Version: 0.1.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4.2</text:p>
          </table:table-cell>
          <table:table-cell table:style-name="ce47" table:number-columns-spanned="5" table:number-rows-spanned="1" office:value-type="string">
            <text:p>LIST ALL COMPLETED TRANSACTIONS IN SYSTEM</text:p>
          </table:table-cell>
          <table:covered-table-cell table:number-columns-repeated="4"/>
          <table:table-cell table:number-columns-repeated="21" table:style-name="ce39"/>
        </table:table-row>
        <table:table-row table:style-name="ro2">
          <table:table-cell table:style-name="ce75" office:value-type="string">
            <text:p>4.2.1</text:p>
          </table:table-cell>
          <table:table-cell table:style-name="ce46" office:value-type="string">
            <text:p>List all completed transactions in system</text:p>
          </table:table-cell>
          <table:table-cell table:style-name="ce46" office:value-type="string">
            <text:p>“factom-cli list all”</text:p>
          </table:table-cell>
          <table:table-cell table:style-name="ce75" office:value-type="string">
            <text:p>list all 96 transactions in sytsem history</text:p>
          </table:table-cell>
          <table:table-cell table:style-name="ce75" office:value-type="string">
            <text:p>"ll 96 transactions in sytsem history liste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91" table:number-columns-spanned="6" table:number-rows-spanned="1" office:value-type="string">
            <text:p>END OF TEST</text:p>
          </table:table-cell>
          <table:covered-table-cell table:number-columns-repeated="5"/>
          <table:table-cell table:number-columns-repeated="21"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
      <table:table table:name="20151104" table:style-name="ta4" table:print="false">
        <office:forms form:automatic-focus="false" form:apply-design-mode="false"/>
        <table:table-column table:style-name="co9" table:default-cell-style-name="ce15"/>
        <table:table-column table:style-name="co10" table:default-cell-style-name="ce15"/>
        <table:table-column table:style-name="co11" table:default-cell-style-name="ce15"/>
        <table:table-column table:style-name="co12" table:number-columns-repeated="2" table:default-cell-style-name="ce15"/>
        <table:table-column table:style-name="co13" table:default-cell-style-name="ce15"/>
        <table:table-column table:style-name="co16" table:default-cell-style-name="ce15"/>
        <table:table-column table:style-name="co15" table:default-cell-style-name="ce15"/>
        <table:table-column table:style-name="co16" table:default-cell-style-name="ce15" table:number-columns-repeated="248"/>
        <table:table-row table:style-name="ro2">
          <table:table-cell table:style-name="ce55" table:number-columns-spanned="6" table:number-rows-spanned="1" office:value-type="string">
            <text:p>TEST FOR full API 2015-11-04</text:p>
          </table:table-cell>
          <table:covered-table-cell table:number-columns-repeated="5"/>
          <table:table-cell table:number-columns-repeated="2" table:style-name="ce56"/>
          <table:table-cell/>
          <table:table-cell table:number-columns-repeated="18" table:style-name="ce39"/>
        </table:table-row>
        <table:table-row table:style-name="ro2">
          <table:table-cell table:style-name="ce57" table:number-columns-spanned="6" table:number-rows-spanned="1" office:value-type="string">
            <text:p>ENTRY CONDITIONS</text:p>
          </table:table-cell>
          <table:covered-table-cell table:number-columns-repeated="5"/>
          <table:table-cell table:style-name="ce58" office:value-type="string">
            <text:p>Meaning</text:p>
          </table:table-cell>
          <table:table-cell table:style-name="ce59" office:value-type="string">
            <text:p>Color Key</text:p>
          </table:table-cell>
          <table:table-cell table:style-name="ce60" office:value-type="string">
            <text:p>Score</text:p>
          </table:table-cell>
          <table:table-cell table:number-columns-repeated="18" table:style-name="ce39"/>
        </table:table-row>
        <table:table-row table:style-name="ro2">
          <table:table-cell table:style-name="ce61" table:number-columns-spanned="6" table:number-rows-spanned="1" office:value-type="string">
            <text:p>~/robertubuntu/testing/test-plans-and-scripts/Robert-API/entries/1024-8byte-entry contains 1016 bytes (characters)
~/robertubuntu/testing/test-plans-and-scripts/Robert-API/entries/2048-8byte-entry contains 2040 bytes (characters)
~/robertubuntu/testing/test-plans-and-scripts/Robert-API/entries/3072-8byte-entry contains 3064 bytes (characters)
~/robertubuntu/testing/test-plans-and-scripts/Robert-API/entries/4096-8byte-entry contains 40882 bytes (characters)
~/robertubuntu/testing/test-plans-and-scripts/Robert-API/entries/5120-8byte-entry contains 5112 bytes (characters)
~/robertubuntu/testing/test-plans-and-scripts/Robert-API/entries/6144-8byte-entry contains 6136 bytes (characters)
~/robertubuntu/testing/test-plans-and-scripts/Robert-API/entries/7168-8byte-entry contains 7160 bytes (characters)
~/robertubuntu/testing/test-plans-and-scripts/Robert-API/entries/8192-8byte-entry contains 8184 bytes (characters)
~/robertubuntu/testing/test-plans-and-scripts/Robert-API/entries/9216-8byte-entry contains 9208 bytes (characters)
~/robertubuntu/testing/test-plans-and-scripts/Robert-API/entries/10240-8byte-entry contains 10232 bytes (characters</text:p>
          </table:table-cell>
          <table:covered-table-cell table:number-columns-repeated="5"/>
          <table:table-cell table:style-name="ce62" office:value-type="string">
            <text:p>Pass</text:p>
          </table:table-cell>
          <table:table-cell table:style-name="ce63"/>
          <table:table-cell table:style-name="ce64" table:formula="of:=SUM([.G10:.G10311])" office:value-type="string">
            <text:p>384</text:p>
          </table:table-cell>
          <table:table-cell table:number-columns-repeated="18" table:style-name="ce39"/>
        </table:table-row>
        <table:table-row table:style-name="ro2">
          <table:table-cell table:style-name="ce65" table:number-columns-spanned="6" table:number-rows-spanned="1" office:value-type="string">
            <text:p>Note: Fs3E9gV6DXsYzf7Fqx1fVBQPQXV695eP3k5XbmHEZVRLkMdD9qCK is a private key that contains 300 factoids
CHAINID, CHAINIDGOOD, DIRECTORYBLOCKHEADKEYMERKELROOT, DIRECTORYBLOCKKEYMERKELROOT, DIRECTORYBLOCKPREVIOUSKEYMERKELROOT, ENTRYBLOCKHEADKEYMERKELROOT, ENTRYBLOCKKEYMERKELROOT, ENTRYBLOCKPREVIOUSKEYMERKELROOT, ECADDRESS01, ECADDRESS02, ENTRYHASH, are 64 digit hexadecimal numbers
ECWALLETADDRESSKEY01, ECWALLETADDRESSKEY02, FACTOIDWALLETADDRESSKEY01, and FACTOIDWALLETADDRESSKEY02 are 52 character base 58 numbers
DIRECTORYBLOCKTIMESTAMP is an integer representing the UNIX version of the time the Directory Block was created
ENTRYBLOCKTIMESTAMP is an integer representing the UNIX version of the time the Entry Block was created
ENTRYTIMESTAMP is an integer representing the UNIX version of the time the Entry was created
DIRECTORYBLOCKSEQUENCENUMBER is the number of previous Directory Blocks. The genesis block is 0
ENTRYBLOCKSEQUENCENUMBER is the number of previous Entry Blocks. The genesis block is 0
ENTRYSEQUENCENUMBER is the number of previous Entries in the Entry Block
EXTERNALIDs are pieces of data entered when a Chain is created which collectively form the Chain Name
CONTENT is the user data entered into each Entry</text:p>
          </table:table-cell>
          <table:covered-table-cell table:number-columns-repeated="5"/>
          <table:table-cell table:style-name="ce66" office:value-type="string">
            <text:p>Fail</text:p>
          </table:table-cell>
          <table:table-cell table:style-name="ce67"/>
          <table:table-cell table:style-name="ce64" table:formula="of:=SUM([.H10:.H10311])" office:value-type="string">
            <text:p>3</text:p>
          </table:table-cell>
          <table:table-cell table:number-columns-repeated="18" table:style-name="ce39"/>
        </table:table-row>
        <table:table-row table:style-name="ro2">
          <table:table-cell table:style-name="ce68" office:value-type="string">
            <text:p>STEP</text:p>
          </table:table-cell>
          <table:table-cell table:style-name="ce44" office:value-type="string">
            <text:p>NAME</text:p>
          </table:table-cell>
          <table:table-cell table:style-name="ce44" office:value-type="string">
            <text:p>ACTION TAKEN</text:p>
          </table:table-cell>
          <table:table-cell table:style-name="ce44" office:value-type="string">
            <text:p>EXPECTED RESULT</text:p>
          </table:table-cell>
          <table:table-cell table:style-name="ce44" office:value-type="string">
            <text:p>ACTUAL RESULT</text:p>
          </table:table-cell>
          <table:table-cell table:style-name="ce44" office:value-type="string">
            <text:p>COMMENTS</text:p>
          </table:table-cell>
          <table:table-cell table:style-name="ce62" office:value-type="string">
            <text:p>Pass, but needs fix to pass for the right reason
</text:p>
          </table:table-cell>
          <table:table-cell table:style-name="ce69"/>
          <table:table-cell table:style-name="ce64" table:formula="of:=SUM([.I10:.I10311])" office:value-type="string">
            <text:p>0</text:p>
          </table:table-cell>
          <table:table-cell table:number-columns-repeated="18" table:style-name="ce45"/>
        </table:table-row>
        <table:table-row table:style-name="ro2">
          <table:table-cell table:style-name="ce70" office:value-type="string">
            <text:p>1</text:p>
          </table:table-cell>
          <table:table-cell table:style-name="ce47" table:number-columns-spanned="5" table:number-rows-spanned="1" office:value-type="string">
            <text:p>WALLETS</text:p>
          </table:table-cell>
          <table:covered-table-cell table:number-columns-repeated="4"/>
          <table:table-cell table:style-name="ce71" office:value-type="string">
            <text:p>Unknown</text:p>
          </table:table-cell>
          <table:table-cell table:style-name="ce72"/>
          <table:table-cell table:style-name="ce73" table:formula="of:=SUM([.J10:.J10311])" office:value-type="string">
            <text:p>0</text:p>
          </table:table-cell>
          <table:table-cell table:number-columns-repeated="18" table:style-name="ce39"/>
        </table:table-row>
        <table:table-row table:style-name="ro2">
          <table:table-cell table:style-name="ce70" office:value-type="string">
            <text:p>1.1</text:p>
          </table:table-cell>
          <table:table-cell table:style-name="ce47" table:number-columns-spanned="5" table:number-rows-spanned="1" office:value-type="string">
            <text:p>FACTOID WALLET</text:p>
          </table:table-cell>
          <table:covered-table-cell table:number-columns-repeated="4"/>
          <table:table-cell table:style-name="ce74" office:value-type="string">
            <text:p>Tests</text:p>
          </table:table-cell>
          <table:table-cell table:style-name="ce39"/>
          <table:table-cell table:style-name="ce41" table:formula="of:=SUM([.I3:.I6])" office:value-type="string">
            <text:p>387</text:p>
          </table:table-cell>
          <table:table-cell table:number-columns-repeated="18" table:style-name="ce39"/>
        </table:table-row>
        <table:table-row table:style-name="ro2">
          <table:table-cell table:style-name="ce70" office:value-type="string">
            <text:p>1.1.1</text:p>
          </table:table-cell>
          <table:table-cell table:style-name="ce47" table:number-columns-spanned="5" table:number-rows-spanned="1" office:value-type="string">
            <text:p>CREATE FACTOID WALLET ADDRESSES</text:p>
          </table:table-cell>
          <table:covered-table-cell table:number-columns-repeated="4"/>
          <table:table-cell table:number-columns-repeated="21" table:style-name="ce39"/>
        </table:table-row>
        <table:table-row table:style-name="ro2">
          <table:table-cell table:style-name="ce70" office:value-type="string">
            <text:p>1.1.1.1</text:p>
          </table:table-cell>
          <table:table-cell table:style-name="ce47" table:number-columns-spanned="5" table:number-rows-spanned="1" office:value-type="string">
            <text:p>CREATE TWO  LEGITIMATE FACTOID WALLET ADDRESSES</text:p>
          </table:table-cell>
          <table:covered-table-cell table:number-columns-repeated="4"/>
          <table:table-cell table:number-columns-repeated="21" table:style-name="ce39"/>
        </table:table-row>
        <table:table-row table:style-name="ro2">
          <table:table-cell table:style-name="ce75" office:value-type="string">
            <text:p>1.1.1.1.1</text:p>
          </table:table-cell>
          <table:table-cell table:style-name="ce46" office:value-type="string">
            <text:p>Create a factoid wallet address</text:p>
          </table:table-cell>
          <table:table-cell table:style-name="ce46" office:value-type="string">
            <text:p>“factom-cli newaddress fct factoid-wallet-address-name01 Fs3E9gV6DXsYzf7Fqx1fVBQPQXV695eP3k5XbmHEZVRLkMdD9qCK”</text:p>
          </table:table-cell>
          <table:table-cell table:style-name="ce46" office:value-type="string">
            <text:p>FACTOIDWALLETADDRESSKEY01</text:p>
          </table:table-cell>
          <table:table-cell table:style-name="ce46" office:value-type="string">
            <text:p>“FA2jK2HcLnRdS94dEcU27rF3meoJfpUcZPSinpb7AwQvPRY6RL1Q”</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1.1.2</text:p>
          </table:table-cell>
          <table:table-cell table:style-name="ce46" office:value-type="string">
            <text:p>Create 2nd factoid wallet address</text:p>
          </table:table-cell>
          <table:table-cell table:style-name="ce46" office:value-type="string">
            <text:p>“factom-cli generateaddress fct factoid-wallet-address-name02”</text:p>
          </table:table-cell>
          <table:table-cell table:style-name="ce46" office:value-type="string">
            <text:p>FACTOIDWALLETADDRESSKEY02
</text:p>
          </table:table-cell>
          <table:table-cell table:style-name="ce46" office:value-type="string">
            <text:p>“FA2sWb8caqeAQUNFX9cF1UQ8PREV2cfZ13XoUEM82QFgvkKeXCkx”</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1.1.3</text:p>
          </table:table-cell>
          <table:table-cell table:style-name="ce46" office:value-type="string">
            <text:p>Create transfer transaction</text:p>
          </table:table-cell>
          <table:table-cell table:style-name="ce46" office:value-type="string">
            <text:p>“factom-cli newtransaction setup”</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8" office:value-type="float" office:value="1">
            <text:p>1</text:p>
          </table:table-cell>
          <table:table-cell table:number-columns-repeated="20" table:style-name="ce39"/>
        </table:table-row>
        <table:table-row table:style-name="ro2">
          <table:table-cell table:style-name="ce75" office:value-type="string">
            <text:p>1.1.1.1.4</text:p>
          </table:table-cell>
          <table:table-cell table:style-name="ce46" office:value-type="string">
            <text:p>Transfer 150 factoids from 1st factoid wallet address</text:p>
          </table:table-cell>
          <table:table-cell table:style-name="ce46" office:value-type="string">
            <text:p>“factom-cli addinput setuptransaction $FACTOIDWALLETADDRESSKEY 15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1.1.5</text:p>
          </table:table-cell>
          <table:table-cell table:style-name="ce46" office:value-type="string">
            <text:p>Transfer 149 factoids to 2nd factoid wallet address</text:p>
          </table:table-cell>
          <table:table-cell table:style-name="ce46" office:value-type="string">
            <text:p>“factom-cli addoutput setuptransaction factoid-wallet-address-name02 149”</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8" office:value-type="float" office:value="1">
            <text:p>1</text:p>
          </table:table-cell>
          <table:table-cell table:number-columns-repeated="20" table:style-name="ce39"/>
        </table:table-row>
        <table:table-row table:style-name="ro2">
          <table:table-cell table:style-name="ce75" office:value-type="string">
            <text:p>1.1.1.1.6</text:p>
          </table:table-cell>
          <table:table-cell table:style-name="ce46" office:value-type="string">
            <text:p>Sign transaction</text:p>
          </table:table-cell>
          <table:table-cell table:style-name="ce46" office:value-type="string">
            <text:p>“factom-cli sign setuptransaction”</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1.1.7</text:p>
          </table:table-cell>
          <table:table-cell table:style-name="ce46" office:value-type="string">
            <text:p>Submit transaction</text:p>
          </table:table-cell>
          <table:table-cell table:style-name="ce46" office:value-type="string">
            <text:p>"factom-cli submit setuptransaction"</text:p>
          </table:table-cell>
          <table:table-cell table:style-name="ce46" office:value-type="string">
            <text:p>"submission accepted"</text:p>
          </table:table-cell>
          <table:table-cell table:style-name="ce46" office:value-type="string">
            <text:p>"Successfully submitted the transaction"</text:p>
          </table:table-cell>
          <table:table-cell table:style-name="ce76"/>
          <table:table-cell table:style-name="ce74"/>
          <table:table-cell table:number-columns-repeated="20" table:style-name="ce39"/>
        </table:table-row>
        <table:table-row table:style-name="ro2">
          <table:table-cell table:style-name="ce70" office:value-type="string">
            <text:p>1.1.1.2</text:p>
          </table:table-cell>
          <table:table-cell table:style-name="ce47" table:number-columns-spanned="5" table:number-rows-spanned="1" office:value-type="string">
            <text:p>TRY TO CREATE TOO LONG FACTOID WALLET ADDRESS NAME</text:p>
          </table:table-cell>
          <table:covered-table-cell table:number-columns-repeated="4"/>
          <table:table-cell table:number-columns-repeated="21" table:style-name="ce39"/>
        </table:table-row>
        <table:table-row table:style-name="ro2">
          <table:table-cell table:style-name="ce75" office:value-type="string">
            <text:p>1.1.1.2.1</text:p>
          </table:table-cell>
          <table:table-cell table:style-name="ce46" office:value-type="string">
            <text:p>Create a factoid wallet address name longer than 32 characters</text:p>
          </table:table-cell>
          <table:table-cell table:style-name="ce46" office:value-type="string">
            <text:p>“factom-cli generateaddress fct factoid-wallet-address-name890123”</text:p>
          </table:table-cell>
          <table:table-cell table:style-name="ce46" office:value-type="string">
            <text:p>“Length of factom wallet address name limited to 32 characters”</text:p>
          </table:table-cell>
          <table:table-cell table:style-name="ce46" office:value-type="string">
            <text:p>“factom-cli generateaddress fct factoid-wallet-address-name890123
Key is too long.  Keys must be less than or equal to 32 character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3</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3.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4</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4.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5</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5.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6</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6.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factom-cli generateaddress fct "'F02'/home/factom/robertubuntu/testing/test-plans-and-scripts/Robert-API/full/full.sh' "
Key is too long.  Keys must be less than or equal to 32 character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7</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7.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8</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8.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9</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9.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style-name="ce39"/>
          <table:table-cell table:style-name="ce74" office:value-type="string">
            <text:p/>
          </table:table-cell>
          <table:table-cell table:number-columns-repeated="18" table:style-name="ce39"/>
        </table:table-row>
        <table:table-row table:style-name="ro2">
          <table:table-cell table:style-name="ce70" office:value-type="string">
            <text:p>1.1.1.10</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10.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1</text:p>
          </table:table-cell>
          <table:table-cell table:style-name="ce47" table:number-columns-spanned="5" table:number-rows-spanned="1" office:value-type="string">
            <text:p>TRY TO CREATE FACTOID WALLET ADDRESS NAME CONTAINING "&amp;"</text:p>
          </table:table-cell>
          <table:covered-table-cell table:number-columns-repeated="4"/>
          <table:table-cell table:number-columns-repeated="21" table:style-name="ce39"/>
        </table:table-row>
        <table:table-row table:style-name="ro2">
          <table:table-cell table:style-name="ce75" office:value-type="string">
            <text:p>1.1.1.11.1</text:p>
          </table:table-cell>
          <table:table-cell table:style-name="ce46" office:value-type="string">
            <text:p>Create a factoid wallet address name containing "&amp;"</text:p>
          </table:table-cell>
          <table:table-cell table:style-name="ce46" office:value-type="string">
            <text:p>“factom-cli generateaddress fct "'F&amp;02'”"</text:p>
          </table:table-cell>
          <table:table-cell table:style-name="ce46" office:value-type="string">
            <text:p>“Characters in factom wallet address name limited to A-Z,0-9,a-z,-, and _”</text:p>
          </table:table-cell>
          <table:table-cell table:style-name="ce46" office:value-type="string">
            <text:p>“The key or name''F&amp;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2</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12.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3</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13.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4</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14.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5</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15.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6</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16.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7</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17.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8</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18.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19</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19.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0</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20.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1</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21.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2</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22.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3</text:p>
          </table:table-cell>
          <table:table-cell table:style-name="ce47" table:number-columns-spanned="5" table:number-rows-spanned="1" office:value-type="string">
            <text:p>TRY TO CREATE FACTOID WALLET ADDRESS NAME CONTAINING "&lt;"</text:p>
          </table:table-cell>
          <table:covered-table-cell table:number-columns-repeated="4"/>
          <table:table-cell table:number-columns-repeated="21" table:style-name="ce39"/>
        </table:table-row>
        <table:table-row table:style-name="ro2">
          <table:table-cell table:style-name="ce75" office:value-type="string">
            <text:p>1.1.1.23.1</text:p>
          </table:table-cell>
          <table:table-cell table:style-name="ce46" office:value-type="string">
            <text:p>Create a factoid wallet address name containing "&lt;"</text:p>
          </table:table-cell>
          <table:table-cell table:style-name="ce46" office:value-type="string">
            <text:p>“factom-cli generateaddress fct "'F&lt;02'”"</text:p>
          </table:table-cell>
          <table:table-cell table:style-name="ce46" office:value-type="string">
            <text:p>“Characters in factom wallet address name limited to A-Z,0-9,a-z,-, and _”</text:p>
          </table:table-cell>
          <table:table-cell table:style-name="ce46" office:value-type="string">
            <text:p>“The key or name ''F&lt;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4</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24.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5</text:p>
          </table:table-cell>
          <table:table-cell table:style-name="ce47" table:number-columns-spanned="5" table:number-rows-spanned="1" office:value-type="string">
            <text:p>TRY TO CREATE FACTOID WALLET ADDRESS NAME STARTING WITH "&gt;"</text:p>
          </table:table-cell>
          <table:covered-table-cell table:number-columns-repeated="4"/>
          <table:table-cell table:number-columns-repeated="21" table:style-name="ce39"/>
        </table:table-row>
        <table:table-row table:style-name="ro2">
          <table:table-cell table:style-name="ce75" office:value-type="string">
            <text:p>1.1.1.25.1</text:p>
          </table:table-cell>
          <table:table-cell table:style-name="ce46" office:value-type="string">
            <text:p>Create a factoid wallet address name starting with "&gt;"</text:p>
          </table:table-cell>
          <table:table-cell table:style-name="ce46" office:value-type="string">
            <text:p>“factom-cli generateaddress fct "'&gt;F02'”"</text:p>
          </table:table-cell>
          <table:table-cell table:style-name="ce46" office:value-type="string">
            <text:p>“Characters in factom wallet address name limited to A-Z,0-9,a-z,-, and _”</text:p>
          </table:table-cell>
          <table:table-cell table:style-name="ce46" office:value-type="string">
            <text:p>“The key or name ''&gt;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6</text:p>
          </table:table-cell>
          <table:table-cell table:style-name="ce47" table:number-columns-spanned="5" table:number-rows-spanned="1" office:value-type="string">
            <text:p>TRY TO CREATE FACTOID WALLET ADDRESS NAME CONTAINING "."</text:p>
          </table:table-cell>
          <table:covered-table-cell table:number-columns-repeated="4"/>
          <table:table-cell table:number-columns-repeated="21" table:style-name="ce39"/>
        </table:table-row>
        <table:table-row table:style-name="ro2">
          <table:table-cell table:style-name="ce75" office:value-type="string">
            <text:p>1.1.1.26.1</text:p>
          </table:table-cell>
          <table:table-cell table:style-name="ce46" office:value-type="string">
            <text:p>Create a factoid wallet address name containing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7</text:p>
          </table:table-cell>
          <table:table-cell table:style-name="ce47" table:number-columns-spanned="5" table:number-rows-spanned="1" office:value-type="string">
            <text:p>TRY TO CREATE FACTOID WALLET ADDRESS NAME ENDING WITH "?"</text:p>
          </table:table-cell>
          <table:covered-table-cell table:number-columns-repeated="4"/>
          <table:table-cell table:number-columns-repeated="21" table:style-name="ce39"/>
        </table:table-row>
        <table:table-row table:style-name="ro2">
          <table:table-cell table:style-name="ce75" office:value-type="string">
            <text:p>1.1.1.27.1</text:p>
          </table:table-cell>
          <table:table-cell table:style-name="ce46" office:value-type="string">
            <text:p>Create a factoid wallet address name end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1.28</text:p>
          </table:table-cell>
          <table:table-cell table:style-name="ce47" table:number-columns-spanned="5" table:number-rows-spanned="1" office:value-type="string">
            <text:p>TRY TO CREATE FACTOID WALLET ADDRESS NAME STARTING WITH "\\"</text:p>
          </table:table-cell>
          <table:covered-table-cell table:number-columns-repeated="4"/>
          <table:table-cell table:number-columns-repeated="21" table:style-name="ce39"/>
        </table:table-row>
        <table:table-row table:style-name="ro2">
          <table:table-cell table:style-name="ce75" office:value-type="string">
            <text:p>1.1.1.28.1</text:p>
          </table:table-cell>
          <table:table-cell table:style-name="ce46" office:value-type="string">
            <text:p>Create a factoid wallet address name starting with "\"</text:p>
          </table:table-cell>
          <table:table-cell table:style-name="ce46" office:value-type="string">
            <text:p>“factom-cli generateaddress fct "'\F02'”"</text:p>
          </table:table-cell>
          <table:table-cell table:style-name="ce46" office:value-type="string">
            <text:p>“Characters in factom wallet address name limited to A-Z,0-9,a-z,-, and _”</text:p>
          </table:table-cell>
          <table:table-cell table:style-name="ce46" office:value-type="string">
            <text:p>“The key or name ''\F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text:p>
          </table:table-cell>
          <table:table-cell table:style-name="ce47" table:number-columns-spanned="5" table:number-rows-spanned="1" office:value-type="string">
            <text:p>GET FACTOID WALLET ADDRESS BALANCES</text:p>
          </table:table-cell>
          <table:covered-table-cell table:number-columns-repeated="4"/>
          <table:table-cell table:number-columns-repeated="21" table:style-name="ce39"/>
        </table:table-row>
        <table:table-row table:style-name="ro2">
          <table:table-cell table:style-name="ce70" office:value-type="string">
            <text:p>1.1.2.1</text:p>
          </table:table-cell>
          <table:table-cell table:style-name="ce47" table:number-columns-spanned="5" table:number-rows-spanned="1" office:value-type="string">
            <text:p>LIST ALL WALLET ADDRESS BALANCES</text:p>
          </table:table-cell>
          <table:covered-table-cell table:number-columns-repeated="4"/>
          <table:table-cell table:number-columns-repeated="21" table:style-name="ce39"/>
        </table:table-row>
        <table:table-row table:style-name="ro2">
          <table:table-cell table:style-name="ce75" office:value-type="string">
            <text:p>1.1.2.1.1</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factoid-wallet-address-name01 = 150.0
 factoid-wallet-address-name02 = 149.0"</text:p>
          </table:table-cell>
          <table:table-cell table:style-name="ce46" office:value-type="string">
            <text:p>"   factoid-wallet-address-name01    FA2jK2HcLnRdS94dEcU27rF3meoJfpUcZPSinpb7AwQvPRY6RL1Q           150.0
    factoid-wallet-address-name02    FA2sWb8caqeAQUNFX9cF1UQ8PREV2cfZ13XoUEM82QFgvkKeXCkx           149.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2</text:p>
          </table:table-cell>
          <table:table-cell table:style-name="ce47" table:number-columns-spanned="5" table:number-rows-spanned="1" office:value-type="string">
            <text:p>LIST FACTOID WALLET ADDRESS BALANCES INDIVIDUALLY</text:p>
          </table:table-cell>
          <table:covered-table-cell table:number-columns-repeated="4"/>
          <table:table-cell table:number-columns-repeated="21" table:style-name="ce39"/>
        </table:table-row>
        <table:table-row table:style-name="ro2">
          <table:table-cell table:style-name="ce75" office:value-type="string">
            <text:p>1.1.2.2.1</text:p>
          </table:table-cell>
          <table:table-cell table:style-name="ce46" office:value-type="string">
            <text:p>Get 1st factoid wallet address balance by name</text:p>
          </table:table-cell>
          <table:table-cell table:style-name="ce46" office:value-type="string">
            <text:p>“factom-cli balance fct factoid-wallet-address-name01”</text:p>
          </table:table-cell>
          <table:table-cell table:style-name="ce75" office:value-type="string">
            <text:p>150.0</text:p>
          </table:table-cell>
          <table:table-cell table:style-name="ce46" office:value-type="string">
            <text:p>"Balance of  factoid-wallet-address-name01  =            150.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2.2.2</text:p>
          </table:table-cell>
          <table:table-cell table:style-name="ce46" office:value-type="string">
            <text:p>Get 1st factoid wallet address balance by key</text:p>
          </table:table-cell>
          <table:table-cell table:style-name="ce46" office:value-type="string">
            <text:p>“factom-cli balance fct "FACTOIDWALLETADDRESSKEY01</text:p>
          </table:table-cell>
          <table:table-cell table:style-name="ce75" office:value-type="string">
            <text:p>150.0</text:p>
          </table:table-cell>
          <table:table-cell table:style-name="ce46" office:value-type="string">
            <text:p>"Balance of  FA2jK2HcLnRdS94dEcU27rF3meoJfpUcZPSinpb7AwQvPRY6RL1Q  =            150.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2.2.3</text:p>
          </table:table-cell>
          <table:table-cell table:style-name="ce46" office:value-type="string">
            <text:p>Get 2nd factoid wallet address balance by name</text:p>
          </table:table-cell>
          <table:table-cell table:style-name="ce46" office:value-type="string">
            <text:p>“factom-cli balance fct factoid-wallet-address-name02”</text:p>
          </table:table-cell>
          <table:table-cell table:style-name="ce75" office:value-type="string">
            <text:p>149.0</text:p>
          </table:table-cell>
          <table:table-cell table:style-name="ce46" office:value-type="string">
            <text:p>"Balance of  factoid-wallet-address-name01  =            149.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1.2.2.4</text:p>
          </table:table-cell>
          <table:table-cell table:style-name="ce46" office:value-type="string">
            <text:p>Get 2nd factoid wallet address balance by key</text:p>
          </table:table-cell>
          <table:table-cell table:style-name="ce46" office:value-type="string">
            <text:p>“factom-cli balance fct "FACTOIDWALLETADDRESSKEY02</text:p>
          </table:table-cell>
          <table:table-cell table:style-name="ce75" office:value-type="string">
            <text:p>149.0</text:p>
          </table:table-cell>
          <table:table-cell table:style-name="ce46" office:value-type="string">
            <text:p>"Balance of  FA2sWb8caqeAQUNFX9cF1UQ8PREV2cfZ13XoUEM82QFgvkKeXCkx  =  149.0"
</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3</text:p>
          </table:table-cell>
          <table:table-cell table:style-name="ce47" table:number-columns-spanned="5" table:number-rows-spanned="1" office:value-type="string">
            <text:p>REQUEST BALANCE OF NON-EXISTENT FACTOID WALLET ADDRESS</text:p>
          </table:table-cell>
          <table:covered-table-cell table:number-columns-repeated="4"/>
          <table:table-cell table:number-columns-repeated="21" table:style-name="ce39"/>
        </table:table-row>
        <table:table-row table:style-name="ro2">
          <table:table-cell table:style-name="ce75" office:value-type="string">
            <text:p>1.1.2.3.1</text:p>
          </table:table-cell>
          <table:table-cell table:style-name="ce46" office:value-type="string">
            <text:p>Get factoid wallet address balance of non-existent key</text:p>
          </table:table-cell>
          <table:table-cell table:style-name="ce46" office:value-type="string">
            <text:p>“factom-cli balance fct xxx”</text:p>
          </table:table-cell>
          <table:table-cell table:style-name="ce46" office:value-type="string">
            <text:p>"non-existent factoid wallet address"</text:p>
          </table:table-cell>
          <table:table-cell table:style-name="ce46" office:value-type="string">
            <text:p>“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4</text:p>
          </table:table-cell>
          <table:table-cell table:style-name="ce47" table:number-columns-spanned="5" table:number-rows-spanned="1" office:value-type="string">
            <text:p>REQUEST BALANCE OF FACTOID WALLET ADDRESS NAME TOO LONG</text:p>
          </table:table-cell>
          <table:covered-table-cell table:number-columns-repeated="4"/>
          <table:table-cell table:number-columns-repeated="21" table:style-name="ce39"/>
        </table:table-row>
        <table:table-row table:style-name="ro2">
          <table:table-cell table:style-name="ce75" office:value-type="string">
            <text:p>1.1.2.4.1</text:p>
          </table:table-cell>
          <table:table-cell table:style-name="ce46" office:value-type="string">
            <text:p>Get factoid wallet address balance of a name too long</text:p>
          </table:table-cell>
          <table:table-cell table:style-name="ce46" office:value-type="string">
            <text:p>“factom-cli balance fct factoid-wallet-address-name890123”</text:p>
          </table:table-cell>
          <table:table-cell table:style-name="ce46" office:value-type="string">
            <text:p>“Length of factom wallet address name limited to 32 characters”</text:p>
          </table:table-cell>
          <table:table-cell table:style-name="ce77" office:value-type="string">
            <text:p>"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1.2.5</text:p>
          </table:table-cell>
          <table:table-cell table:style-name="ce47" table:number-columns-spanned="5" table:number-rows-spanned="1" office:value-type="string">
            <text:p>REQUEST BALANCE OF FACTOID WALLET ADDRESS WITH NO NAME</text:p>
          </table:table-cell>
          <table:covered-table-cell table:number-columns-repeated="4"/>
          <table:table-cell table:number-columns-repeated="21" table:style-name="ce39"/>
        </table:table-row>
        <table:table-row table:style-name="ro2">
          <table:table-cell table:style-name="ce75" office:value-type="string">
            <text:p>1.1.2.5.1</text:p>
          </table:table-cell>
          <table:table-cell table:style-name="ce46" office:value-type="string">
            <text:p>Get factoid wallet address with no name balance</text:p>
          </table:table-cell>
          <table:table-cell table:style-name="ce46" office:value-type="string">
            <text:p>“factom-cli balance fct factoid-wallet-address-name890123”</text:p>
          </table:table-cell>
          <table:table-cell table:style-name="ce46" office:value-type="string">
            <text:p>“No wallet address name given”</text:p>
          </table:table-cell>
          <table:table-cell table:style-name="ce77" office:value-type="string">
            <text:p>"Too few argument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text:p>
          </table:table-cell>
          <table:table-cell table:style-name="ce47" table:number-columns-spanned="5" table:number-rows-spanned="1" office:value-type="string">
            <text:p>ENTRY CREDIT WALLET</text:p>
          </table:table-cell>
          <table:covered-table-cell table:number-columns-repeated="4"/>
          <table:table-cell table:number-columns-repeated="21" table:style-name="ce39"/>
        </table:table-row>
        <table:table-row table:style-name="ro2">
          <table:table-cell table:style-name="ce70" office:value-type="string">
            <text:p>1.2.1</text:p>
          </table:table-cell>
          <table:table-cell table:style-name="ce47" table:number-columns-spanned="5" table:number-rows-spanned="1" office:value-type="string">
            <text:p>CREATE ENTRY CREDIT WALLET ADDRESSES</text:p>
          </table:table-cell>
          <table:covered-table-cell table:number-columns-repeated="4"/>
          <table:table-cell table:number-columns-repeated="21" table:style-name="ce39"/>
        </table:table-row>
        <table:table-row table:style-name="ro2">
          <table:table-cell table:style-name="ce70" office:value-type="string">
            <text:p>1.2.1.1</text:p>
          </table:table-cell>
          <table:table-cell table:style-name="ce47" table:number-columns-spanned="5" table:number-rows-spanned="1" office:value-type="string">
            <text:p>CREATE LEGITIMATE ENTRY CREDIT WALLET ADDRESS NAMES</text:p>
          </table:table-cell>
          <table:covered-table-cell table:number-columns-repeated="4"/>
          <table:table-cell table:number-columns-repeated="21" table:style-name="ce39"/>
        </table:table-row>
        <table:table-row table:style-name="ro2">
          <table:table-cell table:style-name="ce75" office:value-type="string">
            <text:p>1.2.1.1.1</text:p>
          </table:table-cell>
          <table:table-cell table:style-name="ce46" office:value-type="string">
            <text:p>Create 1st entry credit wallet address name</text:p>
          </table:table-cell>
          <table:table-cell table:style-name="ce46" office:value-type="string">
            <text:p>“factom-cli generateaddress ec ec-wallet-address-name01"</text:p>
          </table:table-cell>
          <table:table-cell table:style-name="ce46" office:value-type="string">
            <text:p>ECWALLETADDRESSKEY01</text:p>
          </table:table-cell>
          <table:table-cell table:style-name="ce46" office:value-type="string">
            <text:p>"EC1xdQWYNZT2zYpkAxXigQmAK4eKCsyxvYDMjJfLsqaZ63vLi88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2.1.1.2</text:p>
          </table:table-cell>
          <table:table-cell table:style-name="ce46" office:value-type="string">
            <text:p>Create 2nd entry credit wallet address name</text:p>
          </table:table-cell>
          <table:table-cell table:style-name="ce46" office:value-type="string">
            <text:p>“factom-cli generateaddress ec ec-wallet-address-name02"</text:p>
          </table:table-cell>
          <table:table-cell table:style-name="ce46" office:value-type="string">
            <text:p>ECWALLETADDRESSKEY02</text:p>
          </table:table-cell>
          <table:table-cell table:style-name="ce46" office:value-type="string">
            <text:p>"EC1mDHRwFVEKx98RWnGAoQAQU7zQzAQa3aSZ3R1fJeTy8DTubvmK"</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1.2</text:p>
          </table:table-cell>
          <table:table-cell table:style-name="ce47" table:number-columns-spanned="5" table:number-rows-spanned="1" office:value-type="string">
            <text:p>CREATE ENTRY CREDIT WALLET ADDRESS NAME STARTING WITH "$"</text:p>
          </table:table-cell>
          <table:covered-table-cell table:number-columns-repeated="4"/>
          <table:table-cell table:number-columns-repeated="21" table:style-name="ce39"/>
        </table:table-row>
        <table:table-row table:style-name="ro2">
          <table:table-cell table:style-name="ce75" office:value-type="string">
            <text:p>1.2.1.2.1</text:p>
          </table:table-cell>
          <table:table-cell table:style-name="ce46" office:value-type="string">
            <text:p>Create a entry credit wallet address name starting with "$"</text:p>
          </table:table-cell>
          <table:table-cell table:style-name="ce46" office:value-type="string">
            <text:p>“factom-cli generateaddress fct '$E01'”</text:p>
          </table:table-cell>
          <table:table-cell table:style-name="ce46" office:value-type="string">
            <text:p>“No special characters allowed in factom wallet address name”</text:p>
          </table:table-cell>
          <table:table-cell table:style-name="ce46" office:value-type="string">
            <text:p>The key or name '$E01'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1.3</text:p>
          </table:table-cell>
          <table:table-cell table:style-name="ce47" table:number-columns-spanned="5" table:number-rows-spanned="1" office:value-type="string">
            <text:p>CREATE ENTRY CREDIT WALLET ADDRESS NAME STARTING WITH "/"</text:p>
          </table:table-cell>
          <table:covered-table-cell table:number-columns-repeated="4"/>
          <table:table-cell table:number-columns-repeated="21" table:style-name="ce39"/>
        </table:table-row>
        <table:table-row table:style-name="ro2">
          <table:table-cell table:style-name="ce75" office:value-type="string">
            <text:p>1.2.1.3.1</text:p>
          </table:table-cell>
          <table:table-cell table:style-name="ce46" office:value-type="string">
            <text:p>Create a entry credit wallet address name starting with "/"</text:p>
          </table:table-cell>
          <table:table-cell table:style-name="ce46" office:value-type="string">
            <text:p>“factom-cli generateaddress fct "'/E02'”"</text:p>
          </table:table-cell>
          <table:table-cell table:style-name="ce46" office:value-type="string">
            <text:p>“No special characters allowed in factom wallet address name”</text:p>
          </table:table-cell>
          <table:table-cell table:style-name="ce46" office:value-type="string">
            <text:p>“The key or name ''/E02'' contains invalid characters.
Keys and names are restricted to alphanumeric characters,
minuses (dashes), and undersco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1.4</text:p>
          </table:table-cell>
          <table:table-cell table:style-name="ce47" table:number-columns-spanned="5" table:number-rows-spanned="1" office:value-type="string">
            <text:p>TRY TO CREATE TOO LONG ENTRY CREDIT WALLET ADDRESS NAME</text:p>
          </table:table-cell>
          <table:covered-table-cell table:number-columns-repeated="4"/>
          <table:table-cell table:number-columns-repeated="21" table:style-name="ce39"/>
        </table:table-row>
        <table:table-row table:style-name="ro2">
          <table:table-cell table:style-name="ce75" office:value-type="string">
            <text:p>1.2.1.4.1</text:p>
          </table:table-cell>
          <table:table-cell table:style-name="ce46" office:value-type="string">
            <text:p>Create an entry credit wallet address name longer than 32 characters</text:p>
          </table:table-cell>
          <table:table-cell table:style-name="ce46" office:value-type="string">
            <text:p>“factom-cli generateaddress ec entry-credit-wallet-address-name01</text:p>
          </table:table-cell>
          <table:table-cell table:style-name="ce46" office:value-type="string">
            <text:p>“Name too long”</text:p>
          </table:table-cell>
          <table:table-cell table:style-name="ce46" office:value-type="string">
            <text:p>“Key is too long.  Keys must be less than or equal to 32 character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text:p>
          </table:table-cell>
          <table:table-cell table:style-name="ce47" table:number-columns-spanned="5" table:number-rows-spanned="1" office:value-type="string">
            <text:p>GET ENTRY CREDIT WALLET ADDRESS BALANCES</text:p>
          </table:table-cell>
          <table:covered-table-cell table:number-columns-repeated="4"/>
          <table:table-cell table:number-columns-repeated="21" table:style-name="ce39"/>
        </table:table-row>
        <table:table-row table:style-name="ro2">
          <table:table-cell table:style-name="ce70" office:value-type="string">
            <text:p>1.2.2.1</text:p>
          </table:table-cell>
          <table:table-cell table:style-name="ce47" table:number-columns-spanned="5" table:number-rows-spanned="1" office:value-type="string">
            <text:p>LIST ALL ENTRY CREDIT WALLET ADDRESS BALANCES</text:p>
          </table:table-cell>
          <table:covered-table-cell table:number-columns-repeated="4"/>
          <table:table-cell table:number-columns-repeated="21" table:style-name="ce39"/>
        </table:table-row>
        <table:table-row table:style-name="ro2">
          <table:table-cell table:style-name="ce75" office:value-type="string">
            <text:p>1.2.2.1.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FACTOIDWALLETADDRESSKEY01" 150.0
factoid-wallet-address-name02 "FACTOIDWALLETADDRESSKEY01" 149.0
ec-wallet-address-name01 "ECWALLETADDRESSKEY01" 0
ec-wallet-address-name02 "ECWALLETADDRESSKEY02" 0"</text:p>
          </table:table-cell>
          <table:table-cell table:style-name="ce75" office:value-type="string">
            <text:p>"  Factoid Addresses

    factoid-wallet-address-name01    FA2jK2HcLnRdS94dEcU27rF3meoJfpUcZPSinpb7AwQvPRY6RL1Q           150.0
    factoid-wallet-address-name02    FA2sWb8caqeAQUNFX9cF1UQ8PREV2cfZ13XoUEM82QFgvkKeXCkx           149.0

  Entry Credit Addresses

         ec-wallet-address-name01    EC1xdQWYNZT2zYpkAxXigQmAK4eKCsyxvYDMjJfLsqaZ63vLi88T              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2</text:p>
          </table:table-cell>
          <table:table-cell table:style-name="ce47" table:number-columns-spanned="5" table:number-rows-spanned="1" office:value-type="string">
            <text:p>LIST ENTRY CREDIT WALLET ADDRESS BALANCES INDIVIDUALLY</text:p>
          </table:table-cell>
          <table:covered-table-cell table:number-columns-repeated="4"/>
          <table:table-cell table:number-columns-repeated="21" table:style-name="ce39"/>
        </table:table-row>
        <table:table-row table:style-name="ro2">
          <table:table-cell table:style-name="ce75" office:value-type="string">
            <text:p>1.2.2.2.1</text:p>
          </table:table-cell>
          <table:table-cell table:style-name="ce46" office:value-type="string">
            <text:p>Get 1st entry credit wallet address balance by name</text:p>
          </table:table-cell>
          <table:table-cell table:style-name="ce46" office:value-type="string">
            <text:p>“factom-cli balance ec ec-wallet-address-name01”</text:p>
          </table:table-cell>
          <table:table-cell table:style-name="ce46" office:value-type="string">
            <text:p>"Balance of  ec-wallet-address-name01  =  0"</text:p>
          </table:table-cell>
          <table:table-cell table:style-name="ce46" office:value-type="string">
            <text:p>"Balance of  ec-wallet-address-name01  =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2.2.2.2</text:p>
          </table:table-cell>
          <table:table-cell table:style-name="ce46" office:value-type="string">
            <text:p>Get 1st entry credit wallet address balance by key</text:p>
          </table:table-cell>
          <table:table-cell table:style-name="ce46" office:value-type="string">
            <text:p>“factom-cli balance ec "ECWALLETADDRESSKEY01</text:p>
          </table:table-cell>
          <table:table-cell table:style-name="ce46" office:value-type="string">
            <text:p>"Balance of "ECWALLETADDRESSKEY01"  =  0"</text:p>
          </table:table-cell>
          <table:table-cell table:style-name="ce46" office:value-type="string">
            <text:p>"Balance of  EC1xdQWYNZT2zYpkAxXigQmAK4eKCsyxvYDMjJfLsqaZ63vLi88T  =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2.2.2.3</text:p>
          </table:table-cell>
          <table:table-cell table:style-name="ce46" office:value-type="string">
            <text:p>Get 2nd entry credit wallet address balance by name</text:p>
          </table:table-cell>
          <table:table-cell table:style-name="ce46" office:value-type="string">
            <text:p>“factom-cli balance ec ec-wallet-address-name02”</text:p>
          </table:table-cell>
          <table:table-cell table:style-name="ce46" office:value-type="string">
            <text:p>"Balance of  ec-wallet-address-name02  =  0"</text:p>
          </table:table-cell>
          <table:table-cell table:style-name="ce46" office:value-type="string">
            <text:p>"Balance of  ec-wallet-address-name02  =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1.2.2.2.4</text:p>
          </table:table-cell>
          <table:table-cell table:style-name="ce46" office:value-type="string">
            <text:p>Get 2nd entry credit wallet address balance by key</text:p>
          </table:table-cell>
          <table:table-cell table:style-name="ce46" office:value-type="string">
            <text:p>“factom-cli balance ec "ECWALLETADDRESSKEY02</text:p>
          </table:table-cell>
          <table:table-cell table:style-name="ce46" office:value-type="string">
            <text:p>"Balance of "ECWALLETADDRESSKEY02"  =  0"</text:p>
          </table:table-cell>
          <table:table-cell table:style-name="ce46" office:value-type="string">
            <text:p>"Balance of  EC1mDHRwFVEKx98RWnGAoQAQU7zQzAQa3aSZ3R1fJeTy8DTubvmK  =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3</text:p>
          </table:table-cell>
          <table:table-cell table:style-name="ce47" table:number-columns-spanned="5" table:number-rows-spanned="1" office:value-type="string">
            <text:p>REQUEST BALANCE OF NON-EXISTENT ENTRY CREDIT WALLET ADDRESS</text:p>
          </table:table-cell>
          <table:covered-table-cell table:number-columns-repeated="4"/>
          <table:table-cell table:number-columns-repeated="21" table:style-name="ce39"/>
        </table:table-row>
        <table:table-row table:style-name="ro2">
          <table:table-cell table:style-name="ce75" office:value-type="string">
            <text:p>1.2.2.3.1</text:p>
          </table:table-cell>
          <table:table-cell table:style-name="ce46" office:value-type="string">
            <text:p>Get entry credit wallet address balance of non-existent key</text:p>
          </table:table-cell>
          <table:table-cell table:style-name="ce46" office:value-type="string">
            <text:p>“factom-cli balance ec xxx”</text:p>
          </table:table-cell>
          <table:table-cell table:style-name="ce46" office:value-type="string">
            <text:p>"non-existent entry credit wallet address"</text:p>
          </table:table-cell>
          <table:table-cell table:style-name="ce46" office:value-type="string">
            <text:p>“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4</text:p>
          </table:table-cell>
          <table:table-cell table:style-name="ce47" table:number-columns-spanned="5" table:number-rows-spanned="1" office:value-type="string">
            <text:p>REQUEST BALANCE OF ENTRY CREDIT WALLET ADDRESS NAME TOO LONG</text:p>
          </table:table-cell>
          <table:covered-table-cell table:number-columns-repeated="4"/>
          <table:table-cell table:number-columns-repeated="21" table:style-name="ce39"/>
        </table:table-row>
        <table:table-row table:style-name="ro2">
          <table:table-cell table:style-name="ce75" office:value-type="string">
            <text:p>1.2.2.4.1</text:p>
          </table:table-cell>
          <table:table-cell table:style-name="ce46" office:value-type="string">
            <text:p>Get entry credit wallet address balance of a name too long</text:p>
          </table:table-cell>
          <table:table-cell table:style-name="ce46" office:value-type="string">
            <text:p>“factom-cli balance ec hhhhhhhhhhhhhhhhhhhhhhhhhhhhhhhhhhhhhhhhhhhhhhhhhhhhhhhhhhhhhhhhhhhhhhhhhhhhhhhhhhhhhhhhhaaaa”</text:p>
          </table:table-cell>
          <table:table-cell table:style-name="ce46" office:value-type="string">
            <text:p>“Length of entry credit wallet address name limited to 32 characters”</text:p>
          </table:table-cell>
          <table:table-cell table:style-name="ce77" office:value-type="string">
            <text:p>"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1.2.2.5</text:p>
          </table:table-cell>
          <table:table-cell table:style-name="ce47" table:number-columns-spanned="5" table:number-rows-spanned="1" office:value-type="string">
            <text:p>REQUEST ENTRY CREDIT BALANCE OF FACTOID WALLET ADDRESS</text:p>
          </table:table-cell>
          <table:covered-table-cell table:number-columns-repeated="4"/>
          <table:table-cell table:number-columns-repeated="21" table:style-name="ce39"/>
        </table:table-row>
        <table:table-row table:style-name="ro2">
          <table:table-cell table:style-name="ce75" office:value-type="string">
            <text:p>1.2.2.5.1</text:p>
          </table:table-cell>
          <table:table-cell table:style-name="ce46" office:value-type="string">
            <text:p>Get entry credit balance of factoid wallet address </text:p>
          </table:table-cell>
          <table:table-cell table:style-name="ce46" office:value-type="string">
            <text:p>“factom-cli balance ec factoid-wallet-address-name01”</text:p>
          </table:table-cell>
          <table:table-cell table:style-name="ce46" office:value-type="string">
            <text:p>"non-existent entry credit wallet address"</text:p>
          </table:table-cell>
          <table:table-cell table:style-name="ce46" office:value-type="string">
            <text:p>“Balance of  factoid-wallet-address-name01  =  0”</text:p>
          </table:table-cell>
          <table:table-cell table:style-name="ce79" office:value-type="string">
            <text:p/>
          </table:table-cell>
          <table:table-cell/>
          <table:table-cell table:style-name="ce74" office:value-type="float" office:value="1">
            <text:p>1</text:p>
          </table:table-cell>
          <table:table-cell/>
          <table:table-cell table:number-columns-repeated="18" table:style-name="ce39"/>
        </table:table-row>
        <table:table-row table:style-name="ro2">
          <table:table-cell table:style-name="ce70" office:value-type="string">
            <text:p>1.2.2.6</text:p>
          </table:table-cell>
          <table:table-cell table:style-name="ce47" table:number-columns-spanned="5" table:number-rows-spanned="1" office:value-type="string">
            <text:p>REQUEST FACTOID BALANCE OF ENTRY CREDIT WALLET ADDRESS</text:p>
          </table:table-cell>
          <table:covered-table-cell table:number-columns-repeated="4"/>
          <table:table-cell table:style-name="ce39"/>
          <table:table-cell table:number-columns-repeated="2"/>
          <table:table-cell table:number-columns-repeated="18" table:style-name="ce39"/>
        </table:table-row>
        <table:table-row table:style-name="ro2">
          <table:table-cell table:style-name="ce75" office:value-type="string">
            <text:p>1.2.2.6.1</text:p>
          </table:table-cell>
          <table:table-cell table:style-name="ce46" office:value-type="string">
            <text:p>Get factoid balance of entry credit wallet address </text:p>
          </table:table-cell>
          <table:table-cell table:style-name="ce46" office:value-type="string">
            <text:p>“factom-cli balance fct ec-wallet-address-name01”</text:p>
          </table:table-cell>
          <table:table-cell table:style-name="ce46" office:value-type="string">
            <text:p>"non-existent factoid wallet address"</text:p>
          </table:table-cell>
          <table:table-cell table:style-name="ce46" office:value-type="string">
            <text:p>“Balance of  ec-wallet-address-name01  =              0.0”</text:p>
          </table:table-cell>
          <table:table-cell table:style-name="ce79" office:value-type="string">
            <text:p/>
          </table:table-cell>
          <table:table-cell/>
          <table:table-cell table:style-name="ce74" office:value-type="float" office:value="1">
            <text:p>1</text:p>
          </table:table-cell>
          <table:table-cell/>
          <table:table-cell table:number-columns-repeated="18" table:style-name="ce39"/>
        </table:table-row>
        <table:table-row table:style-name="ro2">
          <table:table-cell table:style-name="ce70" office:value-type="string">
            <text:p>2</text:p>
          </table:table-cell>
          <table:table-cell table:style-name="ce47" table:number-columns-spanned="5" table:number-rows-spanned="1" office:value-type="string">
            <text:p>TRANSACTIONS</text:p>
          </table:table-cell>
          <table:covered-table-cell table:number-columns-repeated="4"/>
          <table:table-cell table:number-columns-repeated="21" table:style-name="ce39"/>
        </table:table-row>
        <table:table-row table:style-name="ro2">
          <table:table-cell table:style-name="ce70" office:value-type="string">
            <text:p>2.1</text:p>
          </table:table-cell>
          <table:table-cell table:style-name="ce47" table:number-columns-spanned="5" table:number-rows-spanned="1" office:value-type="string">
            <text:p>TRANSACTION FEE</text:p>
          </table:table-cell>
          <table:covered-table-cell table:number-columns-repeated="4"/>
          <table:table-cell table:number-columns-repeated="21" table:style-name="ce39"/>
        </table:table-row>
        <table:table-row table:style-name="ro2">
          <table:table-cell table:style-name="ce75" office:value-type="string">
            <text:p>2.1.1</text:p>
          </table:table-cell>
          <table:table-cell table:style-name="ce46" office:value-type="string">
            <text:p>Ask for current transaction fee</text:p>
          </table:table-cell>
          <table:table-cell table:style-name="ce46" office:value-type="string">
            <text:p>“factom-cli getfee”</text:p>
          </table:table-cell>
          <table:table-cell table:style-name="ce46" office:value-type="string">
            <text:p>value of current factom transaction fee</text:p>
          </table:table-cell>
          <table:table-cell table:style-name="ce46" office:value-type="string">
            <text:p>“Currently, Entry Credits are 0.006666 Factoids each"</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text:p>
          </table:table-cell>
          <table:table-cell table:style-name="ce47" table:number-columns-spanned="5" table:number-rows-spanned="1" office:value-type="string">
            <text:p>CREATE TRANSACTION WITH NO INPUTS OUTPUTS OR ENTRY CREDITS</text:p>
          </table:table-cell>
          <table:covered-table-cell table:number-columns-repeated="4"/>
          <table:table-cell table:number-columns-repeated="21" table:style-name="ce39"/>
        </table:table-row>
        <table:table-row table:style-name="ro2">
          <table:table-cell table:style-name="ce70" office:value-type="string">
            <text:p>2.2.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2.1.1</text:p>
          </table:table-cell>
          <table:table-cell table:style-name="ce46" office:value-type="string">
            <text:p>Create transaction</text:p>
          </table:table-cell>
          <table:table-cell table:style-name="ce77" office:value-type="string">
            <text:p>"factom-cli newtransaction transaction01"</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2</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2.2.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0666666</text:p>
          </table:table-cell>
          <table:table-cell table:style-name="ce46" office:value-type="string">
            <text:p>Currently, Entry Credits are 0.0 Factoids eachFee Due: 0.00666666"</text:p>
          </table:table-cell>
          <table:table-cell table:style-name="ce76" office:value-type="string">
            <text:p>OK
fee schedule:
transaction costs 1*fee
input costs 1*fee
output costs 10*fee
ecoutput costs 10*fee</text:p>
          </table:table-cell>
          <table:table-cell table:style-name="ce74" office:value-type="float" office:value="1">
            <text:p>1</text:p>
          </table:table-cell>
          <table:table-cell table:number-columns-repeated="20" table:style-name="ce39"/>
        </table:table-row>
        <table:table-row table:style-name="ro2">
          <table:table-cell table:style-name="ce80" office:value-type="string">
            <text:p>2.2.3</text:p>
          </table:table-cell>
          <table:table-cell table:style-name="ce81" table:number-columns-spanned="5" table:number-rows-spanned="1" office:value-type="string">
            <text:p>SUBMIT UNSIGNED TRANSACTION</text:p>
          </table:table-cell>
          <table:covered-table-cell table:number-columns-repeated="4"/>
          <table:table-cell table:number-columns-repeated="21" table:style-name="ce82"/>
        </table:table-row>
        <table:table-row table:style-name="ro2">
          <table:table-cell table:style-name="ce75" office:value-type="string">
            <text:p>2.2.3.1</text:p>
          </table:table-cell>
          <table:table-cell table:style-name="ce46" office:value-type="string">
            <text:p>Submit unsigned transaction</text:p>
          </table:table-cell>
          <table:table-cell table:style-name="ce77" office:value-type="string">
            <text:p>"factom-cli submit transaction01"</text:p>
          </table:table-cell>
          <table:table-cell table:style-name="ce46" office:value-type="string">
            <text:p>"transaction submission rejected because it's unsigned"</text:p>
          </table:table-cell>
          <table:table-cell table:style-name="ce46"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4</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2.4.1</text:p>
          </table:table-cell>
          <table:table-cell table:style-name="ce46" office:value-type="string">
            <text:p>Sign transaction</text:p>
          </table:table-cell>
          <table:table-cell table:style-name="ce77" office:value-type="string">
            <text:p>"factom-cli sign transaction01"</text:p>
          </table:table-cell>
          <table:table-cell table:style-name="ce46" office:value-type="string">
            <text:p>"transaction not signed because there are no  inputs"</text:p>
          </table:table-cell>
          <table:table-cell table:style-name="ce77"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5</text:p>
          </table:table-cell>
          <table:table-cell table:style-name="ce47" table:number-columns-spanned="5" table:number-rows-spanned="1" office:value-type="string">
            <text:p>ADD JUST ENOUGH INPUT TO COVER TRANSACTION FEE</text:p>
          </table:table-cell>
          <table:covered-table-cell table:number-columns-repeated="4"/>
          <table:table-cell table:number-columns-repeated="21" table:style-name="ce39"/>
        </table:table-row>
        <table:table-row table:style-name="ro2">
          <table:table-cell table:style-name="ce75" office:value-type="string">
            <text:p>2.2.5.1</text:p>
          </table:table-cell>
          <table:table-cell table:style-name="ce46" office:value-type="string">
            <text:p>Add input of 1 to transaction</text:p>
          </table:table-cell>
          <table:table-cell table:style-name="ce46" office:value-type="string">
            <text:p>“factom-cli addinput transaction01 factoid-wallet-address-name01 1”</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6</text:p>
          </table:table-cell>
          <table:table-cell table:style-name="ce47" table:number-columns-spanned="5" table:number-rows-spanned="1" office:value-type="string">
            <text:p>RE-SIGN TRANSACTION</text:p>
          </table:table-cell>
          <table:covered-table-cell table:number-columns-repeated="4"/>
          <table:table-cell table:number-columns-repeated="21" table:style-name="ce39"/>
        </table:table-row>
        <table:table-row table:style-name="ro2">
          <table:table-cell table:style-name="ce75" office:value-type="string">
            <text:p>2.2.6.1</text:p>
          </table:table-cell>
          <table:table-cell table:style-name="ce46" office:value-type="string">
            <text:p>Re-sign transaction</text:p>
          </table:table-cell>
          <table:table-cell table:style-name="ce77" office:value-type="string">
            <text:p>"factom-cli sign transaction01"</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7</text:p>
          </table:table-cell>
          <table:table-cell table:style-name="ce47" table:number-columns-spanned="5" table:number-rows-spanned="1" office:value-type="string">
            <text:p>TRY TO RECREATE TRANSACTION THAT HASN'T BEEN ACCEPTED</text:p>
          </table:table-cell>
          <table:covered-table-cell table:number-columns-repeated="4"/>
          <table:table-cell table:number-columns-repeated="21" table:style-name="ce39"/>
        </table:table-row>
        <table:table-row table:style-name="ro2">
          <table:table-cell table:style-name="ce75" office:value-type="string">
            <text:p>2.2.7.1</text:p>
          </table:table-cell>
          <table:table-cell table:style-name="ce46" office:value-type="string">
            <text:p>Create transaction</text:p>
          </table:table-cell>
          <table:table-cell table:style-name="ce77" office:value-type="string">
            <text:p>"factom-cli newtransaction transaction01"</text:p>
          </table:table-cell>
          <table:table-cell table:style-name="ce46" office:value-type="string">
            <text:p>"transaction not created because it already exists"</text:p>
          </table:table-cell>
          <table:table-cell table:style-name="ce46" office:value-type="string">
            <text:p>"Duplicate key: 'transaction01'</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8</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2.8.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1333332</text:p>
          </table:table-cell>
          <table:table-cell table:style-name="ce46" office:value-type="string">
            <text:p>“Fee Due: 0.0133333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9</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2.9.1</text:p>
          </table:table-cell>
          <table:table-cell table:style-name="ce46" office:value-type="string">
            <text:p>Submit transaction</text:p>
          </table:table-cell>
          <table:table-cell table:style-name="ce77" office:value-type="string">
            <text:p>"factom-cli submit transaction01"</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0</text:p>
          </table:table-cell>
          <table:table-cell table:style-name="ce47" table:number-columns-spanned="5" table:number-rows-spanned="1" office:value-type="string">
            <text:p>RECREATE TRANSACTION THAT HAS BEEN ACCEPTED</text:p>
          </table:table-cell>
          <table:covered-table-cell table:number-columns-repeated="4"/>
          <table:table-cell table:number-columns-repeated="21" table:style-name="ce39"/>
        </table:table-row>
        <table:table-row table:style-name="ro2">
          <table:table-cell table:style-name="ce75" office:value-type="string">
            <text:p>2.2.10.1</text:p>
          </table:table-cell>
          <table:table-cell table:style-name="ce46" office:value-type="string">
            <text:p>Create transaction</text:p>
          </table:table-cell>
          <table:table-cell table:style-name="ce77" office:value-type="string">
            <text:p>"factom-cli newtransaction transaction01"</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1</text:p>
          </table:table-cell>
          <table:table-cell table:style-name="ce47" table:number-columns-spanned="5" table:number-rows-spanned="1" office:value-type="string">
            <text:p>ADD INPUT</text:p>
          </table:table-cell>
          <table:covered-table-cell table:number-columns-repeated="4"/>
          <table:table-cell table:number-columns-repeated="21" table:style-name="ce39"/>
        </table:table-row>
        <table:table-row table:style-name="ro2">
          <table:table-cell table:style-name="ce75" office:value-type="string">
            <text:p>2.2.11.1</text:p>
          </table:table-cell>
          <table:table-cell table:style-name="ce46" office:value-type="string">
            <text:p>Add input to transaction</text:p>
          </table:table-cell>
          <table:table-cell table:style-name="ce77" office:value-type="string">
            <text:p>"factom-cli addinput transaction01 factoid-wallet-address-name01 1"</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2</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2.12.1</text:p>
          </table:table-cell>
          <table:table-cell table:style-name="ce46" office:value-type="string">
            <text:p>Sign transaction</text:p>
          </table:table-cell>
          <table:table-cell table:style-name="ce77" office:value-type="string">
            <text:p>"factom-cli sign transaction01"</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3</text:p>
          </table:table-cell>
          <table:table-cell table:style-name="ce47" table:number-columns-spanned="5" table:number-rows-spanned="1" office:value-type="string">
            <text:p>TRY TO ADD FEE TO TRANSACTION</text:p>
          </table:table-cell>
          <table:covered-table-cell table:number-columns-repeated="4"/>
          <table:table-cell table:number-columns-repeated="21" table:style-name="ce39"/>
        </table:table-row>
        <table:table-row table:style-name="ro2">
          <table:table-cell table:style-name="ce75" office:value-type="string">
            <text:p>2.2.13.1</text:p>
          </table:table-cell>
          <table:table-cell table:style-name="ce46" office:value-type="string">
            <text:p>Try to add fee to transaction</text:p>
          </table:table-cell>
          <table:table-cell table:style-name="ce77" office:value-type="string">
            <text:p>"factom-cli addfee transaction01 factoid-wallet-address-name01"</text:p>
          </table:table-cell>
          <table:table-cell table:style-name="ce46" office:value-type="string">
            <text:p>"inputs must equal ouputs plus entry credit outputs"</text:p>
          </table:table-cell>
          <table:table-cell table:style-name="ce77" office:value-type="string">
            <text:p>"Addfee requires that all the inputs balance the outputs.
The total inputs of your transaction are                          1.0
The total outputs + ecoutputs of your transaction are             0.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4</text:p>
          </table:table-cell>
          <table:table-cell table:style-name="ce47" table:number-columns-spanned="5" table:number-rows-spanned="1" office:value-type="string">
            <text:p>ADD EQUAL OUTPUT</text:p>
          </table:table-cell>
          <table:covered-table-cell table:number-columns-repeated="4"/>
          <table:table-cell table:number-columns-repeated="21" table:style-name="ce39"/>
        </table:table-row>
        <table:table-row table:style-name="ro2">
          <table:table-cell table:style-name="ce75" office:value-type="string">
            <text:p>2.2.14.1</text:p>
          </table:table-cell>
          <table:table-cell table:style-name="ce46" office:value-type="string">
            <text:p>Add output to transaction</text:p>
          </table:table-cell>
          <table:table-cell table:style-name="ce77" office:value-type="string">
            <text:p>"factom-cli addoutput transaction01 factoid-wallet-address-name01 1"</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5</text:p>
          </table:table-cell>
          <table:table-cell table:style-name="ce47" table:number-columns-spanned="5" table:number-rows-spanned="1" office:value-type="string">
            <text:p>ADD CORRECT FEE TO TRANSACTION</text:p>
          </table:table-cell>
          <table:covered-table-cell table:number-columns-repeated="4"/>
          <table:table-cell table:number-columns-repeated="21" table:style-name="ce39"/>
        </table:table-row>
        <table:table-row table:style-name="ro2">
          <table:table-cell table:style-name="ce75" office:value-type="string">
            <text:p>2.2.15.1</text:p>
          </table:table-cell>
          <table:table-cell table:style-name="ce46" office:value-type="string">
            <text:p>Add correct fee to transaction</text:p>
          </table:table-cell>
          <table:table-cell table:style-name="ce77" office:value-type="string">
            <text:p>"factom-cli addfee transaction01 factoid-wallet-address-name01"</text:p>
          </table:table-cell>
          <table:table-cell table:style-name="ce46" office:value-type="string">
            <text:p>"0.079992 added to factoid-wallet-address-name01"</text:p>
          </table:table-cell>
          <table:table-cell table:style-name="ce77" office:value-type="string">
            <text:p>"Added             0.079992 to factoid-wallet-address-name01"</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6</text:p>
          </table:table-cell>
          <table:table-cell table:style-name="ce47" table:number-columns-spanned="5" table:number-rows-spanned="1" office:value-type="string">
            <text:p>LIST ALL OPEN TRANSACTIONS</text:p>
          </table:table-cell>
          <table:covered-table-cell table:number-columns-repeated="4"/>
          <table:table-cell table:number-columns-repeated="21" table:style-name="ce39"/>
        </table:table-row>
        <table:table-row table:style-name="ro2">
          <table:table-cell table:style-name="ce75" office:value-type="string">
            <text:p>2.2.16.1</text:p>
          </table:table-cell>
          <table:table-cell table:style-name="ce46" office:value-type="string">
            <text:p>Display transaction</text:p>
          </table:table-cell>
          <table:table-cell table:style-name="ce46" office:value-type="string">
            <text:p>“factom-cli transactions”</text:p>
          </table:table-cell>
          <table:table-cell table:style-name="ce46" office:value-type="string">
            <text:p>“transaction01 exists"</text:p>
          </table:table-cell>
          <table:table-cell table:style-name="ce46" office:value-type="string">
            <text:p>“transaction01:  Fee Due: 0.079992   Currently will pay: 0.079992

Transaction (size 179):
                 Version: 2
          Transaction ID: 7488b49385ba106b07821163f3cde59db8c88e35c24bb2a28a16c3ce9e2f31ff
          MilliTimestamp: 00000150ab69fd46 Tue, 27 Oct 2015 22:27:41 +0000
                # Inputs: 0001
               # Outputs: 0001
   # EntryCredit Outputs: 0000
      input:       1.079992   FA3EPZYqodgyEGXNMbiZKE5TS2x2J9wF8J9MvPZb52iGR78xMgCb
     output:       1.0        FA3EPZYqodgyEGXNMbiZKE5TS2x2J9wF8J9MvPZb52iGR78xMgCb
 RCD 1: 01  f06f190d3307f52ff56e2ea6874250cb8ce0332dcc809b80100493b1ff064c59
 signature: bb8bb7ef79addb13eef4fb8b898a0410b179a182d90c9a69f0daf780469c1dbc
            b329c5f43d3207358c3655de6745b9529d8c05c287d658b579e5539656f34f0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7</text:p>
          </table:table-cell>
          <table:table-cell table:style-name="ce47" table:number-columns-spanned="5" table:number-rows-spanned="1" office:value-type="string">
            <text:p>TRY TO SUBMIT UNSIGNED TRANSACTION</text:p>
          </table:table-cell>
          <table:covered-table-cell table:number-columns-repeated="4"/>
          <table:table-cell table:number-columns-repeated="21" table:style-name="ce39"/>
        </table:table-row>
        <table:table-row table:style-name="ro2">
          <table:table-cell table:style-name="ce75" office:value-type="string">
            <text:p>2.2.17.1</text:p>
          </table:table-cell>
          <table:table-cell table:style-name="ce46" office:value-type="string">
            <text:p>Submit transaction</text:p>
          </table:table-cell>
          <table:table-cell table:style-name="ce77" office:value-type="string">
            <text:p>"factom-cli submit transaction01"</text:p>
          </table:table-cell>
          <table:table-cell table:style-name="ce46" office:value-type="string">
            <text:p>"transaction submission rejected because it's unsigned"</text:p>
          </table:table-cell>
          <table:table-cell table:style-name="ce46" office:value-type="string">
            <text:p>"Missing 1 of 1 signature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8</text:p>
          </table:table-cell>
          <table:table-cell table:style-name="ce47" table:number-columns-spanned="5" table:number-rows-spanned="1" office:value-type="string">
            <text:p>DELETE TRANSACTION</text:p>
          </table:table-cell>
          <table:covered-table-cell table:number-columns-repeated="4"/>
          <table:table-cell table:number-columns-repeated="21" table:style-name="ce39"/>
        </table:table-row>
        <table:table-row table:style-name="ro2">
          <table:table-cell table:style-name="ce75" office:value-type="string">
            <text:p>2.2.18.1</text:p>
          </table:table-cell>
          <table:table-cell table:style-name="ce46" office:value-type="string">
            <text:p>Delete transaction</text:p>
          </table:table-cell>
          <table:table-cell table:style-name="ce46" office:value-type="string">
            <text:p>"factom-cli deletetransaction transaction01"</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19</text:p>
          </table:table-cell>
          <table:table-cell table:style-name="ce47" table:number-columns-spanned="5" table:number-rows-spanned="1" office:value-type="string">
            <text:p>LIST ALL OPEN TRANSACTIONS</text:p>
          </table:table-cell>
          <table:covered-table-cell table:number-columns-repeated="4"/>
          <table:table-cell table:number-columns-repeated="21" table:style-name="ce39"/>
        </table:table-row>
        <table:table-row table:style-name="ro2">
          <table:table-cell table:style-name="ce75" office:value-type="string">
            <text:p>2.2.19.1</text:p>
          </table:table-cell>
          <table:table-cell table:style-name="ce46" office:value-type="string">
            <text:p>Display transactions</text:p>
          </table:table-cell>
          <table:table-cell table:style-name="ce46" office:value-type="string">
            <text:p>“factom-cli transactions”</text:p>
          </table:table-cell>
          <table:table-cell table:style-name="ce46" office:value-type="string">
            <text:p>“no transactions"</text:p>
          </table:table-cell>
          <table:table-cell table:style-name="ce46"/>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2.20</text:p>
          </table:table-cell>
          <table:table-cell table:style-name="ce47" table:number-columns-spanned="5" table:number-rows-spanned="1" office:value-type="string">
            <text:p>VERIFY WALLET BALANCE</text:p>
          </table:table-cell>
          <table:covered-table-cell table:number-columns-repeated="4"/>
          <table:table-cell table:number-columns-repeated="21" table:style-name="ce39"/>
        </table:table-row>
        <table:table-row table:style-name="ro2">
          <table:table-cell table:style-name="ce75" office:value-type="string">
            <text:p>2.2.20.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49.0</text:p>
          </table:table-cell>
          <table:table-cell table:style-name="ce75" office:value-type="string">
            <text:p>"  Factoid Addresses

    factoid-wallet-address-name01    FA2jK2HcLnRdS94dEcU27rF3meoJfpUcZPSinpb7AwQvPRY6RL1Q           149.0
    factoid-wallet-address-name02    FA2sWb8caqeAQUNFX9cF1UQ8PREV2cfZ13XoUEM82QFgvkKeXCkx           149.0

  Entry Credit Addresses

         ec-wallet-address-name01    EC1xdQWYNZT2zYpkAxXigQmAK4eKCsyxvYDMjJfLsqaZ63vLi88T              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text:p>
          </table:table-cell>
          <table:table-cell table:style-name="ce47" table:number-columns-spanned="5" table:number-rows-spanned="1" office:value-type="string">
            <text:p>CREATE TRANSACTION WITH NO INPUTS</text:p>
          </table:table-cell>
          <table:covered-table-cell table:number-columns-repeated="4"/>
          <table:table-cell table:number-columns-repeated="21" table:style-name="ce39"/>
        </table:table-row>
        <table:table-row table:style-name="ro2">
          <table:table-cell table:style-name="ce70" office:value-type="string">
            <text:p>2.3.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3.1.1</text:p>
          </table:table-cell>
          <table:table-cell table:style-name="ce46" office:value-type="string">
            <text:p>Create transaction</text:p>
          </table:table-cell>
          <table:table-cell table:style-name="ce77" office:value-type="string">
            <text:p>"factom-cli newtransaction transaction02"</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2</text:p>
          </table:table-cell>
          <table:table-cell table:style-name="ce47" table:number-columns-spanned="5" table:number-rows-spanned="1" office:value-type="string">
            <text:p>ADD OUTPUT TO TRANSACTION</text:p>
          </table:table-cell>
          <table:covered-table-cell table:number-columns-repeated="4"/>
          <table:table-cell table:number-columns-repeated="21" table:style-name="ce39"/>
        </table:table-row>
        <table:table-row table:style-name="ro2">
          <table:table-cell table:style-name="ce75" office:value-type="string">
            <text:p>2.3.2.1</text:p>
          </table:table-cell>
          <table:table-cell table:style-name="ce46" office:value-type="string">
            <text:p>Add output to transaction</text:p>
          </table:table-cell>
          <table:table-cell table:style-name="ce46" office:value-type="string">
            <text:p>“factom-cli addoutput transaction02 factoid-wallet-address-name01 3”</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3</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3.3.1</text:p>
          </table:table-cell>
          <table:table-cell table:style-name="ce46" office:value-type="string">
            <text:p>Sign transaction</text:p>
          </table:table-cell>
          <table:table-cell table:style-name="ce77" office:value-type="string">
            <text:p>"factom-cli sign transaction02"</text:p>
          </table:table-cell>
          <table:table-cell table:style-name="ce46" office:value-type="string">
            <text:p>"transaction not signed because there are not enough inputs to cover outputs plus entry credits plus transaction fee"</text:p>
          </table:table-cell>
          <table:table-cell table:style-name="ce77" office:value-type="string">
            <text:p>"The Inputs of the transaction do not cover the output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4</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3.4.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7333326</text:p>
          </table:table-cell>
          <table:table-cell table:style-name="ce46" office:value-type="string">
            <text:p>“Fee Due: 0.07333326"</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5</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3.5.1</text:p>
          </table:table-cell>
          <table:table-cell table:style-name="ce46" office:value-type="string">
            <text:p>Submit transaction</text:p>
          </table:table-cell>
          <table:table-cell table:style-name="ce77" office:value-type="string">
            <text:p>"factom-cli submit transaction02"</text:p>
          </table:table-cell>
          <table:table-cell table:style-name="ce46" office:value-type="string">
            <text:p>"transaction submission rejected because it's unsigned"</text:p>
          </table:table-cell>
          <table:table-cell table:style-name="ce46" office:value-type="string">
            <text:p>"The Inputs of the transaction do not cover the outputs"</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6</text:p>
          </table:table-cell>
          <table:table-cell table:style-name="ce47" table:number-columns-spanned="5" table:number-rows-spanned="1" office:value-type="string">
            <text:p>DELETE TRANSACTION</text:p>
          </table:table-cell>
          <table:covered-table-cell table:number-columns-repeated="4"/>
          <table:table-cell table:number-columns-repeated="21" table:style-name="ce39"/>
        </table:table-row>
        <table:table-row table:style-name="ro2">
          <table:table-cell table:style-name="ce75" office:value-type="string">
            <text:p>2.3.6.1</text:p>
          </table:table-cell>
          <table:table-cell table:style-name="ce46" office:value-type="string">
            <text:p>Delete transaction</text:p>
          </table:table-cell>
          <table:table-cell table:style-name="ce46" office:value-type="string">
            <text:p>"factom-cli deletetransaction transaction02"</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3.7</text:p>
          </table:table-cell>
          <table:table-cell table:style-name="ce47" table:number-columns-spanned="5" table:number-rows-spanned="1" office:value-type="string">
            <text:p>VERIFY WALLET BALANCE</text:p>
          </table:table-cell>
          <table:covered-table-cell table:number-columns-repeated="4"/>
          <table:table-cell table:number-columns-repeated="21" table:style-name="ce39"/>
        </table:table-row>
        <table:table-row table:style-name="ro2">
          <table:table-cell table:style-name="ce75" office:value-type="string">
            <text:p>2.3.7.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49.0</text:p>
          </table:table-cell>
          <table:table-cell table:style-name="ce75" office:value-type="string">
            <text:p>"  Factoid Addresses

    factoid-wallet-address-name01    FA2jK2HcLnRdS94dEcU27rF3meoJfpUcZPSinpb7AwQvPRY6RL1Q           149.0
    factoid-wallet-address-name02    FA2sWb8caqeAQUNFX9cF1UQ8PREV2cfZ13XoUEM82QFgvkKeXCkx           149.0

  Entry Credit Addresses

         ec-wallet-address-name01    EC1xdQWYNZT2zYpkAxXigQmAK4eKCsyxvYDMjJfLsqaZ63vLi88T              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text:p>
          </table:table-cell>
          <table:table-cell table:style-name="ce47" table:number-columns-spanned="5" table:number-rows-spanned="1" office:value-type="string">
            <text:p>CREATE TRANSACTION WITH NO OUTPUTS OR ENTRY CREDITS</text:p>
          </table:table-cell>
          <table:covered-table-cell table:number-columns-repeated="4"/>
          <table:table-cell table:number-columns-repeated="21" table:style-name="ce39"/>
        </table:table-row>
        <table:table-row table:style-name="ro2">
          <table:table-cell table:style-name="ce70" office:value-type="string">
            <text:p>2.4.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4.1.1</text:p>
          </table:table-cell>
          <table:table-cell table:style-name="ce46" office:value-type="string">
            <text:p>Create transaction</text:p>
          </table:table-cell>
          <table:table-cell table:style-name="ce77" office:value-type="string">
            <text:p>"factom-cli newtransaction transaction03"</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2</text:p>
          </table:table-cell>
          <table:table-cell table:style-name="ce47" table:number-columns-spanned="5" table:number-rows-spanned="1" office:value-type="string">
            <text:p>ADD INPUT TO TRANSACTION</text:p>
          </table:table-cell>
          <table:covered-table-cell table:number-columns-repeated="4"/>
          <table:table-cell table:number-columns-repeated="21" table:style-name="ce39"/>
        </table:table-row>
        <table:table-row table:style-name="ro2">
          <table:table-cell table:style-name="ce75" office:value-type="string">
            <text:p>2.4.2.1</text:p>
          </table:table-cell>
          <table:table-cell table:style-name="ce46" office:value-type="string">
            <text:p>Add input to transaction</text:p>
          </table:table-cell>
          <table:table-cell table:style-name="ce46" office:value-type="string">
            <text:p>“factom-cli addinput transaction03 factoid-wallet-address-name01 1”</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3</text:p>
          </table:table-cell>
          <table:table-cell table:style-name="ce47" table:number-columns-spanned="5" table:number-rows-spanned="1" office:value-type="string">
            <text:p>ADD DUPLICATE INPUT TO TRANSACTION</text:p>
          </table:table-cell>
          <table:covered-table-cell table:number-columns-repeated="4"/>
          <table:table-cell table:number-columns-repeated="21" table:style-name="ce39"/>
        </table:table-row>
        <table:table-row table:style-name="ro2">
          <table:table-cell table:style-name="ce75" office:value-type="string">
            <text:p>2.4.3.1</text:p>
          </table:table-cell>
          <table:table-cell table:style-name="ce46" office:value-type="string">
            <text:p>Add input to transaction</text:p>
          </table:table-cell>
          <table:table-cell table:style-name="ce46" office:value-type="string">
            <text:p>“factom-cli addinput transaction03 factoid-wallet-address-name01 1”</text:p>
          </table:table-cell>
          <table:table-cell table:style-name="ce46" office:value-type="string">
            <text:p>"input added"</text:p>
          </table:table-cell>
          <table:table-cell table:style-name="ce46" office:value-type="string">
            <text:p>"Success adding Input"</text:p>
          </table:table-cell>
          <table:table-cell table:style-name="ce76" office:value-type="string">
            <text:p>OK - new input REPLACES old input</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4</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4.4.1</text:p>
          </table:table-cell>
          <table:table-cell table:style-name="ce46" office:value-type="string">
            <text:p>Sign transaction</text:p>
          </table:table-cell>
          <table:table-cell table:style-name="ce77" office:value-type="string">
            <text:p>"factom-cli sign transaction03"</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5</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4.5.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1333332</text:p>
          </table:table-cell>
          <table:table-cell table:style-name="ce46" office:value-type="string">
            <text:p>“Fee Due: 0.0133333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6</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4.6.1</text:p>
          </table:table-cell>
          <table:table-cell table:style-name="ce46" office:value-type="string">
            <text:p>Submit transaction</text:p>
          </table:table-cell>
          <table:table-cell table:style-name="ce77" office:value-type="string">
            <text:p>"factom-cli submit transaction03"</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4.7</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4.7.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48.0</text:p>
          </table:table-cell>
          <table:table-cell table:style-name="ce75" office:value-type="string">
            <text:p>" Factoid Addresses

    factoid-wallet-address-name01    FA2jK2HcLnRdS94dEcU27rF3meoJfpUcZPSinpb7AwQvPRY6RL1Q           148.0
    factoid-wallet-address-name02    FA2sWb8caqeAQUNFX9cF1UQ8PREV2cfZ13XoUEM82QFgvkKeXCkx           149.0

  Entry Credit Addresses

         ec-wallet-address-name01    EC1xdQWYNZT2zYpkAxXigQmAK4eKCsyxvYDMjJfLsqaZ63vLi88T              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text:p>
          </table:table-cell>
          <table:table-cell table:style-name="ce47" table:number-columns-spanned="5" table:number-rows-spanned="1" office:value-type="string">
            <text:p>CREATE TRANSACTION WITH INPUT TO ENTRY CREDITS</text:p>
          </table:table-cell>
          <table:covered-table-cell table:number-columns-repeated="4"/>
          <table:table-cell table:number-columns-repeated="21" table:style-name="ce39"/>
        </table:table-row>
        <table:table-row table:style-name="ro2">
          <table:table-cell table:style-name="ce70" office:value-type="string">
            <text:p>2.5.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5.1.1</text:p>
          </table:table-cell>
          <table:table-cell table:style-name="ce46" office:value-type="string">
            <text:p>Create transaction</text:p>
          </table:table-cell>
          <table:table-cell table:style-name="ce77" office:value-type="string">
            <text:p>"factom-cli newtransaction transaction04"</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2</text:p>
          </table:table-cell>
          <table:table-cell table:style-name="ce47" table:number-columns-spanned="5" table:number-rows-spanned="1" office:value-type="string">
            <text:p>ADD INPUT TO TRANSACTION</text:p>
          </table:table-cell>
          <table:covered-table-cell table:number-columns-repeated="4"/>
          <table:table-cell table:number-columns-repeated="21" table:style-name="ce39"/>
        </table:table-row>
        <table:table-row table:style-name="ro2">
          <table:table-cell table:style-name="ce75" office:value-type="string">
            <text:p>2.5.2.1</text:p>
          </table:table-cell>
          <table:table-cell table:style-name="ce46" office:value-type="string">
            <text:p>Add input to transaction</text:p>
          </table:table-cell>
          <table:table-cell table:style-name="ce46" office:value-type="string">
            <text:p>“factom-cli addinput transaction04 factoid-wallet-address-name01 1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3</text:p>
          </table:table-cell>
          <table:table-cell table:style-name="ce47" table:number-columns-spanned="5" table:number-rows-spanned="1" office:value-type="string">
            <text:p>ADD ENTRY CREDITS PURCHASE TO TRANSACTION</text:p>
          </table:table-cell>
          <table:covered-table-cell table:number-columns-repeated="4"/>
          <table:table-cell table:number-columns-repeated="21" table:style-name="ce39"/>
        </table:table-row>
        <table:table-row table:style-name="ro2">
          <table:table-cell table:style-name="ce75" office:value-type="string">
            <text:p>2.5.3.1</text:p>
          </table:table-cell>
          <table:table-cell table:style-name="ce46" office:value-type="string">
            <text:p>Add purchase of entry credits for 1st entry credit wallet address to transaction</text:p>
          </table:table-cell>
          <table:table-cell table:style-name="ce46" office:value-type="string">
            <text:p>“factom-cli addecoutput transaction04 ECWALLETADDRESSKEY01 6”</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4</text:p>
          </table:table-cell>
          <table:table-cell table:style-name="ce47" table:number-columns-spanned="5" table:number-rows-spanned="1" office:value-type="string">
            <text:p>ADD NEGATIVE ENTRY CREDITS PURCHASE TO TRANSACTION</text:p>
          </table:table-cell>
          <table:covered-table-cell table:number-columns-repeated="4"/>
          <table:table-cell table:number-columns-repeated="21" table:style-name="ce39"/>
        </table:table-row>
        <table:table-row table:style-name="ro2">
          <table:table-cell table:style-name="ce75" office:value-type="string">
            <text:p>2.5.4.1</text:p>
          </table:table-cell>
          <table:table-cell table:style-name="ce46" office:value-type="string">
            <text:p>Add negative purchase of entry credits for 1st entry credit wallet address to transaction</text:p>
          </table:table-cell>
          <table:table-cell table:style-name="ce46" office:value-type="string">
            <text:p>“factom-cli addecoutput transaction04 ECWALLETADDRESSKEY01 -3”</text:p>
          </table:table-cell>
          <table:table-cell table:style-name="ce46" office:value-type="string">
            <text:p>"entry credits not added because out of range"</text:p>
          </table:table-cell>
          <table:table-cell table:style-name="ce46" office:value-type="string">
            <text:p>"Amount is out of range"</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5</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5.5.1</text:p>
          </table:table-cell>
          <table:table-cell table:style-name="ce46" office:value-type="string">
            <text:p>Sign transaction</text:p>
          </table:table-cell>
          <table:table-cell table:style-name="ce77" office:value-type="string">
            <text:p>"factom-cli sign transaction04"</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6</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5.6.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7999992</text:p>
          </table:table-cell>
          <table:table-cell table:style-name="ce46" office:value-type="string">
            <text:p>“Fee Due: 0.0799999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7</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5.7.1</text:p>
          </table:table-cell>
          <table:table-cell table:style-name="ce46" office:value-type="string">
            <text:p>Submit transaction</text:p>
          </table:table-cell>
          <table:table-cell table:style-name="ce77" office:value-type="string">
            <text:p>"factom-cli submit transaction04"</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5.8</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5.8.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38.0
ec-wallet-address-name01 = 900</text:p>
          </table:table-cell>
          <table:table-cell table:style-name="ce75" office:value-type="string">
            <text:p>"Factoid Addresses

    factoid-wallet-address-name01    FA2jK2HcLnRdS94dEcU27rF3meoJfpUcZPSinpb7AwQvPRY6RL1Q           138.0
    factoid-wallet-address-name02    FA2sWb8caqeAQUNFX9cF1UQ8PREV2cfZ13XoUEM82QFgvkKeXCkx           149.0

  Entry Credit Addresses

         ec-wallet-address-name01    EC1xdQWYNZT2zYpkAxXigQmAK4eKCsyxvYDMjJfLsqaZ63vLi88T            90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text:p>
          </table:table-cell>
          <table:table-cell table:style-name="ce47" table:number-columns-spanned="5" table:number-rows-spanned="1" office:value-type="string">
            <text:p>CREATE TRANSACTION WITH INPUT TO OUTPUT</text:p>
          </table:table-cell>
          <table:covered-table-cell table:number-columns-repeated="4"/>
          <table:table-cell table:number-columns-repeated="21" table:style-name="ce39"/>
        </table:table-row>
        <table:table-row table:style-name="ro2">
          <table:table-cell table:style-name="ce70" office:value-type="string">
            <text:p>2.6.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6.1.1</text:p>
          </table:table-cell>
          <table:table-cell table:style-name="ce46" office:value-type="string">
            <text:p>Create transaction</text:p>
          </table:table-cell>
          <table:table-cell table:style-name="ce77" office:value-type="string">
            <text:p>"factom-cli newtransaction transaction05"</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2</text:p>
          </table:table-cell>
          <table:table-cell table:style-name="ce47" table:number-columns-spanned="5" table:number-rows-spanned="1" office:value-type="string">
            <text:p>ADD INPUT TO TRANSACTION</text:p>
          </table:table-cell>
          <table:covered-table-cell table:number-columns-repeated="4"/>
          <table:table-cell table:number-columns-repeated="21" table:style-name="ce39"/>
        </table:table-row>
        <table:table-row table:style-name="ro2">
          <table:table-cell table:style-name="ce75" office:value-type="string">
            <text:p>2.6.2.1</text:p>
          </table:table-cell>
          <table:table-cell table:style-name="ce46" office:value-type="string">
            <text:p>Add input to transaction</text:p>
          </table:table-cell>
          <table:table-cell table:style-name="ce46" office:value-type="string">
            <text:p>“factom-cli addinput transaction05 factoid-wallet-address-name01 1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3</text:p>
          </table:table-cell>
          <table:table-cell table:style-name="ce47" table:number-columns-spanned="5" table:number-rows-spanned="1" office:value-type="string">
            <text:p>ADD OUTPUT TO SAME FACTOID WALLET ADDRESS AS INPUT CAME FROM TO TRANSACTION</text:p>
          </table:table-cell>
          <table:covered-table-cell table:number-columns-repeated="4"/>
          <table:table-cell table:number-columns-repeated="21" table:style-name="ce39"/>
        </table:table-row>
        <table:table-row table:style-name="ro2">
          <table:table-cell table:style-name="ce75" office:value-type="string">
            <text:p>2.6.3.1</text:p>
          </table:table-cell>
          <table:table-cell table:style-name="ce46" office:value-type="string">
            <text:p>Add output to transaction</text:p>
          </table:table-cell>
          <table:table-cell table:style-name="ce46" office:value-type="string">
            <text:p>“factom-cli addoutput transaction05 factoid-wallet-address-name01 3”</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4</text:p>
          </table:table-cell>
          <table:table-cell table:style-name="ce47" table:number-columns-spanned="5" table:number-rows-spanned="1" office:value-type="string">
            <text:p>ADD OUTPUT TO NON-EXISTING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6.4.1</text:p>
          </table:table-cell>
          <table:table-cell table:style-name="ce46" office:value-type="string">
            <text:p>Add output to transaction</text:p>
          </table:table-cell>
          <table:table-cell table:style-name="ce46" office:value-type="string">
            <text:p>“factom-cli addoutput transaction05 xxx 5”</text:p>
          </table:table-cell>
          <table:table-cell table:style-name="ce46" office:value-type="string">
            <text:p>"output not added because no such factoid wallet address"</text:p>
          </table:table-cell>
          <table:table-cell table:style-name="ce46" office:value-type="string">
            <text:p>"The address specified isn't defined or is invalid: xxx"</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5</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6.4.1</text:p>
          </table:table-cell>
          <table:table-cell table:style-name="ce46" office:value-type="string">
            <text:p>Sign transaction</text:p>
          </table:table-cell>
          <table:table-cell table:style-name="ce77" office:value-type="string">
            <text:p>"factom-cli sign transaction05"</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6</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6.6.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07999992</text:p>
          </table:table-cell>
          <table:table-cell table:style-name="ce46" office:value-type="string">
            <text:p>“Fee Due: 0.0799999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7</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6.7.1</text:p>
          </table:table-cell>
          <table:table-cell table:style-name="ce46" office:value-type="string">
            <text:p>Submit transaction</text:p>
          </table:table-cell>
          <table:table-cell table:style-name="ce77" office:value-type="string">
            <text:p>"factom-cli submit transaction05"</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6.8</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6.8.1</text:p>
          </table:table-cell>
          <table:table-cell table:style-name="ce46" office:value-type="string">
            <text:p>List factoid wallet address balances</text:p>
          </table:table-cell>
          <table:table-cell table:style-name="ce77" office:value-type="string">
            <text:p>"factom-cli getaddresses
factom-cli balance fct xxx"</text:p>
          </table:table-cell>
          <table:table-cell table:style-name="ce75" office:value-type="string">
            <text:p>factoid-wallet-address-name01  =  131.0
"non-existent factoid wallet address"</text:p>
          </table:table-cell>
          <table:table-cell table:style-name="ce75" office:value-type="string">
            <text:p>" Factoid Addresses

    factoid-wallet-address-name01    FA2jK2HcLnRdS94dEcU27rF3meoJfpUcZPSinpb7AwQvPRY6RL1Q           131.0
    factoid-wallet-address-name02    FA2sWb8caqeAQUNFX9cF1UQ8PREV2cfZ13XoUEM82QFgvkKeXCkx           149.0

  Entry Credit Addresses

         ec-wallet-address-name01    EC1xdQWYNZT2zYpkAxXigQmAK4eKCsyxvYDMjJfLsqaZ63vLi88T            900
         ec-wallet-address-name02    EC1mDHRwFVEKx98RWnGAoQAQU7zQzAQa3aSZ3R1fJeTy8DTubvmK              0
Address undefined or invali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text:p>
          </table:table-cell>
          <table:table-cell table:style-name="ce47" table:number-columns-spanned="5" table:number-rows-spanned="1" office:value-type="string">
            <text:p>CREATE TRANSACTION INPUT TO OUTPUT AND ENTRY CREDITS</text:p>
          </table:table-cell>
          <table:covered-table-cell table:number-columns-repeated="4"/>
          <table:table-cell table:number-columns-repeated="21" table:style-name="ce39"/>
        </table:table-row>
        <table:table-row table:style-name="ro2">
          <table:table-cell table:style-name="ce70" office:value-type="string">
            <text:p>2.7.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7.1.1</text:p>
          </table:table-cell>
          <table:table-cell table:style-name="ce46" office:value-type="string">
            <text:p>Create transaction</text:p>
          </table:table-cell>
          <table:table-cell table:style-name="ce46" office:value-type="string">
            <text:p>“factom-cli newtransaction transaction06”</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2</text:p>
          </table:table-cell>
          <table:table-cell table:style-name="ce47" table:number-columns-spanned="5" table:number-rows-spanned="1" office:value-type="string">
            <text:p>ADD INPUT TO TRANSACTION</text:p>
          </table:table-cell>
          <table:covered-table-cell table:number-columns-repeated="4"/>
          <table:table-cell table:number-columns-repeated="21" table:style-name="ce39"/>
        </table:table-row>
        <table:table-row table:style-name="ro2">
          <table:table-cell table:style-name="ce75" office:value-type="string">
            <text:p>2.7.2.1</text:p>
          </table:table-cell>
          <table:table-cell table:style-name="ce46" office:value-type="string">
            <text:p>Add an input to transaction</text:p>
          </table:table-cell>
          <table:table-cell table:style-name="ce46" office:value-type="string">
            <text:p>“factom-cli addinput transaction06 factoid-wallet-address-name01 1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3</text:p>
          </table:table-cell>
          <table:table-cell table:style-name="ce47" table:number-columns-spanned="5" table:number-rows-spanned="1" office:value-type="string">
            <text:p>ADD OUTPUT TO TRANSACTION</text:p>
          </table:table-cell>
          <table:covered-table-cell table:number-columns-repeated="4"/>
          <table:table-cell table:number-columns-repeated="21" table:style-name="ce39"/>
        </table:table-row>
        <table:table-row table:style-name="ro2">
          <table:table-cell table:style-name="ce75" office:value-type="string">
            <text:p>2.7.3.1</text:p>
          </table:table-cell>
          <table:table-cell table:style-name="ce46" office:value-type="string">
            <text:p>Add output to transaction</text:p>
          </table:table-cell>
          <table:table-cell table:style-name="ce46" office:value-type="string">
            <text:p>“factom-cli addoutput transaction06 factoid-wallet-address-name02 3.33333333”</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4</text:p>
          </table:table-cell>
          <table:table-cell table:style-name="ce47" table:number-columns-spanned="5" table:number-rows-spanned="1" office:value-type="string">
            <text:p>ADD ENTRY CREDITS PURCHASE TO TRANSACTION</text:p>
          </table:table-cell>
          <table:covered-table-cell table:number-columns-repeated="4"/>
          <table:table-cell table:number-columns-repeated="21" table:style-name="ce39"/>
        </table:table-row>
        <table:table-row table:style-name="ro2">
          <table:table-cell table:style-name="ce75" office:value-type="string">
            <text:p>2.7.4.1</text:p>
          </table:table-cell>
          <table:table-cell table:style-name="ce46" office:value-type="string">
            <text:p>Add purchase of entry credits for 1st entry credit wallet address to transaction</text:p>
          </table:table-cell>
          <table:table-cell table:style-name="ce46" office:value-type="string">
            <text:p>“factom-cli addecoutput transaction06" ECWALLETADDRESSKEY01" 6”</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5</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7.5.1</text:p>
          </table:table-cell>
          <table:table-cell table:style-name="ce46" office:value-type="string">
            <text:p>Sign transaction</text:p>
          </table:table-cell>
          <table:table-cell table:style-name="ce46" office:value-type="string">
            <text:p>“factom-cli sign transaction06”</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6</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7.6.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146652</text:p>
          </table:table-cell>
          <table:table-cell table:style-name="ce46" office:value-type="string">
            <text:p>“Fee Due: 0.14665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7</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7.7.1</text:p>
          </table:table-cell>
          <table:table-cell table:style-name="ce46" office:value-type="string">
            <text:p>Submit transaction</text:p>
          </table:table-cell>
          <table:table-cell table:style-name="ce46" office:value-type="string">
            <text:p>“factom-cli submit transaction06”</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8</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7.8.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121.0
factoid-wallet-address-name02  =  152.33333333
ECWALLETADDRESSKEY01 = 1800</text:p>
          </table:table-cell>
          <table:table-cell table:style-name="ce75" office:value-type="string">
            <text:p>" Factoid Addresses

    factoid-wallet-address-name01    FA2jK2HcLnRdS94dEcU27rF3meoJfpUcZPSinpb7AwQvPRY6RL1Q           121.0
    factoid-wallet-address-name02    FA2sWb8caqeAQUNFX9cF1UQ8PREV2cfZ13XoUEM82QFgvkKeXCkx           152.33333333

  Entry Credit Addresses

         ec-wallet-address-name01    EC1xdQWYNZT2zYpkAxXigQmAK4eKCsyxvYDMjJfLsqaZ63vLi88T           1800
         ec-wallet-address-name02    EC1mDHRwFVEKx98RWnGAoQAQU7zQzAQa3aSZ3R1fJeTy8DTubvmK              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7.9</text:p>
          </table:table-cell>
          <table:table-cell table:style-name="ce47" table:number-columns-spanned="5" table:number-rows-spanned="1" office:value-type="string">
            <text:p>LIST ALL COMPLETED TRANSACTIONS OF FACTOID WALLET ADDRESS</text:p>
          </table:table-cell>
          <table:covered-table-cell table:number-columns-repeated="4"/>
          <table:table-cell table:number-columns-repeated="21" table:style-name="ce39"/>
        </table:table-row>
        <table:table-row table:style-name="ro2">
          <table:table-cell table:style-name="ce75" office:value-type="string">
            <text:p>2.7.9.1</text:p>
          </table:table-cell>
          <table:table-cell table:style-name="ce46" office:value-type="string">
            <text:p>List all completed transactions of factoid wallet address</text:p>
          </table:table-cell>
          <table:table-cell table:style-name="ce46" office:value-type="string">
            <text:p>“factom-cli list $FACTOIDWALLETADDRESSKEY01”</text:p>
          </table:table-cell>
          <table:table-cell table:style-name="ce46" office:value-type="string">
            <text:p>initial transaction that distributed all factoids to all addreses in the same block</text:p>
          </table:table-cell>
          <table:table-cell table:style-name="ce46" office:value-type="string">
            <text:p>"      input:  798482.271798   FA2L6Vng4jBMbbDZtYLsxKQbAAin4Rxg2CgvnyzXrwENSK1t2QUx
     output:    4000.0        FA35piDYkZpy8j19W81qN5noCWkF3X1SGzsUoNutP27oLFg6MnLh
     output:       0.5        FA2f1gxPjS9zAtn8pi2Yc5AGDQXdfFo36ZfaESSp9syukqJx5y4f
     output:     400.0        FA3GuDHFUL3WFjFNa91iJMBtykmYihBtKPEkQkEvp8QcThF7WYee
     output:    9172.707377   FA3bWao9ms128Nx9YX94wZLr7p9wbuxWqDsvTZDjvEUgVmcejCUG
...
...
..."</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text:p>
          </table:table-cell>
          <table:table-cell table:style-name="ce47" table:number-columns-spanned="5" table:number-rows-spanned="1" office:value-type="string">
            <text:p>CREATE TRANSACTION WITH MULTIPLE INPUT OUTPUT AND ENTRY CREDITS</text:p>
          </table:table-cell>
          <table:covered-table-cell table:number-columns-repeated="4"/>
          <table:table-cell table:number-columns-repeated="21" table:style-name="ce39"/>
        </table:table-row>
        <table:table-row table:style-name="ro2">
          <table:table-cell table:style-name="ce70" office:value-type="string">
            <text:p>2.8.1</text:p>
          </table:table-cell>
          <table:table-cell table:style-name="ce47" table:number-columns-spanned="5" table:number-rows-spanned="1" office:value-type="string">
            <text:p>CREATE TRANSACTION</text:p>
          </table:table-cell>
          <table:covered-table-cell table:number-columns-repeated="4"/>
          <table:table-cell table:number-columns-repeated="21" table:style-name="ce39"/>
        </table:table-row>
        <table:table-row table:style-name="ro2">
          <table:table-cell table:style-name="ce75" office:value-type="string">
            <text:p>2.8.1.1</text:p>
          </table:table-cell>
          <table:table-cell table:style-name="ce46" office:value-type="string">
            <text:p>Create transaction</text:p>
          </table:table-cell>
          <table:table-cell table:style-name="ce46" office:value-type="string">
            <text:p>“factom-cli newtransaction transaction07”</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2</text:p>
          </table:table-cell>
          <table:table-cell table:style-name="ce47" table:number-columns-spanned="5" table:number-rows-spanned="1" office:value-type="string">
            <text:p>ADD INPUTS TO TRANSACTION</text:p>
          </table:table-cell>
          <table:covered-table-cell table:number-columns-repeated="4"/>
          <table:table-cell table:number-columns-repeated="21" table:style-name="ce39"/>
        </table:table-row>
        <table:table-row table:style-name="ro2">
          <table:table-cell table:style-name="ce70" office:value-type="string">
            <text:p>2.8.2.1</text:p>
          </table:table-cell>
          <table:table-cell table:style-name="ce47" table:number-columns-spanned="5" table:number-rows-spanned="1" office:value-type="string">
            <text:p>ADD 1ST INPUT FROM 1ST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2.1.1</text:p>
          </table:table-cell>
          <table:table-cell table:style-name="ce46" office:value-type="string">
            <text:p>Add 100 input from 1st factoid wallet address to transaction</text:p>
          </table:table-cell>
          <table:table-cell table:style-name="ce46" office:value-type="string">
            <text:p>“factom-cli addinput transaction07 factoid-wallet-address-name01 1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2.2</text:p>
          </table:table-cell>
          <table:table-cell table:style-name="ce47" table:number-columns-spanned="5" table:number-rows-spanned="1" office:value-type="string">
            <text:p>ADD 2ND INPUT FROM 1ST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2.2.1</text:p>
          </table:table-cell>
          <table:table-cell table:style-name="ce46" office:value-type="string">
            <text:p>Add 30 input from 1st factoid wallet address to transaction</text:p>
          </table:table-cell>
          <table:table-cell table:style-name="ce46" office:value-type="string">
            <text:p>“factom-cli addinput transaction07 factoid-wallet-address-name01 30”</text:p>
          </table:table-cell>
          <table:table-cell table:style-name="ce46" office:value-type="string">
            <text:p>"input added"</text:p>
          </table:table-cell>
          <table:table-cell table:style-name="ce46" office:value-type="string">
            <text:p>"Success adding Input"</text:p>
          </table:table-cell>
          <table:table-cell table:style-name="ce76" office:value-type="string">
            <text:p>new input overrides previous input
</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2.3</text:p>
          </table:table-cell>
          <table:table-cell table:style-name="ce47" table:number-columns-spanned="5" table:number-rows-spanned="1" office:value-type="string">
            <text:p>ADD INPUT FROM 2ND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2.3.1</text:p>
          </table:table-cell>
          <table:table-cell table:style-name="ce46" office:value-type="string">
            <text:p>Add 0.77777779 input from small factoid wallet address to transaction</text:p>
          </table:table-cell>
          <table:table-cell table:style-name="ce46" office:value-type="string">
            <text:p>“factom-cli addinput transaction07 factoid-wallet-address-name02 0.77777779”</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3</text:p>
          </table:table-cell>
          <table:table-cell table:style-name="ce47" table:number-columns-spanned="5" table:number-rows-spanned="1" office:value-type="string">
            <text:p>ADD OUTPUTS TO TRANSACTION</text:p>
          </table:table-cell>
          <table:covered-table-cell table:number-columns-repeated="4"/>
          <table:table-cell table:number-columns-repeated="21" table:style-name="ce39"/>
        </table:table-row>
        <table:table-row table:style-name="ro2">
          <table:table-cell table:style-name="ce70" office:value-type="string">
            <text:p>2.8.3.1</text:p>
          </table:table-cell>
          <table:table-cell table:style-name="ce47" table:number-columns-spanned="5" table:number-rows-spanned="1" office:value-type="string">
            <text:p>ADD 1ST OUTPUT TO 1ST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3.1.1</text:p>
          </table:table-cell>
          <table:table-cell table:style-name="ce46" office:value-type="string">
            <text:p>Add 4.44444444 output to 1st factoid wallet address to transaction</text:p>
          </table:table-cell>
          <table:table-cell table:style-name="ce46" office:value-type="string">
            <text:p>“factom-cli addoutput transaction07 factoid-wallet-address-name01 4.44444444”</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3.2</text:p>
          </table:table-cell>
          <table:table-cell table:style-name="ce47" table:number-columns-spanned="5" table:number-rows-spanned="1" office:value-type="string">
            <text:p>ADD 2ND OUTPUT TO 1ST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3.2.1</text:p>
          </table:table-cell>
          <table:table-cell table:style-name="ce46" office:value-type="string">
            <text:p>Add 5.55555555 output to 1st factoid wallet address to transaction</text:p>
          </table:table-cell>
          <table:table-cell table:style-name="ce46" office:value-type="string">
            <text:p>“factom-cli addoutput transaction07 factoid-wallet-address-name01 5.55555555”</text:p>
          </table:table-cell>
          <table:table-cell table:style-name="ce46" office:value-type="string">
            <text:p>"output added"</text:p>
          </table:table-cell>
          <table:table-cell table:style-name="ce46" office:value-type="string">
            <text:p>"Success adding output"</text:p>
          </table:table-cell>
          <table:table-cell table:style-name="ce76" office:value-type="string">
            <text:p>new output overrides previous output
</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3.3</text:p>
          </table:table-cell>
          <table:table-cell table:style-name="ce47" table:number-columns-spanned="5" table:number-rows-spanned="1" office:value-type="string">
            <text:p>ADD OUTPUT TO 2ND FACTOID WALLET ADDRESS TO TRANSACTION</text:p>
          </table:table-cell>
          <table:covered-table-cell table:number-columns-repeated="4"/>
          <table:table-cell table:number-columns-repeated="21" table:style-name="ce39"/>
        </table:table-row>
        <table:table-row table:style-name="ro2">
          <table:table-cell table:style-name="ce75" office:value-type="string">
            <text:p>2.8.3.3.1</text:p>
          </table:table-cell>
          <table:table-cell table:style-name="ce46" office:value-type="string">
            <text:p>Add 6.66666666 output to small factoid wallet address to transaction</text:p>
          </table:table-cell>
          <table:table-cell table:style-name="ce46" office:value-type="string">
            <text:p>“factom-cli addoutput transaction07 factoid-wallet-address-name02 6.66666666”</text:p>
          </table:table-cell>
          <table:table-cell table:style-name="ce46" office:value-type="string">
            <text:p>"output added"</text:p>
          </table:table-cell>
          <table:table-cell table:style-name="ce46" office:value-type="string">
            <text:p>"Success adding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4</text:p>
          </table:table-cell>
          <table:table-cell table:style-name="ce47" table:number-columns-spanned="5" table:number-rows-spanned="1" office:value-type="string">
            <text:p>ADD ENTRY CREDIT PURCHASES TO TRANSACTION</text:p>
          </table:table-cell>
          <table:covered-table-cell table:number-columns-repeated="4"/>
          <table:table-cell table:number-columns-repeated="21" table:style-name="ce39"/>
        </table:table-row>
        <table:table-row table:style-name="ro2">
          <table:table-cell table:style-name="ce70" office:value-type="string">
            <text:p>2.8.4.1</text:p>
          </table:table-cell>
          <table:table-cell table:style-name="ce47" table:number-columns-spanned="5" table:number-rows-spanned="1" office:value-type="string">
            <text:p>ADD 1ST PURCHASE TO 1ST ENTRY CREDIT WALLET ADDRESS TO TRANSACTION</text:p>
          </table:table-cell>
          <table:covered-table-cell table:number-columns-repeated="4"/>
          <table:table-cell table:number-columns-repeated="21" table:style-name="ce39"/>
        </table:table-row>
        <table:table-row table:style-name="ro2">
          <table:table-cell table:style-name="ce75" office:value-type="string">
            <text:p>2.8.4.1.1</text:p>
          </table:table-cell>
          <table:table-cell table:style-name="ce46" office:value-type="string">
            <text:p>Add 7 factoids worth purchase of entry credits to 1st entry credit wallet address to transaction</text:p>
          </table:table-cell>
          <table:table-cell table:style-name="ce46" office:value-type="string">
            <text:p>“factom-cli addecoutput transaction07" ECWALLETADDRESSKEY01" 7”</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4.2</text:p>
          </table:table-cell>
          <table:table-cell table:style-name="ce47" table:number-columns-spanned="5" table:number-rows-spanned="1" office:value-type="string">
            <text:p>ADD 2ND PURCHASE TO 1ST ENTRY CREDIT WALLET ADDRESS TO TRANSACTION</text:p>
          </table:table-cell>
          <table:covered-table-cell table:number-columns-repeated="4"/>
          <table:table-cell table:number-columns-repeated="21" table:style-name="ce39"/>
        </table:table-row>
        <table:table-row table:style-name="ro2">
          <table:table-cell table:style-name="ce75" office:value-type="string">
            <text:p>2.7.4.2.1</text:p>
          </table:table-cell>
          <table:table-cell table:style-name="ce46" office:value-type="string">
            <text:p>Add 8 factoids worth purchase of entry credits to 1st entry credit wallet address to transaction</text:p>
          </table:table-cell>
          <table:table-cell table:style-name="ce46" office:value-type="string">
            <text:p>“factom-cli addecoutput transaction07" ECWALLETADDRESSKEY01" 8”</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new entry credit purchase overrides previous entry credit purchase</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4.3</text:p>
          </table:table-cell>
          <table:table-cell table:style-name="ce47" table:number-columns-spanned="5" table:number-rows-spanned="1" office:value-type="string">
            <text:p>ADD 2ND PURCHASE TO 1ST ENTRY CREDIT WALLET ADDRESS TO TRANSACTION</text:p>
          </table:table-cell>
          <table:covered-table-cell table:number-columns-repeated="4"/>
          <table:table-cell table:number-columns-repeated="21" table:style-name="ce39"/>
        </table:table-row>
        <table:table-row table:style-name="ro2">
          <table:table-cell table:style-name="ce75" office:value-type="string">
            <text:p>2.8.4.3.1</text:p>
          </table:table-cell>
          <table:table-cell table:style-name="ce46" office:value-type="string">
            <text:p>Add 9 factoids worth purchase of entry credits to small entry credit wallet address to transaction</text:p>
          </table:table-cell>
          <table:table-cell table:style-name="ce46" office:value-type="string">
            <text:p>“factom-cli addecoutput transaction07" ECWALLETADDRESSKEY02" 9”</text:p>
          </table:table-cell>
          <table:table-cell table:style-name="ce46" office:value-type="string">
            <text:p>"entry credits added"</text:p>
          </table:table-cell>
          <table:table-cell table:style-name="ce46" office:value-type="string">
            <text:p>"Success adding Entry Credit Out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5</text:p>
          </table:table-cell>
          <table:table-cell table:style-name="ce47" table:number-columns-spanned="5" table:number-rows-spanned="1" office:value-type="string">
            <text:p>ADD CORRECT FEE TO TRANSACTION</text:p>
          </table:table-cell>
          <table:covered-table-cell table:number-columns-repeated="4"/>
          <table:table-cell table:number-columns-repeated="21" table:style-name="ce39"/>
        </table:table-row>
        <table:table-row table:style-name="ro2">
          <table:table-cell table:style-name="ce75" office:value-type="string">
            <text:p>2.8.5.1</text:p>
          </table:table-cell>
          <table:table-cell table:style-name="ce46" office:value-type="string">
            <text:p>Add correct fee to transaction</text:p>
          </table:table-cell>
          <table:table-cell table:style-name="ce77" office:value-type="string">
            <text:p>"factom-cli addfee transaction07 factoid-wallet-address-name02"</text:p>
          </table:table-cell>
          <table:table-cell table:style-name="ce46" office:value-type="string">
            <text:p>"inputs must equal ouputs plus entry credit outputs"</text:p>
          </table:table-cell>
          <table:table-cell table:style-name="ce77" office:value-type="string">
            <text:p>"Addfee requires that all the inputs balance the outputs.
The total inputs of your transaction are                          30.77777779
The total outputs + ecoutputs of your transaction are             29.22222221"</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6</text:p>
          </table:table-cell>
          <table:table-cell table:style-name="ce47" table:number-columns-spanned="5" table:number-rows-spanned="1" office:value-type="string">
            <text:p>SIGN TRANSACTION</text:p>
          </table:table-cell>
          <table:covered-table-cell table:number-columns-repeated="4"/>
          <table:table-cell table:number-columns-repeated="21" table:style-name="ce39"/>
        </table:table-row>
        <table:table-row table:style-name="ro2">
          <table:table-cell table:style-name="ce75" office:value-type="string">
            <text:p>2.8.6.1</text:p>
          </table:table-cell>
          <table:table-cell table:style-name="ce46" office:value-type="string">
            <text:p>Sign transaction</text:p>
          </table:table-cell>
          <table:table-cell table:style-name="ce46" office:value-type="string">
            <text:p>“factom-cli sign transaction07”</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7</text:p>
          </table:table-cell>
          <table:table-cell table:style-name="ce47" table:number-columns-spanned="5" table:number-rows-spanned="1" office:value-type="string">
            <text:p>GET TRANSACTION FEE</text:p>
          </table:table-cell>
          <table:covered-table-cell table:number-columns-repeated="4"/>
          <table:table-cell table:number-columns-repeated="21" table:style-name="ce39"/>
        </table:table-row>
        <table:table-row table:style-name="ro2">
          <table:table-cell table:style-name="ce75" office:value-type="string">
            <text:p>2.8.7.1</text:p>
          </table:table-cell>
          <table:table-cell table:style-name="ce46" office:value-type="string">
            <text:p>Ask for current transaction fee</text:p>
          </table:table-cell>
          <table:table-cell table:style-name="ce46" office:value-type="string">
            <text:p>“factom-cli transactions”</text:p>
          </table:table-cell>
          <table:table-cell table:style-name="ce46" office:value-type="string">
            <text:p>value of current factom transaction fee = 0.286638</text:p>
          </table:table-cell>
          <table:table-cell table:style-name="ce46" office:value-type="string">
            <text:p>“Fee Due: 0.286638"</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8</text:p>
          </table:table-cell>
          <table:table-cell table:style-name="ce47" table:number-columns-spanned="5" table:number-rows-spanned="1" office:value-type="string">
            <text:p>SUBMIT TRANSACTION</text:p>
          </table:table-cell>
          <table:covered-table-cell table:number-columns-repeated="4"/>
          <table:table-cell table:number-columns-repeated="21" table:style-name="ce39"/>
        </table:table-row>
        <table:table-row table:style-name="ro2">
          <table:table-cell table:style-name="ce75" office:value-type="string">
            <text:p>2.8.8.1</text:p>
          </table:table-cell>
          <table:table-cell table:style-name="ce46" office:value-type="string">
            <text:p>Submit transaction</text:p>
          </table:table-cell>
          <table:table-cell table:style-name="ce46" office:value-type="string">
            <text:p>“factom-cli submit transaction07”</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8.9</text:p>
          </table:table-cell>
          <table:table-cell table:style-name="ce47" table:number-columns-spanned="5" table:number-rows-spanned="1" office:value-type="string">
            <text:p>VERIFY WALLET BALANCES</text:p>
          </table:table-cell>
          <table:covered-table-cell table:number-columns-repeated="4"/>
          <table:table-cell table:number-columns-repeated="21" table:style-name="ce39"/>
        </table:table-row>
        <table:table-row table:style-name="ro2">
          <table:table-cell table:style-name="ce75" office:value-type="string">
            <text:p>2.8.9.1</text:p>
          </table:table-cell>
          <table:table-cell table:style-name="ce46" office:value-type="string">
            <text:p>List all wallet address balances</text:p>
          </table:table-cell>
          <table:table-cell table:style-name="ce46" office:value-type="string">
            <text:p>“factom-cli getaddresses”</text:p>
          </table:table-cell>
          <table:table-cell table:style-name="ce75" office:value-type="string">
            <text:p>factoid-wallet-address-name01  =  96.55555555
factoid-wallet-address-name02  =  138.99999999
ECWALLETADDRESSKEY01 = 3000
ECWALLETADDRESSKEY02 = 1350</text:p>
          </table:table-cell>
          <table:table-cell table:style-name="ce75" office:value-type="string">
            <text:p>"  Factoid Addresses

    factoid-wallet-address-name01    FA2jK2HcLnRdS94dEcU27rF3meoJfpUcZPSinpb7AwQvPRY6RL1Q            96.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text:p>
          </table:table-cell>
          <table:table-cell table:style-name="ce47" table:number-columns-spanned="5" table:number-rows-spanned="1" office:value-type="string">
            <text:p>TEST TRANSACTION PARAMETER LIMITS</text:p>
          </table:table-cell>
          <table:covered-table-cell table:number-columns-repeated="4"/>
          <table:table-cell table:number-columns-repeated="21" table:style-name="ce39"/>
        </table:table-row>
        <table:table-row table:style-name="ro2">
          <table:table-cell table:style-name="ce70" office:value-type="string">
            <text:p>2.9.1</text:p>
          </table:table-cell>
          <table:table-cell table:style-name="ce47" table:number-columns-spanned="5" table:number-rows-spanned="1" office:value-type="string">
            <text:p>ADD INPUT OF -1 FACTOIDS TO TRANSACTION</text:p>
          </table:table-cell>
          <table:covered-table-cell table:number-columns-repeated="4"/>
          <table:table-cell table:number-columns-repeated="21" table:style-name="ce39"/>
        </table:table-row>
        <table:table-row table:style-name="ro2">
          <table:table-cell table:style-name="ce75" office:value-type="string">
            <text:p>2.9.1.1</text:p>
          </table:table-cell>
          <table:table-cell table:style-name="ce46" office:value-type="string">
            <text:p>Create transaction</text:p>
          </table:table-cell>
          <table:table-cell table:style-name="ce77" office:value-type="string">
            <text:p>"factom-cli newtransaction transaction08"</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2</text:p>
          </table:table-cell>
          <table:table-cell table:style-name="ce46" office:value-type="string">
            <text:p>Add -1 input to transaction</text:p>
          </table:table-cell>
          <table:table-cell table:style-name="ce46" office:value-type="string">
            <text:p>“factom-cli addinput transaction08 factoid-wallet-address-name01 -1”</text:p>
          </table:table-cell>
          <table:table-cell table:style-name="ce46" office:value-type="string">
            <text:p>"input not added because out of range"</text:p>
          </table:table-cell>
          <table:table-cell table:style-name="ce46" office:value-type="string">
            <text:p>"Amount is out of range"</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3</text:p>
          </table:table-cell>
          <table:table-cell table:style-name="ce46" office:value-type="string">
            <text:p>Add -1 output to transaction</text:p>
          </table:table-cell>
          <table:table-cell table:style-name="ce46" office:value-type="string">
            <text:p>“factom-cli addioutput transaction08 factoid-wallet-address-name01 -1”</text:p>
          </table:table-cell>
          <table:table-cell table:style-name="ce46" office:value-type="string">
            <text:p>"output not added because out of range"</text:p>
          </table:table-cell>
          <table:table-cell table:style-name="ce46" office:value-type="string">
            <text:p>"Amount is out of range"</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4</text:p>
          </table:table-cell>
          <table:table-cell table:style-name="ce46" office:value-type="string">
            <text:p>Sign transaction</text:p>
          </table:table-cell>
          <table:table-cell table:style-name="ce46" office:value-type="string">
            <text:p>“factom-cli sign transaction08”</text:p>
          </table:table-cell>
          <table:table-cell table:style-name="ce46" office:value-type="string">
            <text:p>"transaction not signed because there are no  inputs"</text:p>
          </table:table-cell>
          <table:table-cell table:style-name="ce77"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5</text:p>
          </table:table-cell>
          <table:table-cell table:style-name="ce46" office:value-type="string">
            <text:p>Submit transaction</text:p>
          </table:table-cell>
          <table:table-cell table:style-name="ce46" office:value-type="string">
            <text:p>“factom-cli submit transaction08”</text:p>
          </table:table-cell>
          <table:table-cell table:style-name="ce46" office:value-type="string">
            <text:p>"transaction submission rejected because it's unsigned"</text:p>
          </table:table-cell>
          <table:table-cell table:style-name="ce46"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6</text:p>
          </table:table-cell>
          <table:table-cell table:style-name="ce46" office:value-type="string">
            <text:p>Delete transaction</text:p>
          </table:table-cell>
          <table:table-cell table:style-name="ce46" office:value-type="string">
            <text:p>"factom-cli deletetransaction transaction08"</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7</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6.55555555"</text:p>
          </table:table-cell>
          <table:table-cell table:style-name="ce46" office:value-type="string">
            <text:p>" Factoid Addresses

    factoid-wallet-address-name01    FA2jK2HcLnRdS94dEcU27rF3meoJfpUcZPSinpb7AwQvPRY6RL1Q            96.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2</text:p>
          </table:table-cell>
          <table:table-cell table:style-name="ce47" table:number-columns-spanned="5" table:number-rows-spanned="1" office:value-type="string">
            <text:p>ADD INPUT OF 0 FACTOIDS TO TRANSACTION</text:p>
          </table:table-cell>
          <table:covered-table-cell table:number-columns-repeated="4"/>
          <table:table-cell table:number-columns-repeated="21" table:style-name="ce39"/>
        </table:table-row>
        <table:table-row table:style-name="ro2">
          <table:table-cell table:style-name="ce75" office:value-type="string">
            <text:p>2.9.2.1</text:p>
          </table:table-cell>
          <table:table-cell table:style-name="ce46" office:value-type="string">
            <text:p>Create transaction</text:p>
          </table:table-cell>
          <table:table-cell table:style-name="ce77" office:value-type="string">
            <text:p>"factom-cli newtransaction transaction09"</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2</text:p>
          </table:table-cell>
          <table:table-cell table:style-name="ce46" office:value-type="string">
            <text:p>Add 0 input to transaction</text:p>
          </table:table-cell>
          <table:table-cell table:style-name="ce46" office:value-type="string">
            <text:p>“factom-cli addinput transaction09 factoid-wallet-address-name01 0”</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3</text:p>
          </table:table-cell>
          <table:table-cell table:style-name="ce46" office:value-type="string">
            <text:p>Sign transaction</text:p>
          </table:table-cell>
          <table:table-cell table:style-name="ce46" office:value-type="string">
            <text:p>“factom-cli sign transaction09”</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 - because fee amount is unknown when transaction signing is done</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4</text:p>
          </table:table-cell>
          <table:table-cell table:style-name="ce46" office:value-type="string">
            <text:p>Submit transaction</text:p>
          </table:table-cell>
          <table:table-cell table:style-name="ce46" office:value-type="string">
            <text:p>“factom-cli submit transaction09”</text:p>
          </table:table-cell>
          <table:table-cell table:style-name="ce46" office:value-type="string">
            <text:p>"transaction submission rejected because inputs do not cover outputs, entry credits, and transaction fee"</text:p>
          </table:table-cell>
          <table:table-cell table:style-name="ce46" office:value-type="string">
            <text:p>"The inputs 0.0 do not cover the outputs 0.0,
the Entry Credit outputs 0.0, and the required fee 0.0133333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5</text:p>
          </table:table-cell>
          <table:table-cell table:style-name="ce46" office:value-type="string">
            <text:p>Delete transaction</text:p>
          </table:table-cell>
          <table:table-cell table:style-name="ce46" office:value-type="string">
            <text:p>"factom-cli deletetransaction transaction09"</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2.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6.55555555"</text:p>
          </table:table-cell>
          <table:table-cell table:style-name="ce46" office:value-type="string">
            <text:p>"Factoid Addresses

    factoid-wallet-address-name01    FA2jK2HcLnRdS94dEcU27rF3meoJfpUcZPSinpb7AwQvPRY6RL1Q            96.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3</text:p>
          </table:table-cell>
          <table:table-cell table:style-name="ce47" table:number-columns-spanned="5" table:number-rows-spanned="1" office:value-type="string">
            <text:p>ADD TOO SMALL INPUT OF 0.000000009 FACTOIDS TO TRANSACTION</text:p>
          </table:table-cell>
          <table:covered-table-cell table:number-columns-repeated="4"/>
          <table:table-cell table:style-name="ce83"/>
          <table:table-cell table:style-name="ce74"/>
          <table:table-cell table:number-columns-repeated="19" table:style-name="ce39"/>
        </table:table-row>
        <table:table-row table:style-name="ro2">
          <table:table-cell table:style-name="ce75" office:value-type="string">
            <text:p>2.9.3.1</text:p>
          </table:table-cell>
          <table:table-cell table:style-name="ce46" office:value-type="string">
            <text:p>Create transaction</text:p>
          </table:table-cell>
          <table:table-cell table:style-name="ce77" office:value-type="string">
            <text:p>"factom-cli newtransaction transaction10"</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3.2</text:p>
          </table:table-cell>
          <table:table-cell table:style-name="ce46" office:value-type="string">
            <text:p>Add 0.000000009 input to transaction</text:p>
          </table:table-cell>
          <table:table-cell table:style-name="ce46" office:value-type="string">
            <text:p>“factom-cli addinput transaction10 factoid-wallet-address-name01 0.000000009”</text:p>
          </table:table-cell>
          <table:table-cell table:style-name="ce46" office:value-type="string">
            <text:p>"input not added because amount is too small</text:p>
          </table:table-cell>
          <table:table-cell table:style-name="ce46" office:value-type="string">
            <text:p>"Format Error in amount"</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3.3</text:p>
          </table:table-cell>
          <table:table-cell table:style-name="ce46" office:value-type="string">
            <text:p>Sign transaction</text:p>
          </table:table-cell>
          <table:table-cell table:style-name="ce46" office:value-type="string">
            <text:p>“factom-cli sign transaction10”</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 - because fee amount is unknown when transaction signing is done</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3.4</text:p>
          </table:table-cell>
          <table:table-cell table:style-name="ce46" office:value-type="string">
            <text:p>Submit transaction</text:p>
          </table:table-cell>
          <table:table-cell table:style-name="ce46" office:value-type="string">
            <text:p>“factom-cli submit transaction10”</text:p>
          </table:table-cell>
          <table:table-cell table:style-name="ce46" office:value-type="string">
            <text:p>"transaction submission rejected because inputs do not cover outputs, entry credits, and transaction fee"</text:p>
          </table:table-cell>
          <table:table-cell table:style-name="ce46" office:value-type="string">
            <text:p>"The inputs 0.0 do not cover the outputs 0.0,
the Entry Credit outputs 0.0, and the required fee 0.0013333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3.5</text:p>
          </table:table-cell>
          <table:table-cell table:style-name="ce46" office:value-type="string">
            <text:p>Delete transaction</text:p>
          </table:table-cell>
          <table:table-cell table:style-name="ce46" office:value-type="string">
            <text:p>"factom-cli deletetransaction transaction10"</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3.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6.55555555"</text:p>
          </table:table-cell>
          <table:table-cell table:style-name="ce46" office:value-type="string">
            <text:p>"Factoid Addresses

    factoid-wallet-address-name01    FA2jK2HcLnRdS94dEcU27rF3meoJfpUcZPSinpb7AwQvPRY6RL1Q            96.55555555
    factoid-wallet-address-name02    FA2sWb8caqeAQUNFX9cF1UQ8PREV2cfZ13XoUEM82QFgvkKeXCkx           138.99999999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4</text:p>
          </table:table-cell>
          <table:table-cell table:style-name="ce47" table:number-columns-spanned="5" table:number-rows-spanned="1" office:value-type="string">
            <text:p>ADD FRACTIONAL INPUT OF FACTOIDS TO TRANSACTION</text:p>
          </table:table-cell>
          <table:covered-table-cell table:number-columns-repeated="4"/>
          <table:table-cell table:style-name="ce83"/>
          <table:table-cell table:style-name="ce74"/>
          <table:table-cell table:number-columns-repeated="19" table:style-name="ce39"/>
        </table:table-row>
        <table:table-row table:style-name="ro2">
          <table:table-cell table:style-name="ce75" office:value-type="string">
            <text:p>2.9.4.1</text:p>
          </table:table-cell>
          <table:table-cell table:style-name="ce46" office:value-type="string">
            <text:p>Create transaction</text:p>
          </table:table-cell>
          <table:table-cell table:style-name="ce77" office:value-type="string">
            <text:p>"factom-cli newtransaction transaction11"</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4.2</text:p>
          </table:table-cell>
          <table:table-cell table:style-name="ce46" office:value-type="string">
            <text:p>Add 0.5 input to transaction</text:p>
          </table:table-cell>
          <table:table-cell table:style-name="ce46" office:value-type="string">
            <text:p>“factom-cli addinput transaction11 factoid-wallet-address-name01 0.5”</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4.3</text:p>
          </table:table-cell>
          <table:table-cell table:style-name="ce46" office:value-type="string">
            <text:p>Sign transaction</text:p>
          </table:table-cell>
          <table:table-cell table:style-name="ce46" office:value-type="string">
            <text:p>“factom-cli sign transaction11”</text:p>
          </table:table-cell>
          <table:table-cell table:style-name="ce46" office:value-type="string">
            <text:p>"transaction signed"</text:p>
          </table:table-cell>
          <table:table-cell table:style-name="ce77"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4.4</text:p>
          </table:table-cell>
          <table:table-cell table:style-name="ce46" office:value-type="string">
            <text:p>Submit transaction</text:p>
          </table:table-cell>
          <table:table-cell table:style-name="ce46" office:value-type="string">
            <text:p>“factom-cli submit transaction11”</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4.5</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6.05555555"</text:p>
          </table:table-cell>
          <table:table-cell table:style-name="ce46" office:value-type="string">
            <text:p>"factoid-wallet-address-name01    FA2jK2HcLnRdS94dEcU27rF3meoJfpUcZPSinpb7AwQvPRY6RL1Q            96.0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5</text:p>
          </table:table-cell>
          <table:table-cell table:style-name="ce47" table:number-columns-spanned="5" table:number-rows-spanned="1" office:value-type="string">
            <text:p>ADD FRACTIONAL INPUT OF FACTOIDS WITHOUT LEADING 0 TO TRANSACTION</text:p>
          </table:table-cell>
          <table:covered-table-cell table:number-columns-repeated="4"/>
          <table:table-cell table:style-name="ce83"/>
          <table:table-cell table:style-name="ce74"/>
          <table:table-cell table:number-columns-repeated="19" table:style-name="ce39"/>
        </table:table-row>
        <table:table-row table:style-name="ro2">
          <table:table-cell table:style-name="ce75" office:value-type="string">
            <text:p>2.9.5.1</text:p>
          </table:table-cell>
          <table:table-cell table:style-name="ce46" office:value-type="string">
            <text:p>Create transaction</text:p>
          </table:table-cell>
          <table:table-cell table:style-name="ce77" office:value-type="string">
            <text:p>"factom-cli newtransaction transaction12"</text:p>
          </table:table-cell>
          <table:table-cell table:style-name="ce46" office:value-type="string">
            <text:p>"transaction created"</text:p>
          </table:table-cell>
          <table:table-cell table:style-name="ce77"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5.2</text:p>
          </table:table-cell>
          <table:table-cell table:style-name="ce46" office:value-type="string">
            <text:p>Add .5 input to transaction</text:p>
          </table:table-cell>
          <table:table-cell table:style-name="ce46" office:value-type="string">
            <text:p>“factom-cli addinput transaction12 factoid-wallet-address-name01 .5”</text:p>
          </table:table-cell>
          <table:table-cell table:style-name="ce46" office:value-type="string">
            <text:p>"input added"</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style-name="ce39"/>
          <table:table-cell table:style-name="ce74" office:value-type="string">
            <text:p/>
          </table:table-cell>
          <table:table-cell table:number-columns-repeated="18" table:style-name="ce39"/>
        </table:table-row>
        <table:table-row table:style-name="ro2">
          <table:table-cell table:style-name="ce75" office:value-type="string">
            <text:p>2.9.5.3</text:p>
          </table:table-cell>
          <table:table-cell table:style-name="ce46" office:value-type="string">
            <text:p>Sign transaction</text:p>
          </table:table-cell>
          <table:table-cell table:style-name="ce46" office:value-type="string">
            <text:p>“factom-cli sign transaction12”</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5.4</text:p>
          </table:table-cell>
          <table:table-cell table:style-name="ce46" office:value-type="string">
            <text:p>Submit transaction</text:p>
          </table:table-cell>
          <table:table-cell table:style-name="ce46" office:value-type="string">
            <text:p>“factom-cli submit transaction12”</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5.5</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5.55555555"</text:p>
          </table:table-cell>
          <table:table-cell table:style-name="ce46" office:value-type="string">
            <text:p>"Factoid Addresses

    factoid-wallet-address-name01    FA2jK2HcLnRdS94dEcU27rF3meoJfpUcZPSinpb7AwQvPRY6RL1Q            95.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6</text:p>
          </table:table-cell>
          <table:table-cell table:style-name="ce47" table:number-columns-spanned="5" table:number-rows-spanned="1" office:value-type="string">
            <text:p>ADD INPUT LARGER THAN FACTOID BALANCE TO TRANSACTION</text:p>
          </table:table-cell>
          <table:covered-table-cell table:number-columns-repeated="4"/>
          <table:table-cell table:number-columns-repeated="2" table:style-name="ce74"/>
          <table:table-cell table:number-columns-repeated="19" table:style-name="ce39"/>
        </table:table-row>
        <table:table-row table:style-name="ro2">
          <table:table-cell table:style-name="ce75" office:value-type="string">
            <text:p>2.9.6.1</text:p>
          </table:table-cell>
          <table:table-cell table:style-name="ce46" office:value-type="string">
            <text:p>Create transaction</text:p>
          </table:table-cell>
          <table:table-cell table:style-name="ce77" office:value-type="string">
            <text:p>"factom-cli newtransaction transaction13"</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2</text:p>
          </table:table-cell>
          <table:table-cell table:style-name="ce46" office:value-type="string">
            <text:p>Add input larger than balance to transaction</text:p>
          </table:table-cell>
          <table:table-cell table:style-name="ce46" office:value-type="string">
            <text:p>“factom-cli addinput transaction13 factoid-wallet-address-name01 100”</text:p>
          </table:table-cell>
          <table:table-cell table:style-name="ce46" office:value-type="string">
            <text:p>"transaction input rejected because it's larger than the balance of the factoid wallet address"</text:p>
          </table:table-cell>
          <table:table-cell table:style-name="ce46" office:value-type="string">
            <text:p>"Success adding Input"</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3</text:p>
          </table:table-cell>
          <table:table-cell table:style-name="ce46" office:value-type="string">
            <text:p>Sign transaction</text:p>
          </table:table-cell>
          <table:table-cell table:style-name="ce46" office:value-type="string">
            <text:p>“factom-cli sign transaction13”</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4</text:p>
          </table:table-cell>
          <table:table-cell table:style-name="ce46" office:value-type="string">
            <text:p>Submit transaction</text:p>
          </table:table-cell>
          <table:table-cell table:style-name="ce46" office:value-type="string">
            <text:p>“factom-cli submit transaction13”</text:p>
          </table:table-cell>
          <table:table-cell table:style-name="ce46" office:value-type="string">
            <text:p>"submission rejected because insufficient factoids in factoid wallet addresses"</text:p>
          </table:table-cell>
          <table:table-cell table:style-name="ce46" office:value-type="string">
            <text:p>"Not enough funds in input addresses for the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5</text:p>
          </table:table-cell>
          <table:table-cell table:style-name="ce46" office:value-type="string">
            <text:p>Delete transaction</text:p>
          </table:table-cell>
          <table:table-cell table:style-name="ce46" office:value-type="string">
            <text:p>"factom-cli deletetransaction transaction13"</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6.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5.55555555"</text:p>
          </table:table-cell>
          <table:table-cell table:style-name="ce46" office:value-type="string">
            <text:p>"Factoid Addresses

    factoid-wallet-address-name01    FA2jK2HcLnRdS94dEcU27rF3meoJfpUcZPSinpb7AwQvPRY6RL1Q            95.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2.9.7</text:p>
          </table:table-cell>
          <table:table-cell table:style-name="ce47" table:number-columns-spanned="5" table:number-rows-spanned="1" office:value-type="string">
            <text:p>ADD LARGEST ALLOWABLE INPUT OF 92233720368.54775806 FACTOIDS TO TRANSACTION</text:p>
          </table:table-cell>
          <table:covered-table-cell table:number-columns-repeated="4"/>
          <table:table-cell table:number-columns-repeated="2" table:style-name="ce74"/>
          <table:table-cell table:number-columns-repeated="19" table:style-name="ce39"/>
        </table:table-row>
        <table:table-row table:style-name="ro2">
          <table:table-cell table:style-name="ce75" office:value-type="string">
            <text:p>2.9.7.1</text:p>
          </table:table-cell>
          <table:table-cell table:style-name="ce46" office:value-type="string">
            <text:p>Create transaction</text:p>
          </table:table-cell>
          <table:table-cell table:style-name="ce77" office:value-type="string">
            <text:p>"factom-cli newtransaction transaction14"</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7.2</text:p>
          </table:table-cell>
          <table:table-cell table:style-name="ce46" office:value-type="string">
            <text:p>Add largest allowable input to transaction</text:p>
          </table:table-cell>
          <table:table-cell table:style-name="ce46" office:value-type="string">
            <text:p>"factom-cli addinput transaction14 factoid-wallet-address-name01 92233720368.54775806"</text:p>
          </table:table-cell>
          <table:table-cell table:style-name="ce46" office:value-type="string">
            <text:p>"input added"</text:p>
          </table:table-cell>
          <table:table-cell table:style-name="ce46" office:value-type="string">
            <text:p>"Success adding Input"</text:p>
          </table:table-cell>
          <table:table-cell table:style-name="ce76"/>
          <table:table-cell table:number-columns-repeated="2" table:style-name="ce74"/>
          <table:table-cell table:number-columns-repeated="19" table:style-name="ce39"/>
        </table:table-row>
        <table:table-row table:style-name="ro2">
          <table:table-cell table:style-name="ce75" office:value-type="string">
            <text:p>2.9.7.3</text:p>
          </table:table-cell>
          <table:table-cell table:style-name="ce46" office:value-type="string">
            <text:p>Sign transaction</text:p>
          </table:table-cell>
          <table:table-cell table:style-name="ce46" office:value-type="string">
            <text:p>“factom-cli sign transaction14”</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7.4</text:p>
          </table:table-cell>
          <table:table-cell table:style-name="ce46" office:value-type="string">
            <text:p>Submit transaction</text:p>
          </table:table-cell>
          <table:table-cell table:style-name="ce46" office:value-type="string">
            <text:p>“factom-cli submit transaction14”</text:p>
          </table:table-cell>
          <table:table-cell table:style-name="ce46" office:value-type="string">
            <text:p>"submission rejected because insufficient factoids in factoid wallet addresses"</text:p>
          </table:table-cell>
          <table:table-cell table:style-name="ce46" office:value-type="string">
            <text:p>"Not enough funds in input addresses for the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7.5</text:p>
          </table:table-cell>
          <table:table-cell table:style-name="ce46" office:value-type="string">
            <text:p>Delete transaction</text:p>
          </table:table-cell>
          <table:table-cell table:style-name="ce46" office:value-type="string">
            <text:p>"factom-cli deletetransaction transaction14"</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84" office:value-type="string">
            <text:p>2.9.7.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3  =           95.55555555"</text:p>
          </table:table-cell>
          <table:table-cell table:style-name="ce46" office:value-type="string">
            <text:p>"Factoid Addresses

    factoid-wallet-address-name01    FA2jK2HcLnRdS94dEcU27rF3meoJfpUcZPSinpb7AwQvPRY6RL1Q            95.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0" office:value-type="string">
            <text:p>2.9.8</text:p>
          </table:table-cell>
          <table:table-cell table:style-name="ce47" table:number-columns-spanned="5" table:number-rows-spanned="1" office:value-type="string">
            <text:p>ADD TOO LARGE INPUT OF 92233720369 FACTOIDS TO TRANSACTION</text:p>
          </table:table-cell>
          <table:covered-table-cell table:number-columns-repeated="4"/>
          <table:table-cell table:number-columns-repeated="2" table:style-name="ce65"/>
          <table:table-cell table:number-columns-repeated="19" table:style-name="ce39"/>
        </table:table-row>
        <table:table-row table:style-name="ro2">
          <table:table-cell table:style-name="ce75" office:value-type="string">
            <text:p>2.9.8.1</text:p>
          </table:table-cell>
          <table:table-cell table:style-name="ce46" office:value-type="string">
            <text:p>Create transaction</text:p>
          </table:table-cell>
          <table:table-cell table:style-name="ce77" office:value-type="string">
            <text:p>"factom-cli newtransaction transaction15"</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8.2</text:p>
          </table:table-cell>
          <table:table-cell table:style-name="ce46" office:value-type="string">
            <text:p>Add 92233720369 input to transaction</text:p>
          </table:table-cell>
          <table:table-cell table:style-name="ce46" office:value-type="string">
            <text:p>“factom-cli addinput transaction15 factoid-wallet-address-name01 92233720369”</text:p>
          </table:table-cell>
          <table:table-cell table:style-name="ce46" office:value-type="string">
            <text:p>"Transaction input out of range"</text:p>
          </table:table-cell>
          <table:table-cell table:style-name="ce46" office:value-type="string">
            <text:p>"Amount is out of range"</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8.3</text:p>
          </table:table-cell>
          <table:table-cell table:style-name="ce46" office:value-type="string">
            <text:p>Sign transaction</text:p>
          </table:table-cell>
          <table:table-cell table:style-name="ce46" office:value-type="string">
            <text:p>“factom-cli sign transaction15”</text:p>
          </table:table-cell>
          <table:table-cell table:style-name="ce46" office:value-type="string">
            <text:p>"transaction not signed because there are no  inputs"</text:p>
          </table:table-cell>
          <table:table-cell table:style-name="ce46"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8.4</text:p>
          </table:table-cell>
          <table:table-cell table:style-name="ce46" office:value-type="string">
            <text:p>Submit transaction</text:p>
          </table:table-cell>
          <table:table-cell table:style-name="ce46" office:value-type="string">
            <text:p>“factom-cli submit transaction15”</text:p>
          </table:table-cell>
          <table:table-cell table:style-name="ce46" office:value-type="string">
            <text:p>"transaction submission rejected because it's unsigned"</text:p>
          </table:table-cell>
          <table:table-cell table:style-name="ce46" office:value-type="string">
            <text:p>"Transactions (other than the coinbase) must have at least one input"</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8.5</text:p>
          </table:table-cell>
          <table:table-cell table:style-name="ce46" office:value-type="string">
            <text:p>Delete transaction</text:p>
          </table:table-cell>
          <table:table-cell table:style-name="ce46" office:value-type="string">
            <text:p>"factom-cli deletetransaction transaction15"</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8.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95.55555555"</text:p>
          </table:table-cell>
          <table:table-cell table:style-name="ce46" office:value-type="string">
            <text:p>"Factoid Addresses

    factoid-wallet-address-name01    FA2jK2HcLnRdS94dEcU27rF3meoJfpUcZPSinpb7AwQvPRY6RL1Q            95.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2.9.9</text:p>
          </table:table-cell>
          <table:table-cell table:style-name="ce47" table:number-columns-spanned="5" table:number-rows-spanned="1" office:value-type="string">
            <text:p>CREATE LARGEST ALLOWABLE TRANSACTION (10KB)</text:p>
          </table:table-cell>
          <table:covered-table-cell table:number-columns-repeated="4"/>
          <table:table-cell table:number-columns-repeated="2" table:style-name="ce65"/>
          <table:table-cell table:number-columns-repeated="19" table:style-name="ce39"/>
        </table:table-row>
        <table:table-row table:style-name="ro2">
          <table:table-cell table:style-name="ce75" office:value-type="string">
            <text:p>2.9.9.1</text:p>
          </table:table-cell>
          <table:table-cell table:style-name="ce46" office:value-type="string">
            <text:p>Create transaction</text:p>
          </table:table-cell>
          <table:table-cell table:style-name="ce77" office:value-type="string">
            <text:p>"factom-cli newtransaction transaction16"</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9.2</text:p>
          </table:table-cell>
          <table:table-cell table:style-name="ce46" office:value-type="string">
            <text:p>Add 76 inputs to transaction</text:p>
          </table:table-cell>
          <table:table-cell table:style-name="ce46" office:value-type="string">
            <text:p>“for ((i=0; i &lt; 76; i++)); do
    factom-cli newtransaction transfertransaction$i
    factom-cli addinput transfertransaction$i factoid-wallet-address-name01 1
    factom-cli generateaddress fct input-address-name$i
    factom-cli addoutput transfertransaction$i input-address-name$i 0.9
    factom-cli sign transfertransaction$i
    factom-cli submit transfertransaction$i
    j=`echo "scale=8;$i/100" | bc`
    factom-cli addinput transaction16 input-address-name$i $j
done”</text:p>
          </table:table-cell>
          <table:table-cell table:style-name="ce46" office:value-type="string">
            <text:p>"Success building a transaction
Success adding Input
fct  = "TEMPINPUTWALLETADDRESS
"Success adding output
Success signing transaction
Successfully submitted the transaction
Success adding Input"
.
.
.
</text:p>
          </table:table-cell>
          <table:table-cell table:style-name="ce46" office:value-type="string">
            <text:p>"Success building a transaction
Success adding Input
fct  =  FA2dSGPHVYSwCcVsLbGwSbcmnwVY7eH1MgTPmmavVqdUHma8Aesz
Success adding output
Success signing transaction
Successfully submitted the transaction
Success adding Input"
.
.
.
</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9.3</text:p>
          </table:table-cell>
          <table:table-cell table:style-name="ce46" office:value-type="string">
            <text:p>Sign transaction</text:p>
          </table:table-cell>
          <table:table-cell table:style-name="ce46" office:value-type="string">
            <text:p>“factom-cli sign transaction16”</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9.4</text:p>
          </table:table-cell>
          <table:table-cell table:style-name="ce46" office:value-type="string">
            <text:p>Submit transaction</text:p>
          </table:table-cell>
          <table:table-cell table:style-name="ce46" office:value-type="string">
            <text:p>“factom-cli submit transaction16”</text:p>
          </table:table-cell>
          <table:table-cell table:style-name="ce46" office:value-type="string">
            <text:p>"submission accepted"</text:p>
          </table:table-cell>
          <table:table-cell table:style-name="ce46" office:value-type="string">
            <text:p>"Successfully submitted the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9.5</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19.55555555"</text:p>
          </table:table-cell>
          <table:table-cell table:style-name="ce46" office:value-type="string">
            <text:p>" Factoid Addresses

    factoid-wallet-address-name01    FA2jK2HcLnRdS94dEcU27rF3meoJfpUcZPSinpb7AwQvPRY6RL1Q            19.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0" office:value-type="string">
            <text:p>2.9.10</text:p>
          </table:table-cell>
          <table:table-cell table:style-name="ce47" table:number-columns-spanned="5" table:number-rows-spanned="1" office:value-type="string">
            <text:p>TRY TO CREATE TRANSACTION LARGER THAN ALLOWABLE (&gt;10KB)</text:p>
          </table:table-cell>
          <table:covered-table-cell table:number-columns-repeated="4"/>
          <table:table-cell table:number-columns-repeated="2" table:style-name="ce65"/>
          <table:table-cell table:number-columns-repeated="19" table:style-name="ce39"/>
        </table:table-row>
        <table:table-row table:style-name="ro2">
          <table:table-cell table:style-name="ce75" office:value-type="string">
            <text:p>2.9.10.1</text:p>
          </table:table-cell>
          <table:table-cell table:style-name="ce46" office:value-type="string">
            <text:p>Create transaction</text:p>
          </table:table-cell>
          <table:table-cell table:style-name="ce77" office:value-type="string">
            <text:p>"factom-cli newtransaction transaction17"</text:p>
          </table:table-cell>
          <table:table-cell table:style-name="ce46" office:value-type="string">
            <text:p>"transaction created"</text:p>
          </table:table-cell>
          <table:table-cell table:style-name="ce46" office:value-type="string">
            <text:p>Success building a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10.2</text:p>
          </table:table-cell>
          <table:table-cell table:style-name="ce46" office:value-type="string">
            <text:p>Add 77 inputs to transaction</text:p>
          </table:table-cell>
          <table:table-cell table:style-name="ce46" office:value-type="string">
            <text:p>“factom-cli newtransaction transfertransaction76
factom-cli addinput transfertransaction76 factoid-wallet-address-name01 1
factom-cli generateaddress fct input-address-name76
factom-cli addoutput transfertransaction76 input-address-name76 0.9
factom-cli sign transfertransaction76
factom-cli submit transfertransaction76
for ((i=0; i &lt; 77; i++)); do
    j=`echo "scale=8;$i/100" | bc`
    factom-cli addinput transaction17 input-address-name$i $j
done”</text:p>
          </table:table-cell>
          <table:table-cell table:style-name="ce46" office:value-type="string">
            <text:p>"input added"</text:p>
          </table:table-cell>
          <table:table-cell table:style-name="ce46" office:value-type="string">
            <text:p>"Success adding Input
Success adding Input
              .
              .
              .
"</text:p>
          </table:table-cell>
          <table:table-cell table:style-name="ce76" office:value-type="string">
            <text:p>OK</text:p>
          </table:table-cell>
          <table:table-cell table:style-name="ce74" office:value-type="float" office:value="1">
            <text:p>1</text:p>
          </table:table-cell>
          <table:table-cell table:style-name="ce84"/>
          <table:table-cell table:number-columns-repeated="19" table:style-name="ce39"/>
        </table:table-row>
        <table:table-row table:style-name="ro2">
          <table:table-cell table:style-name="ce75" office:value-type="string">
            <text:p>2.9.10.3</text:p>
          </table:table-cell>
          <table:table-cell table:style-name="ce46" office:value-type="string">
            <text:p>Sign transaction</text:p>
          </table:table-cell>
          <table:table-cell table:style-name="ce46" office:value-type="string">
            <text:p>“factom-cli sign transaction17”</text:p>
          </table:table-cell>
          <table:table-cell table:style-name="ce46" office:value-type="string">
            <text:p>"transaction signed"</text:p>
          </table:table-cell>
          <table:table-cell table:style-name="ce46" office:value-type="string">
            <text:p>"Success signing transaction"</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10.4</text:p>
          </table:table-cell>
          <table:table-cell table:style-name="ce46" office:value-type="string">
            <text:p>Submit transaction</text:p>
          </table:table-cell>
          <table:table-cell table:style-name="ce46" office:value-type="string">
            <text:p>“factom-cli submit transaction17”</text:p>
          </table:table-cell>
          <table:table-cell table:style-name="ce46" office:value-type="string">
            <text:p>"transaction rejected because too large"</text:p>
          </table:table-cell>
          <table:table-cell table:style-name="ce46" office:value-type="string">
            <text:p>"Transaction is greater than the max transaction size"</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5" office:value-type="string">
            <text:p>2.9.10.5</text:p>
          </table:table-cell>
          <table:table-cell table:style-name="ce46" office:value-type="string">
            <text:p>Delete transaction</text:p>
          </table:table-cell>
          <table:table-cell table:style-name="ce46" office:value-type="string">
            <text:p>"factom-cli deletetransaction transaction15"</text:p>
          </table:table-cell>
          <table:table-cell table:style-name="ce46" office:value-type="string">
            <text:p>"transaction deleted"</text:p>
          </table:table-cell>
          <table:table-cell table:style-name="ce46" office:value-type="string">
            <text:p>"Success deleting transaction"</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2.9.10.6</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18.55555555"</text:p>
          </table:table-cell>
          <table:table-cell table:style-name="ce46" office:value-type="string">
            <text:p>" Factoid Addresses

    factoid-wallet-address-name01    FA2jK2HcLnRdS94dEcU27rF3meoJfpUcZPSinpb7AwQvPRY6RL1Q            18.55555555
    factoid-wallet-address-name02    FA2sWb8caqeAQUNFX9cF1UQ8PREV2cfZ13XoUEM82QFgvkKeXCkx           158.2222222
  Entry Credit Addresses

         ec-wallet-address-name01    EC1xdQWYNZT2zYpkAxXigQmAK4eKCsyxvYDMjJfLsqaZ63vLi88T           3000
         ec-wallet-address-name02    EC1mDHRwFVEKx98RWnGAoQAQU7zQzAQa3aSZ3R1fJeTy8DTubvmK           1350"</text:p>
          </table:table-cell>
          <table:table-cell table:style-name="ce76" office:value-type="string">
            <text:p>OK</text:p>
          </table:table-cell>
          <table:table-cell table:style-name="ce74" office:value-type="float" office:value="1">
            <text:p>1</text:p>
          </table:table-cell>
          <table:table-cell table:style-name="ce74"/>
          <table:table-cell table:number-columns-repeated="19" table:style-name="ce39"/>
        </table:table-row>
        <table:table-row table:style-name="ro2">
          <table:table-cell table:style-name="ce70" office:value-type="string">
            <text:p>3</text:p>
          </table:table-cell>
          <table:table-cell table:style-name="ce47" table:number-columns-spanned="5" table:number-rows-spanned="1" office:value-type="string">
            <text:p>CHAINS</text:p>
          </table:table-cell>
          <table:covered-table-cell table:number-columns-repeated="4"/>
          <table:table-cell table:number-columns-repeated="21" table:style-name="ce39"/>
        </table:table-row>
        <table:table-row table:style-name="ro2">
          <table:table-cell table:style-name="ce70" office:value-type="string">
            <text:p>3.1</text:p>
          </table:table-cell>
          <table:table-cell table:style-name="ce47" table:number-columns-spanned="5" table:number-rows-spanned="1" office:value-type="string">
            <text:p>MAKE CHAIN</text:p>
          </table:table-cell>
          <table:covered-table-cell table:number-columns-repeated="4"/>
          <table:table-cell table:number-columns-repeated="21" table:style-name="ce39"/>
        </table:table-row>
        <table:table-row table:style-name="ro2">
          <table:table-cell table:style-name="ce70" office:value-type="string">
            <text:p>3.1.1</text:p>
          </table:table-cell>
          <table:table-cell table:style-name="ce47" table:number-columns-spanned="5" table:number-rows-spanned="1" office:value-type="string">
            <text:p>TRY TO MAKE CHAIN USING NON-EXISTENT ENTRY CREDIT ADDRESS</text:p>
          </table:table-cell>
          <table:covered-table-cell table:number-columns-repeated="4"/>
          <table:table-cell table:number-columns-repeated="21" table:style-name="ce39"/>
        </table:table-row>
        <table:table-row table:style-name="ro2">
          <table:table-cell table:style-name="ce75" office:value-type="string">
            <text:p>3.1.1.1</text:p>
          </table:table-cell>
          <table:table-cell table:style-name="ce46" office:value-type="string">
            <text:p>Create a Chain using non-existent entry credit wallet address</text:p>
          </table:table-cell>
          <table:table-cell table:style-name="ce46" office:value-type="string">
            <text:p>“factom-cli mkchain -e 1 -e 1 xxx &lt;~/robertubuntu/testing/test-plans-and-scripts/Robert-API/entries/1024-8byte-entry”</text:p>
          </table:table-cell>
          <table:table-cell table:style-name="ce46" office:value-type="string">
            <text:p>"Chain not created because not enough entry credits"</text:p>
          </table:table-cell>
          <table:table-cell table:style-name="ce77" office:value-type="string">
            <text:p>“Proposed New Chain ID

CHAINID=488ad59efeafae6af0be932803b65470b908c33377f4ff99aad1fd8c68c4f463”</text:p>
          </table:table-cell>
          <table:table-cell table:style-name="ce85" office:value-type="string">
            <text:p>Rejection of command not possible until server comes back with result</text:p>
          </table:table-cell>
          <table:table-cell table:style-name="ce74" office:value-type="float" office:value="1">
            <text:p>1</text:p>
          </table:table-cell>
          <table:table-cell table:number-columns-repeated="2" table:style-name="ce74"/>
          <table:table-cell table:number-columns-repeated="18" table:style-name="ce39"/>
        </table:table-row>
        <table:table-row table:style-name="ro2">
          <table:table-cell table:style-name="ce75" office:value-type="string">
            <text:p>3.1.1.2</text:p>
          </table:table-cell>
          <table:table-cell table:style-name="ce46" office:value-type="string">
            <text:p>Wait for 1 minute for current Directory Block to close</text:p>
          </table:table-cell>
          <table:table-cell table:style-name="ce46" office:value-type="string">
            <text:p>“sleep 60”</text:p>
          </table:table-cell>
          <table:table-cell table:style-name="ce50"/>
          <table:table-cell table:style-name="ce86"/>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3</text:p>
          </table:table-cell>
          <table:table-cell table:style-name="ce46" office:value-type="string">
            <text:p>If CHAINID returned in STEP 3.1.1.1 (Create a Chain using non-existent entry credit wallet address): Get Entry Block head (latest Entry Block) by Chain ID</text:p>
          </table:table-cell>
          <table:table-cell table:style-name="ce46" office:value-type="string">
            <text:p>“factom-cli get chain “CHAINID
(CHAINID is returned by STEP 3.1.1.1 Create a Chain using non-existent entry credit wallet address)</text:p>
          </table:table-cell>
          <table:table-cell table:style-name="ce46" office:value-type="string">
            <text:p>"Chain not gotten because no such chain"</text:p>
          </table:table-cell>
          <table:table-cell table:style-name="ce46" office:value-type="string">
            <text:p>"Chain not found'"</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4</text:p>
          </table:table-cell>
          <table:table-cell table:style-name="ce46" office:value-type="string">
            <text:p>Check that cost of creating chain was not deducted from non-existent entry credit wallet address</text:p>
          </table:table-cell>
          <table:table-cell table:style-name="ce46" office:value-type="string">
            <text:p>“factom-cli balance ec xxx"</text:p>
          </table:table-cell>
          <table:table-cell table:style-name="ce46" office:value-type="string">
            <text:p>"No such entry credit wallet address"</text:p>
          </table:table-cell>
          <table:table-cell table:style-name="ce46" office:value-type="string">
            <text:p>"Address undefined or invalid"</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text:p>
          </table:table-cell>
          <table:table-cell table:style-name="ce47" table:number-columns-spanned="5" table:number-rows-spanned="1" office:value-type="string">
            <text:p>TRY TO MAKE CHAIN USING FACTOID WALLET ADDRESS RATHER THAN ENTRY CREDIT WALLET ADDRESS</text:p>
          </table:table-cell>
          <table:covered-table-cell table:number-columns-repeated="4"/>
          <table:table-cell table:number-columns-repeated="21" table:style-name="ce39"/>
        </table:table-row>
        <table:table-row table:style-name="ro2">
          <table:table-cell table:style-name="ce75" office:value-type="string">
            <text:p>3.1.2.1</text:p>
          </table:table-cell>
          <table:table-cell table:style-name="ce46" office:value-type="string">
            <text:p>List all wallet address balances</text:p>
          </table:table-cell>
          <table:table-cell table:style-name="ce46" office:value-type="string">
            <text:p>“factom-cli getaddresses”</text:p>
          </table:table-cell>
          <table:table-cell table:style-name="ce46" office:value-type="string">
            <text:p>"Balance of  factoid-wallet-address-name01  =           18.55555555"</text:p>
          </table:table-cell>
          <table:table-cell table:style-name="ce46" office:value-type="string">
            <text:p>"Balance of  factoid-wallet-address-name01  =  18.55555555"</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2</text:p>
          </table:table-cell>
          <table:table-cell table:style-name="ce46" office:value-type="string">
            <text:p>Create a Chain</text:p>
          </table:table-cell>
          <table:table-cell table:style-name="ce46" office:value-type="string">
            <text:p>“factom-cli mkchain -e 2 -e 2 xxx &lt;~/robertubuntu/testing/test-plans-and-scripts/Robert-API/entries/1024-8byte-entry”</text:p>
          </table:table-cell>
          <table:table-cell table:style-name="ce46" office:value-type="string">
            <text:p>"Chain not created because no such entry credit wallet address"</text:p>
          </table:table-cell>
          <table:table-cell table:style-name="ce77" office:value-type="string">
            <text:p>“Proposed New Chain ID
2d372ad42e9a803c3231c5f90e311faa0a6bf19ac728eba6691fa221472ef62c”</text:p>
          </table:table-cell>
          <table:table-cell table:style-name="ce85" office:value-type="string">
            <text:p>Rejection of command not possible until server comes back with result</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3</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2.4</text:p>
          </table:table-cell>
          <table:table-cell table:style-name="ce46" office:value-type="string">
            <text:p>Get Entry Block head (latest Entry Block) by Chain ID</text:p>
          </table:table-cell>
          <table:table-cell table:style-name="ce46" office:value-type="string">
            <text:p>“factom-cli get chain “CHAINID
(CHAINID is returned by STEP 3.1.2.2 Create a Chain)</text:p>
          </table:table-cell>
          <table:table-cell table:style-name="ce46" office:value-type="string">
            <text:p>"Chain not gotten because no such chain"</text:p>
          </table:table-cell>
          <table:table-cell table:style-name="ce46" office:value-type="string">
            <text:p>"Chain not found'"</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5</text:p>
          </table:table-cell>
          <table:table-cell table:style-name="ce46" office:value-type="string">
            <text:p>Check that cost of creating Chain was NOT deducted from factoid wallet address</text:p>
          </table:table-cell>
          <table:table-cell table:style-name="ce46" office:value-type="string">
            <text:p>“factom-cli getaddresses”</text:p>
          </table:table-cell>
          <table:table-cell table:style-name="ce46" office:value-type="string">
            <text:p>"Balance of  factoid-wallet-address-name01  =           18.55555555
Balance of  ec-wallet-address-name01  =  3000"</text:p>
          </table:table-cell>
          <table:table-cell table:style-name="ce46" office:value-type="string">
            <text:p>"Balance of  factoid-wallet-address-name01  =           18.55555555
Balance of  ec-wallet-address-name01  =  300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3</text:p>
          </table:table-cell>
          <table:table-cell table:style-name="ce47" table:number-columns-spanned="5" table:number-rows-spanned="1" office:value-type="string">
            <text:p>MAKE CHAIN WITH ENTRY (INCLUDING EXTERNAL IDs) = 1 byte</text:p>
          </table:table-cell>
          <table:covered-table-cell table:number-columns-repeated="4"/>
          <table:table-cell table:number-columns-repeated="21" table:style-name="ce39"/>
        </table:table-row>
        <table:table-row table:style-name="ro2">
          <table:table-cell table:style-name="ce75" office:value-type="string">
            <text:p>3.1.3.1</text:p>
          </table:table-cell>
          <table:table-cell table:style-name="ce46" office:value-type="string">
            <text:p>Create a Chain</text:p>
          </table:table-cell>
          <table:table-cell table:style-name="ce46" office:value-type="string">
            <text:p>“echo 1 | factom-cli mkchain ec-wallet-address-name01 | awk '{print $3}'”</text:p>
          </table:table-cell>
          <table:table-cell table:style-name="ce46" office:value-type="string">
            <text:p>CHAINIDGOO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3.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3.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3.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89">
            <text:p>2989</text:p>
          </table:table-cell>
          <table:table-cell table:style-name="ce46" office:value-type="string">
            <text:p>"Balance of  EC3QeegGid2C7gbpbeYoseX2gSkiYsSamsX46RXqY6v8ewfwR7hK  =  2989"</text:p>
          </table:table-cell>
          <table:table-cell table:style-name="ce76" office:value-type="string">
            <text:p>10 entry credits for the chain,
1 entry credit for entry &lt;=102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4</text:p>
          </table:table-cell>
          <table:table-cell table:style-name="ce47" table:number-columns-spanned="5" table:number-rows-spanned="1" office:value-type="string">
            <text:p>MAKE CHAIN WITH ENTRY (INCLUDING EXTERNAL IDs)  = 1024 BYTES</text:p>
          </table:table-cell>
          <table:covered-table-cell table:number-columns-repeated="4"/>
          <table:table-cell table:number-columns-repeated="21" table:style-name="ce39"/>
        </table:table-row>
        <table:table-row table:style-name="ro2">
          <table:table-cell table:style-name="ce75" office:value-type="string">
            <text:p>3.1.4.1</text:p>
          </table:table-cell>
          <table:table-cell table:style-name="ce46" office:value-type="string">
            <text:p>Create a Chain</text:p>
          </table:table-cell>
          <table:table-cell table:style-name="ce46" office:value-type="string">
            <text:p>“factom-cli mkchain -e 00 -e 00 ec-wallet-address-name01 &lt;~/robertubuntu/testing/test-plans-and-scripts/Robert-API/entries/1024-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4.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4.3</text:p>
          </table:table-cell>
          <table:table-cell table:style-name="ce46" office:value-type="string">
            <text:p>Get Entry Block head (latest Entry Block) by Chain ID</text:p>
          </table:table-cell>
          <table:table-cell table:style-name="ce46" office:value-type="string">
            <text:p>“factom-cli get chain “CHAINID
(CHAINID is returned by STEP 3.1.4.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4.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78">
            <text:p>2978</text:p>
          </table:table-cell>
          <table:table-cell table:style-name="ce46" office:value-type="string">
            <text:p>"Balance of  ec-wallet-address-name01  =  2978"</text:p>
          </table:table-cell>
          <table:table-cell table:style-name="ce76" office:value-type="string">
            <text:p>10 entry credits for the chain,
1 entry credit for entry &lt;=102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5</text:p>
          </table:table-cell>
          <table:table-cell table:style-name="ce47" table:number-columns-spanned="5" table:number-rows-spanned="1" office:value-type="string">
            <text:p>MAKE CHAIN WITH ENTRY (INCLUDING EXTERNAL IDs)  = 1025 BYTES</text:p>
          </table:table-cell>
          <table:covered-table-cell table:number-columns-repeated="4"/>
          <table:table-cell table:number-columns-repeated="21" table:style-name="ce39"/>
        </table:table-row>
        <table:table-row table:style-name="ro2">
          <table:table-cell table:style-name="ce75" office:value-type="string">
            <text:p>3.1.5.1</text:p>
          </table:table-cell>
          <table:table-cell table:style-name="ce46" office:value-type="string">
            <text:p>Create a Chain</text:p>
          </table:table-cell>
          <table:table-cell table:style-name="ce46" office:value-type="string">
            <text:p>“factom-cli mkchain -e 010 -e 10 ec-wallet-address-name01 
&lt;~/robertubuntu/testing/test-plans-and-scripts/Robert-API/entries/1024-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5.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5.3</text:p>
          </table:table-cell>
          <table:table-cell table:style-name="ce46" office:value-type="string">
            <text:p>Get Entry Block head (latest Entry Block) by Chain ID</text:p>
          </table:table-cell>
          <table:table-cell table:style-name="ce46" office:value-type="string">
            <text:p>“factom-cli get chain “CHAINID
(CHAINID is returned by STEP 3.1.5.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5.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66">
            <text:p>2966</text:p>
          </table:table-cell>
          <table:table-cell table:style-name="ce46" office:value-type="string">
            <text:p>"Balance of  ec-wallet-address-name01  =  2966"</text:p>
          </table:table-cell>
          <table:table-cell table:style-name="ce76" office:value-type="string">
            <text:p>10 entry credits for the chain,
2 entry credits for 1025&lt;= bytes entry &lt;=204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6</text:p>
          </table:table-cell>
          <table:table-cell table:style-name="ce47" table:number-columns-spanned="5" table:number-rows-spanned="1" office:value-type="string">
            <text:p>MAKE CHAIN WITH ENTRY (INCLUDING EXTERNAL IDs)  = 2048 BYTES</text:p>
          </table:table-cell>
          <table:covered-table-cell table:number-columns-repeated="4"/>
          <table:table-cell table:number-columns-repeated="21" table:style-name="ce39"/>
        </table:table-row>
        <table:table-row table:style-name="ro2">
          <table:table-cell table:style-name="ce75" office:value-type="string">
            <text:p>3.1.6.1</text:p>
          </table:table-cell>
          <table:table-cell table:style-name="ce46" office:value-type="string">
            <text:p>Create a Chain</text:p>
          </table:table-cell>
          <table:table-cell table:style-name="ce46" office:value-type="string">
            <text:p>“factom-cli mkchain -e 01 -e 01 ec-wallet-address-name01 
&lt;~/robertubuntu/testing/test-plans-and-scripts/Robert-API/entries/2048-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6.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6.3</text:p>
          </table:table-cell>
          <table:table-cell table:style-name="ce46" office:value-type="string">
            <text:p>Get Entry Block head (latest Entry Block) by Chain ID</text:p>
          </table:table-cell>
          <table:table-cell table:style-name="ce46" office:value-type="string">
            <text:p>“factom-cli get chain “CHAINID
(CHAINID is returned by STEP 3.1.6.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6.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54">
            <text:p>2954</text:p>
          </table:table-cell>
          <table:table-cell table:style-name="ce46" office:value-type="string">
            <text:p>"Balance of  ec-wallet-address-name01  =  2954"</text:p>
          </table:table-cell>
          <table:table-cell table:style-name="ce76" office:value-type="string">
            <text:p>10 entry credits for the chain,
2 entry credits for 1025&lt;= bytes entry &lt;=204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7</text:p>
          </table:table-cell>
          <table:table-cell table:style-name="ce47" table:number-columns-spanned="5" table:number-rows-spanned="1" office:value-type="string">
            <text:p>MAKE CHAIN WITH ENTRY (INCLUDING EXTERNAL IDs)  = 2049 BYTES</text:p>
          </table:table-cell>
          <table:covered-table-cell table:number-columns-repeated="4"/>
          <table:table-cell table:number-columns-repeated="21" table:style-name="ce39"/>
        </table:table-row>
        <table:table-row table:style-name="ro2">
          <table:table-cell table:style-name="ce75" office:value-type="string">
            <text:p>3.1.7.1</text:p>
          </table:table-cell>
          <table:table-cell table:style-name="ce46" office:value-type="string">
            <text:p>Create a Chain</text:p>
          </table:table-cell>
          <table:table-cell table:style-name="ce46" office:value-type="string">
            <text:p>“factom-cli mkchain -e 011 -e 11 ec-wallet-address-name01 
&lt;~/robertubuntu/testing/test-plans-and-scripts/Robert-API/entries/2048-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7.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7.3</text:p>
          </table:table-cell>
          <table:table-cell table:style-name="ce46" office:value-type="string">
            <text:p>Get Entry Block head (latest Entry Block) by Chain ID</text:p>
          </table:table-cell>
          <table:table-cell table:style-name="ce46" office:value-type="string">
            <text:p>“factom-cli get chain “CHAINID
(CHAINID is returned by STEP 3.1.7.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7.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41">
            <text:p>2941</text:p>
          </table:table-cell>
          <table:table-cell table:style-name="ce46" office:value-type="string">
            <text:p>"Balance of  ec-wallet-address-name01  =  2941"</text:p>
          </table:table-cell>
          <table:table-cell table:style-name="ce76" office:value-type="string">
            <text:p>10 entry credits for the chain,
3 entry credits for 2049&lt;= bytes entry &lt;=307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8</text:p>
          </table:table-cell>
          <table:table-cell table:style-name="ce47" table:number-columns-spanned="5" table:number-rows-spanned="1" office:value-type="string">
            <text:p>MAKE CHAIN WITH ENTRY (INCLUDING EXTERNAL IDs)  = 3072 BYTES</text:p>
          </table:table-cell>
          <table:covered-table-cell table:number-columns-repeated="4"/>
          <table:table-cell table:number-columns-repeated="21" table:style-name="ce39"/>
        </table:table-row>
        <table:table-row table:style-name="ro2">
          <table:table-cell table:style-name="ce75" office:value-type="string">
            <text:p>3.1.8.1</text:p>
          </table:table-cell>
          <table:table-cell table:style-name="ce46" office:value-type="string">
            <text:p>Create a Chain</text:p>
          </table:table-cell>
          <table:table-cell table:style-name="ce46" office:value-type="string">
            <text:p>“factom-cli mkchain -e 02 -e 02 ec-wallet-address-name01 
&lt;~/robertubuntu/testing/test-plans-and-scripts/Robert-API/entries/3072-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8.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8.3</text:p>
          </table:table-cell>
          <table:table-cell table:style-name="ce46" office:value-type="string">
            <text:p>Get Entry Block head (latest Entry Block) by Chain ID</text:p>
          </table:table-cell>
          <table:table-cell table:style-name="ce46" office:value-type="string">
            <text:p>“factom-cli get chain “CHAINID
(CHAINID is returned by STEP 3.1.8.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8.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28">
            <text:p>2928</text:p>
          </table:table-cell>
          <table:table-cell table:style-name="ce46" office:value-type="string">
            <text:p>"Balance of  ec-wallet-address-name01  =  2928"</text:p>
          </table:table-cell>
          <table:table-cell table:style-name="ce76" office:value-type="string">
            <text:p>10 entry credits for the chain,
3 entry credits for 2049&lt;= bytes entry &lt;=307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9</text:p>
          </table:table-cell>
          <table:table-cell table:style-name="ce47" table:number-columns-spanned="5" table:number-rows-spanned="1" office:value-type="string">
            <text:p>MAKE CHAIN WITH ENTRY (INCLUDING EXTERNAL IDs)  = 3073 BYTES</text:p>
          </table:table-cell>
          <table:covered-table-cell table:number-columns-repeated="4"/>
          <table:table-cell table:number-columns-repeated="21" table:style-name="ce39"/>
        </table:table-row>
        <table:table-row table:style-name="ro2">
          <table:table-cell table:style-name="ce75" office:value-type="string">
            <text:p>3.1.9.1</text:p>
          </table:table-cell>
          <table:table-cell table:style-name="ce46" office:value-type="string">
            <text:p>Create a Chain</text:p>
          </table:table-cell>
          <table:table-cell table:style-name="ce46" office:value-type="string">
            <text:p>“factom-cli mkchain -e 012 -e 12 ec-wallet-address-name01 
&lt;~/robertubuntu/testing/test-plans-and-scripts/Robert-API/entries/3072-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9.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9.3</text:p>
          </table:table-cell>
          <table:table-cell table:style-name="ce46" office:value-type="string">
            <text:p>Get Entry Block head (latest Entry Block) by Chain ID</text:p>
          </table:table-cell>
          <table:table-cell table:style-name="ce46" office:value-type="string">
            <text:p>“factom-cli get chain “CHAINID
(CHAINID is returned by STEP 3.1.9.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9.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14">
            <text:p>2914</text:p>
          </table:table-cell>
          <table:table-cell table:style-name="ce46" office:value-type="string">
            <text:p>"Balance of  ec-wallet-address-name01  =  2914"</text:p>
          </table:table-cell>
          <table:table-cell table:style-name="ce76" office:value-type="string">
            <text:p>10 entry credits for the chain,
4 entry credits for 3073&lt;= bytes entry &lt;=409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0</text:p>
          </table:table-cell>
          <table:table-cell table:style-name="ce47" table:number-columns-spanned="5" table:number-rows-spanned="1" office:value-type="string">
            <text:p>MAKE CHAIN WITH ENTRY (INCLUDING EXTERNAL IDs)  = 4096 BYTES</text:p>
          </table:table-cell>
          <table:covered-table-cell table:number-columns-repeated="4"/>
          <table:table-cell table:number-columns-repeated="21" table:style-name="ce39"/>
        </table:table-row>
        <table:table-row table:style-name="ro2">
          <table:table-cell table:style-name="ce75" office:value-type="string">
            <text:p>3.1.10.1</text:p>
          </table:table-cell>
          <table:table-cell table:style-name="ce46" office:value-type="string">
            <text:p>Create a Chain</text:p>
          </table:table-cell>
          <table:table-cell table:style-name="ce46" office:value-type="string">
            <text:p>“factom-cli mkchain -e 03 -e 03 ec-wallet-address-name01 
&lt;~/robertubuntu/testing/test-plans-and-scripts/Robert-API/entries/4096-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0.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0.3</text:p>
          </table:table-cell>
          <table:table-cell table:style-name="ce46" office:value-type="string">
            <text:p>Get Entry Block head (latest Entry Block) by Chain ID</text:p>
          </table:table-cell>
          <table:table-cell table:style-name="ce46" office:value-type="string">
            <text:p>“factom-cli get chain “CHAINID
(CHAINID is returned by STEP 3.1.10.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0.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900">
            <text:p>2900</text:p>
          </table:table-cell>
          <table:table-cell table:style-name="ce46" office:value-type="string">
            <text:p>"Balance of  ec-wallet-address-name01  =  2900"</text:p>
          </table:table-cell>
          <table:table-cell table:style-name="ce76" office:value-type="string">
            <text:p>10 entry credits for the chain,
4 entry credits for 3073&lt;= bytes entry &lt;=409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1</text:p>
          </table:table-cell>
          <table:table-cell table:style-name="ce47" table:number-columns-spanned="5" table:number-rows-spanned="1" office:value-type="string">
            <text:p>MAKE CHAIN WITH ENTRY (INCLUDING EXTERNAL IDs)  = 4097 BYTES</text:p>
          </table:table-cell>
          <table:covered-table-cell table:number-columns-repeated="4"/>
          <table:table-cell table:number-columns-repeated="21" table:style-name="ce39"/>
        </table:table-row>
        <table:table-row table:style-name="ro2">
          <table:table-cell table:style-name="ce75" office:value-type="string">
            <text:p>3.1.11.1</text:p>
          </table:table-cell>
          <table:table-cell table:style-name="ce46" office:value-type="string">
            <text:p>Create a Chain</text:p>
          </table:table-cell>
          <table:table-cell table:style-name="ce46" office:value-type="string">
            <text:p>“factom-cli mkchain -e 013 -e 13 ec-wallet-address-name01 
&lt;~/robertubuntu/testing/test-plans-and-scripts/Robert-API/entries/4096-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1.3</text:p>
          </table:table-cell>
          <table:table-cell table:style-name="ce46" office:value-type="string">
            <text:p>Get Entry Block head (latest Entry Block) by Chain ID</text:p>
          </table:table-cell>
          <table:table-cell table:style-name="ce46" office:value-type="string">
            <text:p>“factom-cli get chain “CHAINID
(CHAINID is returned by STEP 3.1.11.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1.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85">
            <text:p>2885</text:p>
          </table:table-cell>
          <table:table-cell table:style-name="ce46" office:value-type="string">
            <text:p>"Balance of  ec-wallet-address-name01  =  2885"</text:p>
          </table:table-cell>
          <table:table-cell table:style-name="ce76" office:value-type="string">
            <text:p>10 entry credits for the chain,
5 entry credits for 4097&lt;= bytes entry &lt;=512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2</text:p>
          </table:table-cell>
          <table:table-cell table:style-name="ce47" table:number-columns-spanned="5" table:number-rows-spanned="1" office:value-type="string">
            <text:p>MAKE CHAIN WITH ENTRY (INCLUDING EXTERNAL IDs)  = 5120 BYTES</text:p>
          </table:table-cell>
          <table:covered-table-cell table:number-columns-repeated="4"/>
          <table:table-cell table:number-columns-repeated="21" table:style-name="ce39"/>
        </table:table-row>
        <table:table-row table:style-name="ro2">
          <table:table-cell table:style-name="ce75" office:value-type="string">
            <text:p>3.1.12.1</text:p>
          </table:table-cell>
          <table:table-cell table:style-name="ce46" office:value-type="string">
            <text:p>Create a Chain</text:p>
          </table:table-cell>
          <table:table-cell table:style-name="ce46" office:value-type="string">
            <text:p>“factom-cli mkchain -e 04 -e 04 ec-wallet-address-name01 
&lt;~/robertubuntu/testing/test-plans-and-scripts/Robert-API/entries/5120-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2.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2.3</text:p>
          </table:table-cell>
          <table:table-cell table:style-name="ce46" office:value-type="string">
            <text:p>Get Entry Block head (latest Entry Block) by Chain ID</text:p>
          </table:table-cell>
          <table:table-cell table:style-name="ce46" office:value-type="string">
            <text:p>“factom-cli get chain “CHAINID
(CHAINID is returned by STEP 3.1.12.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2.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70">
            <text:p>2870</text:p>
          </table:table-cell>
          <table:table-cell table:style-name="ce46" office:value-type="string">
            <text:p>"Balance of  ec-wallet-address-name01  =  2870"</text:p>
          </table:table-cell>
          <table:table-cell table:style-name="ce76" office:value-type="string">
            <text:p>10 entry credits for the chain,
5 entry credits for 4097&lt;= bytes entry &lt;=512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3</text:p>
          </table:table-cell>
          <table:table-cell table:style-name="ce47" table:number-columns-spanned="5" table:number-rows-spanned="1" office:value-type="string">
            <text:p>MAKE CHAIN WITH ENTRY (INCLUDING EXTERNAL IDs)  = 5121 BYTES</text:p>
          </table:table-cell>
          <table:covered-table-cell table:number-columns-repeated="4"/>
          <table:table-cell table:number-columns-repeated="21" table:style-name="ce39"/>
        </table:table-row>
        <table:table-row table:style-name="ro2">
          <table:table-cell table:style-name="ce75" office:value-type="string">
            <text:p>3.1.13.1</text:p>
          </table:table-cell>
          <table:table-cell table:style-name="ce46" office:value-type="string">
            <text:p>Create a Chain</text:p>
          </table:table-cell>
          <table:table-cell table:style-name="ce46" office:value-type="string">
            <text:p>“factom-cli mkchain -e 014 -e 14 ec-wallet-address-name01 
&lt;~/robertubuntu/testing/test-plans-and-scripts/Robert-API/entries/5120-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3.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3.3</text:p>
          </table:table-cell>
          <table:table-cell table:style-name="ce46" office:value-type="string">
            <text:p>Get Entry Block head (latest Entry Block) by Chain ID</text:p>
          </table:table-cell>
          <table:table-cell table:style-name="ce46" office:value-type="string">
            <text:p>“factom-cli get chain “CHAINID
(CHAINID is returned by STEP 3.1.13.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3.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54">
            <text:p>2854</text:p>
          </table:table-cell>
          <table:table-cell table:style-name="ce46" office:value-type="string">
            <text:p>"Balance of  ec-wallet-address-name01  =  2854"</text:p>
          </table:table-cell>
          <table:table-cell table:style-name="ce76" office:value-type="string">
            <text:p>10 entry credits for the chain,
6 entry credits for 5121&lt;= bytes entry &lt;=614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4</text:p>
          </table:table-cell>
          <table:table-cell table:style-name="ce47" table:number-columns-spanned="5" table:number-rows-spanned="1" office:value-type="string">
            <text:p>MAKE CHAIN WITH ENTRY (INCLUDING EXTERNAL IDs)  = 6144 BYTES</text:p>
          </table:table-cell>
          <table:covered-table-cell table:number-columns-repeated="4"/>
          <table:table-cell table:number-columns-repeated="21" table:style-name="ce39"/>
        </table:table-row>
        <table:table-row table:style-name="ro2">
          <table:table-cell table:style-name="ce75" office:value-type="string">
            <text:p>3.1.14.1</text:p>
          </table:table-cell>
          <table:table-cell table:style-name="ce46" office:value-type="string">
            <text:p>Create a Chain</text:p>
          </table:table-cell>
          <table:table-cell table:style-name="ce46" office:value-type="string">
            <text:p>“factom-cli mkchain -e 05 -e 05 ec-wallet-address-name01 
&lt;~/robertubuntu/testing/test-plans-and-scripts/Robert-API/entries/6144-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4.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4.3</text:p>
          </table:table-cell>
          <table:table-cell table:style-name="ce46" office:value-type="string">
            <text:p>Get Entry Block head (latest Entry Block) by Chain ID</text:p>
          </table:table-cell>
          <table:table-cell table:style-name="ce46" office:value-type="string">
            <text:p>“factom-cli get chain “CHAINID
(CHAINID is returned by STEP 3.1.14.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4.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38">
            <text:p>2838</text:p>
          </table:table-cell>
          <table:table-cell table:style-name="ce46" office:value-type="string">
            <text:p>"Balance of  ec-wallet-address-name01  =  2838"</text:p>
          </table:table-cell>
          <table:table-cell table:style-name="ce76" office:value-type="string">
            <text:p>10 entry credits for the chain,
6 entry credits for 5121&lt;= bytes entry &lt;=614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5</text:p>
          </table:table-cell>
          <table:table-cell table:style-name="ce47" table:number-columns-spanned="5" table:number-rows-spanned="1" office:value-type="string">
            <text:p>MAKE CHAIN WITH ENTRY (INCLUDING EXTERNAL IDs)  = 6145 BYTES</text:p>
          </table:table-cell>
          <table:covered-table-cell table:number-columns-repeated="4"/>
          <table:table-cell table:number-columns-repeated="21" table:style-name="ce39"/>
        </table:table-row>
        <table:table-row table:style-name="ro2">
          <table:table-cell table:style-name="ce75" office:value-type="string">
            <text:p>3.1.15.1</text:p>
          </table:table-cell>
          <table:table-cell table:style-name="ce46" office:value-type="string">
            <text:p>Create a Chain</text:p>
          </table:table-cell>
          <table:table-cell table:style-name="ce46" office:value-type="string">
            <text:p>“factom-cli mkchain -e 015 -e 15 ec-wallet-address-name01 
&lt;~/robertubuntu/testing/test-plans-and-scripts/Robert-API/entries/6144-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5.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5.3</text:p>
          </table:table-cell>
          <table:table-cell table:style-name="ce46" office:value-type="string">
            <text:p>Get Entry Block head (latest Entry Block) by Chain ID</text:p>
          </table:table-cell>
          <table:table-cell table:style-name="ce46" office:value-type="string">
            <text:p>“factom-cli get chain “CHAINID
(CHAINID is returned by STEP 3.1.15.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5.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21">
            <text:p>2821</text:p>
          </table:table-cell>
          <table:table-cell table:style-name="ce46" office:value-type="string">
            <text:p>"Balance of  ec-wallet-address-name01  =  2821"</text:p>
          </table:table-cell>
          <table:table-cell table:style-name="ce76" office:value-type="string">
            <text:p>10 entry credits for the chain,
7 entry credits for 6145&lt;= bytes entry &lt;=716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6</text:p>
          </table:table-cell>
          <table:table-cell table:style-name="ce47" table:number-columns-spanned="5" table:number-rows-spanned="1" office:value-type="string">
            <text:p>MAKE CHAIN WITH ENTRY (INCLUDING EXTERNAL IDs)  = 7168 BYTES</text:p>
          </table:table-cell>
          <table:covered-table-cell table:number-columns-repeated="4"/>
          <table:table-cell table:number-columns-repeated="21" table:style-name="ce39"/>
        </table:table-row>
        <table:table-row table:style-name="ro2">
          <table:table-cell table:style-name="ce75" office:value-type="string">
            <text:p>3.1.16.1</text:p>
          </table:table-cell>
          <table:table-cell table:style-name="ce46" office:value-type="string">
            <text:p>Create a Chain</text:p>
          </table:table-cell>
          <table:table-cell table:style-name="ce46" office:value-type="string">
            <text:p>“factom-cli mkchain -e 06 -e 06 ec-wallet-address-name01 
&lt;~/robertubuntu/testing/test-plans-and-scripts/Robert-API/entries/7168-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6.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6.3</text:p>
          </table:table-cell>
          <table:table-cell table:style-name="ce46" office:value-type="string">
            <text:p>Get Entry Block head (latest Entry Block) by Chain ID</text:p>
          </table:table-cell>
          <table:table-cell table:style-name="ce46" office:value-type="string">
            <text:p>“factom-cli get chain “CHAINID
(CHAINID is returned by STEP 3.1.16.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6.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804">
            <text:p>2804</text:p>
          </table:table-cell>
          <table:table-cell table:style-name="ce46" office:value-type="string">
            <text:p>"Balance of  ec-wallet-address-name01  =  2804"</text:p>
          </table:table-cell>
          <table:table-cell table:style-name="ce76" office:value-type="string">
            <text:p>10 entry credits for the chain,
7 entry credits for 6145&lt;= bytes entry &lt;=716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7</text:p>
          </table:table-cell>
          <table:table-cell table:style-name="ce47" table:number-columns-spanned="5" table:number-rows-spanned="1" office:value-type="string">
            <text:p>MAKE CHAIN WITH ENTRY (INCLUDING EXTERNAL IDs)  = 7169 BYTES</text:p>
          </table:table-cell>
          <table:covered-table-cell table:number-columns-repeated="4"/>
          <table:table-cell table:number-columns-repeated="21" table:style-name="ce39"/>
        </table:table-row>
        <table:table-row table:style-name="ro2">
          <table:table-cell table:style-name="ce75" office:value-type="string">
            <text:p>3.1.17.1</text:p>
          </table:table-cell>
          <table:table-cell table:style-name="ce46" office:value-type="string">
            <text:p>Create a Chain</text:p>
          </table:table-cell>
          <table:table-cell table:style-name="ce46" office:value-type="string">
            <text:p>“factom-cli mkchain -e 016 -e 16 ec-wallet-address-name01 
&lt;~/robertubuntu/testing/test-plans-and-scripts/Robert-API/entries/7168-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7.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7.3</text:p>
          </table:table-cell>
          <table:table-cell table:style-name="ce46" office:value-type="string">
            <text:p>Get Entry Block head (latest Entry Block) by Chain ID</text:p>
          </table:table-cell>
          <table:table-cell table:style-name="ce46" office:value-type="string">
            <text:p>“factom-cli get chain “CHAINID
(CHAINID is returned by STEP 3.1.17.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7.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86">
            <text:p>2786</text:p>
          </table:table-cell>
          <table:table-cell table:style-name="ce46" office:value-type="string">
            <text:p>"Balance of  ec-wallet-address-name01  =  2786"</text:p>
          </table:table-cell>
          <table:table-cell table:style-name="ce76" office:value-type="string">
            <text:p>10 entry credits for the chain,
8 entry credits for 7169&lt;= bytes entry &lt;=819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8</text:p>
          </table:table-cell>
          <table:table-cell table:style-name="ce47" table:number-columns-spanned="5" table:number-rows-spanned="1" office:value-type="string">
            <text:p>MAKE CHAIN WITH ENTRY (INCLUDING EXTERNAL IDs)  = 8192 BYTES</text:p>
          </table:table-cell>
          <table:covered-table-cell table:number-columns-repeated="4"/>
          <table:table-cell table:number-columns-repeated="21" table:style-name="ce39"/>
        </table:table-row>
        <table:table-row table:style-name="ro2">
          <table:table-cell table:style-name="ce75" office:value-type="string">
            <text:p>3.1.18.1</text:p>
          </table:table-cell>
          <table:table-cell table:style-name="ce46" office:value-type="string">
            <text:p>Create a Chain</text:p>
          </table:table-cell>
          <table:table-cell table:style-name="ce46" office:value-type="string">
            <text:p>“factom-cli mkchain -e 07 -e 07 ec-wallet-address-name01 
&lt;~/robertubuntu/testing/test-plans-and-scripts/Robert-API/entries/8192-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8.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8.3</text:p>
          </table:table-cell>
          <table:table-cell table:style-name="ce46" office:value-type="string">
            <text:p>Get Entry Block head (latest Entry Block) by Chain ID</text:p>
          </table:table-cell>
          <table:table-cell table:style-name="ce46" office:value-type="string">
            <text:p>“factom-cli get chain “CHAINID
(CHAINID is returned by STEP 3.1.18.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8.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68">
            <text:p>2768</text:p>
          </table:table-cell>
          <table:table-cell table:style-name="ce46" office:value-type="string">
            <text:p>"Balance of  ec-wallet-address-name01  =  2768"</text:p>
          </table:table-cell>
          <table:table-cell table:style-name="ce76" office:value-type="string">
            <text:p>10 entry credits for the chain,
8 entry credits for 7169&lt;= bytes entry &lt;=819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19</text:p>
          </table:table-cell>
          <table:table-cell table:style-name="ce47" table:number-columns-spanned="5" table:number-rows-spanned="1" office:value-type="string">
            <text:p>MAKE CHAIN WITH ENTRY (INCLUDING EXTERNAL IDs)  = 8193 BYTES</text:p>
          </table:table-cell>
          <table:covered-table-cell table:number-columns-repeated="4"/>
          <table:table-cell table:number-columns-repeated="21" table:style-name="ce39"/>
        </table:table-row>
        <table:table-row table:style-name="ro2">
          <table:table-cell table:style-name="ce75" office:value-type="string">
            <text:p>3.1.19.1</text:p>
          </table:table-cell>
          <table:table-cell table:style-name="ce46" office:value-type="string">
            <text:p>Create a Chain</text:p>
          </table:table-cell>
          <table:table-cell table:style-name="ce46" office:value-type="string">
            <text:p>“factom-cli mkchain -e 017 -e 17 ec-wallet-address-name01 
&lt;~/robertubuntu/testing/test-plans-and-scripts/Robert-API/entries/8192-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9.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19.3</text:p>
          </table:table-cell>
          <table:table-cell table:style-name="ce46" office:value-type="string">
            <text:p>Get Entry Block head (latest Entry Block) by Chain ID</text:p>
          </table:table-cell>
          <table:table-cell table:style-name="ce46" office:value-type="string">
            <text:p>“factom-cli get chain “CHAINID
(CHAINID is returned by STEP 3.1.19.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9.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49">
            <text:p>2749</text:p>
          </table:table-cell>
          <table:table-cell table:style-name="ce46" office:value-type="string">
            <text:p>"Balance of  ec-wallet-address-name01  =  2749"</text:p>
          </table:table-cell>
          <table:table-cell table:style-name="ce76" office:value-type="string">
            <text:p>10 entry credits for the chain,
9 entry credits for 8193&lt;= bytes entry &lt;=921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0</text:p>
          </table:table-cell>
          <table:table-cell table:style-name="ce47" table:number-columns-spanned="5" table:number-rows-spanned="1" office:value-type="string">
            <text:p>MAKE CHAIN WITH ENTRY (INCLUDING EXTERNAL IDs)  = 9216 BYTES</text:p>
          </table:table-cell>
          <table:covered-table-cell table:number-columns-repeated="4"/>
          <table:table-cell table:number-columns-repeated="21" table:style-name="ce39"/>
        </table:table-row>
        <table:table-row table:style-name="ro2">
          <table:table-cell table:style-name="ce75" office:value-type="string">
            <text:p>3.1.20.1</text:p>
          </table:table-cell>
          <table:table-cell table:style-name="ce46" office:value-type="string">
            <text:p>Create a Chain</text:p>
          </table:table-cell>
          <table:table-cell table:style-name="ce46" office:value-type="string">
            <text:p>“factom-cli mkchain -e 08 -e 08 ec-wallet-address-name01 
&lt;~/robertubuntu/testing/test-plans-and-scripts/Robert-API/entries/9216-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0.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20.3</text:p>
          </table:table-cell>
          <table:table-cell table:style-name="ce46" office:value-type="string">
            <text:p>Get Entry Block head (latest Entry Block) by Chain ID</text:p>
          </table:table-cell>
          <table:table-cell table:style-name="ce46" office:value-type="string">
            <text:p>“factom-cli get chain “CHAINID
(CHAINID is returned by STEP 3.1.20.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0.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30">
            <text:p>2730</text:p>
          </table:table-cell>
          <table:table-cell table:style-name="ce46" office:value-type="string">
            <text:p>"Balance of  ec-wallet-address-name01  =  2730"</text:p>
          </table:table-cell>
          <table:table-cell table:style-name="ce76" office:value-type="string">
            <text:p>10 entry credits for the chain,
9 entry credits for 8193&lt;= bytes entry &lt;=921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1</text:p>
          </table:table-cell>
          <table:table-cell table:style-name="ce47" table:number-columns-spanned="5" table:number-rows-spanned="1" office:value-type="string">
            <text:p>MAKE CHAIN WITH ENTRY (INCLUDING EXTERNAL IDs)  = 9217 BYTES</text:p>
          </table:table-cell>
          <table:covered-table-cell table:number-columns-repeated="4"/>
          <table:table-cell table:number-columns-repeated="21" table:style-name="ce39"/>
        </table:table-row>
        <table:table-row table:style-name="ro2">
          <table:table-cell table:style-name="ce75" office:value-type="string">
            <text:p>3.1.21.1</text:p>
          </table:table-cell>
          <table:table-cell table:style-name="ce46" office:value-type="string">
            <text:p>Create a Chain</text:p>
          </table:table-cell>
          <table:table-cell table:style-name="ce46" office:value-type="string">
            <text:p>“factom-cli mkchain -e 018 -e 18 ec-wallet-address-name01 
&lt;~/robertubuntu/testing/test-plans-and-scripts/Robert-API/entries/9216-8byte-entry”</text:p>
          </table:table-cell>
          <table:table-cell table:style-name="ce46" office:value-type="string">
            <text:p>CHAINID</text:p>
          </table:table-cell>
          <table:table-cell table:style-name="ce46" office:value-type="string">
            <text:p>“Proposed New Chain ID
CHAINID=dda12e687695eb02c094e1ea54383b4b6762fc2ad76207b8d465c6b93d8d361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21.3</text:p>
          </table:table-cell>
          <table:table-cell table:style-name="ce46" office:value-type="string">
            <text:p>Get Entry Block head (latest Entry Block) by Chain ID</text:p>
          </table:table-cell>
          <table:table-cell table:style-name="ce46" office:value-type="string">
            <text:p>“factom-cli get chain “CHAINID
(CHAINID is returned by STEP 3.1.21.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1.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710">
            <text:p>2710</text:p>
          </table:table-cell>
          <table:table-cell table:style-name="ce46" office:value-type="string">
            <text:p>"Balance of  ec-wallet-address-name01  =  2710"</text:p>
          </table:table-cell>
          <table:table-cell table:style-name="ce76" office:value-type="string">
            <text:p>10 entry credits for the chain,
10 entry credits for 9217&lt;= bytes entry &lt;=1024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2</text:p>
          </table:table-cell>
          <table:table-cell table:style-name="ce47" table:number-columns-spanned="5" table:number-rows-spanned="1" office:value-type="string">
            <text:p>MAKE CHAIN WITH ENTRY (INCLUDING EXTERNAL IDs)  = 10240 BYTES</text:p>
          </table:table-cell>
          <table:covered-table-cell table:number-columns-repeated="4"/>
          <table:table-cell table:number-columns-repeated="21" table:style-name="ce39"/>
        </table:table-row>
        <table:table-row table:style-name="ro2">
          <table:table-cell table:style-name="ce75" office:value-type="string">
            <text:p>3.1.22.1</text:p>
          </table:table-cell>
          <table:table-cell table:style-name="ce46" office:value-type="string">
            <text:p>Create a Chain</text:p>
          </table:table-cell>
          <table:table-cell table:style-name="ce46" office:value-type="string">
            <text:p>“factom-cli mkchain -e 09 -e 09 ec-wallet-address-name01 
&lt;~/robertubuntu/testing/test-plans-and-scripts/Robert-API/entries/10240-8byte-entry”</text:p>
          </table:table-cell>
          <table:table-cell table:style-name="ce46" office:value-type="string">
            <text:p>CHAINID</text:p>
          </table:table-cell>
          <table:table-cell table:style-name="ce77" office:value-type="string">
            <text:p>“Proposed New Chain ID
2d372ad42e9a803c3231c5f90e311faa0a6bf19ac728eba6691fa221472ef62c”</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2.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1.22.3</text:p>
          </table:table-cell>
          <table:table-cell table:style-name="ce46" office:value-type="string">
            <text:p>Get Entry Block head (latest Entry Block) by Chain ID</text:p>
          </table:table-cell>
          <table:table-cell table:style-name="ce46" office:value-type="string">
            <text:p>“factom-cli get chain “CHAINID
(CHAINID is returned by STEP 3.1.22.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2.4</text:p>
          </table:table-cell>
          <table:table-cell table:style-name="ce46" office:value-type="string">
            <text:p>Check that correct cost of creating Chain was deducted from entry credit wallet address</text:p>
          </table:table-cell>
          <table:table-cell table:style-name="ce46" office:value-type="string">
            <text:p>“factom-cli getaddresses”</text:p>
          </table:table-cell>
          <table:table-cell table:style-name="ce46" office:value-type="float" office:value="2690">
            <text:p>2690</text:p>
          </table:table-cell>
          <table:table-cell table:style-name="ce46" office:value-type="string">
            <text:p>"Balance of  ec-wallet-address-name01  =  269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3</text:p>
          </table:table-cell>
          <table:table-cell table:style-name="ce47" table:number-columns-spanned="5" table:number-rows-spanned="1" office:value-type="string">
            <text:p>MAKE CHAIN WITH ENTRY (INCLUDING EXTERNAL IDs)  = 10241 BYTES</text:p>
          </table:table-cell>
          <table:covered-table-cell table:number-columns-repeated="4"/>
          <table:table-cell table:number-columns-repeated="21" table:style-name="ce39"/>
        </table:table-row>
        <table:table-row table:style-name="ro2">
          <table:table-cell table:style-name="ce75" office:value-type="string">
            <text:p>3.1.23.1</text:p>
          </table:table-cell>
          <table:table-cell table:style-name="ce46" office:value-type="string">
            <text:p>Create a Chain</text:p>
          </table:table-cell>
          <table:table-cell table:style-name="ce46" office:value-type="string">
            <text:p>“factom-cli mkchain -e 019 -e 19 ec-wallet-address-name01 
&lt;~/robertubuntu/testing/test-plans-and-scripts/Robert-API/entries/10240-8byte-entry”</text:p>
          </table:table-cell>
          <table:table-cell table:style-name="ce46" office:value-type="string">
            <text:p>"Entry too large"</text:p>
          </table:table-cell>
          <table:table-cell table:style-name="ce46" office:value-type="string">
            <text:p>"Entry cannot be larger than 10KB"</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3.4</text:p>
          </table:table-cell>
          <table:table-cell table:style-name="ce46" office:value-type="string">
            <text:p>Check that correct cost of creating Chain was NOT deducted from entry credit wallet address</text:p>
          </table:table-cell>
          <table:table-cell table:style-name="ce46" office:value-type="string">
            <text:p>“factom-cli getaddresses”</text:p>
          </table:table-cell>
          <table:table-cell table:style-name="ce46" office:value-type="float" office:value="2690">
            <text:p>2690</text:p>
          </table:table-cell>
          <table:table-cell table:style-name="ce46" office:value-type="string">
            <text:p>"Balance of  ec-wallet-address-name01  =  269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4</text:p>
          </table:table-cell>
          <table:table-cell table:style-name="ce47" table:number-columns-spanned="5" table:number-rows-spanned="1" office:value-type="string">
            <text:p>MAKE CHAIN THAT ALREADY EXISTS</text:p>
          </table:table-cell>
          <table:covered-table-cell table:number-columns-repeated="4"/>
          <table:table-cell table:number-columns-repeated="21" table:style-name="ce39"/>
        </table:table-row>
        <table:table-row table:style-name="ro2">
          <table:table-cell table:style-name="ce75" office:value-type="string">
            <text:p>3.1.24.1</text:p>
          </table:table-cell>
          <table:table-cell table:style-name="ce46" office:value-type="string">
            <text:p>Create a Chain</text:p>
          </table:table-cell>
          <table:table-cell table:style-name="ce46" office:value-type="string">
            <text:p>“factom-cli mkchain ec-wallet-address-name01 ~/robertubuntu/testing/test-plans-and-scripts/Robert-API/entries/1-byte-entry”</text:p>
          </table:table-cell>
          <table:table-cell table:style-name="ce46" office:value-type="string">
            <text:p>"Chain already exists"</text:p>
          </table:table-cell>
          <table:table-cell table:style-name="ce46" office:value-type="string">
            <text:p>“Chain 7fe93ad4bb48c6d99173590a427442ae8c23e814a19cc0c40a6b567a737aa361 already exists”</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24.2</text:p>
          </table:table-cell>
          <table:table-cell table:style-name="ce46" office:value-type="string">
            <text:p>Check that cost of creating Chain was NOT deducted from entry credit wallet address</text:p>
          </table:table-cell>
          <table:table-cell table:style-name="ce46" office:value-type="string">
            <text:p>“factom-cli getaddresses”</text:p>
          </table:table-cell>
          <table:table-cell table:style-name="ce46" office:value-type="float" office:value="2690">
            <text:p>2690</text:p>
          </table:table-cell>
          <table:table-cell table:style-name="ce46" office:value-type="string">
            <text:p>"Balance of  ec-wallet-address-name01  =  269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1.25</text:p>
          </table:table-cell>
          <table:table-cell table:style-name="ce47" table:number-columns-spanned="5" table:number-rows-spanned="1" office:value-type="string">
            <text:p>TRY TO MAKE SAME CHAIN USING DIFFERENT INITIAL ENTRY</text:p>
          </table:table-cell>
          <table:covered-table-cell table:number-columns-repeated="4"/>
          <table:table-cell table:number-columns-repeated="21" table:style-name="ce39"/>
        </table:table-row>
        <table:table-row table:style-name="ro2">
          <table:table-cell table:style-name="ce75" office:value-type="string">
            <text:p>3.1.25.1</text:p>
          </table:table-cell>
          <table:table-cell table:style-name="ce46" office:value-type="string">
            <text:p>Create a Chain</text:p>
          </table:table-cell>
          <table:table-cell table:style-name="ce46" office:value-type="string">
            <text:p>“factom-cli mkchain $ECWALLETADDRESSKEY01 ~/robertubuntu/testing/test-plans-and-scripts/Robert-API/entries/1024-8byte-entry”</text:p>
          </table:table-cell>
          <table:table-cell table:style-name="ce46" office:value-type="string">
            <text:p>CHAINID</text:p>
          </table:table-cell>
          <table:table-cell table:style-name="ce77" office:value-type="string">
            <text:p>Chain 7fe93ad4bb48c6d99173590a427442ae8c23e814a19cc0c40a6b567a737aa361 already exists”</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8.2</text:p>
          </table:table-cell>
          <table:table-cell table:style-name="ce46" office:value-type="string">
            <text:p>Check that cost of creating Chain was NOT deducted from entry credit wallet address</text:p>
          </table:table-cell>
          <table:table-cell table:style-name="ce46" office:value-type="string">
            <text:p>“factom-cli getaddresses”</text:p>
          </table:table-cell>
          <table:table-cell table:style-name="ce46" office:value-type="float" office:value="2690">
            <text:p>2690</text:p>
          </table:table-cell>
          <table:table-cell table:style-name="ce46" office:value-type="string">
            <text:p>"Balance of  ec-wallet-address-name01  =  269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text:p>
          </table:table-cell>
          <table:table-cell table:style-name="ce47" table:number-columns-spanned="5" table:number-rows-spanned="1" office:value-type="string">
            <text:p>ENTRY BLOCK CHAIN</text:p>
          </table:table-cell>
          <table:covered-table-cell table:number-columns-repeated="4"/>
          <table:table-cell table:style-name="ce74"/>
          <table:table-cell/>
          <table:table-cell table:number-columns-repeated="19" table:style-name="ce39"/>
        </table:table-row>
        <table:table-row table:style-name="ro2">
          <table:table-cell table:style-name="ce70" office:value-type="string">
            <text:p>3.2.1</text:p>
          </table:table-cell>
          <table:table-cell table:style-name="ce47" table:number-columns-spanned="5" table:number-rows-spanned="1" office:value-type="string">
            <text:p>SHOW ENTRY BLOCK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1.1</text:p>
          </table:table-cell>
          <table:table-cell table:style-name="ce46" office:value-type="string">
            <text:p>Get Entry Block by merkel root</text:p>
          </table:table-cell>
          <table:table-cell table:style-name="ce46" office:value-type="string">
            <text:p>“factom-cli get eblock ”ENTRYBLOCKHEADKEYMERKELROOT 
(ENTRYBLOCKHEADKEYMERKELROOT is returned by STEP 3.1.3.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text:p>
          </table:table-cell>
          <table:table-cell table:style-name="ce46" office:value-type="string">
            <text:p>"ENTRY BLOCK
-----------
Sequence Number - Time Stamp
0 1438639620
Chain ID
ad88f6375d55f0d5839f873f632bef974c9b20d5e764069042b1deefc9fe3b30
Previous Entry Block Key Merkel Root
0000000000000000000000000000000000000000000000000000000000000000

    ENTRY
    -----
    Entry Time Stamp
    1438639620
    Entry Hash
    1e39624f39c6cd48ddfe6982841157e631af6d1298d66016f63a9198594cd788"</text:p>
          </table:table-cell>
          <table:table-cell table:style-name="ce76" office:value-type="string">
            <text:p>OK ENTRYBLOCKSEQUENCENUMBER = 0</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2</text:p>
          </table:table-cell>
          <table:table-cell table:style-name="ce46" office:value-type="string">
            <text:p>Get Entry by hash for each Entry referenced in the Entry Block of 3.2.1.1</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 3.1.3.2 Create a chain
If found, the test succeeds
If not found, the test fails</text:p>
          </table:table-cell>
          <table:table-cell table:style-name="ce46" office:value-type="string">
            <text:p>"ChainID: ad88f6375d55f0d5839f873f632bef974c9b20d5e764069042b1deefc9fe3b30
ExtID: 33
ExtID: 33
Content:
32 0a
                   |                           || "2\n""</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text:p>
          </table:table-cell>
          <table:table-cell table:style-name="ce47" table:number-columns-spanned="5" table:number-rows-spanned="1" office:value-type="string">
            <text:p>TRY TO ADD ENTRY TO CHAIN USING FACTOID WALLET ADDRESS RATHER THAN ENTRY CREDIT WALLET ADDRESS</text:p>
          </table:table-cell>
          <table:covered-table-cell table:number-columns-repeated="4"/>
          <table:table-cell table:number-columns-repeated="21" table:style-name="ce39"/>
        </table:table-row>
        <table:table-row table:style-name="ro2">
          <table:table-cell table:style-name="ce70" office:value-type="string">
            <text:p>3.2.2.1</text:p>
          </table:table-cell>
          <table:table-cell table:style-name="ce47" table:number-columns-spanned="5" table:number-rows-spanned="1" office:value-type="string">
            <text:p>ADD ENTRY TO CHAIN</text:p>
          </table:table-cell>
          <table:covered-table-cell table:number-columns-repeated="4"/>
          <table:table-cell table:number-columns-repeated="21" table:style-name="ce39"/>
        </table:table-row>
        <table:table-row table:style-name="ro2">
          <table:table-cell table:style-name="ce75" office:value-type="string">
            <text:p>3.2.2.1.1</text:p>
          </table:table-cell>
          <table:table-cell table:style-name="ce46" office:value-type="string">
            <text:p>Create an Entry</text:p>
          </table:table-cell>
          <table:table-cell table:style-name="ce46" office:value-type="string">
            <text:p>“factom-cli mkchain -e 03 -e 03 ec-wallet-address-name01 &lt;~/robertubuntu/testing/test-plans-and-scripts/Robert-API/entries/1024-4byte-entry”</text:p>
          </table:table-cell>
          <table:table-cell table:style-name="ce46" office:value-type="string">
            <text:p>"Entry not created because no such entry credit wallet address"</text:p>
          </table:table-cell>
          <table:table-cell table:style-name="ce79" office:value-type="string">
            <text:p>“Creating Entry: 52ec71700c3d67cb422781c473093b9b2147890bc822f25c869695db7ebce678
Server Error”</text:p>
          </table:table-cell>
          <table:table-cell table:style-name="ce87" office:value-type="string">
            <text:p/>
          </table:table-cell>
          <table:table-cell table:style-name="ce39"/>
          <table:table-cell table:style-name="ce74" office:value-type="float" office:value="1">
            <text:p>1</text:p>
          </table:table-cell>
          <table:table-cell table:style-name="ce39"/>
          <table:table-cell table:style-name="ce74"/>
          <table:table-cell table:number-columns-repeated="17" table:style-name="ce39"/>
        </table:table-row>
        <table:table-row table:style-name="ro2">
          <table:table-cell table:style-name="ce75" office:value-type="string">
            <text:p>3.2.2.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2.1.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7a4e0da8c1bd9fecce1a8a7706e3117ea0d0a3115a88516f209b3b80d405edf4"</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2.1.4</text:p>
          </table:table-cell>
          <table:table-cell table:style-name="ce46" office:value-type="string">
            <text:p>Check that cost of creating Chain was NOT deducted from factoid wallet address</text:p>
          </table:table-cell>
          <table:table-cell table:style-name="ce46" office:value-type="string">
            <text:p>“factom-cli getaddresses”</text:p>
          </table:table-cell>
          <table:table-cell table:style-name="ce46" office:value-type="string">
            <text:p>"Balance of  factoid-wallet-address-name01  =           18.55555555"</text:p>
          </table:table-cell>
          <table:table-cell table:style-name="ce46" office:value-type="string">
            <text:p>"Balance of  factoid-wallet-address-name01  =  18.55555555"</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2</text:p>
          </table:table-cell>
          <table:table-cell table:style-name="ce47" table:number-columns-spanned="5" table:number-rows-spanned="1" office:value-type="string">
            <text:p>TRACE ENTRY BLOCK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2.2.1</text:p>
          </table:table-cell>
          <table:table-cell table:style-name="ce46" office:value-type="string">
            <text:p>Get Entry Block by merkel root</text:p>
          </table:table-cell>
          <table:table-cell table:style-name="ce46" office:value-type="string">
            <text:p>“factom-cli get eblock ”ENTRYBLOCKHEADKEYMERKELROOT 
(ENTRYBLOCKHEADKEYMERKELROOT is returned by STEP 3.2.2.1.3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
To succeed, the test must show the same as (no change from) the results of 3.2.1.1 Get Entry Block by merkel root</text:p>
          </table:table-cell>
          <table:table-cell table:style-name="ce46" office:value-type="string">
            <text:p>"ENTRY BLOCK
-----------
Sequence Number - Time Stamp
0 1438639620
Chain ID
ad88f6375d55f0d5839f873f632bef974c9b20d5e764069042b1deefc9fe3b30
Previous Entry Block Key Merkel Root
0000000000000000000000000000000000000000000000000000000000000000

    ENTRY
    -----
    Entry Time Stamp
    1438639620
    Entry Hash
    1e39624f39c6cd48ddfe6982841157e631af6d1298d66016f63a9198594cd788"</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2.2</text:p>
          </table:table-cell>
          <table:table-cell table:style-name="ce46" office:value-type="string">
            <text:p>Get Entry by hash for each Entry referenced in the Entry Block of 3.2.2.2.1</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 3.1.2.2 Create a chain
To succeed, the test must show the same as (no change from) the results of 3.2.1.2 Get Entry by hash for each Entry referenced in the Entry Block of 3.2.1.1</text:p>
          </table:table-cell>
          <table:table-cell table:style-name="ce46" office:value-type="string">
            <text:p>"ChainID: ad88f6375d55f0d5839f873f632bef974c9b20d5e764069042b1deefc9fe3b30
ExtID: 33
ExtID: 33
Content:
32 0a
                   |                           || "2\n""</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3</text:p>
          </table:table-cell>
          <table:table-cell table:style-name="ce47" table:number-columns-spanned="5" table:number-rows-spanned="1" office:value-type="string">
            <text:p>MAKE ENTRY (INCLUDING EXTERNAL IDs) = 1 byte</text:p>
          </table:table-cell>
          <table:covered-table-cell table:number-columns-repeated="4"/>
          <table:table-cell table:number-columns-repeated="21" table:style-name="ce39"/>
        </table:table-row>
        <table:table-row table:style-name="ro2">
          <table:table-cell table:style-name="ce75" office:value-type="string">
            <text:p>3.2.3.1</text:p>
          </table:table-cell>
          <table:table-cell table:style-name="ce46" office:value-type="string">
            <text:p>Create an Entry</text:p>
          </table:table-cell>
          <table:table-cell table:style-name="ce46" office:value-type="string">
            <text:p>“echo 3 | factom-cli put $CHAINIDGOOD ec-wallet-address-name01”
(CHAINIDGOOD is returned by STEP 3.1.3.1 Create a Chain)'”</text:p>
          </table:table-cell>
          <table:table-cell table:style-name="ce46" office:value-type="string">
            <text:p>CHAINIDGOOD</text:p>
          </table:table-cell>
          <table:table-cell table:style-name="ce77" office:value-type="string">
            <text:p>“Creating Entry: 856bcecaf0e16a0aa868abeaec97a7aca1d934cd8149163b27084ea084cfee94”</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3.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3.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3.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89">
            <text:p>2689</text:p>
          </table:table-cell>
          <table:table-cell table:style-name="ce46" office:value-type="string">
            <text:p>"Balance of  EC3QeegGid2C7gbpbeYoseX2gSkiYsSamsX46RXqY6v8ewfwR7hK  =  2689"</text:p>
          </table:table-cell>
          <table:table-cell table:style-name="ce76" office:value-type="string">
            <text:p>1 entry credit for entry &lt;=102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4</text:p>
          </table:table-cell>
          <table:table-cell table:style-name="ce47" table:number-columns-spanned="5" table:number-rows-spanned="1" office:value-type="string">
            <text:p>ADD ENTRY 1024 bytes (INCLUDING EXTERNAL IDs) TO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4.1</text:p>
          </table:table-cell>
          <table:table-cell table:style-name="ce46" office:value-type="string">
            <text:p>Create an Entry</text:p>
          </table:table-cell>
          <table:table-cell table:style-name="ce46" office:value-type="string">
            <text:p>"factom-cli put -e 00 -e 00 -c $CHAINIDGOOD ec-wallet-address-name01 &lt;~/robertubuntu/testing/test-plans-and-scripts/Robert-API/entries/1024-8byte-entry”
(CHAINIDGOOD is returned by STEP 3.1.3.1 Create a Chain)</text:p>
          </table:table-cell>
          <table:table-cell table:style-name="ce46" office:value-type="string">
            <text:p>Entry created in Chain identified by CHAINIDGOOD with:
External ID 0 ="00"
External ID 1 ="00"</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4.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4.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6b790e043e9e7cc354a43d493c1b53940f698cb225fc3cf0f32dd7e11fb1f964"</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4.4</text:p>
          </table:table-cell>
          <table:table-cell table:style-name="ce46" office:value-type="string">
            <text:p>Check that correct cost of creating Entry was deducted from entry credit wallet address</text:p>
          </table:table-cell>
          <table:table-cell table:style-name="ce46" office:value-type="string">
            <text:p>“factom-cli balance ec ec-wallet-address-name01"</text:p>
          </table:table-cell>
          <table:table-cell table:style-name="ce46" office:value-type="float" office:value="2688">
            <text:p>2688</text:p>
          </table:table-cell>
          <table:table-cell table:style-name="ce46" office:value-type="string">
            <text:p>"Balance of  ec-wallet-address-name01  =  2688"</text:p>
          </table:table-cell>
          <table:table-cell table:style-name="ce76" office:value-type="string">
            <text:p>1 entry credit for entry &lt;=102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5</text:p>
          </table:table-cell>
          <table:table-cell table:style-name="ce47" table:number-columns-spanned="5" table:number-rows-spanned="1" office:value-type="string">
            <text:p>ADD ENTRY 1025 bytes (INCLUDING EXTERNAL IDs) TO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5.1</text:p>
          </table:table-cell>
          <table:table-cell table:style-name="ce46" office:value-type="string">
            <text:p>Create an Entry</text:p>
          </table:table-cell>
          <table:table-cell table:style-name="ce46" office:value-type="string">
            <text:p>"factom-cli put -e 010 -e 10 -c $CHAINIDGOOD ec-wallet-address-name01 &lt;~/robertubuntu/testing/test-plans-and-scripts/Robert-API/entries/1024-8byte-entry”
(CHAINIDGOOD is returned by STEP 3.1.3.1 Create a Chain)</text:p>
          </table:table-cell>
          <table:table-cell table:style-name="ce46" office:value-type="string">
            <text:p>Entry created in Chain identified by CHAINIDGOOD with:
External ID 0 ="010"
External ID 1 ="10"</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5.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5.3</text:p>
          </table:table-cell>
          <table:table-cell table:style-name="ce46" office:value-type="string">
            <text:p>Get Entry Block head (latest Entry Block) by Chain ID</text:p>
          </table:table-cell>
          <table:table-cell table:style-name="ce46" office:value-type="string">
            <text:p>“factom-cli get chain “CHAINIDGOOD
(CHAINIDGOOD is returned by STEP 3.1.3.1 Create a Chain)</text:p>
          </table:table-cell>
          <table:table-cell table:style-name="ce46" office:value-type="string">
            <text:p>ENTRYBLOCKHEADKEYMERKELROOT</text:p>
          </table:table-cell>
          <table:table-cell table:style-name="ce46" office:value-type="string">
            <text:p>"6b790e043e9e7cc354a43d493c1b53940f698cb225fc3cf0f32dd7e11fb1f964"</text:p>
          </table:table-cell>
          <table:table-cell table:style-name="ce76" office:value-type="string">
            <text:p>OK</text:p>
          </table:table-cell>
          <table:table-cell table:style-name="ce74" office:value-type="float" office:value="1">
            <text:p>1</text:p>
          </table:table-cell>
          <table:table-cell/>
          <table:table-cell table:style-name="ce39"/>
          <table:table-cell table:style-name="ce74"/>
          <table:table-cell table:number-columns-repeated="17" table:style-name="ce39"/>
        </table:table-row>
        <table:table-row table:style-name="ro2">
          <table:table-cell table:style-name="ce75" office:value-type="string">
            <text:p>3.2.5.4</text:p>
          </table:table-cell>
          <table:table-cell table:style-name="ce46" office:value-type="string">
            <text:p>Check that correct cost of creating Entry was deducted from entry credit wallet address</text:p>
          </table:table-cell>
          <table:table-cell table:style-name="ce46" office:value-type="string">
            <text:p>“factom-cli balance ec ec-wallet-address-name01"</text:p>
          </table:table-cell>
          <table:table-cell table:style-name="ce46" office:value-type="float" office:value="2686">
            <text:p>2686</text:p>
          </table:table-cell>
          <table:table-cell table:style-name="ce46" office:value-type="string">
            <text:p>"Balance of  ec-wallet-address-name01  =  2686"</text:p>
          </table:table-cell>
          <table:table-cell table:style-name="ce76" office:value-type="string">
            <text:p>2 entry credits for 1025&lt;= bytes entry &lt;=204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6</text:p>
          </table:table-cell>
          <table:table-cell table:style-name="ce47" table:number-columns-spanned="5" table:number-rows-spanned="1" office:value-type="string">
            <text:p>ADD ENTRY (INCLUDING EXTERNAL IDs)  = 2048 BYTES</text:p>
          </table:table-cell>
          <table:covered-table-cell table:number-columns-repeated="4"/>
          <table:table-cell table:number-columns-repeated="21" table:style-name="ce39"/>
        </table:table-row>
        <table:table-row table:style-name="ro2">
          <table:table-cell table:style-name="ce75" office:value-type="string">
            <text:p>3.2.6.1</text:p>
          </table:table-cell>
          <table:table-cell table:style-name="ce46" office:value-type="string">
            <text:p>Create an Entry</text:p>
          </table:table-cell>
          <table:table-cell table:style-name="ce46" office:value-type="string">
            <text:p>"factom-cli put -e 01 -e 01 -c $CHAINIDGOOD ec-wallet-address-name01 &lt;~/robertubuntu/testing/test-plans-and-scripts/Robert-API/entries/2048-8byte-entry”
(CHAINIDGOOD is returned by STEP 3.1.3.1 Create a Chain)</text:p>
          </table:table-cell>
          <table:table-cell table:style-name="ce46" office:value-type="string">
            <text:p>Entry created in Chain identified by CHAINIDGOOD with:
External ID 0 ="01"
External ID 1 ="01"</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6.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6.3</text:p>
          </table:table-cell>
          <table:table-cell table:style-name="ce46" office:value-type="string">
            <text:p>Get Entry Block head (latest Entry Block) by Chain ID</text:p>
          </table:table-cell>
          <table:table-cell table:style-name="ce46" office:value-type="string">
            <text:p>“factom-cli get chain “CHAINID
(CHAINID is returned by STEP 3.1.6.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6.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84">
            <text:p>2684</text:p>
          </table:table-cell>
          <table:table-cell table:style-name="ce46" office:value-type="string">
            <text:p>"Balance of  ec-wallet-address-name01  =  2684"</text:p>
          </table:table-cell>
          <table:table-cell table:style-name="ce76" office:value-type="string">
            <text:p>2 entry credits for 1025&lt;= bytes entry &lt;=204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7</text:p>
          </table:table-cell>
          <table:table-cell table:style-name="ce47" table:number-columns-spanned="5" table:number-rows-spanned="1" office:value-type="string">
            <text:p>MAKE ENTRY (INCLUDING EXTERNAL IDs)  = 2049 BYTES</text:p>
          </table:table-cell>
          <table:covered-table-cell table:number-columns-repeated="4"/>
          <table:table-cell table:number-columns-repeated="21" table:style-name="ce39"/>
        </table:table-row>
        <table:table-row table:style-name="ro2">
          <table:table-cell table:style-name="ce75" office:value-type="string">
            <text:p>3.2.7.1</text:p>
          </table:table-cell>
          <table:table-cell table:style-name="ce46" office:value-type="string">
            <text:p>Create an Entry</text:p>
          </table:table-cell>
          <table:table-cell table:style-name="ce46" office:value-type="string">
            <text:p>"factom-cli put -e 011 -e 11 -c $CHAINIDGOOD ec-wallet-address-name01 &lt;~/robertubuntu/testing/test-plans-and-scripts/Robert-API/entries/2048-8byte-entry”
(CHAINIDGOOD is returned by STEP 3.1.3.1 Create a Chain)</text:p>
          </table:table-cell>
          <table:table-cell table:style-name="ce46" office:value-type="string">
            <text:p>Entry created in Chain identified by CHAINIDGOOD with:
External ID 0 ="010"
External ID 1 ="10"</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7.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7.3</text:p>
          </table:table-cell>
          <table:table-cell table:style-name="ce46" office:value-type="string">
            <text:p>Get Entry Block head (latest Entry Block) by Chain ID</text:p>
          </table:table-cell>
          <table:table-cell table:style-name="ce46" office:value-type="string">
            <text:p>“factom-cli get chain “CHAINID
(CHAINID is returned by STEP 3.1.7.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7.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81">
            <text:p>2681</text:p>
          </table:table-cell>
          <table:table-cell table:style-name="ce46" office:value-type="string">
            <text:p>"Balance of  ec-wallet-address-name01  =  2681"</text:p>
          </table:table-cell>
          <table:table-cell table:style-name="ce76" office:value-type="string">
            <text:p>3 entry credits for 2049&lt;= bytes entry &lt;=307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8</text:p>
          </table:table-cell>
          <table:table-cell table:style-name="ce47" table:number-columns-spanned="5" table:number-rows-spanned="1" office:value-type="string">
            <text:p>MAKE ENTRY (INCLUDING EXTERNAL IDs)  = 3072 BYTES</text:p>
          </table:table-cell>
          <table:covered-table-cell table:number-columns-repeated="4"/>
          <table:table-cell table:number-columns-repeated="21" table:style-name="ce39"/>
        </table:table-row>
        <table:table-row table:style-name="ro2">
          <table:table-cell table:style-name="ce75" office:value-type="string">
            <text:p>3.2.8.1</text:p>
          </table:table-cell>
          <table:table-cell table:style-name="ce46" office:value-type="string">
            <text:p>Create an Entry</text:p>
          </table:table-cell>
          <table:table-cell table:style-name="ce46" office:value-type="string">
            <text:p>"factom-cli put -e 02 -e 02 -c $CHAINIDGOOD ec-wallet-address-name01 &lt;~/robertubuntu/testing/test-plans-and-scripts/Robert-API/entries/3072-8byte-entry”
(CHAINIDGOOD is returned by STEP 3.1.3.1 Create a Chain)</text:p>
          </table:table-cell>
          <table:table-cell table:style-name="ce46" office:value-type="string">
            <text:p>Entry created in Chain identified by CHAINIDGOOD with:
External ID 0 ="02"
External ID 1 ="02"</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8.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8.3</text:p>
          </table:table-cell>
          <table:table-cell table:style-name="ce46" office:value-type="string">
            <text:p>Get Entry Block head (latest Entry Block) by Chain ID</text:p>
          </table:table-cell>
          <table:table-cell table:style-name="ce46" office:value-type="string">
            <text:p>“factom-cli get chain “CHAINID
(CHAINID is returned by STEP 3.1.8.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8.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78">
            <text:p>2678</text:p>
          </table:table-cell>
          <table:table-cell table:style-name="ce46" office:value-type="string">
            <text:p>"Balance of  ec-wallet-address-name01  =  2678"</text:p>
          </table:table-cell>
          <table:table-cell table:style-name="ce76" office:value-type="string">
            <text:p>3 entry credits for 2049&lt;= bytes entry &lt;=307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9</text:p>
          </table:table-cell>
          <table:table-cell table:style-name="ce47" table:number-columns-spanned="5" table:number-rows-spanned="1" office:value-type="string">
            <text:p>MAKE  ENTRY (INCLUDING EXTERNAL IDs)  = 3073 BYTES</text:p>
          </table:table-cell>
          <table:covered-table-cell table:number-columns-repeated="4"/>
          <table:table-cell table:number-columns-repeated="21" table:style-name="ce39"/>
        </table:table-row>
        <table:table-row table:style-name="ro2">
          <table:table-cell table:style-name="ce75" office:value-type="string">
            <text:p>3.2.9.1</text:p>
          </table:table-cell>
          <table:table-cell table:style-name="ce46" office:value-type="string">
            <text:p>Create an Entry</text:p>
          </table:table-cell>
          <table:table-cell table:style-name="ce46" office:value-type="string">
            <text:p>"factom-cli put -e 012 -e 12 -c $CHAINIDGOOD ec-wallet-address-name01 &lt;~/robertubuntu/testing/test-plans-and-scripts/Robert-API/entries/3072-8byte-entry”
(CHAINIDGOOD is returned by STEP 3.1.3.1 Create a Chain)</text:p>
          </table:table-cell>
          <table:table-cell table:style-name="ce46" office:value-type="string">
            <text:p>Entry created in Chain identified by CHAINIDGOOD with:
External ID 0 ="012"
External ID 1 ="12"</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9.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9.3</text:p>
          </table:table-cell>
          <table:table-cell table:style-name="ce46" office:value-type="string">
            <text:p>Get Entry Block head (latest Entry Block) by Chain ID</text:p>
          </table:table-cell>
          <table:table-cell table:style-name="ce46" office:value-type="string">
            <text:p>“factom-cli get chain “CHAINID
(CHAINID is returned by STEP 3.1.9.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9.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74">
            <text:p>2674</text:p>
          </table:table-cell>
          <table:table-cell table:style-name="ce46" office:value-type="string">
            <text:p>"Balance of  ec-wallet-address-name01  =  2674"</text:p>
          </table:table-cell>
          <table:table-cell table:style-name="ce76" office:value-type="string">
            <text:p>4 entry credits for 3073&lt;= bytes entry &lt;=409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0</text:p>
          </table:table-cell>
          <table:table-cell table:style-name="ce47" table:number-columns-spanned="5" table:number-rows-spanned="1" office:value-type="string">
            <text:p>MAKE ENTRY (INCLUDING EXTERNAL IDs)  = 4096 BYTES</text:p>
          </table:table-cell>
          <table:covered-table-cell table:number-columns-repeated="4"/>
          <table:table-cell table:number-columns-repeated="21" table:style-name="ce39"/>
        </table:table-row>
        <table:table-row table:style-name="ro2">
          <table:table-cell table:style-name="ce75" office:value-type="string">
            <text:p>3.2.10.1</text:p>
          </table:table-cell>
          <table:table-cell table:style-name="ce46" office:value-type="string">
            <text:p>Create an Entry</text:p>
          </table:table-cell>
          <table:table-cell table:style-name="ce46" office:value-type="string">
            <text:p>"factom-cli put -e 03 -e 03 -c $CHAINIDGOOD ec-wallet-address-name01 &lt;~/robertubuntu/testing/test-plans-and-scripts/Robert-API/entries/4096-8byte-entry”
(CHAINIDGOOD is returned by STEP 3.1.3.1 Create a Chain)</text:p>
          </table:table-cell>
          <table:table-cell table:style-name="ce46" office:value-type="string">
            <text:p>Entry created in Chain identified by CHAINIDGOOD with:
External ID 0 ="03"
External ID 1 ="03"</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0.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0.3</text:p>
          </table:table-cell>
          <table:table-cell table:style-name="ce46" office:value-type="string">
            <text:p>Get Entry Block head (latest Entry Block) by Chain ID</text:p>
          </table:table-cell>
          <table:table-cell table:style-name="ce46" office:value-type="string">
            <text:p>“factom-cli get chain “CHAINID
(CHAINID is returned by STEP 3.1.10.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0.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70">
            <text:p>2670</text:p>
          </table:table-cell>
          <table:table-cell table:style-name="ce46" office:value-type="string">
            <text:p>"Balance of  ec-wallet-address-name01  =  2670"</text:p>
          </table:table-cell>
          <table:table-cell table:style-name="ce76" office:value-type="string">
            <text:p>4 entry credits for 3073&lt;= bytes entry &lt;=409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1</text:p>
          </table:table-cell>
          <table:table-cell table:style-name="ce47" table:number-columns-spanned="5" table:number-rows-spanned="1" office:value-type="string">
            <text:p>MAKE ENTRY (INCLUDING EXTERNAL IDs)  = 4097 BYTES</text:p>
          </table:table-cell>
          <table:covered-table-cell table:number-columns-repeated="4"/>
          <table:table-cell table:number-columns-repeated="21" table:style-name="ce39"/>
        </table:table-row>
        <table:table-row table:style-name="ro2">
          <table:table-cell table:style-name="ce75" office:value-type="string">
            <text:p>3.2.11.1</text:p>
          </table:table-cell>
          <table:table-cell table:style-name="ce46" office:value-type="string">
            <text:p>Create an Entry</text:p>
          </table:table-cell>
          <table:table-cell table:style-name="ce46" office:value-type="string">
            <text:p>"factom-cli put -e 013 -e 13 -c $CHAINIDGOOD ec-wallet-address-name01 &lt;~/robertubuntu/testing/test-plans-and-scripts/Robert-API/entries/4096-8byte-entry”
(CHAINIDGOOD is returned by STEP 3.1.3.1 Create a Chain)</text:p>
          </table:table-cell>
          <table:table-cell table:style-name="ce46" office:value-type="string">
            <text:p>Entry created in Chain identified by CHAINIDGOOD with:
External ID 0 ="013"
External ID 1 ="13"</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1.1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1.3</text:p>
          </table:table-cell>
          <table:table-cell table:style-name="ce46" office:value-type="string">
            <text:p>Get Entry Block head (latest Entry Block) by Chain ID</text:p>
          </table:table-cell>
          <table:table-cell table:style-name="ce46" office:value-type="string">
            <text:p>“factom-cli get chain “CHAINID
(CHAINID is returned by STEP 3.1.11.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1.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65">
            <text:p>2665</text:p>
          </table:table-cell>
          <table:table-cell table:style-name="ce46" office:value-type="string">
            <text:p>"Balance of  ec-wallet-address-name01  =  2665"</text:p>
          </table:table-cell>
          <table:table-cell table:style-name="ce76" office:value-type="string">
            <text:p>5 entry credits for 4097&lt;= bytes entry &lt;=512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2</text:p>
          </table:table-cell>
          <table:table-cell table:style-name="ce47" table:number-columns-spanned="5" table:number-rows-spanned="1" office:value-type="string">
            <text:p>MAKE ENTRY (INCLUDING EXTERNAL IDs)  = 5120 BYTES</text:p>
          </table:table-cell>
          <table:covered-table-cell table:number-columns-repeated="4"/>
          <table:table-cell table:number-columns-repeated="21" table:style-name="ce39"/>
        </table:table-row>
        <table:table-row table:style-name="ro2">
          <table:table-cell table:style-name="ce75" office:value-type="string">
            <text:p>3.2.12.1</text:p>
          </table:table-cell>
          <table:table-cell table:style-name="ce46" office:value-type="string">
            <text:p>Create an Entry</text:p>
          </table:table-cell>
          <table:table-cell table:style-name="ce46" office:value-type="string">
            <text:p>"factom-cli put -e 04 -e 04 -c $CHAINIDGOOD ec-wallet-address-name01 &lt;~/robertubuntu/testing/test-plans-and-scripts/Robert-API/entries/5120-8byte-entry”
(CHAINIDGOOD is returned by STEP 3.1.3.1 Create a Chain)</text:p>
          </table:table-cell>
          <table:table-cell table:style-name="ce46" office:value-type="string">
            <text:p>Entry created in Chain identified by CHAINIDGOOD with:
External ID 0 ="04"
External ID 1 ="04"</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2.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2.3</text:p>
          </table:table-cell>
          <table:table-cell table:style-name="ce46" office:value-type="string">
            <text:p>Get Entry Block head (latest Entry Block) by Chain ID</text:p>
          </table:table-cell>
          <table:table-cell table:style-name="ce46" office:value-type="string">
            <text:p>“factom-cli get chain “CHAINID
(CHAINID is returned by STEP 3.1.12.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2.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60">
            <text:p>2660</text:p>
          </table:table-cell>
          <table:table-cell table:style-name="ce46" office:value-type="string">
            <text:p>"Balance of  ec-wallet-address-name01  =  2660"</text:p>
          </table:table-cell>
          <table:table-cell table:style-name="ce76" office:value-type="string">
            <text:p>5 entry credits for 4097&lt;= bytes entry &lt;=512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3</text:p>
          </table:table-cell>
          <table:table-cell table:style-name="ce47" table:number-columns-spanned="5" table:number-rows-spanned="1" office:value-type="string">
            <text:p>MAKE ENTRY (INCLUDING EXTERNAL IDs)  = 5121 BYTES</text:p>
          </table:table-cell>
          <table:covered-table-cell table:number-columns-repeated="4"/>
          <table:table-cell table:number-columns-repeated="21" table:style-name="ce39"/>
        </table:table-row>
        <table:table-row table:style-name="ro2">
          <table:table-cell table:style-name="ce75" office:value-type="string">
            <text:p>3.2.13.1</text:p>
          </table:table-cell>
          <table:table-cell table:style-name="ce46" office:value-type="string">
            <text:p>Create an Entry</text:p>
          </table:table-cell>
          <table:table-cell table:style-name="ce46" office:value-type="string">
            <text:p>"factom-cli put -e 014 -e 14 -c $CHAINIDGOOD ec-wallet-address-name01 &lt;~/robertubuntu/testing/test-plans-and-scripts/Robert-API/entries/5120-8byte-entry”
(CHAINIDGOOD is returned by STEP 3.1.3.1 Create a Chain)</text:p>
          </table:table-cell>
          <table:table-cell table:style-name="ce46" office:value-type="string">
            <text:p>Entry created in Chain identified by CHAINIDGOOD with:
External ID 0 ="014"
External ID 1 ="14"</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3.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3.3</text:p>
          </table:table-cell>
          <table:table-cell table:style-name="ce46" office:value-type="string">
            <text:p>Get Entry Block head (latest Entry Block) by Chain ID</text:p>
          </table:table-cell>
          <table:table-cell table:style-name="ce46" office:value-type="string">
            <text:p>“factom-cli get chain “CHAINID
(CHAINID is returned by STEP 3.1.13.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3.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54">
            <text:p>2654</text:p>
          </table:table-cell>
          <table:table-cell table:style-name="ce46" office:value-type="string">
            <text:p>"Balance of  ec-wallet-address-name01  =  2654"</text:p>
          </table:table-cell>
          <table:table-cell table:style-name="ce76" office:value-type="string">
            <text:p>6 entry credits for 5121&lt;= bytes entry &lt;=614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4</text:p>
          </table:table-cell>
          <table:table-cell table:style-name="ce47" table:number-columns-spanned="5" table:number-rows-spanned="1" office:value-type="string">
            <text:p>MAKE ENTRY (INCLUDING EXTERNAL IDs)  = 6144 BYTES</text:p>
          </table:table-cell>
          <table:covered-table-cell table:number-columns-repeated="4"/>
          <table:table-cell table:number-columns-repeated="21" table:style-name="ce39"/>
        </table:table-row>
        <table:table-row table:style-name="ro2">
          <table:table-cell table:style-name="ce75" office:value-type="string">
            <text:p>3.2.14.1</text:p>
          </table:table-cell>
          <table:table-cell table:style-name="ce46" office:value-type="string">
            <text:p>Create an Entry</text:p>
          </table:table-cell>
          <table:table-cell table:style-name="ce46" office:value-type="string">
            <text:p>"factom-cli put -e 05 -e 05 -c $CHAINIDGOOD ec-wallet-address-name01 &lt;~/robertubuntu/testing/test-plans-and-scripts/Robert-API/entries/6144-8byte-entry”
(CHAINIDGOOD is returned by STEP 3.1.3.1 Create a Chain)</text:p>
          </table:table-cell>
          <table:table-cell table:style-name="ce46" office:value-type="string">
            <text:p>Entry created in Chain identified by CHAINIDGOOD with:
External ID 0 ="05"
External ID 1 ="05"</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4.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4.3</text:p>
          </table:table-cell>
          <table:table-cell table:style-name="ce46" office:value-type="string">
            <text:p>Get Entry Block head (latest Entry Block) by Chain ID</text:p>
          </table:table-cell>
          <table:table-cell table:style-name="ce46" office:value-type="string">
            <text:p>“factom-cli get chain “CHAINID
(CHAINID is returned by STEP 3.1.14.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4.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48">
            <text:p>2648</text:p>
          </table:table-cell>
          <table:table-cell table:style-name="ce46" office:value-type="string">
            <text:p>"Balance of  ec-wallet-address-name01  =  2648"</text:p>
          </table:table-cell>
          <table:table-cell table:style-name="ce76" office:value-type="string">
            <text:p>6 entry credits for 5121&lt;= bytes entry &lt;=6144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5</text:p>
          </table:table-cell>
          <table:table-cell table:style-name="ce47" table:number-columns-spanned="5" table:number-rows-spanned="1" office:value-type="string">
            <text:p>MAKE ENTRY (INCLUDING EXTERNAL IDs)  = 6145 BYTES</text:p>
          </table:table-cell>
          <table:covered-table-cell table:number-columns-repeated="4"/>
          <table:table-cell table:number-columns-repeated="21" table:style-name="ce39"/>
        </table:table-row>
        <table:table-row table:style-name="ro2">
          <table:table-cell table:style-name="ce75" office:value-type="string">
            <text:p>3.2.15.1</text:p>
          </table:table-cell>
          <table:table-cell table:style-name="ce46" office:value-type="string">
            <text:p>Create an Entry</text:p>
          </table:table-cell>
          <table:table-cell table:style-name="ce46" office:value-type="string">
            <text:p>"factom-cli put -e 015 -e 15 -c $CHAINIDGOOD ec-wallet-address-name01 &lt;~/robertubuntu/testing/test-plans-and-scripts/Robert-API/entries/6144-8byte-entry”
(CHAINIDGOOD is returned by STEP 3.1.3.1 Create a Chain)</text:p>
          </table:table-cell>
          <table:table-cell table:style-name="ce46" office:value-type="string">
            <text:p>Entry created in Chain identified by CHAINIDGOOD with:
External ID 0 ="015"
External ID 1 ="15"</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5.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5.3</text:p>
          </table:table-cell>
          <table:table-cell table:style-name="ce46" office:value-type="string">
            <text:p>Get Entry Block head (latest Entry Block) by Chain ID</text:p>
          </table:table-cell>
          <table:table-cell table:style-name="ce46" office:value-type="string">
            <text:p>“factom-cli get chain “CHAINID
(CHAINID is returned by STEP 3.1.15.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5.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41">
            <text:p>2641</text:p>
          </table:table-cell>
          <table:table-cell table:style-name="ce46" office:value-type="string">
            <text:p>"Balance of  ec-wallet-address-name01  =  2641"</text:p>
          </table:table-cell>
          <table:table-cell table:style-name="ce76" office:value-type="string">
            <text:p>7 entry credits for 6145&lt;= bytes entry &lt;=716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6</text:p>
          </table:table-cell>
          <table:table-cell table:style-name="ce47" table:number-columns-spanned="5" table:number-rows-spanned="1" office:value-type="string">
            <text:p>MAKE ENTRY (INCLUDING EXTERNAL IDs)  = 7168 BYTES</text:p>
          </table:table-cell>
          <table:covered-table-cell table:number-columns-repeated="4"/>
          <table:table-cell table:number-columns-repeated="21" table:style-name="ce39"/>
        </table:table-row>
        <table:table-row table:style-name="ro2">
          <table:table-cell table:style-name="ce75" office:value-type="string">
            <text:p>3.2.16.1</text:p>
          </table:table-cell>
          <table:table-cell table:style-name="ce46" office:value-type="string">
            <text:p>Create an Entry</text:p>
          </table:table-cell>
          <table:table-cell table:style-name="ce46" office:value-type="string">
            <text:p>"factom-cli put -e 06 -e 06 -c $CHAINIDGOOD ec-wallet-address-name01 &lt;~/robertubuntu/testing/test-plans-and-scripts/Robert-API/entries/7168-8byte-entry”
(CHAINIDGOOD is returned by STEP 3.1.3.1 Create a Chain)</text:p>
          </table:table-cell>
          <table:table-cell table:style-name="ce46" office:value-type="string">
            <text:p>Entry created in Chain identified by CHAINIDGOOD with:
External ID 0 ="06"
External ID 1 ="06"</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6.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6.3</text:p>
          </table:table-cell>
          <table:table-cell table:style-name="ce46" office:value-type="string">
            <text:p>Get Entry Block head (latest Entry Block) by Chain ID</text:p>
          </table:table-cell>
          <table:table-cell table:style-name="ce46" office:value-type="string">
            <text:p>“factom-cli get chain “CHAINID
(CHAINID is returned by STEP 3.1.16.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6.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34">
            <text:p>2634</text:p>
          </table:table-cell>
          <table:table-cell table:style-name="ce46" office:value-type="string">
            <text:p>"Balance of  ec-wallet-address-name01  =  2634"</text:p>
          </table:table-cell>
          <table:table-cell table:style-name="ce76" office:value-type="string">
            <text:p>7 entry credits for 6145&lt;= bytes entry &lt;=7168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7</text:p>
          </table:table-cell>
          <table:table-cell table:style-name="ce47" table:number-columns-spanned="5" table:number-rows-spanned="1" office:value-type="string">
            <text:p>MAKE ENTRY (INCLUDING EXTERNAL IDs)  = 7169 BYTES</text:p>
          </table:table-cell>
          <table:covered-table-cell table:number-columns-repeated="4"/>
          <table:table-cell table:number-columns-repeated="21" table:style-name="ce39"/>
        </table:table-row>
        <table:table-row table:style-name="ro2">
          <table:table-cell table:style-name="ce75" office:value-type="string">
            <text:p>3.2.17.1</text:p>
          </table:table-cell>
          <table:table-cell table:style-name="ce46" office:value-type="string">
            <text:p>Create an Entry</text:p>
          </table:table-cell>
          <table:table-cell table:style-name="ce46" office:value-type="string">
            <text:p>"factom-cli put -e 016 -e 16 -c $CHAINIDGOOD ec-wallet-address-name01 &lt;~/robertubuntu/testing/test-plans-and-scripts/Robert-API/entries/7168-8byte-entry”
(CHAINIDGOOD is returned by STEP 3.1.3.1 Create a Chain)</text:p>
          </table:table-cell>
          <table:table-cell table:style-name="ce46" office:value-type="string">
            <text:p>Entry created in Chain identified by CHAINIDGOOD with:
External ID 0 ="016"
External ID 1 ="16"</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7.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7.3</text:p>
          </table:table-cell>
          <table:table-cell table:style-name="ce46" office:value-type="string">
            <text:p>Get Entry Block head (latest Entry Block) by Chain ID</text:p>
          </table:table-cell>
          <table:table-cell table:style-name="ce46" office:value-type="string">
            <text:p>“factom-cli get chain “CHAINID
(CHAINID is returned by STEP 3.1.17.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7.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26">
            <text:p>2626</text:p>
          </table:table-cell>
          <table:table-cell table:style-name="ce46" office:value-type="string">
            <text:p>"Balance of  ec-wallet-address-name01  =  2626"</text:p>
          </table:table-cell>
          <table:table-cell table:style-name="ce76" office:value-type="string">
            <text:p>8 entry credits for 7169&lt;= bytes entry &lt;=819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8</text:p>
          </table:table-cell>
          <table:table-cell table:style-name="ce47" table:number-columns-spanned="5" table:number-rows-spanned="1" office:value-type="string">
            <text:p>MAKE ENTRY (INCLUDING EXTERNAL IDs)  = 8192 BYTES</text:p>
          </table:table-cell>
          <table:covered-table-cell table:number-columns-repeated="4"/>
          <table:table-cell table:number-columns-repeated="21" table:style-name="ce39"/>
        </table:table-row>
        <table:table-row table:style-name="ro2">
          <table:table-cell table:style-name="ce75" office:value-type="string">
            <text:p>3.2.18.1</text:p>
          </table:table-cell>
          <table:table-cell table:style-name="ce46" office:value-type="string">
            <text:p>Create an Entry</text:p>
          </table:table-cell>
          <table:table-cell table:style-name="ce46" office:value-type="string">
            <text:p>"factom-cli put -e 07 -e 07 -c $CHAINIDGOOD ec-wallet-address-name01 &lt;~/robertubuntu/testing/test-plans-and-scripts/Robert-API/entries/8192-8byte-entry”
(CHAINIDGOOD is returned by STEP 3.1.3.1 Create a Chain)</text:p>
          </table:table-cell>
          <table:table-cell table:style-name="ce46" office:value-type="string">
            <text:p>Entry created in Chain identified by CHAINIDGOOD with:
External ID 0 ="07"
External ID 1 ="07"</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8.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8.3</text:p>
          </table:table-cell>
          <table:table-cell table:style-name="ce46" office:value-type="string">
            <text:p>Get Entry Block head (latest Entry Block) by Chain ID</text:p>
          </table:table-cell>
          <table:table-cell table:style-name="ce46" office:value-type="string">
            <text:p>“factom-cli get chain “CHAINID
(CHAINID is returned by STEP 3.1.18.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8.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18">
            <text:p>2618</text:p>
          </table:table-cell>
          <table:table-cell table:style-name="ce46" office:value-type="string">
            <text:p>"Balance of  ec-wallet-address-name01  =  2618"</text:p>
          </table:table-cell>
          <table:table-cell table:style-name="ce76" office:value-type="string">
            <text:p>8 entry credits for 7169&lt;= bytes entry &lt;=8192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19</text:p>
          </table:table-cell>
          <table:table-cell table:style-name="ce47" table:number-columns-spanned="5" table:number-rows-spanned="1" office:value-type="string">
            <text:p>MAKE ENTRY (INCLUDING EXTERNAL IDs)  = 8193 BYTES</text:p>
          </table:table-cell>
          <table:covered-table-cell table:number-columns-repeated="4"/>
          <table:table-cell table:number-columns-repeated="21" table:style-name="ce39"/>
        </table:table-row>
        <table:table-row table:style-name="ro2">
          <table:table-cell table:style-name="ce75" office:value-type="string">
            <text:p>3.2.19.1</text:p>
          </table:table-cell>
          <table:table-cell table:style-name="ce46" office:value-type="string">
            <text:p>Create an Entry</text:p>
          </table:table-cell>
          <table:table-cell table:style-name="ce46" office:value-type="string">
            <text:p>"factom-cli put -e 017 -e 17 -c $CHAINIDGOOD ec-wallet-address-name01 &lt;~/robertubuntu/testing/test-plans-and-scripts/Robert-API/entries/8192-8byte-entry”
(CHAINIDGOOD is returned by STEP 3.1.3.1 Create a Chain)</text:p>
          </table:table-cell>
          <table:table-cell table:style-name="ce46" office:value-type="string">
            <text:p>Entry created in Chain identified by CHAINIDGOOD with:
External ID 0 ="017"
External ID 1 ="17"</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9.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19.3</text:p>
          </table:table-cell>
          <table:table-cell table:style-name="ce46" office:value-type="string">
            <text:p>Get Entry Block head (latest Entry Block) by Chain ID</text:p>
          </table:table-cell>
          <table:table-cell table:style-name="ce46" office:value-type="string">
            <text:p>“factom-cli get chain “CHAINID
(CHAINID is returned by STEP 3.1.19.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19.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09">
            <text:p>2609</text:p>
          </table:table-cell>
          <table:table-cell table:style-name="ce46" office:value-type="string">
            <text:p>"Balance of  ec-wallet-address-name01  =  2609"</text:p>
          </table:table-cell>
          <table:table-cell table:style-name="ce76" office:value-type="string">
            <text:p>9 entry credits for 8193&lt;= bytes entry &lt;=921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0</text:p>
          </table:table-cell>
          <table:table-cell table:style-name="ce47" table:number-columns-spanned="5" table:number-rows-spanned="1" office:value-type="string">
            <text:p>MAKE ENTRY (INCLUDING EXTERNAL IDs)  = 9216 BYTES</text:p>
          </table:table-cell>
          <table:covered-table-cell table:number-columns-repeated="4"/>
          <table:table-cell table:number-columns-repeated="21" table:style-name="ce39"/>
        </table:table-row>
        <table:table-row table:style-name="ro2">
          <table:table-cell table:style-name="ce75" office:value-type="string">
            <text:p>3.2.20.1</text:p>
          </table:table-cell>
          <table:table-cell table:style-name="ce46" office:value-type="string">
            <text:p>Create an Entry</text:p>
          </table:table-cell>
          <table:table-cell table:style-name="ce46" office:value-type="string">
            <text:p>"factom-cli put -e 08 -e 08 -c $CHAINIDGOOD ec-wallet-address-name01 &lt;~/robertubuntu/testing/test-plans-and-scripts/Robert-API/entries/9216-8byte-entry”
(CHAINIDGOOD is returned by STEP 3.1.3.1 Create a Chain)</text:p>
          </table:table-cell>
          <table:table-cell table:style-name="ce46" office:value-type="string">
            <text:p>Entry created in Chain identified by CHAINIDGOOD with:
External ID 0 ="08"
External ID 1 ="08"</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0.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20.3</text:p>
          </table:table-cell>
          <table:table-cell table:style-name="ce46" office:value-type="string">
            <text:p>Get Entry Block head (latest Entry Block) by Chain ID</text:p>
          </table:table-cell>
          <table:table-cell table:style-name="ce46" office:value-type="string">
            <text:p>“factom-cli get chain “CHAINID
(CHAINID is returned by STEP 3.1.20.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0.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600">
            <text:p>2600</text:p>
          </table:table-cell>
          <table:table-cell table:style-name="ce46" office:value-type="string">
            <text:p>"Balance of  ec-wallet-address-name01  =  2600"</text:p>
          </table:table-cell>
          <table:table-cell table:style-name="ce76" office:value-type="string">
            <text:p>9 entry credits for 8193&lt;= bytes entry &lt;=9216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1</text:p>
          </table:table-cell>
          <table:table-cell table:style-name="ce47" table:number-columns-spanned="5" table:number-rows-spanned="1" office:value-type="string">
            <text:p>MAKE ENTRY (INCLUDING EXTERNAL IDs)  = 9217 BYTES</text:p>
          </table:table-cell>
          <table:covered-table-cell table:number-columns-repeated="4"/>
          <table:table-cell table:number-columns-repeated="21" table:style-name="ce39"/>
        </table:table-row>
        <table:table-row table:style-name="ro2">
          <table:table-cell table:style-name="ce75" office:value-type="string">
            <text:p>3.2.21.1</text:p>
          </table:table-cell>
          <table:table-cell table:style-name="ce46" office:value-type="string">
            <text:p>Create an Entry</text:p>
          </table:table-cell>
          <table:table-cell table:style-name="ce46" office:value-type="string">
            <text:p>"factom-cli put -e 018 -e 18 -c $CHAINIDGOOD ec-wallet-address-name01 &lt;~/robertubuntu/testing/test-plans-and-scripts/Robert-API/entries/9216-8byte-entry”
(CHAINIDGOOD is returned by STEP 3.1.3.1 Create a Chain)</text:p>
          </table:table-cell>
          <table:table-cell table:style-name="ce46" office:value-type="string">
            <text:p>Entry created in Chain identified by CHAINIDGOOD with:
External ID 0 ="018"
External ID 1 ="18"</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1.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21.3</text:p>
          </table:table-cell>
          <table:table-cell table:style-name="ce46" office:value-type="string">
            <text:p>Get Entry Block head (latest Entry Block) by Chain ID</text:p>
          </table:table-cell>
          <table:table-cell table:style-name="ce46" office:value-type="string">
            <text:p>“factom-cli get chain “CHAINID
(CHAINID is returned by STEP 3.1.21.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1.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590">
            <text:p>2590</text:p>
          </table:table-cell>
          <table:table-cell table:style-name="ce46" office:value-type="string">
            <text:p>"Balance of  ec-wallet-address-name01  =  2590"</text:p>
          </table:table-cell>
          <table:table-cell table:style-name="ce76" office:value-type="string">
            <text:p>10 entry credits for 9217&lt;= bytes entry &lt;=1024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2</text:p>
          </table:table-cell>
          <table:table-cell table:style-name="ce47" table:number-columns-spanned="5" table:number-rows-spanned="1" office:value-type="string">
            <text:p>MAKE ENTRY (INCLUDING EXTERNAL IDs)  = 10240 BYTES</text:p>
          </table:table-cell>
          <table:covered-table-cell table:number-columns-repeated="4"/>
          <table:table-cell table:number-columns-repeated="21" table:style-name="ce39"/>
        </table:table-row>
        <table:table-row table:style-name="ro2">
          <table:table-cell table:style-name="ce75" office:value-type="string">
            <text:p>3.2.22.1</text:p>
          </table:table-cell>
          <table:table-cell table:style-name="ce46" office:value-type="string">
            <text:p>Create an Entry</text:p>
          </table:table-cell>
          <table:table-cell table:style-name="ce46" office:value-type="string">
            <text:p>"factom-cli put -e 09 -e 09 -c $CHAINIDGOOD ec-wallet-address-name01 &lt;~/robertubuntu/testing/test-plans-and-scripts/Robert-API/entries/10240-8byte-entry”
(CHAINIDGOOD is returned by STEP 3.1.3.1 Create a Chain)</text:p>
          </table:table-cell>
          <table:table-cell table:style-name="ce46" office:value-type="string">
            <text:p>Entry created in Chain identified by CHAINIDGOOD with:
External ID 0 ="09"
External ID 1 ="09"</text:p>
          </table:table-cell>
          <table:table-cell table:style-name="ce46" office:value-type="string">
            <text:p>"Creating Entry: db39da8a11861c9c94177352069cf1f58f79c2e9ff47e1eb0ba6acf2d2e1bd2a"</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2.2</text:p>
          </table:table-cell>
          <table:table-cell table:style-name="ce46" office:value-type="string">
            <text:p>Wait for 1 minute for current Directory Block to close</text:p>
          </table:table-cell>
          <table:table-cell table:style-name="ce46" office:value-type="string">
            <text:p>“sleep 60”</text:p>
          </table:table-cell>
          <table:table-cell table:number-columns-repeated="2" table:style-name="ce50"/>
          <table:table-cell table:style-name="ce76" office:value-type="string">
            <text:p>not a test</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2.22.3</text:p>
          </table:table-cell>
          <table:table-cell table:style-name="ce46" office:value-type="string">
            <text:p>Get Entry Block head (latest Entry Block) by Chain ID</text:p>
          </table:table-cell>
          <table:table-cell table:style-name="ce46" office:value-type="string">
            <text:p>“factom-cli get chain “CHAINID
(CHAINID is returned by STEP 3.1.22.1 Create a Chain)</text:p>
          </table:table-cell>
          <table:table-cell table:style-name="ce46" office:value-type="string">
            <text:p>ENTRYBLOCKHEADKEYMERKELROOT</text:p>
          </table:table-cell>
          <table:table-cell table:style-name="ce46" office:value-type="string">
            <text:p>"827b6b0ac86eaa8f0371700482621f619ff5645d938657935319b527d36fd70e"</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2.4</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580">
            <text:p>2580</text:p>
          </table:table-cell>
          <table:table-cell table:style-name="ce46" office:value-type="string">
            <text:p>"Balance of  ec-wallet-address-name01  =  2580"</text:p>
          </table:table-cell>
          <table:table-cell table:style-name="ce76" office:value-type="string">
            <text:p>10 entry credits for 9217&lt;= bytes entry &lt;=10240 bytes</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3</text:p>
          </table:table-cell>
          <table:table-cell table:style-name="ce47" table:number-columns-spanned="5" table:number-rows-spanned="1" office:value-type="string">
            <text:p>MAKE CHAIN WITH ENTRY (INCLUDING EXTERNAL IDs)  = 10241 BYTES</text:p>
          </table:table-cell>
          <table:covered-table-cell table:number-columns-repeated="4"/>
          <table:table-cell table:number-columns-repeated="21" table:style-name="ce39"/>
        </table:table-row>
        <table:table-row table:style-name="ro2">
          <table:table-cell table:style-name="ce75" office:value-type="string">
            <text:p>3.2.23.1</text:p>
          </table:table-cell>
          <table:table-cell table:style-name="ce46" office:value-type="string">
            <text:p>Create a Chain</text:p>
          </table:table-cell>
          <table:table-cell table:style-name="ce46" office:value-type="string">
            <text:p>“factom-cli mkchain -e 019 -e 19 ec-wallet-address-name01 
&lt;~/robertubuntu/testing/test-plans-and-scripts/Robert-API/entries/10240-8byte-entry”</text:p>
          </table:table-cell>
          <table:table-cell table:style-name="ce46" office:value-type="string">
            <text:p>"Entry too large"</text:p>
          </table:table-cell>
          <table:table-cell table:style-name="ce46" office:value-type="string">
            <text:p>"Entry cannot be larger than 10KB"</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3.2</text:p>
          </table:table-cell>
          <table:table-cell table:style-name="ce46" office:value-type="string">
            <text:p>Check that correct cost of creating Entry was deducted from entry credit wallet address</text:p>
          </table:table-cell>
          <table:table-cell table:style-name="ce46" office:value-type="string">
            <text:p>“factom-cli getaddresses”</text:p>
          </table:table-cell>
          <table:table-cell table:style-name="ce46" office:value-type="float" office:value="2580">
            <text:p>2580</text:p>
          </table:table-cell>
          <table:table-cell table:style-name="ce46" office:value-type="string">
            <text:p>"Balance of  ec-wallet-address-name01  =  258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0" office:value-type="string">
            <text:p>3.2.24</text:p>
          </table:table-cell>
          <table:table-cell table:style-name="ce47" table:number-columns-spanned="5" table:number-rows-spanned="1" office:value-type="string">
            <text:p>TRACE ENTRY BLOCK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24.1</text:p>
          </table:table-cell>
          <table:table-cell table:style-name="ce46" office:value-type="string">
            <text:p>Get Entry Block by merkel root</text:p>
          </table:table-cell>
          <table:table-cell table:style-name="ce46" office:value-type="string">
            <text:p>“factom-cli get eblock ”ENTRYBLOCKHEADKEYMERKELROOT 
(ENTRYBLOCKHEADKEYMERKELROOT is returned by STEP 3.2.3.1.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text:p>
          </table:table-cell>
          <table:table-cell table:style-name="ce46" office:value-type="string">
            <text:p>"Sequence Number - Time Stamp
1 1438640040
Chain ID
ad88f6375d55f0d5839f873f632bef974c9b20d5e764069042b1deefc9fe3b30
Previous Entry Block Key Merkel Root
7a4e0da8c1bd9fecce1a8a7706e3117ea0d0a3115a88516f209b3b80d405edf4

    ENTRY
    -----
    Entry Time Stamp
    1438640040
    Entry Hash
    907f2d342ad40498656d18d745203b9eca759c993296dea9a852bd8d5c3057d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4.2</text:p>
          </table:table-cell>
          <table:table-cell table:style-name="ce46" office:value-type="string">
            <text:p>Get Entry by hash for each Entry referenced in the Entry Block of 3.2.24.1</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s 3.2.3-22.2 Create a chain
If found, the test succeeds
If not found, continue looking with STEP 3.2.24.3 Get previous Entry Block by merkel roots</text:p>
          </table:table-cell>
          <table:table-cell table:style-name="ce46" office:value-type="string">
            <text:p>"Chain ID
ad88f6375d55f0d5839f873f632bef974c9b20d5e764069042b1deefc9fe3b30
Previous Entry Block Key Merkel Root
7a4e0da8c1bd9fecce1a8a7706e3117ea0d0a3115a88516f209b3b80d405edf4"</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4.3</text:p>
          </table:table-cell>
          <table:table-cell table:style-name="ce46" office:value-type="string">
            <text:p>Get previous Entry Block by merkel root</text:p>
          </table:table-cell>
          <table:table-cell table:style-name="ce46" office:value-type="string">
            <text:p>“factom-cli get eblock”ENTRYBLOCKKEYPREVIOUSMERKELROOT 
(ENTRYBLOCKKEYPREVIOUSMERKELROOT is returned by STEP 3.2.3.1.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
ENTRYSEQUENCENUMBER</text:p>
          </table:table-cell>
          <table:table-cell table:style-name="ce46" office:value-type="string">
            <text:p>"ENTRY BLOCK
-----------
Sequence Number - Time Stamp
0 1438639620
Chain ID
ad88f6375d55f0d5839f873f632bef974c9b20d5e764069042b1deefc9fe3b30
Previous Entry Block Key Merkel Root
0000000000000000000000000000000000000000000000000000000000000000

    ENTRY
    -----
    Entry Time Stamp
    1438639620
    Entry Hash
    1e39624f39c6cd48ddfe6982841157e631af6d1298d66016f63a9198594cd788"</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4.4</text:p>
          </table:table-cell>
          <table:table-cell table:style-name="ce46" office:value-type="string">
            <text:p>Get entry by hash for each entry referenced in the entry block of 3.2.24.3 </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s 3.2.3-22.2 Create a chain
If found, the test succeeds
If not found,  the test fails</text:p>
          </table:table-cell>
          <table:table-cell table:style-name="ce46" office:value-type="string">
            <text:p>"ChainID: ad88f6375d55f0d5839f873f632bef974c9b20d5e764069042b1deefc9fe3b30
ExtID: 33
ExtID: 33
Content:
32 0a
                   |                           || "2\n""</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88" table:number-columns-spanned="6" table:number-rows-spanned="1" office:value-type="string">
            <text:p>Repeat STEP 3.2.24.3 Get previous Entry Block by merkel root and STEP 3.2.24.4 Get Entry by hash for each Entry referenced in the Entry Block of 3.2.24.3 until ENTRYBLOCKSEQUENCENUMBER = 0 meaning that the genesis (1st) block is reached</text:p>
          </table:table-cell>
          <table:covered-table-cell table:number-columns-repeated="5"/>
          <table:table-cell table:number-columns-repeated="21" table:style-name="ce39"/>
        </table:table-row>
        <table:table-row table:style-name="ro2">
          <table:table-cell table:style-name="ce70" office:value-type="string">
            <text:p>3.2.25</text:p>
          </table:table-cell>
          <table:table-cell table:style-name="ce47" table:number-columns-spanned="5" table:number-rows-spanned="1" office:value-type="string">
            <text:p>ADD MANY ENTRIES TO CHAIN</text:p>
          </table:table-cell>
          <table:covered-table-cell table:number-columns-repeated="4"/>
          <table:table-cell table:number-columns-repeated="21" table:style-name="ce39"/>
        </table:table-row>
        <table:table-row table:style-name="ro2">
          <table:table-cell table:style-name="ce89" office:value-type="string">
            <text:p>3.2.25.1</text:p>
          </table:table-cell>
          <table:table-cell table:style-name="ce77" office:value-type="string">
            <text:p>Make 10 entries</text:p>
          </table:table-cell>
          <table:table-cell table:style-name="ce77" office:value-type="string">
            <text:p>"for ((i=1; i &lt; 11; i++)); do
    echo $i | factom-cli put -e $i -c $CHAINIDGOOD ec-wallet-address-name01 &amp;
    sleep 1
done"</text:p>
          </table:table-cell>
          <table:table-cell table:style-name="ce46" office:value-type="string">
            <text:p>Create 10 entries</text:p>
          </table:table-cell>
          <table:table-cell table:style-name="ce77" office:value-type="string">
            <text:p>"Creating Entry: cfc7e6476d2c7858c9e29e9a1dba9de1a93d28e0a33962f212353b1020e2758d
Creating Entry: 1900ab7b806705f7885a13e89e44ba2d860b1a8bee320b2328ad3c6849fb934d
Creating Entry: cd3f9ebfa5149cd6feb4f906c823e3ed95d2a848e6e2f480968409d325821587
Creating Entry: bc26d89769d1e43bbdcd41ca176641261c46e58a3d64101f0a41f87384c2fcab
Creating Entry: 05d422ff410846b17d41e4ba6423fdebe283234b73099fa8141a932ee8719d8f
Creating Entry: 13e216bbc66c05d8474a31ff97742a1b554846fb84881dcc10cf54dc63572b60
Creating Entry: d1541e158a4194330e27635478f6b0af9131382b31fcf7e97cc4737d6992362c
Creating Entry: c42483ef33c9dc976a65d6db99717f990c6f84e62cb8b91282b6d332299c1a78
Creating Entry: c3bb82cf96fe86d5840a96eb633049ab5ed2279215d324fb7a96ad2a7b06e7ee
Creating Entry: 851a818702d80b0ed5df49a44d56f8c18f5583c577231c3fa5cc207fe90ca67f"</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3.2.26</text:p>
          </table:table-cell>
          <table:table-cell table:style-name="ce47" table:number-columns-spanned="5" table:number-rows-spanned="1" office:value-type="string">
            <text:p>TRACE ENTRY BLOCK CHAIN</text:p>
          </table:table-cell>
          <table:covered-table-cell table:number-columns-repeated="4"/>
          <table:table-cell table:style-name="ce74"/>
          <table:table-cell/>
          <table:table-cell table:number-columns-repeated="19" table:style-name="ce39"/>
        </table:table-row>
        <table:table-row table:style-name="ro2">
          <table:table-cell table:style-name="ce75" office:value-type="string">
            <text:p>3.2.26.1</text:p>
          </table:table-cell>
          <table:table-cell table:style-name="ce46" office:value-type="string">
            <text:p>Get Entry Block by merkel root</text:p>
          </table:table-cell>
          <table:table-cell table:style-name="ce46" office:value-type="string">
            <text:p>“factom-cli get eblock ”ENTRYBLOCKHEADKEYMERKELROOT 
(ENTRYBLOCKHEADKEYMERKELROOT is returned by STEP 3.2.3.1.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text:p>
          </table:table-cell>
          <table:table-cell table:style-name="ce46" office:value-type="string">
            <text:p>"Sequence Number - Time Stamp
1 1438640040
Chain ID
ad88f6375d55f0d5839f873f632bef974c9b20d5e764069042b1deefc9fe3b30
Previous Entry Block Key Merkel Root
7a4e0da8c1bd9fecce1a8a7706e3117ea0d0a3115a88516f209b3b80d405edf4

    ENTRY
    -----
    Entry Time Stamp
    1438640040
    Entry Hash
    907f2d342ad40498656d18d745203b9eca759c993296dea9a852bd8d5c3057d0"</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6.2</text:p>
          </table:table-cell>
          <table:table-cell table:style-name="ce46" office:value-type="string">
            <text:p>Get Entry by hash for each Entry referenced in the Entry Block of 3.2.24.1</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s 3.2.3-22.2 Create a chain and STEP 3.2.25.1 Make 10 entries
If found, the test succeeds
If not found, continue looking with STEP 3.2.26.3 Get previous Entry Block by merkel roots</text:p>
          </table:table-cell>
          <table:table-cell table:style-name="ce46" office:value-type="string">
            <text:p>"Chain ID
ad88f6375d55f0d5839f873f632bef974c9b20d5e764069042b1deefc9fe3b30
Previous Entry Block Key Merkel Root
7a4e0da8c1bd9fecce1a8a7706e3117ea0d0a3115a88516f209b3b80d405edf4"</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6.3</text:p>
          </table:table-cell>
          <table:table-cell table:style-name="ce46" office:value-type="string">
            <text:p>Get previous Entry Block by merkel root</text:p>
          </table:table-cell>
          <table:table-cell table:style-name="ce46" office:value-type="string">
            <text:p>“factom-cli get eblock”ENTRYBLOCKKEYPREVIOUSMERKELROOT 
(ENTRYBLOCKKEYPREVIOUSMERKELROOT is returned by STEP 3.2.3.1.4 Get Entry Block head (latest entry block) by Chain ID)</text:p>
          </table:table-cell>
          <table:table-cell table:style-name="ce46" office:value-type="string">
            <text:p>ENTRYBLOCKSEQUENCENUMBER
ENTRYBLOCKPREVIOUSKEYMERKELROOT
ENTRYBLOCKTIMESTAMP
CHAINID
For each entry referenced in the entry block:
ENTRYTIMESTAMP
ENTRYHASH
ENTRYSEQUENCENUMBER</text:p>
          </table:table-cell>
          <table:table-cell table:style-name="ce46" office:value-type="string">
            <text:p>"ENTRY BLOCK
-----------
Sequence Number - Time Stamp
0 1438639620
Chain ID
ad88f6375d55f0d5839f873f632bef974c9b20d5e764069042b1deefc9fe3b30
Previous Entry Block Key Merkel Root
0000000000000000000000000000000000000000000000000000000000000000

    ENTRY
    -----
    Entry Time Stamp
    1438639620
    Entry Hash
    1e39624f39c6cd48ddfe6982841157e631af6d1298d66016f63a9198594cd788"</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75" office:value-type="string">
            <text:p>3.2.26.4</text:p>
          </table:table-cell>
          <table:table-cell table:style-name="ce46" office:value-type="string">
            <text:p>Get entry by hash for each entry referenced in the entry block of 3.2.26.3 </text:p>
          </table:table-cell>
          <table:table-cell table:style-name="ce46" office:value-type="string">
            <text:p>“factom-cli get entry "ENTRYHASH</text:p>
          </table:table-cell>
          <table:table-cell table:style-name="ce46" office:value-type="string">
            <text:p>CHAINID
EXTERNALID1
EXTERNALID2
...
EXTERNALIDn
CONTENT
Look for an entry with CONTENT = the contents of 
~/testing/test-plans-and-scripts/chain/big-entry AND all EXTERNALIDs = 
the LEVELs stored in the chain in STEPs 3.2.3-22.2 Create a chain and STEP 3.2.25.1 Make 10 entries
If found, the test succeeds
If not found,  the test fails</text:p>
          </table:table-cell>
          <table:table-cell table:style-name="ce46" office:value-type="string">
            <text:p>"ChainID: ad88f6375d55f0d5839f873f632bef974c9b20d5e764069042b1deefc9fe3b30
ExtID: 33
ExtID: 33
Content:
32 0a
                   |                           || "2\n""</text:p>
          </table:table-cell>
          <table:table-cell table:style-name="ce76" office:value-type="string">
            <text:p>OK</text:p>
          </table:table-cell>
          <table:table-cell table:style-name="ce74" office:value-type="float" office:value="1">
            <text:p>1</text:p>
          </table:table-cell>
          <table:table-cell/>
          <table:table-cell table:number-columns-repeated="19" table:style-name="ce39"/>
        </table:table-row>
        <table:table-row table:style-name="ro2">
          <table:table-cell table:style-name="ce88" table:number-columns-spanned="6" table:number-rows-spanned="1" office:value-type="string">
            <text:p>Repeat STEP 3.2.26.3 Get previous Entry Block by merkel root and STEP 3.2.26.4 Get Entry by hash for each Entry referenced in the Entry Block of 3.2.26.3 until ENTRYBLOCKSEQUENCENUMBER = 0 meaning that the genesis (1st) block is reached</text:p>
          </table:table-cell>
          <table:covered-table-cell table:number-columns-repeated="5"/>
          <table:table-cell table:number-columns-repeated="21" table:style-name="ce39"/>
        </table:table-row>
        <table:table-row table:style-name="ro2">
          <table:table-cell table:style-name="ce70" office:value-type="string">
            <text:p>3.2.26.5</text:p>
          </table:table-cell>
          <table:table-cell table:style-name="ce47" table:number-columns-spanned="5" table:number-rows-spanned="1" office:value-type="string">
            <text:p>CHECK THAT ENTRY CREDIT TIMESTAMPS ARE DIFFERENT FROM ENTRY BLOCK TIMESTAMP AND FROM EACH OTHER</text:p>
          </table:table-cell>
          <table:covered-table-cell table:number-columns-repeated="4"/>
          <table:table-cell table:number-columns-repeated="21" table:style-name="ce39"/>
        </table:table-row>
        <table:table-row table:style-name="ro2">
          <table:table-cell table:style-name="ce89" office:value-type="string">
            <text:p>3.2.26.5.1</text:p>
          </table:table-cell>
          <table:table-cell table:style-name="ce77" office:value-type="string">
            <text:p>Compare timestamps of entries and entry block</text:p>
          </table:table-cell>
          <table:table-cell table:style-name="ce77"/>
          <table:table-cell table:style-name="ce77" office:value-type="string">
            <text:p>Timestamps of entry block and various entries should show some variation</text:p>
          </table:table-cell>
          <table:table-cell table:style-name="ce77" office:value-type="string">
            <text:p>Timestamps of entry block and various entries show variation</text:p>
          </table:table-cell>
          <table:table-cell table:style-name="ce90"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3.3</text:p>
          </table:table-cell>
          <table:table-cell table:style-name="ce47" table:number-columns-spanned="5" table:number-rows-spanned="1" office:value-type="string">
            <text:p>DIRECTORY BLOCK CHAIN</text:p>
          </table:table-cell>
          <table:covered-table-cell table:number-columns-repeated="4"/>
          <table:table-cell table:number-columns-repeated="21" table:style-name="ce39"/>
        </table:table-row>
        <table:table-row table:style-name="ro2">
          <table:table-cell table:style-name="ce70" office:value-type="string">
            <text:p>3.3.1</text:p>
          </table:table-cell>
          <table:table-cell table:style-name="ce47" table:number-columns-spanned="5" table:number-rows-spanned="1" office:value-type="string">
            <text:p>TRACE DIRECTORY BLOCK CHAIN</text:p>
          </table:table-cell>
          <table:covered-table-cell table:number-columns-repeated="4"/>
          <table:table-cell table:number-columns-repeated="21" table:style-name="ce39"/>
        </table:table-row>
        <table:table-row table:style-name="ro2">
          <table:table-cell table:style-name="ce75" office:value-type="string">
            <text:p>3.3.1.1</text:p>
          </table:table-cell>
          <table:table-cell table:style-name="ce46" office:value-type="string">
            <text:p>Get last closed Directory Block head</text:p>
          </table:table-cell>
          <table:table-cell table:style-name="ce46" office:value-type="string">
            <text:p>“factom-cli get head”</text:p>
          </table:table-cell>
          <table:table-cell table:style-name="ce46" office:value-type="string">
            <text:p>DIRECTORYBLOCKHEADKEYMERKELROOT</text:p>
          </table:table-cell>
          <table:table-cell table:style-name="ce46" office:value-type="string">
            <text:p>"2d7b2f0ca56df0414582b2de322321bc179510353afb3cddb7526c0dd114056f"</text:p>
          </table:table-cell>
          <table:table-cell table:style-name="ce90"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3.1.2</text:p>
          </table:table-cell>
          <table:table-cell table:style-name="ce46" office:value-type="string">
            <text:p>Get Directory Block by merkel root</text:p>
          </table:table-cell>
          <table:table-cell table:style-name="ce46" office:value-type="string">
            <text:p>“factom-cli get dblock “DIRECTORYBLOCKHEADKEYMERKELROOT
(DIRECTORYBLOCKHEADKEYMERKELROOT is returned by STEP 3.3.1.1 Get last closed Directory Block head)</text:p>
          </table:table-cell>
          <table:table-cell table:style-name="ce46" office:value-type="string">
            <text:p>DIRECTORYBLOCKPREVIOUSKEYMERKELROOT
DIRECTORYBLOCKTIMESTAMP
DIRECTORYBLOCKSEQUENCENUMBER
And for each Entry Block referenced in the Directory Block:
CHAINID
ENTRYBLOCKKEYMERKELROOT</text:p>
          </table:table-cell>
          <table:table-cell table:style-name="ce46" office:value-type="string">
            <text:p>"Previous Directory Block Key Merkel Root - Time Stamp - Sequence Number
2786ef8049a75347bbc825bd45f3a5956794f246fe49ab1a2b7063f2f1d8f321 1437679200 8

    ENTRY BLOCK
    -----------
    Entry Block Chain ID
    000000000000000000000000000000000000000000000000000000000000000a
    Entry Block Key Merkel Root
    7bb9b7a186ace987326ad8251fbb9045122ad193735fe9b0fe1dcc76cc1ebfe5

    ENTRY BLOCK
    -----------
    Entry Block Chain ID
    000000000000000000000000000000000000000000000000000000000000000c
    Entry Block Key Merkel Root
    64d21d127c827e18ca4d07f3f13fe17e475c401b4c2c60bc040b3df250cf9b66

    ENTRY BLOCK
    -----------
    Entry Block Chain ID
    000000000000000000000000000000000000000000000000000000000000000f
    Entry Block Key Merkel Root
    0513173ff80341bbfc54707eb72edd8fadde0e0de93756b39c3da0156a2305ba

    ENTRY BLOCK
    -----------
    Entry Block Chain ID
    7fe93ad4bb48c6d99173590a427442ae8c23e814a19cc0c40a6b567a737aa361
    Entry Block Key Merkel Root
    6b790e043e9e7cc354a43d493c1b53940f698cb225fc3cf0f32dd7e11fb1f964"</text:p>
          </table:table-cell>
          <table:table-cell table:style-name="ce90"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5" office:value-type="string">
            <text:p>3.3.1.3</text:p>
          </table:table-cell>
          <table:table-cell table:style-name="ce46" office:value-type="string">
            <text:p>Get previous Directory Block by merkel root</text:p>
          </table:table-cell>
          <table:table-cell table:style-name="ce46" office:value-type="string">
            <text:p>“factom-cli get dblock “DIRECTORYBLOCKPREVIOUSKEYMERKELROOT
(DIRECTORYBLOCKPREVIOUSKEYMERKELROOT is returned by STEP 3.3.1.2 Get Directory Block by merkel root)</text:p>
          </table:table-cell>
          <table:table-cell table:style-name="ce46" office:value-type="string">
            <text:p>DIRECTORYBLOCKPREVIOUSKEYMERKELROOT
DIRECTORYBLOCKTIMESTAMP
DIRECTORYBLOCKSEQUENCENUMBER
And for each Entry Block referenced in the Directory Block:
CHAINID
ENTRYBLOCKKEYMERKELROOT</text:p>
          </table:table-cell>
          <table:table-cell table:style-name="ce46" office:value-type="string">
            <text:p>"Previous Directory Block Key Merkel Root - Time Stamp - Sequence Number
0000000000000000000000000000000000000000000000000000000000000000 0 0

Entry Block Chain ID
Entry Block Key Merkel Root
000000000000000000000000000000000000000000000000000000000000000a
0a9aa1efbe7d0e8d9c1d460d1c78e3e7b50f984e65a3f3ee7b73100a94189dbf

000000000000000000000000000000000000000000000000000000000000000c
a566023a9d7b824e4a12121ee38bc4d3c4987988f04eb8cfecc63570936d7c56

000000000000000000000000000000000000000000000000000000000000000f
0e2c42c4d0235ee7e7fdce96e5493c7d17b5d45e174ee9a1a27429a4f1203b05"</text:p>
          </table:table-cell>
          <table:table-cell table:style-name="ce90"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88" table:number-columns-spanned="6" table:number-rows-spanned="1" office:value-type="string">
            <text:p>Repeat STEP 3.3.1.3 Get previous Directory Block by merkel root until DIRECTORYBLOCKSEQUENCENUMBER = 0 meaning that the genesis (1st) block is reached</text:p>
          </table:table-cell>
          <table:covered-table-cell table:number-columns-repeated="5"/>
          <table:table-cell table:number-columns-repeated="21" table:style-name="ce39"/>
        </table:table-row>
        <table:table-row table:style-name="ro2">
          <table:table-cell table:style-name="ce70" office:value-type="string">
            <text:p>4</text:p>
          </table:table-cell>
          <table:table-cell table:style-name="ce47" table:number-columns-spanned="5" table:number-rows-spanned="1" office:value-type="string">
            <text:p>SYSTEM</text:p>
          </table:table-cell>
          <table:covered-table-cell table:number-columns-repeated="4"/>
          <table:table-cell table:number-columns-repeated="21" table:style-name="ce39"/>
        </table:table-row>
        <table:table-row table:style-name="ro2">
          <table:table-cell table:style-name="ce70" office:value-type="string">
            <text:p>4.1</text:p>
          </table:table-cell>
          <table:table-cell table:style-name="ce47" table:number-columns-spanned="5" table:number-rows-spanned="1" office:value-type="string">
            <text:p>SYSTEM PROPERTIES</text:p>
          </table:table-cell>
          <table:covered-table-cell table:number-columns-repeated="4"/>
          <table:table-cell table:number-columns-repeated="21" table:style-name="ce39"/>
        </table:table-row>
        <table:table-row table:style-name="ro2">
          <table:table-cell table:style-name="ce75" office:value-type="string">
            <text:p>4.1.1</text:p>
          </table:table-cell>
          <table:table-cell table:style-name="ce46" office:value-type="string">
            <text:p>List system properties</text:p>
          </table:table-cell>
          <table:table-cell table:style-name="ce46" office:value-type="string">
            <text:p>“factom-cli properties”</text:p>
          </table:table-cell>
          <table:table-cell table:style-name="ce75" office:value-type="string">
            <text:p>list:
Protocol Version
factomd Version
fctwallet Version
factom-cli Version</text:p>
          </table:table-cell>
          <table:table-cell table:style-name="ce75" office:value-type="string">
            <text:p>"Protocol Version:   0.1.5
factomd Version:    0.3.4
fctwallet Version:  0.1.4
factom-cli Version: 0.1.2"</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70" office:value-type="string">
            <text:p>4.2</text:p>
          </table:table-cell>
          <table:table-cell table:style-name="ce47" table:number-columns-spanned="5" table:number-rows-spanned="1" office:value-type="string">
            <text:p>LIST ALL COMPLETED TRANSACTIONS IN SYSTEM</text:p>
          </table:table-cell>
          <table:covered-table-cell table:number-columns-repeated="4"/>
          <table:table-cell table:number-columns-repeated="21" table:style-name="ce39"/>
        </table:table-row>
        <table:table-row table:style-name="ro2">
          <table:table-cell table:style-name="ce75" office:value-type="string">
            <text:p>4.2.1</text:p>
          </table:table-cell>
          <table:table-cell table:style-name="ce46" office:value-type="string">
            <text:p>List all completed transactions in system</text:p>
          </table:table-cell>
          <table:table-cell table:style-name="ce46" office:value-type="string">
            <text:p>“factom-cli list all”</text:p>
          </table:table-cell>
          <table:table-cell table:style-name="ce75" office:value-type="string">
            <text:p>list all 96 transactions in sytsem history</text:p>
          </table:table-cell>
          <table:table-cell table:style-name="ce75" office:value-type="string">
            <text:p>"ll 96 transactions in sytsem history listed</text:p>
          </table:table-cell>
          <table:table-cell table:style-name="ce76" office:value-type="string">
            <text:p>OK</text:p>
          </table:table-cell>
          <table:table-cell table:style-name="ce74" office:value-type="float" office:value="1">
            <text:p>1</text:p>
          </table:table-cell>
          <table:table-cell table:number-columns-repeated="20" table:style-name="ce39"/>
        </table:table-row>
        <table:table-row table:style-name="ro2">
          <table:table-cell table:style-name="ce91" table:number-columns-spanned="6" table:number-rows-spanned="1" office:value-type="string">
            <text:p>END OF TEST</text:p>
          </table:table-cell>
          <table:covered-table-cell table:number-columns-repeated="5"/>
          <table:table-cell table:number-columns-repeated="21"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row table:style-name="ro2">
          <table:table-cell table:style-name="ce92"/>
          <table:table-cell table:number-columns-repeated="26" table:style-name="ce3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esting Chart" style:display-name="PageStyle_Testing Chart" style:page-layout-name="pm1">
      <style:header style:display="false"/>
      <style:header-left style:display="false"/>
      <style:footer style:display="false"/>
      <style:footer-left style:display="false"/>
    </style:master-page>
    <style:master-page style:name="PageStyle_5f_Template" style:display-name="PageStyle_Template" style:page-layout-name="pm2">
      <style:header style:display="false"/>
      <style:header-left style:display="false"/>
      <style:footer style:display="false"/>
      <style:footer-left style:display="false"/>
    </style:master-page>
    <style:master-page style:name="PageStyle_5f_20151105" style:display-name="PageStyle_20151105" style:page-layout-name="pm3">
      <style:header style:display="false"/>
      <style:header-left style:display="false"/>
      <style:footer style:display="false"/>
      <style:footer-left style:display="false"/>
    </style:master-page>
    <style:master-page style:name="PageStyle_5f_20151104" style:display-name="PageStyle_20151104"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

<file path=Object 0-0/content.xml>﻿<?xml version="1.0" encoding="utf-8"?><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office:automatic-styles><number:number-style style:name="N0"><number:number number:min-integer-digits="1" /></number:number-style><style:style style:name="ch1" style:family="chart"><style:graphic-properties draw:stroke="solid" draw:fill-color="#ffffff" draw:fill="solid" /></style:style><style:style style:name="ch2" style:family="chart"><style:graphic-properties draw:stroke="none" draw:fill="none" /><style:text-properties fo:color="#000000" fo:font-family="Arial" fo:font-weight="bold" style:font-weight-asian="bold" style:font-weight-complex="bold" fo:font-size="16pt" style:font-size-asian="16pt" style:font-size-complex="16pt" /></style:style><style:style style:name="ch3" style:family="chart"><style:chart-properties chart:auto-position="true" /><style:graphic-properties draw:stroke="none" draw:fill="none" /><style:text-properties fo:color="#000000" fo:font-family="Arial" fo:font-size="10pt" style:font-size-asian="10pt" style:font-size-complex="10pt" /></style:style><style:style style:name="ch4" style:family="chart"><style:chart-properties chart:stacked="true" chart:treat-empty-cells="leave-gap" chart:include-hidden-cells="false" /><style:graphic-properties draw:stroke="none" draw:fill-color="#ffffff" draw:fill="solid" /></style:style><style:style style:name="ch5" style:family="chart" style:data-style-name=""><style:chart-properties chart:reverse-direction="false" chart:logarithmic="false" chart:line-break="false" chart:text-overlap="true" chart:tick-marks-major-outer="true" chart:display-label="true" style:rotation-angle="0" chart:axis-position="0" /><style:graphic-properties draw:stroke="solid" draw:fill="none" /><style:text-properties fo:color="#000000" fo:font-family="Arial" fo:font-size="10pt" style:font-size-asian="10pt" style:font-size-complex="10pt" /></style:style><style:style style:name="ch6" style:family="chart"><style:graphic-properties draw:stroke="none" draw:fill="none" /><style:text-properties fo:color="#000000" fo:font-family="Arial" fo:font-weight="bold" style:font-weight-asian="bold" style:font-weight-complex="bold" fo:font-size="10pt" style:font-size-asian="10pt" style:font-size-complex="10pt" /></style:style><style:style style:name="ch7" style:family="chart" style:data-style-name="N0"><style:chart-properties chart:reverse-direction="false" chart:logarithmic="false" chart:line-break="false" chart:text-overlap="true" chart:tick-marks-major-outer="true" chart:display-label="true" style:rotation-angle="0" chart:axis-position="1" /><style:graphic-properties draw:stroke="none" svg:stroke-width="0.132291666666667cm" draw:fill="none" /><style:text-properties fo:color="#000000" fo:font-family="Arial" fo:font-size="10pt" style:font-size-asian="10pt" style:font-size-complex="10pt" /></style:style><style:style style:name="ch8" style:family="chart"><style:graphic-properties draw:stroke="solid" draw:fill-color="#b7b7b7" /></style:style><style:style style:name="ch9" style:family="chart"><style:graphic-properties draw:stroke="none" draw:fill="none" /><style:text-properties fo:color="#000000" fo:font-family="Arial" fo:font-weight="bold" style:font-weight-asian="bold" style:font-weight-complex="bold" fo:font-size="10pt" style:font-size-asian="10pt" style:font-size-complex="10pt" /></style:style><style:style style:name="ch10" style:family="chart"><style:chart-properties /><style:graphic-properties draw:stroke="none" draw:fill-color="#38761d" draw:fill="solid" /></style:style><style:style style:name="ch11" style:family="chart"><style:graphic-properties draw:stroke="none" draw:fill-color="#38761d" draw:fill="solid" /></style:style><style:style style:name="ch12" style:family="chart"><style:chart-properties /><style:graphic-properties draw:stroke="none" draw:fill-color="#dc3912" draw:fill="solid" /></style:style><style:style style:name="ch13" style:family="chart"><style:graphic-properties draw:stroke="none" draw:fill-color="#dc3912" draw:fill="solid" /></style:style><style:style style:name="ch14" style:family="chart"><style:chart-properties /><style:graphic-properties draw:stroke="none" draw:fill-color="#ffff00" draw:fill="solid" /></style:style><style:style style:name="ch15" style:family="chart"><style:graphic-properties draw:stroke="none" draw:fill-color="#ffff00" draw:fill="solid" /></style:style><style:style style:name="ch16" style:family="chart"><style:chart-properties /><style:graphic-properties draw:stroke="none" draw:fill-color="#b7b7b7" draw:fill="solid" /></style:style><style:style style:name="ch17" style:family="chart"><style:graphic-properties draw:stroke="none" draw:fill-color="#b7b7b7" draw:fill="solid" /></style:style></office:automatic-styles><office:body><office:chart><chart:chart svg:width="20.08cm" svg:height="9.82cm" chart:class="chart:bar" chart:style-name="ch1"><chart:title svg:x="3.21in" svg:y="0.1in" chart:style-name="ch2"><text:p>Testing Trend</text:p></chart:title><chart:legend chart:legend-position="end" svg:x="6.75in" svg:y="1.48in" chart:style-name="ch3" chartooo:width="2.67cm" chartooo:height="2.54cm" /><chart:plot-area table:cell-range-address="'Testing Chart'.B21:'Testing Chart'.B73 'Testing Chart'.B20 'Testing Chart'.C21:'Testing Chart'.C73 'Testing Chart'.C20 'Testing Chart'.D21:'Testing Chart'.D73 'Testing Chart'.D20 'Testing Chart'.E21:'Testing Chart'.E73 'Testing Chart'.E20" svg:x="0.98cm" svg:width="15.96cm" svg:y="1.22cm" svg:height="7.62cm" chart:style-name="ch4"><chart:axis chart:name="primary-x" chart:dimension="x" chart:style-name="ch5"><chart:categories table:cell-range-address="'Testing Chart'.A21:'Testing Chart'.A73" chart:style-name="ch5" /><chart:title svg:x="3.5in" svg:y="3.52in" chart:style-name="ch6"><text:p>Dates</text:p></chart:title></chart:axis><chart:axis chart:name="primary-y" chart:dimension="y" chart:style-name="ch7"><chart:title svg:x="0.15in" svg:y="1.16in" chart:style-name="ch9"><text:p>Testing Items</text:p></chart:title><chart:grid chart:class="major" chart:style-name="ch8" /></chart:axis><chart:series chart:values-cell-range-address="'Testing Chart'.B21:'Testing Chart'.B73" chart:class="chart:bar" chart:label-cell-address="'Testing Chart'.B20" chart:style-name="ch10"><chart:data-point chart:style-name="ch11" chart:repeated="53" /></chart:series><chart:series chart:values-cell-range-address="'Testing Chart'.C21:'Testing Chart'.C73" chart:class="chart:bar" chart:label-cell-address="'Testing Chart'.C20" chart:style-name="ch12"><chart:data-point chart:style-name="ch13" chart:repeated="53" /></chart:series><chart:series chart:values-cell-range-address="'Testing Chart'.D21:'Testing Chart'.D73" chart:class="chart:bar" chart:label-cell-address="'Testing Chart'.D20" chart:style-name="ch14"><chart:data-point chart:style-name="ch15" chart:repeated="53" /></chart:series><chart:series chart:values-cell-range-address="'Testing Chart'.E21:'Testing Chart'.E73" chart:class="chart:bar" chart:label-cell-address="'Testing Chart'.E20" chart:style-name="ch16"><chart:data-point chart:style-name="ch17" chart:repeated="53" /></chart:series><chart:wall chart:style-name="ch4" /></chart:plot-area></chart:chart></office:chart></office:body></office:document-content>
</file>